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22.11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56.55pt"/>
    </style:style>
    <style:style style:name="co7" style:family="table-column">
      <style:table-column-properties fo:break-before="auto" style:column-width="51.11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ackground-color="#ffcccc" fo:border="0.06pt solid #000000"/>
    </style:style>
    <style:style style:name="ce3" style:family="table-cell" style:parent-style-name="Default">
      <style:table-cell-properties fo:background-color="#ffffcc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xp005_full_RECORDweigh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Default"/>
        <table:table-row table:style-name="ro1">
          <table:table-cell table:style-name="Default" office:value-type="string" calcext:value-type="string">
            <text:p>labels</text:p>
          </table:table-cell>
          <table:table-cell table:style-name="Default" office:value-type="string" calcext:value-type="string">
            <text:p>EH_ID</text:p>
          </table:table-cell>
          <table:table-cell table:style-name="Default" office:value-type="string" calcext:value-type="string">
            <text:p>dpi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weight_dpi0</text:p>
          </table:table-cell>
          <table:table-cell table:style-name="Default" office:value-type="string" calcext:value-type="string">
            <text:p>weightloss</text:p>
          </table:table-cell>
          <table:table-cell table:style-name="Default" office:value-type="string" calcext:value-type="string">
            <text:p>fecweight</text:p>
          </table:table-cell>
          <table:table-cell table:style-name="Default" office:value-type="string" calcext:value-type="string">
            <text:p>Expe</text:p>
          </table:table-cell>
          <table:table-cell office:value-type="string" calcext:value-type="string">
            <text:p>Eimer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D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93" calcext:value-type="float">
            <text:p>18.93</text:p>
          </table:table-cell>
          <table:table-cell table:style-name="ce1" table:formula="of:=([.E2]-[.D2])/[.E2]*100" office:value-type="float" office:value="0" calcext:value-type="float">
            <text:p>0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X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1" calcext:value-type="float">
            <text:p>24.1</text:p>
          </table:table-cell>
          <table:table-cell table:style-name="ce1" table:formula="of:=([.E3]-[.D3])/[.E3]*100" office:value-type="float" office:value="0" calcext:value-type="float">
            <text:p>0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W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5" calcext:value-type="float">
            <text:p>17.5</text:p>
          </table:table-cell>
          <table:table-cell table:style-name="ce1" table:formula="of:=([.E4]-[.D4])/[.E4]*100" office:value-type="float" office:value="0" calcext:value-type="float">
            <text:p>0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94" calcext:value-type="float">
            <text:p>16.94</text:p>
          </table:table-cell>
          <table:table-cell table:style-name="ce1" table:formula="of:=([.E5]-[.D5])/[.E5]*100" office:value-type="float" office:value="0" calcext:value-type="float">
            <text:p>0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K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8" calcext:value-type="float">
            <text:p>17.08</text:p>
          </table:table-cell>
          <table:table-cell table:style-name="ce1" table:formula="of:=([.E6]-[.D6])/[.E6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X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8" calcext:value-type="float">
            <text:p>22.8</text:p>
          </table:table-cell>
          <table:table-cell table:style-name="ce1" table:formula="of:=([.E7]-[.D7])/[.E7]*100" office:value-type="float" office:value="0" calcext:value-type="float">
            <text:p>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G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1" calcext:value-type="float">
            <text:p>20.1</text:p>
          </table:table-cell>
          <table:table-cell table:style-name="ce1" table:formula="of:=([.E8]-[.D8])/[.E8]*100" office:value-type="float" office:value="0" calcext:value-type="float">
            <text:p>0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V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1" calcext:value-type="float">
            <text:p>18.1</text:p>
          </table:table-cell>
          <table:table-cell table:style-name="ce1" table:formula="of:=([.E9]-[.D9])/[.E9]*100" office:value-type="float" office:value="0" calcext:value-type="float">
            <text:p>0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S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71" calcext:value-type="float">
            <text:p>16.71</text:p>
          </table:table-cell>
          <table:table-cell table:style-name="ce1" table:formula="of:=([.E10]-[.D10])/[.E10]*100" office:value-type="float" office:value="0" calcext:value-type="float">
            <text:p>0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W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6" calcext:value-type="float">
            <text:p>20.6</text:p>
          </table:table-cell>
          <table:table-cell table:style-name="ce1" table:formula="of:=([.E11]-[.D11])/[.E11]*100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3" calcext:value-type="float">
            <text:p>17.03</text:p>
          </table:table-cell>
          <table:table-cell table:style-name="ce1" table:formula="of:=([.E12]-[.D12])/[.E12]*100" office:value-type="float" office:value="0" calcext:value-type="float">
            <text:p>0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55" calcext:value-type="float">
            <text:p>15.55</text:p>
          </table:table-cell>
          <table:table-cell table:style-name="ce1" table:formula="of:=([.E13]-[.D13])/[.E13]*100" office:value-type="float" office:value="0" calcext:value-type="float">
            <text:p>0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X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97" calcext:value-type="float">
            <text:p>21.97</text:p>
          </table:table-cell>
          <table:table-cell table:style-name="ce1" table:formula="of:=([.E14]-[.D14])/[.E14]*100" office:value-type="float" office:value="0" calcext:value-type="float">
            <text:p>0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06" calcext:value-type="float">
            <text:p>21.06</text:p>
          </table:table-cell>
          <table:table-cell table:style-name="ce1" table:formula="of:=([.E15]-[.D15])/[.E15]*100" office:value-type="float" office:value="0" calcext:value-type="float">
            <text:p>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W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4" calcext:value-type="float">
            <text:p>16.4</text:p>
          </table:table-cell>
          <table:table-cell table:style-name="ce1" table:formula="of:=([.E16]-[.D16])/[.E16]*100" office:value-type="float" office:value="0" calcext:value-type="float">
            <text:p>0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U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37" calcext:value-type="float">
            <text:p>20.37</text:p>
          </table:table-cell>
          <table:table-cell table:style-name="ce1" table:formula="of:=([.E17]-[.D17])/[.E17]*100" office:value-type="float" office:value="0" calcext:value-type="float">
            <text:p>0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88" calcext:value-type="float">
            <text:p>16.88</text:p>
          </table:table-cell>
          <table:table-cell table:style-name="ce1" table:formula="of:=([.E18]-[.D18])/[.E18]*100" office:value-type="float" office:value="0" calcext:value-type="float">
            <text:p>0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W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5" calcext:value-type="float">
            <text:p>22.5</text:p>
          </table:table-cell>
          <table:table-cell table:style-name="ce1" table:formula="of:=([.E19]-[.D19])/[.E19]*100" office:value-type="float" office:value="0" calcext:value-type="float">
            <text:p>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X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35" calcext:value-type="float">
            <text:p>21.35</text:p>
          </table:table-cell>
          <table:table-cell table:style-name="ce1" table:formula="of:=([.E20]-[.D20])/[.E20]*100" office:value-type="float" office:value="0" calcext:value-type="float">
            <text:p>0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S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65" calcext:value-type="float">
            <text:p>17.65</text:p>
          </table:table-cell>
          <table:table-cell table:style-name="ce1" table:formula="of:=([.E21]-[.D21])/[.E21]*100" office:value-type="float" office:value="0" calcext:value-type="float">
            <text:p>0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N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6.85" calcext:value-type="float">
            <text:p>26.85</text:p>
          </table:table-cell>
          <table:table-cell table:style-name="ce1" table:formula="of:=([.E22]-[.D22])/[.E22]*100" office:value-type="float" office:value="0" calcext:value-type="float">
            <text:p>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T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32" calcext:value-type="float">
            <text:p>22.32</text:p>
          </table:table-cell>
          <table:table-cell table:style-name="ce1" table:formula="of:=([.E23]-[.D23])/[.E23]*100" office:value-type="float" office:value="0" calcext:value-type="float">
            <text:p>0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UX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1.75" calcext:value-type="float">
            <text:p>21.75</text:p>
          </table:table-cell>
          <table:table-cell table:style-name="ce1" table:formula="of:=([.E24]-[.D24])/[.E24]*100" office:value-type="float" office:value="0" calcext:value-type="float">
            <text:p>0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W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68" calcext:value-type="float">
            <text:p>17.68</text:p>
          </table:table-cell>
          <table:table-cell table:style-name="ce1" table:formula="of:=([.E25]-[.D25])/[.E25]*100" office:value-type="float" office:value="0" calcext:value-type="float">
            <text:p>0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26" calcext:value-type="float">
            <text:p>20.26</text:p>
          </table:table-cell>
          <table:table-cell table:style-name="ce1" table:formula="of:=([.E26]-[.D26])/[.E26]*100" office:value-type="float" office:value="0" calcext:value-type="float">
            <text:p>0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S</text:p>
          </table:table-cell>
          <table:table-cell table:style-name="ce3" office:value-type="string" calcext:value-type="string">
            <text:p>LM0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79" calcext:value-type="float">
            <text:p>19.79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7]-[.D27])/[.E27]*100" office:value-type="float" office:value="-4.54305335446381" calcext:value-type="float">
            <text:p>-4.5430533544638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8]-[.D28])/[.E28]*100" office:value-type="float" office:value="1.65975103734441" calcext:value-type="float">
            <text:p>1.6597510373444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R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22" calcext:value-type="float">
            <text:p>18.22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9]-[.D29])/[.E29]*100" office:value-type="float" office:value="-4.11428571428571" calcext:value-type="float">
            <text:p>-4.1142857142857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V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48" calcext:value-type="float">
            <text:p>17.4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30]-[.D30])/[.E30]*100" office:value-type="float" office:value="-3.18772136953955" calcext:value-type="float">
            <text:p>-3.187721369539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Z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31]-[.D31])/[.E31]*100" office:value-type="float" office:value="3.04449648711944" calcext:value-type="float">
            <text:p>3.0444964871194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O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54" calcext:value-type="float">
            <text:p>22.54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32]-[.D32])/[.E32]*100" office:value-type="float" office:value="1.14035087719299" calcext:value-type="float">
            <text:p>1.140350877192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33" calcext:value-type="float">
            <text:p>20.3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33]-[.D33])/[.E33]*100" office:value-type="float" office:value="-1.14427860696516" calcext:value-type="float">
            <text:p>-1.144278606965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W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71" calcext:value-type="float">
            <text:p>17.7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34]-[.D34])/[.E34]*100" office:value-type="float" office:value="2.15469613259669" calcext:value-type="float">
            <text:p>2.1546961325966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73" calcext:value-type="float">
            <text:p>16.7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35]-[.D35])/[.E35]*100" office:value-type="float" office:value="-0.119688809096347" calcext:value-type="float">
            <text:p>-0.11968880909634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R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36]-[.D36])/[.E36]*100" office:value-type="float" office:value="1.60194174757282" calcext:value-type="float">
            <text:p>1.601941747572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S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35" calcext:value-type="float">
            <text:p>16.35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37]-[.D37])/[.E37]*100" office:value-type="float" office:value="3.99295361127422" calcext:value-type="float">
            <text:p>3.992953611274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38]-[.D38])/[.E38]*100" office:value-type="float" office:value="-2.2508038585209" calcext:value-type="float">
            <text:p>-2.250803858520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39]-[.D39])/[.E39]*100" office:value-type="float" office:value="1.04688211197087" calcext:value-type="float">
            <text:p>1.046882111970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J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17" calcext:value-type="float">
            <text:p>21.17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40]-[.D40])/[.E40]*100" office:value-type="float" office:value="-0.52231718898387" calcext:value-type="float">
            <text:p>-0.522317188983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X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41]-[.D41])/[.E41]*100" office:value-type="float" office:value="-2.13414634146342" calcext:value-type="float">
            <text:p>-2.1341463414634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WZ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55" calcext:value-type="float">
            <text:p>20.55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42]-[.D42])/[.E42]*100" office:value-type="float" office:value="-0.883652430044181" calcext:value-type="float">
            <text:p>-0.88365243004418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U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96" calcext:value-type="float">
            <text:p>16.96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43]-[.D43])/[.E43]*100" office:value-type="float" office:value="-0.47393364928911" calcext:value-type="float">
            <text:p>-0.473933649289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44]-[.D44])/[.E44]*100" office:value-type="float" office:value="2.22222222222222" calcext:value-type="float">
            <text:p>2.222222222222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S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96" calcext:value-type="float">
            <text:p>20.9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45]-[.D45])/[.E45]*100" office:value-type="float" office:value="1.82669789227167" calcext:value-type="float">
            <text:p>1.826697892271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T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53" calcext:value-type="float">
            <text:p>17.5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46]-[.D46])/[.E46]*100" office:value-type="float" office:value="0.679886685552393" calcext:value-type="float">
            <text:p>0.6798866855523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U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47]-[.D47])/[.E47]*100" office:value-type="float" office:value="0.85661080074488" calcext:value-type="float">
            <text:p>0.8566108007448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Q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48]-[.D48])/[.E48]*100" office:value-type="float" office:value="-2.1505376344086" calcext:value-type="float">
            <text:p>-2.15053763440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VX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72" calcext:value-type="float">
            <text:p>21.72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49]-[.D49])/[.E49]*100" office:value-type="float" office:value="0.137931034482764" calcext:value-type="float">
            <text:p>0.1379310344827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K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57" calcext:value-type="float">
            <text:p>18.57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50]-[.D50])/[.E50]*100" office:value-type="float" office:value="-5.03393665158371" calcext:value-type="float">
            <text:p>-5.0339366515837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P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51]-[.D51])/[.E51]*100" office:value-type="float" office:value="0.740375123395864" calcext:value-type="float">
            <text:p>0.7403751233958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52]-[.D52])/[.E52]*100" office:value-type="float" office:value="-2.69413629160064" calcext:value-type="float">
            <text:p>-2.694136291600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T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82" calcext:value-type="float">
            <text:p>23.8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53]-[.D53])/[.E53]*100" office:value-type="float" office:value="1.16182572614108" calcext:value-type="float">
            <text:p>1.1618257261410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RX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8" calcext:value-type="float">
            <text:p>17.78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54]-[.D54])/[.E54]*100" office:value-type="float" office:value="-1.60000000000001" calcext:value-type="float">
            <text:p>-1.6000000000000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45" calcext:value-type="float">
            <text:p>17.45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55]-[.D55])/[.E55]*100" office:value-type="float" office:value="-3.01062573789845" calcext:value-type="float">
            <text:p>-3.0106257378984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N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56]-[.D56])/[.E56]*100" office:value-type="float" office:value="1.93208430913348" calcext:value-type="float">
            <text:p>1.9320843091334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57]-[.D57])/[.E57]*100" office:value-type="float" office:value="0.877192982456137" calcext:value-type="float">
            <text:p>0.87719298245613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Y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58]-[.D58])/[.E58]*100" office:value-type="float" office:value="-2.6865671641791" calcext:value-type="float">
            <text:p>-2.686567164179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E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2" calcext:value-type="float">
            <text:p>17.7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59]-[.D59])/[.E59]*100" office:value-type="float" office:value="2.09944751381217" calcext:value-type="float">
            <text:p>2.0994475138121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S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0]-[.D60])/[.E60]*100" office:value-type="float" office:value="3.59066427289049" calcext:value-type="float">
            <text:p>3.590664272890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W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55" calcext:value-type="float">
            <text:p>20.5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61]-[.D61])/[.E61]*100" office:value-type="float" office:value="0.242718446601945" calcext:value-type="float">
            <text:p>0.24271844660194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89" calcext:value-type="float">
            <text:p>16.89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2]-[.D62])/[.E62]*100" office:value-type="float" office:value="0.822078684674108" calcext:value-type="float">
            <text:p>0.82207868467410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R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63]-[.D63])/[.E63]*100" office:value-type="float" office:value="-0.643086816720255" calcext:value-type="float">
            <text:p>-0.6430868167202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R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53" calcext:value-type="float">
            <text:p>21.5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64]-[.D64])/[.E64]*100" office:value-type="float" office:value="2.00273099681383" calcext:value-type="float">
            <text:p>2.0027309968138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V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45" calcext:value-type="float">
            <text:p>21.45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65]-[.D65])/[.E65]*100" office:value-type="float" office:value="-1.85185185185185" calcext:value-type="float">
            <text:p>-1.8518518518518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O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88" calcext:value-type="float">
            <text:p>15.88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66]-[.D66])/[.E66]*100" office:value-type="float" office:value="3.17073170731706" calcext:value-type="float">
            <text:p>3.1707317073170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P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7" calcext:value-type="float">
            <text:p>20.07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67]-[.D67])/[.E67]*100" office:value-type="float" office:value="1.47275405007364" calcext:value-type="float">
            <text:p>1.472754050073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VZ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16" calcext:value-type="float">
            <text:p>17.16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68]-[.D68])/[.E68]*100" office:value-type="float" office:value="-1.65876777251186" calcext:value-type="float">
            <text:p>-1.658767772511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W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27" calcext:value-type="float">
            <text:p>21.2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69]-[.D69])/[.E69]*100" office:value-type="float" office:value="5.46666666666667" calcext:value-type="float">
            <text:p>5.466666666666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M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70]-[.D70])/[.E70]*100" office:value-type="float" office:value="3.18501170960187" calcext:value-type="float">
            <text:p>3.185011709601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TV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3" calcext:value-type="float">
            <text:p>17.7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71]-[.D71])/[.E71]*100" office:value-type="float" office:value="-0.453257790368282" calcext:value-type="float">
            <text:p>-0.4532577903682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G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.95" calcext:value-type="float">
            <text:p>26.9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72]-[.D72])/[.E72]*100" office:value-type="float" office:value="-0.372439478584722" calcext:value-type="float">
            <text:p>-0.37243947858472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Y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82" calcext:value-type="float">
            <text:p>23.82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73]-[.D73])/[.E73]*100" office:value-type="float" office:value="-6.72043010752688" calcext:value-type="float">
            <text:p>-6.7204301075268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O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01" calcext:value-type="float">
            <text:p>22.01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74]-[.D74])/[.E74]*100" office:value-type="float" office:value="-1.19540229885058" calcext:value-type="float">
            <text:p>-1.195402298850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X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23" calcext:value-type="float">
            <text:p>18.23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75]-[.D75])/[.E75]*100" office:value-type="float" office:value="-3.11085972850679" calcext:value-type="float">
            <text:p>-3.1108597285067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2" calcext:value-type="float">
            <text:p>20.02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76]-[.D76])/[.E76]*100" office:value-type="float" office:value="1.18460019743338" calcext:value-type="float">
            <text:p>1.184600197433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T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03" calcext:value-type="float">
            <text:p>19.03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77]-[.D77])/[.E77]*100" office:value-type="float" office:value="-0.528262017960916" calcext:value-type="float">
            <text:p>-0.5282620179609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Z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79" calcext:value-type="float">
            <text:p>23.7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78]-[.D78])/[.E78]*100" office:value-type="float" office:value="1.28630705394192" calcext:value-type="float">
            <text:p>1.2863070539419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W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41" calcext:value-type="float">
            <text:p>17.4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79]-[.D79])/[.E79]*100" office:value-type="float" office:value="0.514285714285713" calcext:value-type="float">
            <text:p>0.51428571428571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80]-[.D80])/[.E80]*100" office:value-type="float" office:value="-5.25383707201887" calcext:value-type="float">
            <text:p>-5.2538370720188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Z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81]-[.D81])/[.E81]*100" office:value-type="float" office:value="2.81030444964869" calcext:value-type="float">
            <text:p>2.8103044496486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19" calcext:value-type="float">
            <text:p>22.19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82]-[.D82])/[.E82]*100" office:value-type="float" office:value="2.67543859649123" calcext:value-type="float">
            <text:p>2.6754385964912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T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13" calcext:value-type="float">
            <text:p>20.1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83]-[.D83])/[.E83]*100" office:value-type="float" office:value="-0.149253731343272" calcext:value-type="float">
            <text:p>-0.14925373134327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Q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2" calcext:value-type="float">
            <text:p>17.8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84]-[.D84])/[.E84]*100" office:value-type="float" office:value="1.54696132596686" calcext:value-type="float">
            <text:p>1.5469613259668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V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18" calcext:value-type="float">
            <text:p>16.18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85]-[.D85])/[.E85]*100" office:value-type="float" office:value="3.17175344105327" calcext:value-type="float">
            <text:p>3.1717534410532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15" calcext:value-type="float">
            <text:p>20.1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86]-[.D86])/[.E86]*100" office:value-type="float" office:value="2.18446601941749" calcext:value-type="float">
            <text:p>2.184466019417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S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14" calcext:value-type="float">
            <text:p>16.14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87]-[.D87])/[.E87]*100" office:value-type="float" office:value="5.22607163828538" calcext:value-type="float">
            <text:p>5.226071638285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49" calcext:value-type="float">
            <text:p>15.4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88]-[.D88])/[.E88]*100" office:value-type="float" office:value="0.385852090032157" calcext:value-type="float">
            <text:p>0.38585209003215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RT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49" calcext:value-type="float">
            <text:p>21.49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89]-[.D89])/[.E89]*100" office:value-type="float" office:value="2.18479745106964" calcext:value-type="float">
            <text:p>2.1847974510696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U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90]-[.D90])/[.E90]*100" office:value-type="float" office:value="-3.60873694207028" calcext:value-type="float">
            <text:p>-3.6087369420702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N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48" calcext:value-type="float">
            <text:p>16.48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91]-[.D91])/[.E91]*100" office:value-type="float" office:value="-0.487804878048792" calcext:value-type="float">
            <text:p>-0.48780487804879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69" calcext:value-type="float">
            <text:p>19.6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92]-[.D92])/[.E92]*100" office:value-type="float" office:value="3.33824251350024" calcext:value-type="float">
            <text:p>3.3382425135002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S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22" calcext:value-type="float">
            <text:p>17.22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93]-[.D93])/[.E93]*100" office:value-type="float" office:value="-2.01421800947867" calcext:value-type="float">
            <text:p>-2.014218009478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X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94]-[.D94])/[.E94]*100" office:value-type="float" office:value="3.99999999999999" calcext:value-type="float">
            <text:p>3.999999999999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99" calcext:value-type="float">
            <text:p>20.99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95]-[.D95])/[.E95]*100" office:value-type="float" office:value="1.68618266978924" calcext:value-type="float">
            <text:p>1.6861826697892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left hand got stuck in between plastic box and lid</text:p>
          </table:table-cell>
          <table:table-cell/>
        </table:table-row>
        <table:table-row table:style-name="ro1">
          <table:table-cell table:style-name="ce1" office:value-type="string" calcext:value-type="string">
            <text:p>OV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96]-[.D96])/[.E96]*100" office:value-type="float" office:value="1.98300283286118" calcext:value-type="float">
            <text:p>1.9830028328611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.06" calcext:value-type="float">
            <text:p>27.06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97]-[.D97])/[.E97]*100" office:value-type="float" office:value="-0.782122905027923" calcext:value-type="float">
            <text:p>-0.78212290502792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Z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98]-[.D98])/[.E98]*100" office:value-type="float" office:value="-10.1254480286738" calcext:value-type="float">
            <text:p>-10.125448028673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V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23" calcext:value-type="float">
            <text:p>21.23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99]-[.D99])/[.E99]*100" office:value-type="float" office:value="2.39080459770115" calcext:value-type="float">
            <text:p>2.3908045977011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T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00]-[.D100])/[.E100]*100" office:value-type="float" office:value="-3.9027149321267" calcext:value-type="float">
            <text:p>-3.9027149321267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V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01]-[.D101])/[.E101]*100" office:value-type="float" office:value="-1.87561697926949" calcext:value-type="float">
            <text:p>-1.8756169792694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N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45" calcext:value-type="float">
            <text:p>19.45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02]-[.D102])/[.E102]*100" office:value-type="float" office:value="-2.74696249339672" calcext:value-type="float">
            <text:p>-2.74696249339672</text:p>
          </table:table-cell>
          <table:table-cell table:style-name="ce1" office:value-type="string" calcext:value-type="string">
            <text:p>1,7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V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01" calcext:value-type="float">
            <text:p>24.0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03]-[.D103])/[.E103]*100" office:value-type="float" office:value="0.373443983402489" calcext:value-type="float">
            <text:p>0.373443983402489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S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04]-[.D104])/[.E104]*100" office:value-type="float" office:value="-0.857142857142849" calcext:value-type="float">
            <text:p>-0.857142857142849</text:p>
          </table:table-cell>
          <table:table-cell table:style-name="ce1" office:value-type="string" calcext:value-type="string">
            <text:p>1,1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D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05]-[.D105])/[.E105]*100" office:value-type="float" office:value="-2.42030696576151" calcext:value-type="float">
            <text:p>-2.42030696576151</text:p>
          </table:table-cell>
          <table:table-cell table:style-name="ce1" office:value-type="string" calcext:value-type="string">
            <text:p>1,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O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06]-[.D106])/[.E106]*100" office:value-type="float" office:value="-0.117096018735381" calcext:value-type="float">
            <text:p>-0.117096018735381</text:p>
          </table:table-cell>
          <table:table-cell table:style-name="ce1" office:value-type="string" calcext:value-type="string">
            <text:p>0,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S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86" calcext:value-type="float">
            <text:p>21.8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07]-[.D107])/[.E107]*100" office:value-type="float" office:value="4.12280701754387" calcext:value-type="float">
            <text:p>4.12280701754387</text:p>
          </table:table-cell>
          <table:table-cell table:style-name="ce1" office:value-type="string" calcext:value-type="string">
            <text:p>1,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E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08]-[.D108])/[.E108]*100" office:value-type="float" office:value="-2.48756218905473" calcext:value-type="float">
            <text:p>-2.48756218905473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W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09]-[.D109])/[.E109]*100" office:value-type="float" office:value="-0.828729281767948" calcext:value-type="float">
            <text:p>-0.828729281767948</text:p>
          </table:table-cell>
          <table:table-cell table:style-name="ce1" office:value-type="string" calcext:value-type="string">
            <text:p>1,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U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10]-[.D110])/[.E110]*100" office:value-type="float" office:value="4.12926391382406" calcext:value-type="float">
            <text:p>4.12926391382406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NX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76" calcext:value-type="float">
            <text:p>19.76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11]-[.D111])/[.E111]*100" office:value-type="float" office:value="4.07766990291262" calcext:value-type="float">
            <text:p>4.07766990291262</text:p>
          </table:table-cell>
          <table:table-cell table:style-name="ce1" office:value-type="string" calcext:value-type="string">
            <text:p>1,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YZ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24" calcext:value-type="float">
            <text:p>16.24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12]-[.D112])/[.E112]*100" office:value-type="float" office:value="4.63887257780389" calcext:value-type="float">
            <text:p>4.63887257780389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WX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06" calcext:value-type="float">
            <text:p>16.06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13]-[.D113])/[.E113]*100" office:value-type="float" office:value="-3.2797427652733" calcext:value-type="float">
            <text:p>-3.2797427652733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O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14]-[.D114])/[.E114]*100" office:value-type="float" office:value="-0.819299044151114" calcext:value-type="float">
            <text:p>-0.819299044151114</text:p>
          </table:table-cell>
          <table:table-cell table:style-name="ce1" office:value-type="string" calcext:value-type="string">
            <text:p>1,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N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15]-[.D115])/[.E115]*100" office:value-type="float" office:value="-2.56410256410258" calcext:value-type="float">
            <text:p>-2.56410256410258</text:p>
          </table:table-cell>
          <table:table-cell table:style-name="ce1" office:value-type="string" calcext:value-type="string">
            <text:p>1,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VZ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95" calcext:value-type="float">
            <text:p>15.95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16]-[.D116])/[.E116]*100" office:value-type="float" office:value="2.74390243902439" calcext:value-type="float">
            <text:p>2.74390243902439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X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48" calcext:value-type="float">
            <text:p>19.48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17]-[.D117])/[.E117]*100" office:value-type="float" office:value="4.36917034855179" calcext:value-type="float">
            <text:p>4.36917034855179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18]-[.D118])/[.E118]*100" office:value-type="float" office:value="-2.07345971563982" calcext:value-type="float">
            <text:p>-2.07345971563982</text:p>
          </table:table-cell>
          <table:table-cell table:style-name="ce1" office:value-type="string" calcext:value-type="string">
            <text:p>1,4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V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19]-[.D119])/[.E119]*100" office:value-type="float" office:value="3.59999999999999" calcext:value-type="float">
            <text:p>3.59999999999999</text:p>
          </table:table-cell>
          <table:table-cell table:style-name="ce1" office:value-type="string" calcext:value-type="string">
            <text:p>1,6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O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.06" calcext:value-type="float">
            <text:p>22.0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20]-[.D120])/[.E120]*100" office:value-type="float" office:value="-3.3255269320843" calcext:value-type="float">
            <text:p>-3.3255269320843</text:p>
          </table:table-cell>
          <table:table-cell table:style-name="ce1" office:value-type="string" calcext:value-type="string">
            <text:p>1,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42" calcext:value-type="float">
            <text:p>18.42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21]-[.D121])/[.E121]*100" office:value-type="float" office:value="-4.36260623229464" calcext:value-type="float">
            <text:p>-4.36260623229464</text:p>
          </table:table-cell>
          <table:table-cell table:style-name="ce1" office:value-type="string" calcext:value-type="string">
            <text:p>1,6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T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.73" calcext:value-type="float">
            <text:p>27.73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22]-[.D122])/[.E122]*100" office:value-type="float" office:value="-3.27746741154562" calcext:value-type="float">
            <text:p>-3.27746741154562</text:p>
          </table:table-cell>
          <table:table-cell table:style-name="ce1" office:value-type="string" calcext:value-type="string">
            <text:p>1,5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.05" calcext:value-type="float">
            <text:p>25.0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23]-[.D123])/[.E123]*100" office:value-type="float" office:value="-12.2311827956989" calcext:value-type="float">
            <text:p>-12.2311827956989</text:p>
          </table:table-cell>
          <table:table-cell table:style-name="ce1" office:value-type="string" calcext:value-type="string">
            <text:p>3,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Y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58" calcext:value-type="float">
            <text:p>23.5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24]-[.D124])/[.E124]*100" office:value-type="float" office:value="-8.41379310344827" calcext:value-type="float">
            <text:p>-8.41379310344827</text:p>
          </table:table-cell>
          <table:table-cell table:style-name="ce1" office:value-type="string" calcext:value-type="string">
            <text:p>1,5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.73" calcext:value-type="float">
            <text:p>17.73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25]-[.D125])/[.E125]*100" office:value-type="float" office:value="-0.282805429864257" calcext:value-type="float">
            <text:p>-0.282805429864257</text:p>
          </table:table-cell>
          <table:table-cell table:style-name="ce1" office:value-type="string" calcext:value-type="string">
            <text:p>2,9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38" calcext:value-type="float">
            <text:p>21.38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26]-[.D126])/[.E126]*100" office:value-type="float" office:value="-5.52813425468903" calcext:value-type="float">
            <text:p>-5.52813425468903</text:p>
          </table:table-cell>
          <table:table-cell table:style-name="ce1" office:value-type="string" calcext:value-type="string">
            <text:p>1,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X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22" calcext:value-type="float">
            <text:p>19.22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27]-[.D127])/[.E127]*100" office:value-type="float" office:value="-1.53195985208663" calcext:value-type="float">
            <text:p>-1.53195985208663</text:p>
          </table:table-cell>
          <table:table-cell table:style-name="ce1" office:value-type="string" calcext:value-type="string">
            <text:p>1,9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W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.92" calcext:value-type="float">
            <text:p>23.9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28]-[.D128])/[.E128]*100" office:value-type="float" office:value="0.746887966804978" calcext:value-type="float">
            <text:p>0.746887966804978</text:p>
          </table:table-cell>
          <table:table-cell table:style-name="ce1" office:value-type="string" calcext:value-type="string">
            <text:p>1,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S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91" calcext:value-type="float">
            <text:p>16.9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29]-[.D129])/[.E129]*100" office:value-type="float" office:value="3.37142857142857" calcext:value-type="float">
            <text:p>3.37142857142857</text:p>
          </table:table-cell>
          <table:table-cell table:style-name="ce1" office:value-type="string" calcext:value-type="string">
            <text:p>1,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MY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30]-[.D130])/[.E130]*100" office:value-type="float" office:value="-2.5383707201889" calcext:value-type="float">
            <text:p>-2.5383707201889</text:p>
          </table:table-cell>
          <table:table-cell table:style-name="ce1" office:value-type="string" calcext:value-type="string">
            <text:p>2,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Q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87" calcext:value-type="float">
            <text:p>16.8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31]-[.D131])/[.E131]*100" office:value-type="float" office:value="1.2295081967213" calcext:value-type="float">
            <text:p>1.2295081967213</text:p>
          </table:table-cell>
          <table:table-cell table:style-name="ce1" office:value-type="string" calcext:value-type="string">
            <text:p>1,3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96" calcext:value-type="float">
            <text:p>21.9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32]-[.D132])/[.E132]*100" office:value-type="float" office:value="3.68421052631579" calcext:value-type="float">
            <text:p>3.68421052631579</text:p>
          </table:table-cell>
          <table:table-cell table:style-name="ce1" office:value-type="string" calcext:value-type="string">
            <text:p>1,4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R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33]-[.D133])/[.E133]*100" office:value-type="float" office:value="-0.796019900497513" calcext:value-type="float">
            <text:p>-0.796019900497513</text:p>
          </table:table-cell>
          <table:table-cell table:style-name="ce1" office:value-type="string" calcext:value-type="string">
            <text:p>1,7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Y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45" calcext:value-type="float">
            <text:p>18.4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34]-[.D134])/[.E134]*100" office:value-type="float" office:value="-1.93370165745855" calcext:value-type="float">
            <text:p>-1.93370165745855</text:p>
          </table:table-cell>
          <table:table-cell table:style-name="ce1" office:value-type="string" calcext:value-type="string">
            <text:p>1,0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U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07" calcext:value-type="float">
            <text:p>16.07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35]-[.D135])/[.E135]*100" office:value-type="float" office:value="3.83004189108319" calcext:value-type="float">
            <text:p>3.8300418910831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V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99" calcext:value-type="float">
            <text:p>19.99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36]-[.D136])/[.E136]*100" office:value-type="float" office:value="2.9611650485437" calcext:value-type="float">
            <text:p>2.9611650485437</text:p>
          </table:table-cell>
          <table:table-cell table:style-name="ce1" office:value-type="string" calcext:value-type="string">
            <text:p>2,4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Y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.68" calcext:value-type="float">
            <text:p>16.68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37]-[.D137])/[.E137]*100" office:value-type="float" office:value="2.05519671168527" calcext:value-type="float">
            <text:p>2.05519671168527</text:p>
          </table:table-cell>
          <table:table-cell table:style-name="ce1" office:value-type="string" calcext:value-type="string">
            <text:p>1,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45" calcext:value-type="float">
            <text:p>15.45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38]-[.D138])/[.E138]*100" office:value-type="float" office:value="0.643086816720266" calcext:value-type="float">
            <text:p>0.643086816720266</text:p>
          </table:table-cell>
          <table:table-cell table:style-name="ce1" office:value-type="string" calcext:value-type="string">
            <text:p>1,1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Z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23" calcext:value-type="float">
            <text:p>22.2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39]-[.D139])/[.E139]*100" office:value-type="float" office:value="-1.18343195266273" calcext:value-type="float">
            <text:p>-1.18343195266273</text:p>
          </table:table-cell>
          <table:table-cell table:style-name="ce1" office:value-type="string" calcext:value-type="string">
            <text:p>1,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X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13" calcext:value-type="float">
            <text:p>21.13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40]-[.D140])/[.E140]*100" office:value-type="float" office:value="-0.332383665717" calcext:value-type="float">
            <text:p>-0.332383665717</text:p>
          </table:table-cell>
          <table:table-cell table:style-name="ce1" office:value-type="string" calcext:value-type="string">
            <text:p>2,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57" calcext:value-type="float">
            <text:p>15.57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41]-[.D141])/[.E141]*100" office:value-type="float" office:value="5.06097560975609" calcext:value-type="float">
            <text:p>5.06097560975609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Q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48" calcext:value-type="float">
            <text:p>19.48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42]-[.D142])/[.E142]*100" office:value-type="float" office:value="4.36917034855179" calcext:value-type="float">
            <text:p>4.36917034855179</text:p>
          </table:table-cell>
          <table:table-cell table:style-name="ce1" office:value-type="string" calcext:value-type="string">
            <text:p>1,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V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13" calcext:value-type="float">
            <text:p>17.1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43]-[.D143])/[.E143]*100" office:value-type="float" office:value="-1.48104265402844" calcext:value-type="float">
            <text:p>-1.48104265402844</text:p>
          </table:table-cell>
          <table:table-cell table:style-name="ce1" office:value-type="string" calcext:value-type="string">
            <text:p>1,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1" calcext:value-type="float">
            <text:p>21.8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44]-[.D144])/[.E144]*100" office:value-type="float" office:value="3.06666666666667" calcext:value-type="float">
            <text:p>3.06666666666667</text:p>
          </table:table-cell>
          <table:table-cell table:style-name="ce1" office:value-type="string" calcext:value-type="string">
            <text:p>1,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L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6" calcext:value-type="float">
            <text:p>21.86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45]-[.D145])/[.E145]*100" office:value-type="float" office:value="-2.3887587822014" calcext:value-type="float">
            <text:p>-2.3887587822014</text:p>
          </table:table-cell>
          <table:table-cell table:style-name="ce1" office:value-type="string" calcext:value-type="string">
            <text:p>1,4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T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.63" calcext:value-type="float">
            <text:p>17.63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46]-[.D146])/[.E146]*100" office:value-type="float" office:value="0.113314447592066" calcext:value-type="float">
            <text:p>0.113314447592066</text:p>
          </table:table-cell>
          <table:table-cell table:style-name="ce1" office:value-type="string" calcext:value-type="string">
            <text:p>2,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.66" calcext:value-type="float">
            <text:p>27.66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47]-[.D147])/[.E147]*100" office:value-type="float" office:value="-3.01675977653631" calcext:value-type="float">
            <text:p>-3.01675977653631</text:p>
          </table:table-cell>
          <table:table-cell table:style-name="ce1" office:value-type="string" calcext:value-type="string">
            <text:p>1,8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W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.79" calcext:value-type="float">
            <text:p>25.79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48]-[.D148])/[.E148]*100" office:value-type="float" office:value="-15.5465949820789" calcext:value-type="float">
            <text:p>-15.5465949820789</text:p>
          </table:table-cell>
          <table:table-cell table:style-name="ce1" office:value-type="string" calcext:value-type="string">
            <text:p>3,1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Z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.67" calcext:value-type="float">
            <text:p>22.67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49]-[.D149])/[.E149]*100" office:value-type="float" office:value="-4.22988505747127" calcext:value-type="float">
            <text:p>-4.22988505747127</text:p>
          </table:table-cell>
          <table:table-cell table:style-name="ce1" office:value-type="string" calcext:value-type="string">
            <text:p>2,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G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19" calcext:value-type="float">
            <text:p>19.19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150]-[.D150])/[.E150]*100" office:value-type="float" office:value="-8.54072398190046" calcext:value-type="float">
            <text:p>-8.54072398190046</text:p>
          </table:table-cell>
          <table:table-cell table:style-name="ce1" office:value-type="string" calcext:value-type="string">
            <text:p>1,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U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.79" calcext:value-type="float">
            <text:p>21.79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51]-[.D151])/[.E151]*100" office:value-type="float" office:value="-7.5518262586377" calcext:value-type="float">
            <text:p>-7.5518262586377</text:p>
          </table:table-cell>
          <table:table-cell table:style-name="ce1" office:value-type="string" calcext:value-type="string">
            <text:p>1,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VX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34" calcext:value-type="float">
            <text:p>19.34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52]-[.D152])/[.E152]*100" office:value-type="float" office:value="-2.16587427363973" calcext:value-type="float">
            <text:p>-2.1658742736397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KW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.66" calcext:value-type="float">
            <text:p>23.66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53]-[.D153])/[.E153]*100" office:value-type="float" office:value="1.82572614107884" calcext:value-type="float">
            <text:p>1.8257261410788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Y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48" calcext:value-type="float">
            <text:p>17.48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54]-[.D154])/[.E154]*100" office:value-type="float" office:value="0.114285714285712" calcext:value-type="float">
            <text:p>0.114285714285712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RS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72" calcext:value-type="float">
            <text:p>17.72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55]-[.D155])/[.E155]*100" office:value-type="float" office:value="-4.60448642266823" calcext:value-type="float">
            <text:p>-4.60448642266823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Y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73" calcext:value-type="float">
            <text:p>16.73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56]-[.D156])/[.E156]*100" office:value-type="float" office:value="2.04918032786884" calcext:value-type="float">
            <text:p>2.0491803278688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Y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32" calcext:value-type="float">
            <text:p>21.32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57]-[.D157])/[.E157]*100" office:value-type="float" office:value="6.49122807017544" calcext:value-type="float">
            <text:p>6.4912280701754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U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14" calcext:value-type="float">
            <text:p>20.14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58]-[.D158])/[.E158]*100" office:value-type="float" office:value="-0.199004975124374" calcext:value-type="float">
            <text:p>-0.199004975124374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JM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59]-[.D159])/[.E159]*100" office:value-type="float" office:value="-1.16022099447512" calcext:value-type="float">
            <text:p>-1.16022099447512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60]-[.D160])/[.E160]*100" office:value-type="float" office:value="7.24117295032915" calcext:value-type="float">
            <text:p>7.2411729503291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OU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61]-[.D161])/[.E161]*100" office:value-type="float" office:value="2.42718446601942" calcext:value-type="float">
            <text:p>2.42718446601942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62]-[.D162])/[.E162]*100" office:value-type="float" office:value="4.87375220199649" calcext:value-type="float">
            <text:p>4.8737522019964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Z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21" calcext:value-type="float">
            <text:p>15.21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63]-[.D163])/[.E163]*100" office:value-type="float" office:value="2.18649517684887" calcext:value-type="float">
            <text:p>2.18649517684887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O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.73" calcext:value-type="float">
            <text:p>21.73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64]-[.D164])/[.E164]*100" office:value-type="float" office:value="1.09239872553481" calcext:value-type="float">
            <text:p>1.09239872553481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O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65]-[.D165])/[.E165]*100" office:value-type="float" office:value="0.522317188983853" calcext:value-type="float">
            <text:p>0.522317188983853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JP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66]-[.D166])/[.E166]*100" office:value-type="float" office:value="8.90243902439024" calcext:value-type="float">
            <text:p>8.90243902439024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.39" calcext:value-type="float">
            <text:p>19.3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67]-[.D167])/[.E167]*100" office:value-type="float" office:value="4.81099656357389" calcext:value-type="float">
            <text:p>4.81099656357389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U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01" calcext:value-type="float">
            <text:p>17.01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68]-[.D168])/[.E168]*100" office:value-type="float" office:value="-0.770142180094802" calcext:value-type="float">
            <text:p>-0.77014218009480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P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93" calcext:value-type="float">
            <text:p>20.93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69]-[.D169])/[.E169]*100" office:value-type="float" office:value="6.97777777777778" calcext:value-type="float">
            <text:p>6.97777777777778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U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02" calcext:value-type="float">
            <text:p>22.02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70]-[.D170])/[.E170]*100" office:value-type="float" office:value="-3.13817330210772" calcext:value-type="float">
            <text:p>-3.13817330210772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Y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.91" calcext:value-type="float">
            <text:p>17.91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71]-[.D171])/[.E171]*100" office:value-type="float" office:value="-1.47308781869689" calcext:value-type="float">
            <text:p>-1.47308781869689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Q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.48" calcext:value-type="float">
            <text:p>27.48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72]-[.D172])/[.E172]*100" office:value-type="float" office:value="-2.34636871508379" calcext:value-type="float">
            <text:p>-2.34636871508379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37" calcext:value-type="float">
            <text:p>26.37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73]-[.D173])/[.E173]*100" office:value-type="float" office:value="-18.1451612903226" calcext:value-type="float">
            <text:p>-18.1451612903226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S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79" calcext:value-type="float">
            <text:p>22.79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74]-[.D174])/[.E174]*100" office:value-type="float" office:value="-4.7816091954023" calcext:value-type="float">
            <text:p>-4.7816091954023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table:style-name="ce1" office:value-type="string" calcext:value-type="string">
            <text:p>BIK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7.68" calcext:value-type="float">
            <text:p>17.68</text:p>
          </table:table-cell>
          <table:table-cell table:style-name="ce1" table:formula="of:=([.E175]-[.D175])/[.E175]*100" office:value-type="float" office:value="0" calcext:value-type="float">
            <text:p>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02" calcext:value-type="float">
            <text:p>22.02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176]-[.D176])/[.E176]*100" office:value-type="float" office:value="-8.68706811451134" calcext:value-type="float">
            <text:p>-8.68706811451134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J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41" calcext:value-type="float">
            <text:p>18.41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177]-[.D177])/[.E177]*100" office:value-type="float" office:value="2.74696249339672" calcext:value-type="float">
            <text:p>2.7469624933967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U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.32" calcext:value-type="float">
            <text:p>23.32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178]-[.D178])/[.E178]*100" office:value-type="float" office:value="3.23651452282158" calcext:value-type="float">
            <text:p>3.23651452282158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03" calcext:value-type="float">
            <text:p>16.03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179]-[.D179])/[.E179]*100" office:value-type="float" office:value="8.39999999999999" calcext:value-type="float">
            <text:p>8.39999999999999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S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180]-[.D180])/[.E180]*100" office:value-type="float" office:value="-2.5383707201889" calcext:value-type="float">
            <text:p>-2.5383707201889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V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46" calcext:value-type="float">
            <text:p>16.46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181]-[.D181])/[.E181]*100" office:value-type="float" office:value="3.62997658079624" calcext:value-type="float">
            <text:p>3.6299765807962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W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55" calcext:value-type="float">
            <text:p>21.55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182]-[.D182])/[.E182]*100" office:value-type="float" office:value="5.48245614035088" calcext:value-type="float">
            <text:p>5.48245614035088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L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06" calcext:value-type="float">
            <text:p>20.0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183]-[.D183])/[.E183]*100" office:value-type="float" office:value="0.199004975124392" calcext:value-type="float">
            <text:p>0.19900497512439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Z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85" calcext:value-type="float">
            <text:p>17.8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184]-[.D184])/[.E184]*100" office:value-type="float" office:value="1.38121546961326" calcext:value-type="float">
            <text:p>1.3812154696132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P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185]-[.D185])/[.E185]*100" office:value-type="float" office:value="9.45541591861161" calcext:value-type="float">
            <text:p>9.4554159186116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 poo,not soft</text:p>
          </table:table-cell>
          <table:table-cell/>
        </table:table-row>
        <table:table-row table:style-name="ro1">
          <table:table-cell table:style-name="ce1" office:value-type="string" calcext:value-type="string">
            <text:p>UV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07" calcext:value-type="float">
            <text:p>20.0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186]-[.D186])/[.E186]*100" office:value-type="float" office:value="2.57281553398059" calcext:value-type="float">
            <text:p>2.57281553398059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,soft shit</text:p>
          </table:table-cell>
          <table:table-cell/>
        </table:table-row>
        <table:table-row table:style-name="ro1">
          <table:table-cell table:style-name="ce1" office:value-type="string" calcext:value-type="string">
            <text:p>CH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187]-[.D187])/[.E187]*100" office:value-type="float" office:value="8.98414562536701" calcext:value-type="float">
            <text:p>8.9841456253670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WY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66" calcext:value-type="float">
            <text:p>14.66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188]-[.D188])/[.E188]*100" office:value-type="float" office:value="5.72347266881029" calcext:value-type="float">
            <text:p>5.7234726688102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Z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89" calcext:value-type="float">
            <text:p>21.89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189]-[.D189])/[.E189]*100" office:value-type="float" office:value="0.364132908511599" calcext:value-type="float">
            <text:p>0.36413290851159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T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74" calcext:value-type="float">
            <text:p>20.74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190]-[.D190])/[.E190]*100" office:value-type="float" office:value="1.51946818613485" calcext:value-type="float">
            <text:p>1.51946818613485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191]-[.D191])/[.E191]*100" office:value-type="float" office:value="12.2560975609756" calcext:value-type="float">
            <text:p>12.256097560975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looks good,bit soft shit</text:p>
          </table:table-cell>
          <table:table-cell/>
        </table:table-row>
        <table:table-row table:style-name="ro1">
          <table:table-cell table:style-name="ce1" office:value-type="string" calcext:value-type="string">
            <text:p>AHU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.63" calcext:value-type="float">
            <text:p>18.63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192]-[.D192])/[.E192]*100" office:value-type="float" office:value="8.54197349042711" calcext:value-type="float">
            <text:p>8.5419734904271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VY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77" calcext:value-type="float">
            <text:p>16.77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193]-[.D193])/[.E193]*100" office:value-type="float" office:value="0.651658767772509" calcext:value-type="float">
            <text:p>0.65165876777250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H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.72" calcext:value-type="float">
            <text:p>20.7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194]-[.D194])/[.E194]*100" office:value-type="float" office:value="7.91111111111112" calcext:value-type="float">
            <text:p>7.9111111111111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P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195]-[.D195])/[.E195]*100" office:value-type="float" office:value="-5.99531615925057" calcext:value-type="float">
            <text:p>-5.99531615925057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PV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.19" calcext:value-type="float">
            <text:p>17.19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196]-[.D196])/[.E196]*100" office:value-type="float" office:value="2.60623229461755" calcext:value-type="float">
            <text:p>2.60623229461755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Y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.15" calcext:value-type="float">
            <text:p>27.1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197]-[.D197])/[.E197]*100" office:value-type="float" office:value="-1.11731843575418" calcext:value-type="float">
            <text:p>-1.1173184357541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.72" calcext:value-type="float">
            <text:p>25.72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198]-[.D198])/[.E198]*100" office:value-type="float" office:value="-15.2329749103943" calcext:value-type="float">
            <text:p>-15.2329749103943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W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199]-[.D199])/[.E199]*100" office:value-type="float" office:value="-1.60919540229886" calcext:value-type="float">
            <text:p>-1.60919540229886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U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00]-[.D200])/[.E200]*100" office:value-type="float" office:value="4.18552036199094" calcext:value-type="float">
            <text:p>4.1855203619909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.93" calcext:value-type="float">
            <text:p>21.93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01]-[.D201])/[.E201]*100" office:value-type="float" office:value="-8.24284304047383" calcext:value-type="float">
            <text:p>-8.2428430404738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Z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87" calcext:value-type="float">
            <text:p>17.87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02]-[.D202])/[.E202]*100" office:value-type="float" office:value="5.59957739038562" calcext:value-type="float">
            <text:p>5.5995773903856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CGI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.25" calcext:value-type="float">
            <text:p>22.25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03]-[.D203])/[.E203]*100" office:value-type="float" office:value="7.67634854771785" calcext:value-type="float">
            <text:p>7.6763485477178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LPT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04]-[.D204])/[.E204]*100" office:value-type="float" office:value="15.3714285714286" calcext:value-type="float">
            <text:p>15.3714285714286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18" calcext:value-type="float">
            <text:p>18.1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05]-[.D205])/[.E205]*100" office:value-type="float" office:value="-7.31995277449822" calcext:value-type="float">
            <text:p>-7.31995277449822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Y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06]-[.D206])/[.E206]*100" office:value-type="float" office:value="5.6791569086651" calcext:value-type="float">
            <text:p>5.67915690866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LSU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07]-[.D207])/[.E207]*100" office:value-type="float" office:value="8.1140350877193" calcext:value-type="float">
            <text:p>8.1140350877193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poop bloody</text:p>
          </table:table-cell>
          <table:table-cell/>
        </table:table-row>
        <table:table-row table:style-name="ro1">
          <table:table-cell table:style-name="ce1" office:value-type="string" calcext:value-type="string">
            <text:p>DMV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08]-[.D208])/[.E208]*100" office:value-type="float" office:value="2.33830845771145" calcext:value-type="float">
            <text:p>2.3383084577114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5" calcext:value-type="float">
            <text:p>17.55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09]-[.D209])/[.E209]*100" office:value-type="float" office:value="3.03867403314917" calcext:value-type="float">
            <text:p>3.03867403314917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APW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04" calcext:value-type="float">
            <text:p>13.04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10]-[.D210])/[.E210]*100" office:value-type="float" office:value="21.9628964691801" calcext:value-type="float">
            <text:p>21.9628964691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DET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.23" calcext:value-type="float">
            <text:p>18.23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11]-[.D211])/[.E211]*100" office:value-type="float" office:value="11.504854368932" calcext:value-type="float">
            <text:p>11.50485436893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, bloody</text:p>
          </table:table-cell>
          <table:table-cell/>
        </table:table-row>
        <table:table-row table:style-name="ro1">
          <table:table-cell table:style-name="ce1" office:value-type="string" calcext:value-type="string">
            <text:p>AOY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12]-[.D212])/[.E212]*100" office:value-type="float" office:value="19.5537287140341" calcext:value-type="float">
            <text:p>19.553728714034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ot a lot poop</text:p>
          </table:table-cell>
          <table:table-cell/>
        </table:table-row>
        <table:table-row table:style-name="ro1">
          <table:table-cell table:style-name="ce1" office:value-type="string" calcext:value-type="string">
            <text:p>AIZ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14" calcext:value-type="float">
            <text:p>13.14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13]-[.D213])/[.E213]*100" office:value-type="float" office:value="15.4983922829582" calcext:value-type="float">
            <text:p>15.498392282958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P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14]-[.D214])/[.E214]*100" office:value-type="float" office:value="2.5944469731452" calcext:value-type="float">
            <text:p>2.594446973145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QSY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15]-[.D215])/[.E215]*100" office:value-type="float" office:value="6.60018993352325" calcext:value-type="float">
            <text:p>6.6001899335232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, soft feces</text:p>
          </table:table-cell>
          <table:table-cell/>
        </table:table-row>
        <table:table-row table:style-name="ro1">
          <table:table-cell table:style-name="ce1" office:value-type="string" calcext:value-type="string">
            <text:p>HNZ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16]-[.D216])/[.E216]*100" office:value-type="float" office:value="23.0487804878049" calcext:value-type="float">
            <text:p>23.04878048780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ed overnight, laid dead in cage</text:p>
          </table:table-cell>
          <table:table-cell/>
        </table:table-row>
        <table:table-row table:style-name="ro1">
          <table:table-cell table:style-name="ce1" office:value-type="string" calcext:value-type="string">
            <text:p>DEY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17]-[.D217])/[.E217]*100" office:value-type="float" office:value="15.5621011291114" calcext:value-type="float">
            <text:p>15.562101129111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W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33" calcext:value-type="float">
            <text:p>16.3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18]-[.D218])/[.E218]*100" office:value-type="float" office:value="3.25829383886256" calcext:value-type="float">
            <text:p>3.25829383886256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Z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19]-[.D219])/[.E219]*100" office:value-type="float" office:value="8.17777777777778" calcext:value-type="float">
            <text:p>8.17777777777778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65" calcext:value-type="float">
            <text:p>21.65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20]-[.D220])/[.E220]*100" office:value-type="float" office:value="-1.40515222482434" calcext:value-type="float">
            <text:p>-1.40515222482434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Q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21]-[.D221])/[.E221]*100" office:value-type="float" office:value="8.21529745042493" calcext:value-type="float">
            <text:p>8.21529745042493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bloody poop, soft, shaggy</text:p>
          </table:table-cell>
          <table:table-cell/>
        </table:table-row>
        <table:table-row table:style-name="ro1">
          <table:table-cell table:style-name="ce1" office:value-type="string" calcext:value-type="string">
            <text:p>FKS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.05" calcext:value-type="float">
            <text:p>27.05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22]-[.D222])/[.E222]*100" office:value-type="float" office:value="-0.744878957169457" calcext:value-type="float">
            <text:p>-0.744878957169457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W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.84" calcext:value-type="float">
            <text:p>24.84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23]-[.D223])/[.E223]*100" office:value-type="float" office:value="-11.2903225806452" calcext:value-type="float">
            <text:p>-11.2903225806452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24]-[.D224])/[.E224]*100" office:value-type="float" office:value="-1.70114942528736" calcext:value-type="float">
            <text:p>-1.70114942528736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O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72" calcext:value-type="float">
            <text:p>15.72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25]-[.D225])/[.E225]*100" office:value-type="float" office:value="11.0859728506787" calcext:value-type="float">
            <text:p>11.0859728506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o poop, watery 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BCO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.57" calcext:value-type="float">
            <text:p>21.57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26]-[.D226])/[.E226]*100" office:value-type="float" office:value="-6.46594274432378" calcext:value-type="float">
            <text:p>-6.4659427443237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T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62" calcext:value-type="float">
            <text:p>17.62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27]-[.D227])/[.E227]*100" office:value-type="float" office:value="6.9202324352879" calcext:value-type="float">
            <text:p>6.920232435287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Z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28]-[.D228])/[.E228]*100" office:value-type="float" office:value="10" calcext:value-type="float">
            <text:p>1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U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.73" calcext:value-type="float">
            <text:p>14.73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29]-[.D229])/[.E229]*100" office:value-type="float" office:value="15.8285714285714" calcext:value-type="float">
            <text:p>15.828571428571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SW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98" calcext:value-type="float">
            <text:p>17.9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30]-[.D230])/[.E230]*100" office:value-type="float" office:value="-6.13931523022432" calcext:value-type="float">
            <text:p>-6.13931523022432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X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72" calcext:value-type="float">
            <text:p>15.72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31]-[.D231])/[.E231]*100" office:value-type="float" office:value="7.96252927400467" calcext:value-type="float">
            <text:p>7.9625292740046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SZ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32]-[.D232])/[.E232]*100" office:value-type="float" office:value="10.5263157894737" calcext:value-type="float">
            <text:p>10.5263157894737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O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35" calcext:value-type="float">
            <text:p>19.35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33]-[.D233])/[.E233]*100" office:value-type="float" office:value="3.73134328358209" calcext:value-type="float">
            <text:p>3.73134328358209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QZ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34]-[.D234])/[.E234]*100" office:value-type="float" office:value="3.70165745856355" calcext:value-type="float">
            <text:p>3.7016574585635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P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35]-[.D235])/[.E235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TWY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.67" calcext:value-type="float">
            <text:p>17.67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36]-[.D236])/[.E236]*100" office:value-type="float" office:value="14.2233009708738" calcext:value-type="float">
            <text:p>14.223300970873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WX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.86" calcext:value-type="float">
            <text:p>12.86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37]-[.D237])/[.E237]*100" office:value-type="float" office:value="24.4862008220787" calcext:value-type="float">
            <text:p>24.486200822078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acrificed</text:p>
          </table:table-cell>
          <table:table-cell/>
        </table:table-row>
        <table:table-row table:style-name="ro1">
          <table:table-cell table:style-name="ce1" office:value-type="string" calcext:value-type="string">
            <text:p>JNS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38]-[.D238])/[.E238]*100" office:value-type="float" office:value="18.4565916398714" calcext:value-type="float">
            <text:p>18.4565916398714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UY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31" calcext:value-type="float">
            <text:p>20.31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39]-[.D239])/[.E239]*100" office:value-type="float" office:value="7.55575785161584" calcext:value-type="float">
            <text:p>7.5557578516158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PV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29" calcext:value-type="float">
            <text:p>19.29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40]-[.D240])/[.E240]*100" office:value-type="float" office:value="8.4045584045584" calcext:value-type="float">
            <text:p>8.404558404558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41]-[.D241])/[.E24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ed overnight, laid dead in cage</text:p>
          </table:table-cell>
          <table:table-cell/>
        </table:table-row>
        <table:table-row table:style-name="ro1">
          <table:table-cell table:style-name="ce1" office:value-type="string" calcext:value-type="string">
            <text:p>RUV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55" calcext:value-type="float">
            <text:p>16.55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42]-[.D242])/[.E242]*100" office:value-type="float" office:value="18.7530682376043" calcext:value-type="float">
            <text:p>18.7530682376043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I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65" calcext:value-type="float">
            <text:p>16.65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43]-[.D243])/[.E243]*100" office:value-type="float" office:value="1.36255924170616" calcext:value-type="float">
            <text:p>1.36255924170616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Y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27" calcext:value-type="float">
            <text:p>21.2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44]-[.D244])/[.E244]*100" office:value-type="float" office:value="5.46666666666667" calcext:value-type="float">
            <text:p>5.46666666666667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U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78" calcext:value-type="float">
            <text:p>21.78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45]-[.D245])/[.E245]*100" office:value-type="float" office:value="-2.01405152224824" calcext:value-type="float">
            <text:p>-2.01405152224824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S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86" calcext:value-type="float">
            <text:p>15.86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46]-[.D246])/[.E246]*100" office:value-type="float" office:value="10.1416430594901" calcext:value-type="float">
            <text:p>10.141643059490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IR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47]-[.D247])/[.E247]*100" office:value-type="float" office:value="0.819366852886415" calcext:value-type="float">
            <text:p>0.81936685288641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M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48]-[.D248])/[.E248]*100" office:value-type="float" office:value="-9.76702508960574" calcext:value-type="float">
            <text:p>-9.76702508960574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T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49]-[.D249])/[.E249]*100" office:value-type="float" office:value="-0.229885057471268" calcext:value-type="float">
            <text:p>-0.229885057471268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U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.56" calcext:value-type="float">
            <text:p>15.56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50]-[.D250])/[.E250]*100" office:value-type="float" office:value="11.9909502262443" calcext:value-type="float">
            <text:p>11.990950226244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R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.41" calcext:value-type="float">
            <text:p>21.4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51]-[.D251])/[.E251]*100" office:value-type="float" office:value="-5.67620927936821" calcext:value-type="float">
            <text:p>-5.6762092793682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Z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52]-[.D252])/[.E252]*100" office:value-type="float" office:value="3.59218172213418" calcext:value-type="float">
            <text:p>3.5921817221341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PT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.61" calcext:value-type="float">
            <text:p>22.6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53]-[.D253])/[.E253]*100" office:value-type="float" office:value="6.18257261410789" calcext:value-type="float">
            <text:p>6.1825726141078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S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54]-[.D254])/[.E254]*100" office:value-type="float" office:value="17.1428571428571" calcext:value-type="float">
            <text:p>17.142857142857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Z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61" calcext:value-type="float">
            <text:p>17.61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55]-[.D255])/[.E255]*100" office:value-type="float" office:value="-3.95513577331758" calcext:value-type="float">
            <text:p>-3.95513577331758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T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.58" calcext:value-type="float">
            <text:p>16.58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56]-[.D256])/[.E256]*100" office:value-type="float" office:value="2.92740046838408" calcext:value-type="float">
            <text:p>2.9274004683840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M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56" calcext:value-type="float">
            <text:p>20.5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57]-[.D257])/[.E257]*100" office:value-type="float" office:value="9.82456140350878" calcext:value-type="float">
            <text:p>9.82456140350878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09" calcext:value-type="float">
            <text:p>19.09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58]-[.D258])/[.E258]*100" office:value-type="float" office:value="5.02487562189056" calcext:value-type="float">
            <text:p>5.024875621890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K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34" calcext:value-type="float">
            <text:p>18.34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59]-[.D259])/[.E259]*100" office:value-type="float" office:value="-1.32596685082872" calcext:value-type="float">
            <text:p>-1.32596685082872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P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60]-[.D260])/[.E260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P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61]-[.D261])/[.E261]*100" office:value-type="float" office:value="17.3300970873786" calcext:value-type="float">
            <text:p>17.3300970873786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W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62]-[.D262])/[.E262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W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63]-[.D263])/[.E263]*100" office:value-type="float" office:value="19.4212218649518" calcext:value-type="float">
            <text:p>19.421221864951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few feces</text:p>
          </table:table-cell>
          <table:table-cell/>
        </table:table-row>
        <table:table-row table:style-name="ro1">
          <table:table-cell table:style-name="ce1" office:value-type="string" calcext:value-type="string">
            <text:p>BCY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45" calcext:value-type="float">
            <text:p>20.45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64]-[.D264])/[.E264]*100" office:value-type="float" office:value="6.91852526172053" calcext:value-type="float">
            <text:p>6.9185252617205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L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.66" calcext:value-type="float">
            <text:p>19.66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65]-[.D265])/[.E265]*100" office:value-type="float" office:value="6.64767331433997" calcext:value-type="float">
            <text:p>6.64767331433997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Y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66]-[.D266])/[.E266]*100" office:value-type="string" office:string-value="" calcext:value-type="error">
            <text:p>#VALUE!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style-name="ce1" office:value-type="string" calcext:value-type="string">
            <text:p>EMX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67]-[.D267])/[.E267]*100" office:value-type="float" office:value="11.6838487972509" calcext:value-type="float">
            <text:p>11.6838487972509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X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.09" calcext:value-type="float">
            <text:p>17.09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68]-[.D268])/[.E268]*100" office:value-type="float" office:value="-1.24407582938389" calcext:value-type="float">
            <text:p>-1.24407582938389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N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69]-[.D269])/[.E269]*100" office:value-type="float" office:value="8.8" calcext:value-type="float">
            <text:p>8.8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YZ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.65" calcext:value-type="float">
            <text:p>22.65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70]-[.D270])/[.E270]*100" office:value-type="float" office:value="-6.08899297423886" calcext:value-type="float">
            <text:p>-6.08899297423886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XZ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17" calcext:value-type="float">
            <text:p>15.17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71]-[.D271])/[.E271]*100" office:value-type="float" office:value="14.0509915014164" calcext:value-type="float">
            <text:p>14.0509915014164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J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.62" calcext:value-type="float">
            <text:p>26.6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72]-[.D272])/[.E272]*100" office:value-type="float" office:value="0.85661080074488" calcext:value-type="float">
            <text:p>0.8566108007448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N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.35" calcext:value-type="float">
            <text:p>24.35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73]-[.D273])/[.E273]*100" office:value-type="float" office:value="-9.09498207885305" calcext:value-type="float">
            <text:p>-9.09498207885305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Z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08" calcext:value-type="float">
            <text:p>21.08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74]-[.D274])/[.E274]*100" office:value-type="float" office:value="3.08045977011495" calcext:value-type="float">
            <text:p>3.08045977011495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Q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74" calcext:value-type="float">
            <text:p>15.74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275]-[.D275])/[.E275]*100" office:value-type="float" office:value="10.972850678733" calcext:value-type="float">
            <text:p>10.972850678733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TY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276]-[.D276])/[.E276]*100" office:value-type="float" office:value="-5.62685093780847" calcext:value-type="float">
            <text:p>-5.62685093780847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XY</text:p>
          </table:table-cell>
          <table:table-cell table:style-name="ce1" office:value-type="string" calcext:value-type="string">
            <text:p>LM017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88" calcext:value-type="float">
            <text:p>18.88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table:formula="of:=([.E277]-[.D277])/[.E277]*100" office:value-type="float" office:value="0.264131008980458" calcext:value-type="float">
            <text:p>0.2641310089804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Y</text:p>
          </table:table-cell>
          <table:table-cell table:style-name="ce1" office:value-type="string" calcext:value-type="string">
            <text:p>LM0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59" calcext:value-type="float">
            <text:p>23.59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table:formula="of:=([.E278]-[.D278])/[.E278]*100" office:value-type="float" office:value="2.11618257261411" calcext:value-type="float">
            <text:p>2.116182572614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H</text:p>
          </table:table-cell>
          <table:table-cell table:style-name="ce1" office:value-type="string" calcext:value-type="string">
            <text:p>LM01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.41" calcext:value-type="float">
            <text:p>14.41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table:formula="of:=([.E279]-[.D279])/[.E279]*100" office:value-type="float" office:value="17.6571428571429" calcext:value-type="float">
            <text:p>17.657142857142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NX</text:p>
          </table:table-cell>
          <table:table-cell table:style-name="ce1" office:value-type="string" calcext:value-type="string">
            <text:p>LM018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09" calcext:value-type="float">
            <text:p>18.09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table:formula="of:=([.E280]-[.D280])/[.E280]*100" office:value-type="float" office:value="-6.78866587957496" calcext:value-type="float">
            <text:p>-6.7886658795749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WX</text:p>
          </table:table-cell>
          <table:table-cell table:style-name="ce1" office:value-type="string" calcext:value-type="string">
            <text:p>LM01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table:formula="of:=([.E281]-[.D281])/[.E281]*100" office:value-type="float" office:value="2.22482435597189" calcext:value-type="float">
            <text:p>2.2248243559718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T</text:p>
          </table:table-cell>
          <table:table-cell table:style-name="ce1" office:value-type="string" calcext:value-type="string">
            <text:p>LM018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table:formula="of:=([.E282]-[.D282])/[.E282]*100" office:value-type="float" office:value="11.140350877193" calcext:value-type="float">
            <text:p>11.1403508771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W</text:p>
          </table:table-cell>
          <table:table-cell table:style-name="ce1" office:value-type="string" calcext:value-type="string">
            <text:p>LM01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72" calcext:value-type="float">
            <text:p>19.72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([.E283]-[.D283])/[.E283]*100" office:value-type="float" office:value="1.8905472636816" calcext:value-type="float">
            <text:p>1.890547263681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QT</text:p>
          </table:table-cell>
          <table:table-cell table:style-name="ce1" office:value-type="string" calcext:value-type="string">
            <text:p>LM018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01" calcext:value-type="float">
            <text:p>18.0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table:formula="of:=([.E284]-[.D284])/[.E284]*100" office:value-type="float" office:value="0.497237569060773" calcext:value-type="float">
            <text:p>0.49723756906077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Z</text:p>
          </table:table-cell>
          <table:table-cell table:style-name="ce1" office:value-type="string" calcext:value-type="string">
            <text:p>LM01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285]-[.D285])/[.E285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T</text:p>
          </table:table-cell>
          <table:table-cell table:style-name="ce1" office:value-type="string" calcext:value-type="string">
            <text:p>LM018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74" calcext:value-type="float">
            <text:p>17.74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table:formula="of:=([.E286]-[.D286])/[.E286]*100" office:value-type="float" office:value="13.8834951456311" calcext:value-type="float">
            <text:p>13.883495145631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S</text:p>
          </table:table-cell>
          <table:table-cell table:style-name="ce1" office:value-type="string" calcext:value-type="string">
            <text:p>LM01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287]-[.D287])/[.E287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O</text:p>
          </table:table-cell>
          <table:table-cell table:style-name="ce1" office:value-type="string" calcext:value-type="string">
            <text:p>LM01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table:formula="of:=([.E288]-[.D288])/[.E288]*100" office:value-type="float" office:value="17.0418006430868" calcext:value-type="float">
            <text:p>17.041800643086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N</text:p>
          </table:table-cell>
          <table:table-cell table:style-name="ce1" office:value-type="string" calcext:value-type="string">
            <text:p>LM01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1.97" calcext:value-type="float">
            <text:p>21.97</text:p>
          </table:table-cell>
          <table:table-cell table:style-name="ce1" table:formula="of:=([.E289]-[.D289])/[.E289]*100" office:value-type="float" office:value="0.682749203459256" calcext:value-type="float">
            <text:p>0.682749203459256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WZ</text:p>
          </table:table-cell>
          <table:table-cell table:style-name="ce1" office:value-type="string" calcext:value-type="string">
            <text:p>LM01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91" calcext:value-type="float">
            <text:p>19.91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table:formula="of:=([.E290]-[.D290])/[.E290]*100" office:value-type="float" office:value="5.46058879392212" calcext:value-type="float">
            <text:p>5.4605887939221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X</text:p>
          </table:table-cell>
          <table:table-cell table:style-name="ce1" office:value-type="string" calcext:value-type="string">
            <text:p>LM01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ead 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table:formula="of:=([.E291]-[.D291])/[.E291]*100" office:value-type="string" office:string-value="" calcext:value-type="error">
            <text:p>#VALUE!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Z</text:p>
          </table:table-cell>
          <table:table-cell table:style-name="ce1" office:value-type="string" calcext:value-type="string">
            <text:p>LM01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32" calcext:value-type="float">
            <text:p>18.32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table:formula="of:=([.E292]-[.D292])/[.E292]*100" office:value-type="float" office:value="10.0638193421699" calcext:value-type="float">
            <text:p>10.063819342169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R</text:p>
          </table:table-cell>
          <table:table-cell table:style-name="ce1" office:value-type="string" calcext:value-type="string">
            <text:p>LM01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table:formula="of:=([.E293]-[.D293])/[.E293]*100" office:value-type="float" office:value="-2.07345971563982" calcext:value-type="float">
            <text:p>-2.0734597156398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T</text:p>
          </table:table-cell>
          <table:table-cell table:style-name="ce1" office:value-type="string" calcext:value-type="string">
            <text:p>LM019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63" calcext:value-type="float">
            <text:p>20.63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([.E294]-[.D294])/[.E294]*100" office:value-type="float" office:value="8.31111111111112" calcext:value-type="float">
            <text:p>8.3111111111111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V</text:p>
          </table:table-cell>
          <table:table-cell table:style-name="ce1" office:value-type="string" calcext:value-type="string">
            <text:p>LM01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93" calcext:value-type="float">
            <text:p>22.93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table:formula="of:=([.E295]-[.D295])/[.E295]*100" office:value-type="float" office:value="-7.40046838407493" calcext:value-type="float">
            <text:p>-7.40046838407493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R</text:p>
          </table:table-cell>
          <table:table-cell table:style-name="ce1" office:value-type="string" calcext:value-type="string">
            <text:p>LM01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.91" calcext:value-type="float">
            <text:p>15.91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table:formula="of:=([.E296]-[.D296])/[.E296]*100" office:value-type="float" office:value="9.85835694050991" calcext:value-type="float">
            <text:p>9.85835694050991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SZ</text:p>
          </table:table-cell>
          <table:table-cell table:style-name="ce1" office:value-type="string" calcext:value-type="string">
            <text:p>LM01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.42" calcext:value-type="float">
            <text:p>26.42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table:formula="of:=([.E297]-[.D297])/[.E297]*100" office:value-type="float" office:value="1.60148975791434" calcext:value-type="float">
            <text:p>1.60148975791434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H</text:p>
          </table:table-cell>
          <table:table-cell table:style-name="ce1" office:value-type="string" calcext:value-type="string">
            <text:p>LM02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.38" calcext:value-type="float">
            <text:p>24.38</text:p>
          </table:table-cell>
          <table:table-cell table:style-name="ce1" office:value-type="float" office:value="22.32" calcext:value-type="float">
            <text:p>22.32</text:p>
          </table:table-cell>
          <table:table-cell table:style-name="ce1" table:formula="of:=([.E298]-[.D298])/[.E298]*100" office:value-type="float" office:value="-9.22939068100358" calcext:value-type="float">
            <text:p>-9.22939068100358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K</text:p>
          </table:table-cell>
          <table:table-cell table:style-name="ce1" office:value-type="string" calcext:value-type="string">
            <text:p>LM02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.74" calcext:value-type="float">
            <text:p>20.74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table:formula="of:=([.E299]-[.D299])/[.E299]*100" office:value-type="float" office:value="4.64367816091955" calcext:value-type="float">
            <text:p>4.64367816091955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Y</text:p>
          </table:table-cell>
          <table:table-cell table:style-name="ce1" office:value-type="string" calcext:value-type="string">
            <text:p>LM02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.15" calcext:value-type="float">
            <text:p>17.15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table:formula="of:=([.E300]-[.D300])/[.E300]*100" office:value-type="float" office:value="2.99773755656109" calcext:value-type="float">
            <text:p>2.99773755656109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X</text:p>
          </table:table-cell>
          <table:table-cell table:style-name="ce1" office:value-type="string" calcext:value-type="string">
            <text:p>LM02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table:formula="of:=([.E301]-[.D301])/[.E301]*100" office:value-type="float" office:value="-6.12043435340572" calcext:value-type="float">
            <text:p>-6.12043435340572</text:p>
          </table:table-cell>
          <table:table-cell table:style-name="ce1"/>
          <table:table-cell table:style-name="ce1" office:value-type="string" calcext:value-type="string">
            <text:p>Expe005_1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O</text:p>
          </table:table-cell>
          <table:table-cell office:value-type="string" calcext:value-type="string">
            <text:p>LM0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26" calcext:value-type="float">
            <text:p>19.26</text:p>
          </table:table-cell>
          <table:table-cell table:formula="of:=([.E302]-[.D302])/[.E302]*100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LM0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97" calcext:value-type="float">
            <text:p>16.97</text:p>
          </table:table-cell>
          <table:table-cell table:formula="of:=([.E303]-[.D303])/[.E303]*100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LM0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27" calcext:value-type="float">
            <text:p>17.27</text:p>
          </table:table-cell>
          <table:table-cell table:formula="of:=([.E304]-[.D304])/[.E304]*100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U</text:p>
          </table:table-cell>
          <table:table-cell office:value-type="string" calcext:value-type="string">
            <text:p>LM0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.82" calcext:value-type="float">
            <text:p>22.82</text:p>
          </table:table-cell>
          <table:table-cell table:formula="of:=([.E305]-[.D305])/[.E305]*100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Q</text:p>
          </table:table-cell>
          <table:table-cell office:value-type="string" calcext:value-type="string">
            <text:p>LM0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.09" calcext:value-type="float">
            <text:p>22.09</text:p>
          </table:table-cell>
          <table:table-cell table:formula="of:=([.E306]-[.D306])/[.E306]*100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</text:p>
          </table:table-cell>
          <table:table-cell office:value-type="string" calcext:value-type="string">
            <text:p>LM0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65" calcext:value-type="float">
            <text:p>15.65</text:p>
          </table:table-cell>
          <table:table-cell table:formula="of:=([.E307]-[.D307])/[.E307]*100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LM0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42" calcext:value-type="float">
            <text:p>17.42</text:p>
          </table:table-cell>
          <table:table-cell table:formula="of:=([.E308]-[.D308])/[.E308]*100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</text:p>
          </table:table-cell>
          <table:table-cell office:value-type="string" calcext:value-type="string">
            <text:p>LM0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58" calcext:value-type="float">
            <text:p>21.58</text:p>
          </table:table-cell>
          <table:table-cell table:formula="of:=([.E309]-[.D309])/[.E309]*100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V</text:p>
          </table:table-cell>
          <table:table-cell office:value-type="string" calcext:value-type="string">
            <text:p>LM0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39" calcext:value-type="float">
            <text:p>15.39</text:p>
          </table:table-cell>
          <table:table-cell table:formula="of:=([.E310]-[.D310])/[.E310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LM0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.43" calcext:value-type="float">
            <text:p>27.43</text:p>
          </table:table-cell>
          <table:table-cell table:formula="of:=([.E311]-[.D311])/[.E311]*100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</text:p>
          </table:table-cell>
          <table:table-cell office:value-type="string" calcext:value-type="string">
            <text:p>LM0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9" calcext:value-type="float">
            <text:p>23.9</text:p>
          </table:table-cell>
          <table:table-cell table:formula="of:=([.E312]-[.D312])/[.E312]*100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</text:p>
          </table:table-cell>
          <table:table-cell office:value-type="string" calcext:value-type="string">
            <text:p>LM0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37" calcext:value-type="float">
            <text:p>18.37</text:p>
          </table:table-cell>
          <table:table-cell table:formula="of:=([.E313]-[.D313])/[.E313]*100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</text:p>
          </table:table-cell>
          <table:table-cell office:value-type="string" calcext:value-type="string">
            <text:p>LM0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74" calcext:value-type="float">
            <text:p>17.74</text:p>
          </table:table-cell>
          <table:table-cell table:formula="of:=([.E314]-[.D314])/[.E314]*10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Z</text:p>
          </table:table-cell>
          <table:table-cell office:value-type="string" calcext:value-type="string">
            <text:p>LM0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36" calcext:value-type="float">
            <text:p>20.36</text:p>
          </table:table-cell>
          <table:table-cell table:formula="of:=([.E315]-[.D315])/[.E315]*100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LM0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E316]-[.D316])/[.E316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LM0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72" calcext:value-type="float">
            <text:p>19.72</text:p>
          </table:table-cell>
          <table:table-cell table:formula="of:=([.E317]-[.D317])/[.E317]*100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</text:p>
          </table:table-cell>
          <table:table-cell office:value-type="string" calcext:value-type="string">
            <text:p>LM0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73" calcext:value-type="float">
            <text:p>19.73</text:p>
          </table:table-cell>
          <table:table-cell table:formula="of:=([.E318]-[.D318])/[.E318]*100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</text:p>
          </table:table-cell>
          <table:table-cell office:value-type="string" calcext:value-type="string">
            <text:p>LM0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99" calcext:value-type="float">
            <text:p>23.99</text:p>
          </table:table-cell>
          <table:table-cell table:formula="of:=([.E319]-[.D319])/[.E319]*100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Y</text:p>
          </table:table-cell>
          <table:table-cell office:value-type="string" calcext:value-type="string">
            <text:p>LM02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73" calcext:value-type="float">
            <text:p>20.73</text:p>
          </table:table-cell>
          <table:table-cell table:formula="of:=([.E320]-[.D320])/[.E320]*100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Z</text:p>
          </table:table-cell>
          <table:table-cell office:value-type="string" calcext:value-type="string">
            <text:p>LM0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21" calcext:value-type="float">
            <text:p>19.21</text:p>
          </table:table-cell>
          <table:table-cell table:formula="of:=([.E321]-[.D321])/[.E321]*100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</text:p>
          </table:table-cell>
          <table:table-cell office:value-type="string" calcext:value-type="string">
            <text:p>LM0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.05" calcext:value-type="float">
            <text:p>28.05</text:p>
          </table:table-cell>
          <table:table-cell table:formula="of:=([.E322]-[.D322])/[.E322]*100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</text:p>
          </table:table-cell>
          <table:table-cell office:value-type="string" calcext:value-type="string">
            <text:p>LM0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16" calcext:value-type="float">
            <text:p>15.16</text:p>
          </table:table-cell>
          <table:table-cell table:formula="of:=([.E323]-[.D323])/[.E323]*100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Q</text:p>
          </table:table-cell>
          <table:table-cell office:value-type="string" calcext:value-type="string">
            <text:p>LM0204</text:p>
          </table:table-cell>
          <table:table-cell office:value-type="float" office:value="1" calcext:value-type="float">
            <text:p>1</text:p>
          </table:table-cell>
          <table:table-cell office:value-type="float" office:value="19.08" calcext:value-type="float">
            <text:p>19.08</text:p>
          </table:table-cell>
          <table:table-cell office:value-type="float" office:value="19.26" calcext:value-type="float">
            <text:p>19.26</text:p>
          </table:table-cell>
          <table:table-cell table:formula="of:=([.E324]-[.D324])/[.E324]*100" office:value-type="float" office:value="0.934579439252353" calcext:value-type="float">
            <text:p>0.93457943925235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</text:p>
          </table:table-cell>
          <table:table-cell office:value-type="string" calcext:value-type="string">
            <text:p>LM0206</text:p>
          </table:table-cell>
          <table:table-cell office:value-type="float" office:value="1" calcext:value-type="float">
            <text:p>1</text:p>
          </table:table-cell>
          <table:table-cell office:value-type="float" office:value="17.39" calcext:value-type="float">
            <text:p>17.39</text:p>
          </table:table-cell>
          <table:table-cell office:value-type="float" office:value="16.97" calcext:value-type="float">
            <text:p>16.97</text:p>
          </table:table-cell>
          <table:table-cell table:formula="of:=([.E325]-[.D325])/[.E325]*100" office:value-type="float" office:value="-2.47495580436065" calcext:value-type="float">
            <text:p>-2.4749558043606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U</text:p>
          </table:table-cell>
          <table:table-cell office:value-type="string" calcext:value-type="string">
            <text:p>LM0207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17.27" calcext:value-type="float">
            <text:p>17.27</text:p>
          </table:table-cell>
          <table:table-cell table:formula="of:=([.E326]-[.D326])/[.E326]*100" office:value-type="float" office:value="-3.06890561667632" calcext:value-type="float">
            <text:p>-3.0689056166763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LM0208</text:p>
          </table:table-cell>
          <table:table-cell office:value-type="float" office:value="1" calcext:value-type="float">
            <text:p>1</text:p>
          </table:table-cell>
          <table:table-cell office:value-type="float" office:value="23.15" calcext:value-type="float">
            <text:p>23.15</text:p>
          </table:table-cell>
          <table:table-cell office:value-type="float" office:value="22.82" calcext:value-type="float">
            <text:p>22.82</text:p>
          </table:table-cell>
          <table:table-cell table:formula="of:=([.E327]-[.D327])/[.E327]*100" office:value-type="float" office:value="-1.44609991235757" calcext:value-type="float">
            <text:p>-1.4460999123575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</text:p>
          </table:table-cell>
          <table:table-cell office:value-type="string" calcext:value-type="string">
            <text:p>LM0209</text:p>
          </table:table-cell>
          <table:table-cell office:value-type="float" office:value="1" calcext:value-type="float">
            <text:p>1</text:p>
          </table:table-cell>
          <table:table-cell office:value-type="float" office:value="21.96" calcext:value-type="float">
            <text:p>21.96</text:p>
          </table:table-cell>
          <table:table-cell office:value-type="float" office:value="22.09" calcext:value-type="float">
            <text:p>22.09</text:p>
          </table:table-cell>
          <table:table-cell table:formula="of:=([.E328]-[.D328])/[.E328]*100" office:value-type="float" office:value="0.588501584427338" calcext:value-type="float">
            <text:p>0.58850158442733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</text:p>
          </table:table-cell>
          <table:table-cell office:value-type="string" calcext:value-type="string">
            <text:p>LM0210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.95</text:p>
          </table:table-cell>
          <table:table-cell office:value-type="float" office:value="15.65" calcext:value-type="float">
            <text:p>15.65</text:p>
          </table:table-cell>
          <table:table-cell table:formula="of:=([.E329]-[.D329])/[.E329]*100" office:value-type="float" office:value="-1.91693290734824" calcext:value-type="float">
            <text:p>-1.9169329073482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</text:p>
          </table:table-cell>
          <table:table-cell office:value-type="string" calcext:value-type="string">
            <text:p>LM0211</text:p>
          </table:table-cell>
          <table:table-cell office:value-type="float" office:value="1" calcext:value-type="float">
            <text:p>1</text:p>
          </table:table-cell>
          <table:table-cell office:value-type="float" office:value="17.7" calcext:value-type="float">
            <text:p>17.7</text:p>
          </table:table-cell>
          <table:table-cell office:value-type="float" office:value="17.42" calcext:value-type="float">
            <text:p>17.42</text:p>
          </table:table-cell>
          <table:table-cell table:formula="of:=([.E330]-[.D330])/[.E330]*100" office:value-type="float" office:value="-1.60734787600458" calcext:value-type="float">
            <text:p>-1.6073478760045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T</text:p>
          </table:table-cell>
          <table:table-cell office:value-type="string" calcext:value-type="string">
            <text:p>LM0212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table:formula="of:=([.E331]-[.D331])/[.E331]*100" office:value-type="float" office:value="0.139017608897116" calcext:value-type="float">
            <text:p>0.13901760889711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</text:p>
          </table:table-cell>
          <table:table-cell office:value-type="string" calcext:value-type="string">
            <text:p>LM0213</text:p>
          </table:table-cell>
          <table:table-cell office:value-type="float" office:value="1" calcext:value-type="float">
            <text:p>1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9" calcext:value-type="float">
            <text:p>15.39</text:p>
          </table:table-cell>
          <table:table-cell table:formula="of:=([.E332]-[.D332])/[.E332]*100" office:value-type="float" office:value="0.389863547758288" calcext:value-type="float">
            <text:p>0.38986354775828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LM0214</text:p>
          </table:table-cell>
          <table:table-cell office:value-type="float" office:value="1" calcext:value-type="float">
            <text:p>1</text:p>
          </table:table-cell>
          <table:table-cell office:value-type="float" office:value="27.03" calcext:value-type="float">
            <text:p>27.03</text:p>
          </table:table-cell>
          <table:table-cell office:value-type="float" office:value="27.43" calcext:value-type="float">
            <text:p>27.43</text:p>
          </table:table-cell>
          <table:table-cell table:formula="of:=([.E333]-[.D333])/[.E333]*100" office:value-type="float" office:value="1.45825738242799" calcext:value-type="float">
            <text:p>1.4582573824279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</text:p>
          </table:table-cell>
          <table:table-cell office:value-type="string" calcext:value-type="string">
            <text:p>LM0215</text:p>
          </table:table-cell>
          <table:table-cell office:value-type="float" office:value="1" calcext:value-type="float">
            <text:p>1</text:p>
          </table:table-cell>
          <table:table-cell office:value-type="float" office:value="23.94" calcext:value-type="float">
            <text:p>23.94</text:p>
          </table:table-cell>
          <table:table-cell office:value-type="float" office:value="23.9" calcext:value-type="float">
            <text:p>23.9</text:p>
          </table:table-cell>
          <table:table-cell table:formula="of:=([.E334]-[.D334])/[.E334]*100" office:value-type="float" office:value="-0.167364016736413" calcext:value-type="float">
            <text:p>-0.16736401673641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Y</text:p>
          </table:table-cell>
          <table:table-cell office:value-type="string" calcext:value-type="string">
            <text:p>LM0216</text:p>
          </table:table-cell>
          <table:table-cell office:value-type="float" office:value="1" calcext:value-type="float">
            <text:p>1</text:p>
          </table:table-cell>
          <table:table-cell office:value-type="float" office:value="17.12" calcext:value-type="float">
            <text:p>17.12</text:p>
          </table:table-cell>
          <table:table-cell office:value-type="float" office:value="18.37" calcext:value-type="float">
            <text:p>18.37</text:p>
          </table:table-cell>
          <table:table-cell table:formula="of:=([.E335]-[.D335])/[.E335]*100" office:value-type="float" office:value="6.80457267283615" calcext:value-type="float">
            <text:p>6.8045726728361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Y</text:p>
          </table:table-cell>
          <table:table-cell office:value-type="string" calcext:value-type="string">
            <text:p>LM0217</text:p>
          </table:table-cell>
          <table:table-cell office:value-type="float" office:value="1" calcext:value-type="float">
            <text:p>1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" calcext:value-type="float">
            <text:p>17.74</text:p>
          </table:table-cell>
          <table:table-cell table:formula="of:=([.E336]-[.D336])/[.E336]*100" office:value-type="float" office:value="1.12739571589628" calcext:value-type="float">
            <text:p>1.1273957158962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V</text:p>
          </table:table-cell>
          <table:table-cell office:value-type="string" calcext:value-type="string">
            <text:p>LM0218</text:p>
          </table:table-cell>
          <table:table-cell office:value-type="float" office:value="1" calcext:value-type="float">
            <text:p>1</text:p>
          </table:table-cell>
          <table:table-cell office:value-type="float" office:value="20.44" calcext:value-type="float">
            <text:p>20.44</text:p>
          </table:table-cell>
          <table:table-cell office:value-type="float" office:value="20.36" calcext:value-type="float">
            <text:p>20.36</text:p>
          </table:table-cell>
          <table:table-cell table:formula="of:=([.E337]-[.D337])/[.E337]*100" office:value-type="float" office:value="-0.392927308447946" calcext:value-type="float">
            <text:p>-0.39292730844794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</text:p>
          </table:table-cell>
          <table:table-cell office:value-type="string" calcext:value-type="string">
            <text:p>LM0219</text:p>
          </table:table-cell>
          <table:table-cell office:value-type="float" office:value="1" calcext:value-type="float">
            <text:p>1</text:p>
          </table:table-cell>
          <table:table-cell office:value-type="float" office:value="20.11" calcext:value-type="float">
            <text:p>20.11</text:p>
          </table:table-cell>
          <table:table-cell office:value-type="float" office:value="19" calcext:value-type="float">
            <text:p>19</text:p>
          </table:table-cell>
          <table:table-cell table:formula="of:=([.E338]-[.D338])/[.E338]*100" office:value-type="float" office:value="-5.84210526315789" calcext:value-type="float">
            <text:p>-5.8421052631578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N</text:p>
          </table:table-cell>
          <table:table-cell office:value-type="string" calcext:value-type="string">
            <text:p>LM0220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office:value-type="float" office:value="19.72" calcext:value-type="float">
            <text:p>19.72</text:p>
          </table:table-cell>
          <table:table-cell table:formula="of:=([.E339]-[.D339])/[.E339]*100" office:value-type="float" office:value="-1.36916835699797" calcext:value-type="float">
            <text:p>-1.3691683569979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</text:p>
          </table:table-cell>
          <table:table-cell office:value-type="string" calcext:value-type="string">
            <text:p>LM0221</text:p>
          </table:table-cell>
          <table:table-cell office:value-type="float" office:value="1" calcext:value-type="float">
            <text:p>1</text:p>
          </table:table-cell>
          <table:table-cell office:value-type="float" office:value="19.58" calcext:value-type="float">
            <text:p>19.58</text:p>
          </table:table-cell>
          <table:table-cell office:value-type="float" office:value="19.73" calcext:value-type="float">
            <text:p>19.73</text:p>
          </table:table-cell>
          <table:table-cell table:formula="of:=([.E340]-[.D340])/[.E340]*100" office:value-type="float" office:value="0.760263558033462" calcext:value-type="float">
            <text:p>0.76026355803346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V</text:p>
          </table:table-cell>
          <table:table-cell office:value-type="string" calcext:value-type="string">
            <text:p>LM0222</text:p>
          </table:table-cell>
          <table:table-cell office:value-type="float" office:value="1" calcext:value-type="float">
            <text:p>1</text:p>
          </table:table-cell>
          <table:table-cell office:value-type="float" office:value="23.86" calcext:value-type="float">
            <text:p>23.86</text:p>
          </table:table-cell>
          <table:table-cell office:value-type="float" office:value="23.99" calcext:value-type="float">
            <text:p>23.99</text:p>
          </table:table-cell>
          <table:table-cell table:formula="of:=([.E341]-[.D341])/[.E341]*100" office:value-type="float" office:value="0.541892455189658" calcext:value-type="float">
            <text:p>0.54189245518965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Q</text:p>
          </table:table-cell>
          <table:table-cell office:value-type="string" calcext:value-type="string">
            <text:p>LM0223</text:p>
          </table:table-cell>
          <table:table-cell office:value-type="float" office:value="1" calcext:value-type="float">
            <text:p>1</text:p>
          </table:table-cell>
          <table:table-cell office:value-type="float" office:value="21.41" calcext:value-type="float">
            <text:p>21.41</text:p>
          </table:table-cell>
          <table:table-cell office:value-type="float" office:value="20.73" calcext:value-type="float">
            <text:p>20.73</text:p>
          </table:table-cell>
          <table:table-cell table:formula="of:=([.E342]-[.D342])/[.E342]*100" office:value-type="float" office:value="-3.28027013989387" calcext:value-type="float">
            <text:p>-3.2802701398938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</text:p>
          </table:table-cell>
          <table:table-cell office:value-type="string" calcext:value-type="string">
            <text:p>LM0224</text:p>
          </table:table-cell>
          <table:table-cell office:value-type="float" office:value="1" calcext:value-type="float">
            <text:p>1</text:p>
          </table:table-cell>
          <table:table-cell office:value-type="float" office:value="19.96" calcext:value-type="float">
            <text:p>19.96</text:p>
          </table:table-cell>
          <table:table-cell office:value-type="float" office:value="19.21" calcext:value-type="float">
            <text:p>19.21</text:p>
          </table:table-cell>
          <table:table-cell table:formula="of:=([.E343]-[.D343])/[.E343]*100" office:value-type="float" office:value="-3.90421655387819" calcext:value-type="float">
            <text:p>-3.9042165538781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LM0225</text:p>
          </table:table-cell>
          <table:table-cell office:value-type="float" office:value="1" calcext:value-type="float">
            <text:p>1</text:p>
          </table:table-cell>
          <table:table-cell office:value-type="float" office:value="27.75" calcext:value-type="float">
            <text:p>27.75</text:p>
          </table:table-cell>
          <table:table-cell office:value-type="float" office:value="28.05" calcext:value-type="float">
            <text:p>28.05</text:p>
          </table:table-cell>
          <table:table-cell table:formula="of:=([.E344]-[.D344])/[.E344]*100" office:value-type="float" office:value="1.06951871657754" calcext:value-type="float">
            <text:p>1.0695187165775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</text:p>
          </table:table-cell>
          <table:table-cell office:value-type="string" calcext:value-type="string">
            <text:p>LM0226</text:p>
          </table:table-cell>
          <table:table-cell office:value-type="float" office:value="1" calcext:value-type="float">
            <text:p>1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6" calcext:value-type="float">
            <text:p>15.16</text:p>
          </table:table-cell>
          <table:table-cell table:formula="of:=([.E345]-[.D345])/[.E345]*100" office:value-type="float" office:value="-0.527704485488127" calcext:value-type="float">
            <text:p>-0.52770448548812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</text:p>
          </table:table-cell>
          <table:table-cell office:value-type="string" calcext:value-type="string">
            <text:p>LM0204</text:p>
          </table:table-cell>
          <table:table-cell office:value-type="float" office:value="2" calcext:value-type="float">
            <text:p>2</text:p>
          </table:table-cell>
          <table:table-cell office:value-type="float" office:value="19.36" calcext:value-type="float">
            <text:p>19.36</text:p>
          </table:table-cell>
          <table:table-cell office:value-type="float" office:value="19.26" calcext:value-type="float">
            <text:p>19.26</text:p>
          </table:table-cell>
          <table:table-cell table:formula="of:=([.E346]-[.D346])/[.E346]*100" office:value-type="float" office:value="-0.51921079958462" calcext:value-type="float">
            <text:p>-0.5192107995846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</text:p>
          </table:table-cell>
          <table:table-cell office:value-type="string" calcext:value-type="string">
            <text:p>LM0206</text:p>
          </table:table-cell>
          <table:table-cell office:value-type="float" office:value="2" calcext:value-type="float">
            <text:p>2</text:p>
          </table:table-cell>
          <table:table-cell office:value-type="float" office:value="16.21" calcext:value-type="float">
            <text:p>16.21</text:p>
          </table:table-cell>
          <table:table-cell office:value-type="float" office:value="16.97" calcext:value-type="float">
            <text:p>16.97</text:p>
          </table:table-cell>
          <table:table-cell table:formula="of:=([.E347]-[.D347])/[.E347]*100" office:value-type="float" office:value="4.47849145550971" calcext:value-type="float">
            <text:p>4.4784914555097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LM0207</text:p>
          </table:table-cell>
          <table:table-cell office:value-type="float" office:value="2" calcext:value-type="float">
            <text:p>2</text:p>
          </table:table-cell>
          <table:table-cell office:value-type="float" office:value="16.72" calcext:value-type="float">
            <text:p>16.72</text:p>
          </table:table-cell>
          <table:table-cell office:value-type="float" office:value="17.27" calcext:value-type="float">
            <text:p>17.27</text:p>
          </table:table-cell>
          <table:table-cell table:formula="of:=([.E348]-[.D348])/[.E348]*100" office:value-type="float" office:value="3.18471337579618" calcext:value-type="float">
            <text:p>3.18471337579618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V</text:p>
          </table:table-cell>
          <table:table-cell office:value-type="string" calcext:value-type="string">
            <text:p>LM0208</text:p>
          </table:table-cell>
          <table:table-cell office:value-type="float" office:value="2" calcext:value-type="float">
            <text:p>2</text:p>
          </table:table-cell>
          <table:table-cell office:value-type="float" office:value="23.39" calcext:value-type="float">
            <text:p>23.39</text:p>
          </table:table-cell>
          <table:table-cell office:value-type="float" office:value="22.82" calcext:value-type="float">
            <text:p>22.82</text:p>
          </table:table-cell>
          <table:table-cell table:formula="of:=([.E349]-[.D349])/[.E349]*100" office:value-type="float" office:value="-2.49780893952673" calcext:value-type="float">
            <text:p>-2.4978089395267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</text:p>
          </table:table-cell>
          <table:table-cell office:value-type="string" calcext:value-type="string">
            <text:p>LM0209</text:p>
          </table:table-cell>
          <table:table-cell office:value-type="float" office:value="2" calcext:value-type="float">
            <text:p>2</text:p>
          </table:table-cell>
          <table:table-cell office:value-type="float" office:value="22.59" calcext:value-type="float">
            <text:p>22.59</text:p>
          </table:table-cell>
          <table:table-cell office:value-type="float" office:value="22.09" calcext:value-type="float">
            <text:p>22.09</text:p>
          </table:table-cell>
          <table:table-cell table:formula="of:=([.E350]-[.D350])/[.E350]*100" office:value-type="float" office:value="-2.26346763241286" calcext:value-type="float">
            <text:p>-2.2634676324128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Y</text:p>
          </table:table-cell>
          <table:table-cell office:value-type="string" calcext:value-type="string">
            <text:p>LM0210</text:p>
          </table:table-cell>
          <table:table-cell office:value-type="float" office:value="2" calcext:value-type="float">
            <text:p>2</text:p>
          </table:table-cell>
          <table:table-cell office:value-type="float" office:value="15.53" calcext:value-type="float">
            <text:p>15.53</text:p>
          </table:table-cell>
          <table:table-cell office:value-type="float" office:value="15.65" calcext:value-type="float">
            <text:p>15.65</text:p>
          </table:table-cell>
          <table:table-cell table:formula="of:=([.E351]-[.D351])/[.E351]*100" office:value-type="float" office:value="0.766773162939304" calcext:value-type="float">
            <text:p>0.766773162939304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W</text:p>
          </table:table-cell>
          <table:table-cell office:value-type="string" calcext:value-type="string">
            <text:p>LM0211</text:p>
          </table:table-cell>
          <table:table-cell office:value-type="float" office:value="2" calcext:value-type="float">
            <text:p>2</text:p>
          </table:table-cell>
          <table:table-cell office:value-type="float" office:value="17.76" calcext:value-type="float">
            <text:p>17.76</text:p>
          </table:table-cell>
          <table:table-cell office:value-type="float" office:value="17.42" calcext:value-type="float">
            <text:p>17.42</text:p>
          </table:table-cell>
          <table:table-cell table:formula="of:=([.E352]-[.D352])/[.E352]*100" office:value-type="float" office:value="-1.95177956371986" calcext:value-type="float">
            <text:p>-1.9517795637198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Y</text:p>
          </table:table-cell>
          <table:table-cell office:value-type="string" calcext:value-type="string">
            <text:p>LM0212</text:p>
          </table:table-cell>
          <table:table-cell office:value-type="float" office:value="2" calcext:value-type="float">
            <text:p>2</text:p>
          </table:table-cell>
          <table:table-cell office:value-type="float" office:value="21.11" calcext:value-type="float">
            <text:p>21.11</text:p>
          </table:table-cell>
          <table:table-cell office:value-type="float" office:value="21.58" calcext:value-type="float">
            <text:p>21.58</text:p>
          </table:table-cell>
          <table:table-cell table:formula="of:=([.E353]-[.D353])/[.E353]*100" office:value-type="float" office:value="2.17794253938832" calcext:value-type="float">
            <text:p>2.1779425393883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O</text:p>
          </table:table-cell>
          <table:table-cell office:value-type="string" calcext:value-type="string">
            <text:p>LM0213</text:p>
          </table:table-cell>
          <table:table-cell office:value-type="float" office:value="2" calcext:value-type="float">
            <text:p>2</text:p>
          </table:table-cell>
          <table:table-cell office:value-type="float" office:value="15.58" calcext:value-type="float">
            <text:p>15.58</text:p>
          </table:table-cell>
          <table:table-cell office:value-type="float" office:value="15.39" calcext:value-type="float">
            <text:p>15.39</text:p>
          </table:table-cell>
          <table:table-cell table:formula="of:=([.E354]-[.D354])/[.E354]*100" office:value-type="float" office:value="-1.23456790123456" calcext:value-type="float">
            <text:p>-1.2345679012345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</text:p>
          </table:table-cell>
          <table:table-cell office:value-type="string" calcext:value-type="string">
            <text:p>LM0214</text:p>
          </table:table-cell>
          <table:table-cell office:value-type="float" office:value="2" calcext:value-type="float">
            <text:p>2</text:p>
          </table:table-cell>
          <table:table-cell office:value-type="float" office:value="27.31" calcext:value-type="float">
            <text:p>27.31</text:p>
          </table:table-cell>
          <table:table-cell office:value-type="float" office:value="27.43" calcext:value-type="float">
            <text:p>27.43</text:p>
          </table:table-cell>
          <table:table-cell table:formula="of:=([.E355]-[.D355])/[.E355]*100" office:value-type="float" office:value="0.437477214728403" calcext:value-type="float">
            <text:p>0.43747721472840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</text:p>
          </table:table-cell>
          <table:table-cell office:value-type="string" calcext:value-type="string">
            <text:p>LM0215</text:p>
          </table:table-cell>
          <table:table-cell office:value-type="float" office:value="2" calcext:value-type="float">
            <text:p>2</text:p>
          </table:table-cell>
          <table:table-cell office:value-type="float" office:value="24.17" calcext:value-type="float">
            <text:p>24.17</text:p>
          </table:table-cell>
          <table:table-cell office:value-type="float" office:value="23.9" calcext:value-type="float">
            <text:p>23.9</text:p>
          </table:table-cell>
          <table:table-cell table:formula="of:=([.E356]-[.D356])/[.E356]*100" office:value-type="float" office:value="-1.12970711297072" calcext:value-type="float">
            <text:p>-1.12970711297072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J</text:p>
          </table:table-cell>
          <table:table-cell office:value-type="string" calcext:value-type="string">
            <text:p>LM0216</text:p>
          </table:table-cell>
          <table:table-cell office:value-type="float" office:value="2" calcext:value-type="float">
            <text:p>2</text:p>
          </table:table-cell>
          <table:table-cell office:value-type="float" office:value="16.49" calcext:value-type="float">
            <text:p>16.49</text:p>
          </table:table-cell>
          <table:table-cell office:value-type="float" office:value="18.37" calcext:value-type="float">
            <text:p>18.37</text:p>
          </table:table-cell>
          <table:table-cell table:formula="of:=([.E357]-[.D357])/[.E357]*100" office:value-type="float" office:value="10.2340772999456" calcext:value-type="float">
            <text:p>10.234077299945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</text:p>
          </table:table-cell>
          <table:table-cell office:value-type="string" calcext:value-type="string">
            <text:p>LM0217</text:p>
          </table:table-cell>
          <table:table-cell office:value-type="float" office:value="2" calcext:value-type="float">
            <text:p>2</text:p>
          </table:table-cell>
          <table:table-cell office:value-type="float" office:value="17.49" calcext:value-type="float">
            <text:p>17.49</text:p>
          </table:table-cell>
          <table:table-cell office:value-type="float" office:value="17.74" calcext:value-type="float">
            <text:p>17.74</text:p>
          </table:table-cell>
          <table:table-cell table:formula="of:=([.E358]-[.D358])/[.E358]*100" office:value-type="float" office:value="1.40924464487035" calcext:value-type="float">
            <text:p>1.40924464487035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Q</text:p>
          </table:table-cell>
          <table:table-cell office:value-type="string" calcext:value-type="string">
            <text:p>LM0218</text:p>
          </table:table-cell>
          <table:table-cell office:value-type="float" office:value="2" calcext:value-type="float">
            <text:p>2</text:p>
          </table:table-cell>
          <table:table-cell office:value-type="float" office:value="20.75" calcext:value-type="float">
            <text:p>20.75</text:p>
          </table:table-cell>
          <table:table-cell office:value-type="float" office:value="20.36" calcext:value-type="float">
            <text:p>20.36</text:p>
          </table:table-cell>
          <table:table-cell table:formula="of:=([.E359]-[.D359])/[.E359]*100" office:value-type="float" office:value="-1.9155206286837" calcext:value-type="float">
            <text:p>-1.915520628683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Q</text:p>
          </table:table-cell>
          <table:table-cell office:value-type="string" calcext:value-type="string">
            <text:p>LM0219</text:p>
          </table:table-cell>
          <table:table-cell office:value-type="float" office:value="2" calcext:value-type="float">
            <text:p>2</text:p>
          </table:table-cell>
          <table:table-cell office:value-type="float" office:value="20.39" calcext:value-type="float">
            <text:p>20.39</text:p>
          </table:table-cell>
          <table:table-cell office:value-type="float" office:value="19" calcext:value-type="float">
            <text:p>19</text:p>
          </table:table-cell>
          <table:table-cell table:formula="of:=([.E360]-[.D360])/[.E360]*100" office:value-type="float" office:value="-7.31578947368421" calcext:value-type="float">
            <text:p>-7.3157894736842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LM0220</text:p>
          </table:table-cell>
          <table:table-cell office:value-type="float" office:value="2" calcext:value-type="float">
            <text:p>2</text:p>
          </table:table-cell>
          <table:table-cell office:value-type="float" office:value="20.31" calcext:value-type="float">
            <text:p>20.31</text:p>
          </table:table-cell>
          <table:table-cell office:value-type="float" office:value="19.72" calcext:value-type="float">
            <text:p>19.72</text:p>
          </table:table-cell>
          <table:table-cell table:formula="of:=([.E361]-[.D361])/[.E361]*100" office:value-type="float" office:value="-2.99188640973631" calcext:value-type="float">
            <text:p>-2.9918864097363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</text:p>
          </table:table-cell>
          <table:table-cell office:value-type="string" calcext:value-type="string">
            <text:p>LM0221</text:p>
          </table:table-cell>
          <table:table-cell office:value-type="float" office:value="2" calcext:value-type="float">
            <text:p>2</text:p>
          </table:table-cell>
          <table:table-cell office:value-type="float" office:value="20.02" calcext:value-type="float">
            <text:p>20.02</text:p>
          </table:table-cell>
          <table:table-cell office:value-type="float" office:value="19.73" calcext:value-type="float">
            <text:p>19.73</text:p>
          </table:table-cell>
          <table:table-cell table:formula="of:=([.E362]-[.D362])/[.E362]*100" office:value-type="float" office:value="-1.46984287886467" calcext:value-type="float">
            <text:p>-1.46984287886467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LM0222</text:p>
          </table:table-cell>
          <table:table-cell office:value-type="float" office:value="2" calcext:value-type="float">
            <text:p>2</text:p>
          </table:table-cell>
          <table:table-cell office:value-type="float" office:value="23.83" calcext:value-type="float">
            <text:p>23.83</text:p>
          </table:table-cell>
          <table:table-cell office:value-type="float" office:value="23.99" calcext:value-type="float">
            <text:p>23.99</text:p>
          </table:table-cell>
          <table:table-cell table:formula="of:=([.E363]-[.D363])/[.E363]*100" office:value-type="float" office:value="0.666944560233431" calcext:value-type="float">
            <text:p>0.66694456023343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M</text:p>
          </table:table-cell>
          <table:table-cell office:value-type="string" calcext:value-type="string">
            <text:p>LM0223</text:p>
          </table:table-cell>
          <table:table-cell office:value-type="float" office:value="2" calcext:value-type="float">
            <text:p>2</text:p>
          </table:table-cell>
          <table:table-cell office:value-type="float" office:value="21.77" calcext:value-type="float">
            <text:p>21.77</text:p>
          </table:table-cell>
          <table:table-cell office:value-type="float" office:value="20.73" calcext:value-type="float">
            <text:p>20.73</text:p>
          </table:table-cell>
          <table:table-cell table:formula="of:=([.E364]-[.D364])/[.E364]*100" office:value-type="float" office:value="-5.0168837433671" calcext:value-type="float">
            <text:p>-5.0168837433671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Y</text:p>
          </table:table-cell>
          <table:table-cell office:value-type="string" calcext:value-type="string">
            <text:p>LM0224</text:p>
          </table:table-cell>
          <table:table-cell office:value-type="float" office:value="2" calcext:value-type="float">
            <text:p>2</text:p>
          </table:table-cell>
          <table:table-cell office:value-type="float" office:value="19.92" calcext:value-type="float">
            <text:p>19.92</text:p>
          </table:table-cell>
          <table:table-cell office:value-type="float" office:value="19.21" calcext:value-type="float">
            <text:p>19.21</text:p>
          </table:table-cell>
          <table:table-cell table:formula="of:=([.E365]-[.D365])/[.E365]*100" office:value-type="float" office:value="-3.69599167100469" calcext:value-type="float">
            <text:p>-3.69599167100469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</text:p>
          </table:table-cell>
          <table:table-cell office:value-type="string" calcext:value-type="string">
            <text:p>LM0225</text:p>
          </table:table-cell>
          <table:table-cell office:value-type="float" office:value="2" calcext:value-type="float">
            <text:p>2</text:p>
          </table:table-cell>
          <table:table-cell office:value-type="float" office:value="28.64" calcext:value-type="float">
            <text:p>28.64</text:p>
          </table:table-cell>
          <table:table-cell office:value-type="float" office:value="28.05" calcext:value-type="float">
            <text:p>28.05</text:p>
          </table:table-cell>
          <table:table-cell table:formula="of:=([.E366]-[.D366])/[.E366]*100" office:value-type="float" office:value="-2.10338680926916" calcext:value-type="float">
            <text:p>-2.10338680926916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U</text:p>
          </table:table-cell>
          <table:table-cell office:value-type="string" calcext:value-type="string">
            <text:p>LM0226</text:p>
          </table:table-cell>
          <table:table-cell office:value-type="float" office:value="2" calcext:value-type="float">
            <text:p>2</text:p>
          </table:table-cell>
          <table:table-cell office:value-type="float" office:value="15.69" calcext:value-type="float">
            <text:p>15.69</text:p>
          </table:table-cell>
          <table:table-cell office:value-type="float" office:value="15.16" calcext:value-type="float">
            <text:p>15.16</text:p>
          </table:table-cell>
          <table:table-cell table:formula="of:=([.E367]-[.D367])/[.E367]*100" office:value-type="float" office:value="-3.49604221635883" calcext:value-type="float">
            <text:p>-3.49604221635883</text:p>
          </table:table-cell>
          <table:table-cell/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office:value-type="string" calcext:value-type="string">
            <text:p>HLV</text:p>
          </table:table-cell>
          <table:table-cell office:value-type="string" calcext:value-type="string">
            <text:p>LM0204</text:p>
          </table:table-cell>
          <table:table-cell office:value-type="float" office:value="3" calcext:value-type="float">
            <text:p>3</text:p>
          </table:table-cell>
          <table:table-cell office:value-type="float" office:value="19.99" calcext:value-type="float">
            <text:p>19.99</text:p>
          </table:table-cell>
          <table:table-cell office:value-type="float" office:value="19.26" calcext:value-type="float">
            <text:p>19.26</text:p>
          </table:table-cell>
          <table:table-cell table:formula="of:=([.E368]-[.D368])/[.E368]*100" office:value-type="float" office:value="-3.79023883696779" calcext:value-type="float">
            <text:p>-3.790238836967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M0206</text:p>
          </table:table-cell>
          <table:table-cell office:value-type="float" office:value="3" calcext:value-type="float">
            <text:p>3</text:p>
          </table:table-cell>
          <table:table-cell office:value-type="float" office:value="17.4" calcext:value-type="float">
            <text:p>17.4</text:p>
          </table:table-cell>
          <table:table-cell office:value-type="float" office:value="16.97" calcext:value-type="float">
            <text:p>16.97</text:p>
          </table:table-cell>
          <table:table-cell table:formula="of:=([.E369]-[.D369])/[.E369]*100" office:value-type="float" office:value="-2.53388332351208" calcext:value-type="float">
            <text:p>-2.5338833235120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Q</text:p>
          </table:table-cell>
          <table:table-cell office:value-type="string" calcext:value-type="string">
            <text:p>LM0207</text:p>
          </table:table-cell>
          <table:table-cell office:value-type="float" office:value="3" calcext:value-type="float">
            <text:p>3</text:p>
          </table:table-cell>
          <table:table-cell office:value-type="float" office:value="17.25" calcext:value-type="float">
            <text:p>17.25</text:p>
          </table:table-cell>
          <table:table-cell office:value-type="float" office:value="17.27" calcext:value-type="float">
            <text:p>17.27</text:p>
          </table:table-cell>
          <table:table-cell table:formula="of:=([.E370]-[.D370])/[.E370]*100" office:value-type="float" office:value="0.115807759119859" calcext:value-type="float">
            <text:p>0.115807759119859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LM0208</text:p>
          </table:table-cell>
          <table:table-cell office:value-type="float" office:value="3" calcext:value-type="float">
            <text:p>3</text:p>
          </table:table-cell>
          <table:table-cell office:value-type="float" office:value="24.15" calcext:value-type="float">
            <text:p>24.15</text:p>
          </table:table-cell>
          <table:table-cell office:value-type="float" office:value="22.82" calcext:value-type="float">
            <text:p>22.82</text:p>
          </table:table-cell>
          <table:table-cell table:formula="of:=([.E371]-[.D371])/[.E371]*100" office:value-type="float" office:value="-5.8282208588957" calcext:value-type="float">
            <text:p>-5.828220858895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LM0209</text:p>
          </table:table-cell>
          <table:table-cell office:value-type="float" office:value="3" calcext:value-type="float">
            <text:p>3</text:p>
          </table:table-cell>
          <table:table-cell office:value-type="float" office:value="22.22" calcext:value-type="float">
            <text:p>22.22</text:p>
          </table:table-cell>
          <table:table-cell office:value-type="float" office:value="22.09" calcext:value-type="float">
            <text:p>22.09</text:p>
          </table:table-cell>
          <table:table-cell table:formula="of:=([.E372]-[.D372])/[.E372]*100" office:value-type="float" office:value="-0.588501584427338" calcext:value-type="float">
            <text:p>-0.58850158442733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</text:p>
          </table:table-cell>
          <table:table-cell office:value-type="string" calcext:value-type="string">
            <text:p>LM0210</text:p>
          </table:table-cell>
          <table:table-cell office:value-type="float" office:value="3" calcext:value-type="float">
            <text:p>3</text:p>
          </table:table-cell>
          <table:table-cell office:value-type="float" office:value="16.08" calcext:value-type="float">
            <text:p>16.08</text:p>
          </table:table-cell>
          <table:table-cell office:value-type="float" office:value="15.65" calcext:value-type="float">
            <text:p>15.65</text:p>
          </table:table-cell>
          <table:table-cell table:formula="of:=([.E373]-[.D373])/[.E373]*100" office:value-type="float" office:value="-2.7476038338658" calcext:value-type="float">
            <text:p>-2.74760383386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</text:p>
          </table:table-cell>
          <table:table-cell office:value-type="string" calcext:value-type="string">
            <text:p>LM0211</text:p>
          </table:table-cell>
          <table:table-cell office:value-type="float" office:value="3" calcext:value-type="float">
            <text:p>3</text:p>
          </table:table-cell>
          <table:table-cell office:value-type="float" office:value="17.4" calcext:value-type="float">
            <text:p>17.4</text:p>
          </table:table-cell>
          <table:table-cell office:value-type="float" office:value="17.42" calcext:value-type="float">
            <text:p>17.42</text:p>
          </table:table-cell>
          <table:table-cell table:formula="of:=([.E374]-[.D374])/[.E374]*100" office:value-type="float" office:value="0.114810562571775" calcext:value-type="float">
            <text:p>0.11481056257177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V</text:p>
          </table:table-cell>
          <table:table-cell office:value-type="string" calcext:value-type="string">
            <text:p>LM0212</text:p>
          </table:table-cell>
          <table:table-cell office:value-type="float" office:value="3" calcext:value-type="float">
            <text:p>3</text:p>
          </table:table-cell>
          <table:table-cell office:value-type="float" office:value="21.06" calcext:value-type="float">
            <text:p>21.06</text:p>
          </table:table-cell>
          <table:table-cell office:value-type="float" office:value="21.58" calcext:value-type="float">
            <text:p>21.58</text:p>
          </table:table-cell>
          <table:table-cell table:formula="of:=([.E375]-[.D375])/[.E375]*100" office:value-type="float" office:value="2.40963855421687" calcext:value-type="float">
            <text:p>2.4096385542168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</text:p>
          </table:table-cell>
          <table:table-cell office:value-type="string" calcext:value-type="string">
            <text:p>LM0213</text:p>
          </table:table-cell>
          <table:table-cell office:value-type="float" office:value="3" calcext:value-type="float">
            <text:p>3</text:p>
          </table:table-cell>
          <table:table-cell office:value-type="float" office:value="15.95" calcext:value-type="float">
            <text:p>15.95</text:p>
          </table:table-cell>
          <table:table-cell office:value-type="float" office:value="15.39" calcext:value-type="float">
            <text:p>15.39</text:p>
          </table:table-cell>
          <table:table-cell table:formula="of:=([.E376]-[.D376])/[.E376]*100" office:value-type="float" office:value="-3.63872644574398" calcext:value-type="float">
            <text:p>-3.638726445743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T</text:p>
          </table:table-cell>
          <table:table-cell office:value-type="string" calcext:value-type="string">
            <text:p>LM0214</text:p>
          </table:table-cell>
          <table:table-cell office:value-type="float" office:value="3" calcext:value-type="float">
            <text:p>3</text:p>
          </table:table-cell>
          <table:table-cell office:value-type="float" office:value="28.3" calcext:value-type="float">
            <text:p>28.3</text:p>
          </table:table-cell>
          <table:table-cell office:value-type="float" office:value="27.43" calcext:value-type="float">
            <text:p>27.43</text:p>
          </table:table-cell>
          <table:table-cell table:formula="of:=([.E377]-[.D377])/[.E377]*100" office:value-type="float" office:value="-3.1717098067809" calcext:value-type="float">
            <text:p>-3.1717098067809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Q</text:p>
          </table:table-cell>
          <table:table-cell office:value-type="string" calcext:value-type="string">
            <text:p>LM0215</text:p>
          </table:table-cell>
          <table:table-cell office:value-type="float" office:value="3" calcext:value-type="float">
            <text:p>3</text:p>
          </table:table-cell>
          <table:table-cell office:value-type="float" office:value="24.29" calcext:value-type="float">
            <text:p>24.29</text:p>
          </table:table-cell>
          <table:table-cell office:value-type="float" office:value="23.9" calcext:value-type="float">
            <text:p>23.9</text:p>
          </table:table-cell>
          <table:table-cell table:formula="of:=([.E378]-[.D378])/[.E378]*100" office:value-type="float" office:value="-1.63179916317992" calcext:value-type="float">
            <text:p>-1.63179916317992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W</text:p>
          </table:table-cell>
          <table:table-cell office:value-type="string" calcext:value-type="string">
            <text:p>LM0216</text:p>
          </table:table-cell>
          <table:table-cell office:value-type="float" office:value="3" calcext:value-type="float">
            <text:p>3</text:p>
          </table:table-cell>
          <table:table-cell office:value-type="float" office:value="16.84" calcext:value-type="float">
            <text:p>16.84</text:p>
          </table:table-cell>
          <table:table-cell office:value-type="float" office:value="18.37" calcext:value-type="float">
            <text:p>18.37</text:p>
          </table:table-cell>
          <table:table-cell table:formula="of:=([.E379]-[.D379])/[.E379]*100" office:value-type="float" office:value="8.32879695155145" calcext:value-type="float">
            <text:p>8.3287969515514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S</text:p>
          </table:table-cell>
          <table:table-cell office:value-type="string" calcext:value-type="string">
            <text:p>LM0217</text:p>
          </table:table-cell>
          <table:table-cell office:value-type="float" office:value="3" calcext:value-type="float">
            <text:p>3</text:p>
          </table:table-cell>
          <table:table-cell office:value-type="float" office:value="17.41" calcext:value-type="float">
            <text:p>17.41</text:p>
          </table:table-cell>
          <table:table-cell office:value-type="float" office:value="17.74" calcext:value-type="float">
            <text:p>17.74</text:p>
          </table:table-cell>
          <table:table-cell table:formula="of:=([.E380]-[.D380])/[.E380]*100" office:value-type="float" office:value="1.86020293122885" calcext:value-type="float">
            <text:p>1.860202931228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X</text:p>
          </table:table-cell>
          <table:table-cell office:value-type="string" calcext:value-type="string">
            <text:p>LM0218</text:p>
          </table:table-cell>
          <table:table-cell office:value-type="float" office:value="3" calcext:value-type="float">
            <text:p>3</text:p>
          </table:table-cell>
          <table:table-cell office:value-type="float" office:value="20.2" calcext:value-type="float">
            <text:p>20.2</text:p>
          </table:table-cell>
          <table:table-cell office:value-type="float" office:value="20.36" calcext:value-type="float">
            <text:p>20.36</text:p>
          </table:table-cell>
          <table:table-cell table:formula="of:=([.E381]-[.D381])/[.E381]*100" office:value-type="float" office:value="0.785854616895875" calcext:value-type="float">
            <text:p>0.78585461689587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</text:p>
          </table:table-cell>
          <table:table-cell office:value-type="string" calcext:value-type="string">
            <text:p>LM0219</text:p>
          </table:table-cell>
          <table:table-cell office:value-type="float" office:value="3" calcext:value-type="float">
            <text:p>3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  <table:table-cell table:formula="of:=([.E382]-[.D382])/[.E382]*100" office:value-type="float" office:value="-0.263157894736846" calcext:value-type="float">
            <text:p>-0.263157894736846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</text:p>
          </table:table-cell>
          <table:table-cell office:value-type="string" calcext:value-type="string">
            <text:p>LM02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9.72" calcext:value-type="float">
            <text:p>19.72</text:p>
          </table:table-cell>
          <table:table-cell table:formula="of:=([.E383]-[.D383])/[.E383]*100" office:value-type="float" office:value="3.65111561866125" calcext:value-type="float">
            <text:p>3.6511156186612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LM0221</text:p>
          </table:table-cell>
          <table:table-cell office:value-type="float" office:value="3" calcext:value-type="float">
            <text:p>3</text:p>
          </table:table-cell>
          <table:table-cell office:value-type="float" office:value="19.16" calcext:value-type="float">
            <text:p>19.16</text:p>
          </table:table-cell>
          <table:table-cell office:value-type="float" office:value="19.73" calcext:value-type="float">
            <text:p>19.73</text:p>
          </table:table-cell>
          <table:table-cell table:formula="of:=([.E384]-[.D384])/[.E384]*100" office:value-type="float" office:value="2.88900152052712" calcext:value-type="float">
            <text:p>2.8890015205271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LM0222</text:p>
          </table:table-cell>
          <table:table-cell office:value-type="float" office:value="3" calcext:value-type="float">
            <text:p>3</text:p>
          </table:table-cell>
          <table:table-cell office:value-type="float" office:value="22.48" calcext:value-type="float">
            <text:p>22.48</text:p>
          </table:table-cell>
          <table:table-cell office:value-type="float" office:value="23.99" calcext:value-type="float">
            <text:p>23.99</text:p>
          </table:table-cell>
          <table:table-cell table:formula="of:=([.E385]-[.D385])/[.E385]*100" office:value-type="float" office:value="6.29428928720299" calcext:value-type="float">
            <text:p>6.2942892872029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</text:p>
          </table:table-cell>
          <table:table-cell office:value-type="string" calcext:value-type="string">
            <text:p>LM0223</text:p>
          </table:table-cell>
          <table:table-cell office:value-type="float" office:value="3" calcext:value-type="float">
            <text:p>3</text:p>
          </table:table-cell>
          <table:table-cell office:value-type="float" office:value="20.46" calcext:value-type="float">
            <text:p>20.46</text:p>
          </table:table-cell>
          <table:table-cell office:value-type="float" office:value="20.73" calcext:value-type="float">
            <text:p>20.73</text:p>
          </table:table-cell>
          <table:table-cell table:formula="of:=([.E386]-[.D386])/[.E386]*100" office:value-type="float" office:value="1.30246020260492" calcext:value-type="float">
            <text:p>1.3024602026049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N</text:p>
          </table:table-cell>
          <table:table-cell office:value-type="string" calcext:value-type="string">
            <text:p>LM0224</text:p>
          </table:table-cell>
          <table:table-cell office:value-type="float" office:value="3" calcext:value-type="float">
            <text:p>3</text:p>
          </table:table-cell>
          <table:table-cell office:value-type="float" office:value="17.97" calcext:value-type="float">
            <text:p>17.97</text:p>
          </table:table-cell>
          <table:table-cell office:value-type="float" office:value="19.21" calcext:value-type="float">
            <text:p>19.21</text:p>
          </table:table-cell>
          <table:table-cell table:formula="of:=([.E387]-[.D387])/[.E387]*100" office:value-type="float" office:value="6.45497136907861" calcext:value-type="float">
            <text:p>6.4549713690786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</text:p>
          </table:table-cell>
          <table:table-cell office:value-type="string" calcext:value-type="string">
            <text:p>LM0225</text:p>
          </table:table-cell>
          <table:table-cell office:value-type="float" office:value="3" calcext:value-type="float">
            <text:p>3</text:p>
          </table:table-cell>
          <table:table-cell office:value-type="float" office:value="30.2" calcext:value-type="float">
            <text:p>30.2</text:p>
          </table:table-cell>
          <table:table-cell office:value-type="float" office:value="28.05" calcext:value-type="float">
            <text:p>28.05</text:p>
          </table:table-cell>
          <table:table-cell table:formula="of:=([.E388]-[.D388])/[.E388]*100" office:value-type="float" office:value="-7.66488413547237" calcext:value-type="float">
            <text:p>-7.66488413547237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LM0226</text:p>
          </table:table-cell>
          <table:table-cell office:value-type="float" office:value="3" calcext:value-type="float">
            <text:p>3</text:p>
          </table:table-cell>
          <table:table-cell office:value-type="float" office:value="15.66" calcext:value-type="float">
            <text:p>15.66</text:p>
          </table:table-cell>
          <table:table-cell office:value-type="float" office:value="15.16" calcext:value-type="float">
            <text:p>15.16</text:p>
          </table:table-cell>
          <table:table-cell table:formula="of:=([.E389]-[.D389])/[.E389]*100" office:value-type="float" office:value="-3.29815303430079" calcext:value-type="float">
            <text:p>-3.29815303430079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ooks very neglected</text:p>
          </table:table-cell>
          <table:table-cell/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LM0204</text:p>
          </table:table-cell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19.26" calcext:value-type="float">
            <text:p>19.26</text:p>
          </table:table-cell>
          <table:table-cell table:formula="of:=([.E390]-[.D390])/[.E390]*100" office:value-type="float" office:value="3.32294911734164" calcext:value-type="float">
            <text:p>3.32294911734164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LM0206</text:p>
          </table:table-cell>
          <table:table-cell office:value-type="float" office:value="4" calcext:value-type="float">
            <text:p>4</text:p>
          </table:table-cell>
          <table:table-cell office:value-type="float" office:value="15.86" calcext:value-type="float">
            <text:p>15.86</text:p>
          </table:table-cell>
          <table:table-cell office:value-type="float" office:value="16.97" calcext:value-type="float">
            <text:p>16.97</text:p>
          </table:table-cell>
          <table:table-cell table:formula="of:=([.E391]-[.D391])/[.E391]*100" office:value-type="float" office:value="6.54095462581025" calcext:value-type="float">
            <text:p>6.5409546258102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</text:p>
          </table:table-cell>
          <table:table-cell office:value-type="string" calcext:value-type="string">
            <text:p>LM0207</text:p>
          </table:table-cell>
          <table:table-cell office:value-type="float" office:value="4" calcext:value-type="float">
            <text:p>4</text:p>
          </table:table-cell>
          <table:table-cell office:value-type="float" office:value="16.79" calcext:value-type="float">
            <text:p>16.79</text:p>
          </table:table-cell>
          <table:table-cell office:value-type="float" office:value="17.27" calcext:value-type="float">
            <text:p>17.27</text:p>
          </table:table-cell>
          <table:table-cell table:formula="of:=([.E392]-[.D392])/[.E392]*100" office:value-type="float" office:value="2.77938621887667" calcext:value-type="float">
            <text:p>2.7793862188766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V</text:p>
          </table:table-cell>
          <table:table-cell office:value-type="string" calcext:value-type="string">
            <text:p>LM0208</text:p>
          </table:table-cell>
          <table:table-cell office:value-type="float" office:value="4" calcext:value-type="float">
            <text:p>4</text:p>
          </table:table-cell>
          <table:table-cell office:value-type="float" office:value="22.74" calcext:value-type="float">
            <text:p>22.74</text:p>
          </table:table-cell>
          <table:table-cell office:value-type="float" office:value="22.82" calcext:value-type="float">
            <text:p>22.82</text:p>
          </table:table-cell>
          <table:table-cell table:formula="of:=([.E393]-[.D393])/[.E393]*100" office:value-type="float" office:value="0.350569675723058" calcext:value-type="float">
            <text:p>0.350569675723058</text:p>
          </table:table-cell>
          <table:table-cell office:value-type="string" calcext:value-type="string">
            <text:p>1,7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X</text:p>
          </table:table-cell>
          <table:table-cell office:value-type="string" calcext:value-type="string">
            <text:p>LM0209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22.09" calcext:value-type="float">
            <text:p>22.09</text:p>
          </table:table-cell>
          <table:table-cell table:formula="of:=([.E394]-[.D394])/[.E394]*100" office:value-type="float" office:value="2.48981439565415" calcext:value-type="float">
            <text:p>2.48981439565415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I</text:p>
          </table:table-cell>
          <table:table-cell office:value-type="string" calcext:value-type="string">
            <text:p>LM0210</text:p>
          </table:table-cell>
          <table:table-cell office:value-type="float" office:value="4" calcext:value-type="float">
            <text:p>4</text:p>
          </table:table-cell>
          <table:table-cell office:value-type="float" office:value="16.07" calcext:value-type="float">
            <text:p>16.07</text:p>
          </table:table-cell>
          <table:table-cell office:value-type="float" office:value="15.65" calcext:value-type="float">
            <text:p>15.65</text:p>
          </table:table-cell>
          <table:table-cell table:formula="of:=([.E395]-[.D395])/[.E395]*100" office:value-type="float" office:value="-2.68370607028754" calcext:value-type="float">
            <text:p>-2.6837060702875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</text:p>
          </table:table-cell>
          <table:table-cell office:value-type="string" calcext:value-type="string">
            <text:p>LM0211</text:p>
          </table:table-cell>
          <table:table-cell office:value-type="float" office:value="4" calcext:value-type="float">
            <text:p>4</text:p>
          </table:table-cell>
          <table:table-cell office:value-type="float" office:value="17.05" calcext:value-type="float">
            <text:p>17.05</text:p>
          </table:table-cell>
          <table:table-cell office:value-type="float" office:value="17.42" calcext:value-type="float">
            <text:p>17.42</text:p>
          </table:table-cell>
          <table:table-cell table:formula="of:=([.E396]-[.D396])/[.E396]*100" office:value-type="float" office:value="2.1239954075775" calcext:value-type="float">
            <text:p>2.1239954075775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LM0212</text:p>
          </table:table-cell>
          <table:table-cell office:value-type="float" office:value="4" calcext:value-type="float">
            <text:p>4</text:p>
          </table:table-cell>
          <table:table-cell office:value-type="float" office:value="19.42" calcext:value-type="float">
            <text:p>19.42</text:p>
          </table:table-cell>
          <table:table-cell office:value-type="float" office:value="21.58" calcext:value-type="float">
            <text:p>21.58</text:p>
          </table:table-cell>
          <table:table-cell table:formula="of:=([.E397]-[.D397])/[.E397]*100" office:value-type="float" office:value="10.0092678405931" calcext:value-type="float">
            <text:p>10.0092678405931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Q</text:p>
          </table:table-cell>
          <table:table-cell office:value-type="string" calcext:value-type="string">
            <text:p>LM0213</text:p>
          </table:table-cell>
          <table:table-cell office:value-type="float" office:value="4" calcext:value-type="float">
            <text:p>4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9" calcext:value-type="float">
            <text:p>15.39</text:p>
          </table:table-cell>
          <table:table-cell table:formula="of:=([.E398]-[.D398])/[.E398]*100" office:value-type="float" office:value="4.22352176738142" calcext:value-type="float">
            <text:p>4.22352176738142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</text:p>
          </table:table-cell>
          <table:table-cell office:value-type="string" calcext:value-type="string">
            <text:p>LM0214</text:p>
          </table:table-cell>
          <table:table-cell office:value-type="float" office:value="4" calcext:value-type="float">
            <text:p>4</text:p>
          </table:table-cell>
          <table:table-cell office:value-type="float" office:value="26.54" calcext:value-type="float">
            <text:p>26.54</text:p>
          </table:table-cell>
          <table:table-cell office:value-type="float" office:value="27.43" calcext:value-type="float">
            <text:p>27.43</text:p>
          </table:table-cell>
          <table:table-cell table:formula="of:=([.E399]-[.D399])/[.E399]*100" office:value-type="float" office:value="3.2446226759023" calcext:value-type="float">
            <text:p>3.2446226759023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X</text:p>
          </table:table-cell>
          <table:table-cell office:value-type="string" calcext:value-type="string">
            <text:p>LM0215</text:p>
          </table:table-cell>
          <table:table-cell office:value-type="float" office:value="4" calcext:value-type="float">
            <text:p>4</text:p>
          </table:table-cell>
          <table:table-cell office:value-type="float" office:value="22.96" calcext:value-type="float">
            <text:p>22.96</text:p>
          </table:table-cell>
          <table:table-cell office:value-type="float" office:value="23.9" calcext:value-type="float">
            <text:p>23.9</text:p>
          </table:table-cell>
          <table:table-cell table:formula="of:=([.E400]-[.D400])/[.E400]*100" office:value-type="float" office:value="3.93305439330543" calcext:value-type="float">
            <text:p>3.93305439330543</text:p>
          </table:table-cell>
          <table:table-cell office:value-type="string" calcext:value-type="string">
            <text:p>1,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</text:p>
          </table:table-cell>
          <table:table-cell office:value-type="string" calcext:value-type="string">
            <text:p>LM0216</text:p>
          </table:table-cell>
          <table:table-cell office:value-type="float" office:value="4" calcext:value-type="float">
            <text:p>4</text:p>
          </table:table-cell>
          <table:table-cell office:value-type="float" office:value="16.29" calcext:value-type="float">
            <text:p>16.29</text:p>
          </table:table-cell>
          <table:table-cell office:value-type="float" office:value="18.37" calcext:value-type="float">
            <text:p>18.37</text:p>
          </table:table-cell>
          <table:table-cell table:formula="of:=([.E401]-[.D401])/[.E401]*100" office:value-type="float" office:value="11.3228089275994" calcext:value-type="float">
            <text:p>11.322808927599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</text:p>
          </table:table-cell>
          <table:table-cell office:value-type="string" calcext:value-type="string">
            <text:p>LM0217</text:p>
          </table:table-cell>
          <table:table-cell office:value-type="float" office:value="4" calcext:value-type="float">
            <text:p>4</text:p>
          </table:table-cell>
          <table:table-cell office:value-type="float" office:value="16.77" calcext:value-type="float">
            <text:p>16.77</text:p>
          </table:table-cell>
          <table:table-cell office:value-type="float" office:value="17.74" calcext:value-type="float">
            <text:p>17.74</text:p>
          </table:table-cell>
          <table:table-cell table:formula="of:=([.E402]-[.D402])/[.E402]*100" office:value-type="float" office:value="5.46786922209695" calcext:value-type="float">
            <text:p>5.467869222096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</text:p>
          </table:table-cell>
          <table:table-cell office:value-type="string" calcext:value-type="string">
            <text:p>LM0218</text:p>
          </table:table-cell>
          <table:table-cell office:value-type="float" office:value="4" calcext:value-type="float">
            <text:p>4</text:p>
          </table:table-cell>
          <table:table-cell office:value-type="float" office:value="20.6" calcext:value-type="float">
            <text:p>20.6</text:p>
          </table:table-cell>
          <table:table-cell office:value-type="float" office:value="20.36" calcext:value-type="float">
            <text:p>20.36</text:p>
          </table:table-cell>
          <table:table-cell table:formula="of:=([.E403]-[.D403])/[.E403]*100" office:value-type="float" office:value="-1.17878192534382" calcext:value-type="float">
            <text:p>-1.17878192534382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</text:p>
          </table:table-cell>
          <table:table-cell office:value-type="string" calcext:value-type="string">
            <text:p>LM0219</text:p>
          </table:table-cell>
          <table:table-cell office:value-type="float" office:value="4" calcext:value-type="float">
            <text:p>4</text:p>
          </table:table-cell>
          <table:table-cell office:value-type="float" office:value="19.49" calcext:value-type="float">
            <text:p>19.49</text:p>
          </table:table-cell>
          <table:table-cell office:value-type="float" office:value="19" calcext:value-type="float">
            <text:p>19</text:p>
          </table:table-cell>
          <table:table-cell table:formula="of:=([.E404]-[.D404])/[.E404]*100" office:value-type="float" office:value="-2.57894736842104" calcext:value-type="float">
            <text:p>-2.57894736842104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</text:p>
          </table:table-cell>
          <table:table-cell office:value-type="string" calcext:value-type="string">
            <text:p>LM0220</text:p>
          </table:table-cell>
          <table:table-cell office:value-type="float" office:value="4" calcext:value-type="float">
            <text:p>4</text:p>
          </table:table-cell>
          <table:table-cell office:value-type="float" office:value="19.38" calcext:value-type="float">
            <text:p>19.38</text:p>
          </table:table-cell>
          <table:table-cell office:value-type="float" office:value="19.72" calcext:value-type="float">
            <text:p>19.72</text:p>
          </table:table-cell>
          <table:table-cell table:formula="of:=([.E405]-[.D405])/[.E405]*100" office:value-type="float" office:value="1.72413793103448" calcext:value-type="float">
            <text:p>1.72413793103448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U</text:p>
          </table:table-cell>
          <table:table-cell office:value-type="string" calcext:value-type="string">
            <text:p>LM0221</text:p>
          </table:table-cell>
          <table:table-cell office:value-type="float" office:value="4" calcext:value-type="float">
            <text:p>4</text:p>
          </table:table-cell>
          <table:table-cell office:value-type="float" office:value="19.9" calcext:value-type="float">
            <text:p>19.9</text:p>
          </table:table-cell>
          <table:table-cell office:value-type="float" office:value="19.73" calcext:value-type="float">
            <text:p>19.73</text:p>
          </table:table-cell>
          <table:table-cell table:formula="of:=([.E406]-[.D406])/[.E406]*100" office:value-type="float" office:value="-0.861632032437902" calcext:value-type="float">
            <text:p>-0.86163203243790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</text:p>
          </table:table-cell>
          <table:table-cell office:value-type="string" calcext:value-type="string">
            <text:p>LM0222</text:p>
          </table:table-cell>
          <table:table-cell office:value-type="float" office:value="4" calcext:value-type="float">
            <text:p>4</text:p>
          </table:table-cell>
          <table:table-cell office:value-type="float" office:value="22.35" calcext:value-type="float">
            <text:p>22.35</text:p>
          </table:table-cell>
          <table:table-cell office:value-type="float" office:value="23.99" calcext:value-type="float">
            <text:p>23.99</text:p>
          </table:table-cell>
          <table:table-cell table:formula="of:=([.E407]-[.D407])/[.E407]*100" office:value-type="float" office:value="6.83618174239265" calcext:value-type="float">
            <text:p>6.8361817423926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K</text:p>
          </table:table-cell>
          <table:table-cell office:value-type="string" calcext:value-type="string">
            <text:p>LM0223</text:p>
          </table:table-cell>
          <table:table-cell office:value-type="float" office:value="4" calcext:value-type="float">
            <text:p>4</text:p>
          </table:table-cell>
          <table:table-cell office:value-type="float" office:value="21.42" calcext:value-type="float">
            <text:p>21.42</text:p>
          </table:table-cell>
          <table:table-cell office:value-type="float" office:value="20.73" calcext:value-type="float">
            <text:p>20.73</text:p>
          </table:table-cell>
          <table:table-cell table:formula="of:=([.E408]-[.D408])/[.E408]*100" office:value-type="float" office:value="-3.32850940665702" calcext:value-type="float">
            <text:p>-3.3285094066570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</text:p>
          </table:table-cell>
          <table:table-cell office:value-type="string" calcext:value-type="string">
            <text:p>LM0224</text:p>
          </table:table-cell>
          <table:table-cell office:value-type="float" office:value="4" calcext:value-type="float">
            <text:p>4</text:p>
          </table:table-cell>
          <table:table-cell office:value-type="float" office:value="18.9" calcext:value-type="float">
            <text:p>18.9</text:p>
          </table:table-cell>
          <table:table-cell office:value-type="float" office:value="19.21" calcext:value-type="float">
            <text:p>19.21</text:p>
          </table:table-cell>
          <table:table-cell table:formula="of:=([.E409]-[.D409])/[.E409]*100" office:value-type="float" office:value="1.61374284226966" calcext:value-type="float">
            <text:p>1.61374284226966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</text:p>
          </table:table-cell>
          <table:table-cell office:value-type="string" calcext:value-type="string">
            <text:p>LM0225</text:p>
          </table:table-cell>
          <table:table-cell office:value-type="float" office:value="4" calcext:value-type="float">
            <text:p>4</text:p>
          </table:table-cell>
          <table:table-cell office:value-type="float" office:value="27.81" calcext:value-type="float">
            <text:p>27.81</text:p>
          </table:table-cell>
          <table:table-cell office:value-type="float" office:value="28.05" calcext:value-type="float">
            <text:p>28.05</text:p>
          </table:table-cell>
          <table:table-cell table:formula="of:=([.E410]-[.D410])/[.E410]*100" office:value-type="float" office:value="0.855614973262039" calcext:value-type="float">
            <text:p>0.855614973262039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X</text:p>
          </table:table-cell>
          <table:table-cell office:value-type="string" calcext:value-type="string">
            <text:p>LM0226</text:p>
          </table:table-cell>
          <table:table-cell office:value-type="float" office:value="4" calcext:value-type="float">
            <text:p>4</text:p>
          </table:table-cell>
          <table:table-cell office:value-type="float" office:value="15.08" calcext:value-type="float">
            <text:p>15.08</text:p>
          </table:table-cell>
          <table:table-cell office:value-type="float" office:value="15.16" calcext:value-type="float">
            <text:p>15.16</text:p>
          </table:table-cell>
          <table:table-cell table:formula="of:=([.E411]-[.D411])/[.E411]*100" office:value-type="float" office:value="0.527704485488127" calcext:value-type="float">
            <text:p>0.527704485488127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till looks messed up</text:p>
          </table:table-cell>
          <table:table-cell/>
        </table:table-row>
        <table:table-row table:style-name="ro1">
          <table:table-cell office:value-type="string" calcext:value-type="string">
            <text:p>HLP</text:p>
          </table:table-cell>
          <table:table-cell office:value-type="string" calcext:value-type="string">
            <text:p>LM0204</text:p>
          </table:table-cell>
          <table:table-cell office:value-type="float" office:value="5" calcext:value-type="float">
            <text:p>5</text:p>
          </table:table-cell>
          <table:table-cell office:value-type="float" office:value="18.73" calcext:value-type="float">
            <text:p>18.73</text:p>
          </table:table-cell>
          <table:table-cell office:value-type="float" office:value="19.26" calcext:value-type="float">
            <text:p>19.26</text:p>
          </table:table-cell>
          <table:table-cell table:formula="of:=([.E412]-[.D412])/[.E412]*100" office:value-type="float" office:value="2.75181723779855" calcext:value-type="float">
            <text:p>2.7518172377985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A bit diarrhea</text:p>
          </table:table-cell>
          <table:table-cell/>
        </table:table-row>
        <table:table-row table:style-name="ro1">
          <table:table-cell office:value-type="string" calcext:value-type="string">
            <text:p>BUV</text:p>
          </table:table-cell>
          <table:table-cell office:value-type="string" calcext:value-type="string">
            <text:p>LM0206</text:p>
          </table:table-cell>
          <table:table-cell office:value-type="float" office:value="5" calcext:value-type="float">
            <text:p>5</text:p>
          </table:table-cell>
          <table:table-cell office:value-type="float" office:value="15.27" calcext:value-type="float">
            <text:p>15.27</text:p>
          </table:table-cell>
          <table:table-cell office:value-type="float" office:value="16.97" calcext:value-type="float">
            <text:p>16.97</text:p>
          </table:table-cell>
          <table:table-cell table:formula="of:=([.E413]-[.D413])/[.E413]*100" office:value-type="float" office:value="10.0176782557454" calcext:value-type="float">
            <text:p>10.01767825574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, really little poop</text:p>
          </table:table-cell>
          <table:table-cell/>
        </table:table-row>
        <table:table-row table:style-name="ro1">
          <table:table-cell office:value-type="string" calcext:value-type="string">
            <text:p>BHT</text:p>
          </table:table-cell>
          <table:table-cell office:value-type="string" calcext:value-type="string">
            <text:p>LM02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.27" calcext:value-type="float">
            <text:p>17.27</text:p>
          </table:table-cell>
          <table:table-cell table:formula="of:=([.E414]-[.D414])/[.E414]*100" office:value-type="float" office:value="7.35379270411117" calcext:value-type="float">
            <text:p>7.3537927041111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PSV</text:p>
          </table:table-cell>
          <table:table-cell office:value-type="string" calcext:value-type="string">
            <text:p>LM0208</text:p>
          </table:table-cell>
          <table:table-cell office:value-type="float" office:value="5" calcext:value-type="float">
            <text:p>5</text:p>
          </table:table-cell>
          <table:table-cell office:value-type="float" office:value="22.06" calcext:value-type="float">
            <text:p>22.06</text:p>
          </table:table-cell>
          <table:table-cell office:value-type="float" office:value="22.82" calcext:value-type="float">
            <text:p>22.82</text:p>
          </table:table-cell>
          <table:table-cell table:formula="of:=([.E415]-[.D415])/[.E415]*100" office:value-type="float" office:value="3.33041191936898" calcext:value-type="float">
            <text:p>3.3304119193689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AFO</text:p>
          </table:table-cell>
          <table:table-cell office:value-type="string" calcext:value-type="string">
            <text:p>LM0209</text:p>
          </table:table-cell>
          <table:table-cell office:value-type="float" office:value="5" calcext:value-type="float">
            <text:p>5</text:p>
          </table:table-cell>
          <table:table-cell office:value-type="float" office:value="20.32" calcext:value-type="float">
            <text:p>20.32</text:p>
          </table:table-cell>
          <table:table-cell office:value-type="float" office:value="22.09" calcext:value-type="float">
            <text:p>22.09</text:p>
          </table:table-cell>
          <table:table-cell table:formula="of:=([.E416]-[.D416])/[.E416]*100" office:value-type="float" office:value="8.01267541874151" calcext:value-type="float">
            <text:p>8.0126754187415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LM0210</text:p>
          </table:table-cell>
          <table:table-cell office:value-type="float" office:value="5" calcext:value-type="float">
            <text:p>5</text:p>
          </table:table-cell>
          <table:table-cell office:value-type="float" office:value="15.94" calcext:value-type="float">
            <text:p>15.94</text:p>
          </table:table-cell>
          <table:table-cell office:value-type="float" office:value="15.65" calcext:value-type="float">
            <text:p>15.65</text:p>
          </table:table-cell>
          <table:table-cell table:formula="of:=([.E417]-[.D417])/[.E417]*100" office:value-type="float" office:value="-1.85303514376996" calcext:value-type="float">
            <text:p>-1.8530351437699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</text:p>
          </table:table-cell>
          <table:table-cell office:value-type="string" calcext:value-type="string">
            <text:p>LM0211</text:p>
          </table:table-cell>
          <table:table-cell office:value-type="float" office:value="5" calcext:value-type="float">
            <text:p>5</text:p>
          </table:table-cell>
          <table:table-cell office:value-type="float" office:value="15.65" calcext:value-type="float">
            <text:p>15.65</text:p>
          </table:table-cell>
          <table:table-cell office:value-type="float" office:value="17.42" calcext:value-type="float">
            <text:p>17.42</text:p>
          </table:table-cell>
          <table:table-cell table:formula="of:=([.E418]-[.D418])/[.E418]*100" office:value-type="float" office:value="10.1607347876005" calcext:value-type="float">
            <text:p>10.160734787600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LM0212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21.58" calcext:value-type="float">
            <text:p>21.58</text:p>
          </table:table-cell>
          <table:table-cell table:formula="of:=([.E419]-[.D419])/[.E419]*100" office:value-type="float" office:value="11.4921223354958" calcext:value-type="float">
            <text:p>11.492122335495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</text:p>
          </table:table-cell>
          <table:table-cell office:value-type="string" calcext:value-type="string">
            <text:p>LM0213</text:p>
          </table:table-cell>
          <table:table-cell office:value-type="float" office:value="5" calcext:value-type="float">
            <text:p>5</text:p>
          </table:table-cell>
          <table:table-cell office:value-type="float" office:value="13.47" calcext:value-type="float">
            <text:p>13.47</text:p>
          </table:table-cell>
          <table:table-cell office:value-type="float" office:value="15.39" calcext:value-type="float">
            <text:p>15.39</text:p>
          </table:table-cell>
          <table:table-cell table:formula="of:=([.E420]-[.D420])/[.E420]*100" office:value-type="float" office:value="12.4756335282651" calcext:value-type="float">
            <text:p>12.4756335282651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, really little poo</text:p>
          </table:table-cell>
          <table:table-cell/>
        </table:table-row>
        <table:table-row table:style-name="ro1">
          <table:table-cell office:value-type="string" calcext:value-type="string">
            <text:p>DLQ</text:p>
          </table:table-cell>
          <table:table-cell office:value-type="string" calcext:value-type="string">
            <text:p>LM0214</text:p>
          </table:table-cell>
          <table:table-cell office:value-type="float" office:value="5" calcext:value-type="float">
            <text:p>5</text:p>
          </table:table-cell>
          <table:table-cell office:value-type="float" office:value="25.41" calcext:value-type="float">
            <text:p>25.41</text:p>
          </table:table-cell>
          <table:table-cell office:value-type="float" office:value="27.43" calcext:value-type="float">
            <text:p>27.43</text:p>
          </table:table-cell>
          <table:table-cell table:formula="of:=([.E421]-[.D421])/[.E421]*100" office:value-type="float" office:value="7.36419978126139" calcext:value-type="float">
            <text:p>7.3641997812613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LM0215</text:p>
          </table:table-cell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.3</text:p>
          </table:table-cell>
          <table:table-cell office:value-type="float" office:value="23.9" calcext:value-type="float">
            <text:p>23.9</text:p>
          </table:table-cell>
          <table:table-cell table:formula="of:=([.E422]-[.D422])/[.E422]*100" office:value-type="float" office:value="6.69456066945606" calcext:value-type="float">
            <text:p>6.6945606694560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</text:p>
          </table:table-cell>
          <table:table-cell office:value-type="string" calcext:value-type="string">
            <text:p>LM0216</text:p>
          </table:table-cell>
          <table:table-cell office:value-type="float" office:value="5" calcext:value-type="float">
            <text:p>5</text:p>
          </table:table-cell>
          <table:table-cell office:value-type="float" office:value="15.06" calcext:value-type="float">
            <text:p>15.06</text:p>
          </table:table-cell>
          <table:table-cell office:value-type="float" office:value="18.37" calcext:value-type="float">
            <text:p>18.37</text:p>
          </table:table-cell>
          <table:table-cell table:formula="of:=([.E423]-[.D423])/[.E423]*100" office:value-type="float" office:value="18.0185084376701" calcext:value-type="float">
            <text:p>18.018508437670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ittle diarrhea, little poop, maybe bloody </text:p>
          </table:table-cell>
          <table:table-cell/>
        </table:table-row>
        <table:table-row table:style-name="ro1">
          <table:table-cell office:value-type="string" calcext:value-type="string">
            <text:p>MQY</text:p>
          </table:table-cell>
          <table:table-cell office:value-type="string" calcext:value-type="string">
            <text:p>LM0217</text:p>
          </table:table-cell>
          <table:table-cell office:value-type="float" office:value="5" calcext:value-type="float">
            <text:p>5</text:p>
          </table:table-cell>
          <table:table-cell office:value-type="float" office:value="16.9" calcext:value-type="float">
            <text:p>16.9</text:p>
          </table:table-cell>
          <table:table-cell office:value-type="float" office:value="17.74" calcext:value-type="float">
            <text:p>17.74</text:p>
          </table:table-cell>
          <table:table-cell table:formula="of:=([.E424]-[.D424])/[.E424]*100" office:value-type="float" office:value="4.73506200676437" calcext:value-type="float">
            <text:p>4.7350620067643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LM0218</text:p>
          </table:table-cell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20.36" calcext:value-type="float">
            <text:p>20.36</text:p>
          </table:table-cell>
          <table:table-cell table:formula="of:=([.E425]-[.D425])/[.E425]*100" office:value-type="float" office:value="2.25933202357564" calcext:value-type="float">
            <text:p>2.259332023575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CER</text:p>
          </table:table-cell>
          <table:table-cell office:value-type="string" calcext:value-type="string">
            <text:p>LM0219</text:p>
          </table:table-cell>
          <table:table-cell office:value-type="float" office:value="5" calcext:value-type="float">
            <text:p>5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  <table:table-cell table:formula="of:=([.E426]-[.D426])/[.E426]*100" office:value-type="float" office:value="-0.157894736842111" calcext:value-type="float">
            <text:p>-0.15789473684211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L</text:p>
          </table:table-cell>
          <table:table-cell office:value-type="string" calcext:value-type="string">
            <text:p>LM0220</text:p>
          </table:table-cell>
          <table:table-cell office:value-type="float" office:value="5" calcext:value-type="float">
            <text:p>5</text:p>
          </table:table-cell>
          <table:table-cell office:value-type="float" office:value="18.19" calcext:value-type="float">
            <text:p>18.19</text:p>
          </table:table-cell>
          <table:table-cell office:value-type="float" office:value="19.72" calcext:value-type="float">
            <text:p>19.72</text:p>
          </table:table-cell>
          <table:table-cell table:formula="of:=([.E427]-[.D427])/[.E427]*100" office:value-type="float" office:value="7.75862068965516" calcext:value-type="float">
            <text:p>7.7586206896551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LM0221</text:p>
          </table:table-cell>
          <table:table-cell office:value-type="float" office:value="5" calcext:value-type="float">
            <text:p>5</text:p>
          </table:table-cell>
          <table:table-cell office:value-type="float" office:value="18.85" calcext:value-type="float">
            <text:p>18.85</text:p>
          </table:table-cell>
          <table:table-cell office:value-type="float" office:value="19.73" calcext:value-type="float">
            <text:p>19.73</text:p>
          </table:table-cell>
          <table:table-cell table:formula="of:=([.E428]-[.D428])/[.E428]*100" office:value-type="float" office:value="4.46021287379624" calcext:value-type="float">
            <text:p>4.4602128737962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, really little poop</text:p>
          </table:table-cell>
          <table:table-cell/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LM0222</text:p>
          </table:table-cell>
          <table:table-cell office:value-type="float" office:value="5" calcext:value-type="float">
            <text:p>5</text:p>
          </table:table-cell>
          <table:table-cell office:value-type="float" office:value="21.62" calcext:value-type="float">
            <text:p>21.62</text:p>
          </table:table-cell>
          <table:table-cell office:value-type="float" office:value="23.99" calcext:value-type="float">
            <text:p>23.99</text:p>
          </table:table-cell>
          <table:table-cell table:formula="of:=([.E429]-[.D429])/[.E429]*100" office:value-type="float" office:value="9.87911629845768" calcext:value-type="float">
            <text:p>9.8791162984576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fur shaggy/not well groomed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M0223</text:p>
          </table:table-cell>
          <table:table-cell office:value-type="float" office:value="5" calcext:value-type="float">
            <text:p>5</text:p>
          </table:table-cell>
          <table:table-cell office:value-type="float" office:value="21.4" calcext:value-type="float">
            <text:p>21.4</text:p>
          </table:table-cell>
          <table:table-cell office:value-type="float" office:value="20.73" calcext:value-type="float">
            <text:p>20.73</text:p>
          </table:table-cell>
          <table:table-cell table:formula="of:=([.E430]-[.D430])/[.E430]*100" office:value-type="float" office:value="-3.23203087313072" calcext:value-type="float">
            <text:p>-3.2320308731307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L</text:p>
          </table:table-cell>
          <table:table-cell office:value-type="string" calcext:value-type="string">
            <text:p>LM0224</text:p>
          </table:table-cell>
          <table:table-cell office:value-type="float" office:value="5" calcext:value-type="float">
            <text:p>5</text:p>
          </table:table-cell>
          <table:table-cell office:value-type="float" office:value="18.41" calcext:value-type="float">
            <text:p>18.41</text:p>
          </table:table-cell>
          <table:table-cell office:value-type="float" office:value="19.21" calcext:value-type="float">
            <text:p>19.21</text:p>
          </table:table-cell>
          <table:table-cell table:formula="of:=([.E431]-[.D431])/[.E431]*100" office:value-type="float" office:value="4.16449765747007" calcext:value-type="float">
            <text:p>4.16449765747007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</text:p>
          </table:table-cell>
          <table:table-cell office:value-type="string" calcext:value-type="string">
            <text:p>LM02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.05" calcext:value-type="float">
            <text:p>28.05</text:p>
          </table:table-cell>
          <table:table-cell table:formula="of:=([.E432]-[.D432])/[.E432]*100" office:value-type="float" office:value="3.74331550802139" calcext:value-type="float">
            <text:p>3.7433155080213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loody diarrhea</text:p>
          </table:table-cell>
          <table:table-cell/>
        </table:table-row>
        <table:table-row table:style-name="ro1">
          <table:table-cell office:value-type="string" calcext:value-type="string">
            <text:p>IQW</text:p>
          </table:table-cell>
          <table:table-cell office:value-type="string" calcext:value-type="string">
            <text:p>LM0226</text:p>
          </table:table-cell>
          <table:table-cell office:value-type="float" office:value="5" calcext:value-type="float">
            <text:p>5</text:p>
          </table:table-cell>
          <table:table-cell office:value-type="float" office:value="14.33" calcext:value-type="float">
            <text:p>14.33</text:p>
          </table:table-cell>
          <table:table-cell office:value-type="float" office:value="15.16" calcext:value-type="float">
            <text:p>15.16</text:p>
          </table:table-cell>
          <table:table-cell table:formula="of:=([.E433]-[.D433])/[.E433]*100" office:value-type="float" office:value="5.47493403693931" calcext:value-type="float">
            <text:p>5.4749340369393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looks very neglected</text:p>
          </table:table-cell>
          <table:table-cell/>
        </table:table-row>
        <table:table-row table:style-name="ro1">
          <table:table-cell office:value-type="string" calcext:value-type="string">
            <text:p>AKU</text:p>
          </table:table-cell>
          <table:table-cell office:value-type="string" calcext:value-type="string">
            <text:p>LM0204</text:p>
          </table:table-cell>
          <table:table-cell office:value-type="float" office:value="6" calcext:value-type="float">
            <text:p>6</text:p>
          </table:table-cell>
          <table:table-cell office:value-type="float" office:value="19.92" calcext:value-type="float">
            <text:p>19.92</text:p>
          </table:table-cell>
          <table:table-cell office:value-type="float" office:value="19.26" calcext:value-type="float">
            <text:p>19.26</text:p>
          </table:table-cell>
          <table:table-cell table:formula="of:=([.E434]-[.D434])/[.E434]*100" office:value-type="float" office:value="-3.42679127725857" calcext:value-type="float">
            <text:p>-3.4267912772585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LM0206</text:p>
          </table:table-cell>
          <table:table-cell office:value-type="float" office:value="6" calcext:value-type="float">
            <text:p>6</text:p>
          </table:table-cell>
          <table:table-cell office:value-type="float" office:value="16.29" calcext:value-type="float">
            <text:p>16.29</text:p>
          </table:table-cell>
          <table:table-cell office:value-type="float" office:value="16.97" calcext:value-type="float">
            <text:p>16.97</text:p>
          </table:table-cell>
          <table:table-cell table:formula="of:=([.E435]-[.D435])/[.E435]*100" office:value-type="float" office:value="4.00707130229817" calcext:value-type="float">
            <text:p>4.00707130229817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</text:p>
          </table:table-cell>
          <table:table-cell office:value-type="string" calcext:value-type="string">
            <text:p>LM0207</text:p>
          </table:table-cell>
          <table:table-cell office:value-type="float" office:value="6" calcext:value-type="float">
            <text:p>6</text:p>
          </table:table-cell>
          <table:table-cell office:value-type="float" office:value="15.62" calcext:value-type="float">
            <text:p>15.62</text:p>
          </table:table-cell>
          <table:table-cell office:value-type="float" office:value="17.27" calcext:value-type="float">
            <text:p>17.27</text:p>
          </table:table-cell>
          <table:table-cell table:formula="of:=([.E436]-[.D436])/[.E436]*100" office:value-type="float" office:value="9.55414012738854" calcext:value-type="float">
            <text:p>9.55414012738854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</text:p>
          </table:table-cell>
          <table:table-cell office:value-type="string" calcext:value-type="string">
            <text:p>LM0208</text:p>
          </table:table-cell>
          <table:table-cell office:value-type="float" office:value="6" calcext:value-type="float">
            <text:p>6</text:p>
          </table:table-cell>
          <table:table-cell office:value-type="float" office:value="21.83" calcext:value-type="float">
            <text:p>21.83</text:p>
          </table:table-cell>
          <table:table-cell office:value-type="float" office:value="22.82" calcext:value-type="float">
            <text:p>22.82</text:p>
          </table:table-cell>
          <table:table-cell table:formula="of:=([.E437]-[.D437])/[.E437]*100" office:value-type="float" office:value="4.33829973707275" calcext:value-type="float">
            <text:p>4.3382997370727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oft feces</text:p>
          </table:table-cell>
          <table:table-cell/>
        </table:table-row>
        <table:table-row table:style-name="ro1">
          <table:table-cell office:value-type="string" calcext:value-type="string">
            <text:p>DHQ</text:p>
          </table:table-cell>
          <table:table-cell office:value-type="string" calcext:value-type="string">
            <text:p>LM0209</text:p>
          </table:table-cell>
          <table:table-cell office:value-type="float" office:value="6" calcext:value-type="float">
            <text:p>6</text:p>
          </table:table-cell>
          <table:table-cell office:value-type="float" office:value="21.71" calcext:value-type="float">
            <text:p>21.71</text:p>
          </table:table-cell>
          <table:table-cell office:value-type="float" office:value="22.09" calcext:value-type="float">
            <text:p>22.09</text:p>
          </table:table-cell>
          <table:table-cell table:formula="of:=([.E438]-[.D438])/[.E438]*100" office:value-type="float" office:value="1.72023540063377" calcext:value-type="float">
            <text:p>1.72023540063377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</text:p>
          </table:table-cell>
          <table:table-cell office:value-type="string" calcext:value-type="string">
            <text:p>LM0210</text:p>
          </table:table-cell>
          <table:table-cell office:value-type="float" office:value="6" calcext:value-type="float">
            <text:p>6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5" calcext:value-type="float">
            <text:p>15.65</text:p>
          </table:table-cell>
          <table:table-cell table:formula="of:=([.E439]-[.D439])/[.E439]*100" office:value-type="float" office:value="-3.19488817891373" calcext:value-type="float">
            <text:p>-3.1948881789137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</text:p>
          </table:table-cell>
          <table:table-cell office:value-type="string" calcext:value-type="string">
            <text:p>LM0211</text:p>
          </table:table-cell>
          <table:table-cell office:value-type="float" office:value="6" calcext:value-type="float">
            <text:p>6</text:p>
          </table:table-cell>
          <table:table-cell office:value-type="float" office:value="14.26" calcext:value-type="float">
            <text:p>14.26</text:p>
          </table:table-cell>
          <table:table-cell office:value-type="float" office:value="17.42" calcext:value-type="float">
            <text:p>17.42</text:p>
          </table:table-cell>
          <table:table-cell table:formula="of:=([.E440]-[.D440])/[.E440]*100" office:value-type="float" office:value="18.1400688863376" calcext:value-type="float">
            <text:p>18.140068886337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alm, tiny bit shaggy,but grooming ,nearly no feaces,looks not that bad</text:p>
          </table:table-cell>
          <table:table-cell/>
        </table:table-row>
        <table:table-row table:style-name="ro1">
          <table:table-cell office:value-type="string" calcext:value-type="string">
            <text:p>ABY</text:p>
          </table:table-cell>
          <table:table-cell office:value-type="string" calcext:value-type="string">
            <text:p>LM0212</text:p>
          </table:table-cell>
          <table:table-cell office:value-type="float" office:value="6" calcext:value-type="float">
            <text:p>6</text:p>
          </table:table-cell>
          <table:table-cell office:value-type="float" office:value="18.68" calcext:value-type="float">
            <text:p>18.68</text:p>
          </table:table-cell>
          <table:table-cell office:value-type="float" office:value="21.58" calcext:value-type="float">
            <text:p>21.58</text:p>
          </table:table-cell>
          <table:table-cell table:formula="of:=([.E441]-[.D441])/[.E441]*100" office:value-type="float" office:value="13.4383688600556" calcext:value-type="float">
            <text:p>13.438368860055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LM0213</text:p>
          </table:table-cell>
          <table:table-cell office:value-type="float" office:value="6" calcext:value-type="float">
            <text:p>6</text:p>
          </table:table-cell>
          <table:table-cell office:value-type="float" office:value="14.03" calcext:value-type="float">
            <text:p>14.03</text:p>
          </table:table-cell>
          <table:table-cell office:value-type="float" office:value="15.39" calcext:value-type="float">
            <text:p>15.39</text:p>
          </table:table-cell>
          <table:table-cell table:formula="of:=([.E442]-[.D442])/[.E442]*100" office:value-type="float" office:value="8.83690708252113" calcext:value-type="float">
            <text:p>8.8369070825211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oft shit</text:p>
          </table:table-cell>
          <table:table-cell/>
        </table:table-row>
        <table:table-row table:style-name="ro1">
          <table:table-cell office:value-type="string" calcext:value-type="string">
            <text:p>OTZ</text:p>
          </table:table-cell>
          <table:table-cell office:value-type="string" calcext:value-type="string">
            <text:p>LM0214</text:p>
          </table:table-cell>
          <table:table-cell office:value-type="float" office:value="6" calcext:value-type="float">
            <text:p>6</text:p>
          </table:table-cell>
          <table:table-cell office:value-type="float" office:value="24.34" calcext:value-type="float">
            <text:p>24.34</text:p>
          </table:table-cell>
          <table:table-cell office:value-type="float" office:value="27.43" calcext:value-type="float">
            <text:p>27.43</text:p>
          </table:table-cell>
          <table:table-cell table:formula="of:=([.E443]-[.D443])/[.E443]*100" office:value-type="float" office:value="11.2650382792563" calcext:value-type="float">
            <text:p>11.265038279256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</text:p>
          </table:table-cell>
          <table:table-cell office:value-type="string" calcext:value-type="string">
            <text:p>LM0215</text:p>
          </table:table-cell>
          <table:table-cell office:value-type="float" office:value="6" calcext:value-type="float">
            <text:p>6</text:p>
          </table:table-cell>
          <table:table-cell office:value-type="float" office:value="23.61" calcext:value-type="float">
            <text:p>23.61</text:p>
          </table:table-cell>
          <table:table-cell office:value-type="float" office:value="23.9" calcext:value-type="float">
            <text:p>23.9</text:p>
          </table:table-cell>
          <table:table-cell table:formula="of:=([.E444]-[.D444])/[.E444]*100" office:value-type="float" office:value="1.21338912133891" calcext:value-type="float">
            <text:p>1.2133891213389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X</text:p>
          </table:table-cell>
          <table:table-cell office:value-type="string" calcext:value-type="string">
            <text:p>LM0216</text:p>
          </table:table-cell>
          <table:table-cell office:value-type="float" office:value="6" calcext:value-type="float">
            <text:p>6</text:p>
          </table:table-cell>
          <table:table-cell office:value-type="float" office:value="16.92" calcext:value-type="float">
            <text:p>16.92</text:p>
          </table:table-cell>
          <table:table-cell office:value-type="float" office:value="18.37" calcext:value-type="float">
            <text:p>18.37</text:p>
          </table:table-cell>
          <table:table-cell table:formula="of:=([.E445]-[.D445])/[.E445]*100" office:value-type="float" office:value="7.89330430048993" calcext:value-type="float">
            <text:p>7.8933043004899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heck if she lost more!! keep close eye</text:p>
          </table:table-cell>
          <table:table-cell office:value-type="string" calcext:value-type="string">
            <text:p>recovered,looks good,fine</text:p>
          </table:table-cell>
        </table:table-row>
        <table:table-row table:style-name="ro1">
          <table:table-cell office:value-type="string" calcext:value-type="string">
            <text:p>DFN</text:p>
          </table:table-cell>
          <table:table-cell office:value-type="string" calcext:value-type="string">
            <text:p>LM0217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office:value-type="float" office:value="17.74" calcext:value-type="float">
            <text:p>17.74</text:p>
          </table:table-cell>
          <table:table-cell table:formula="of:=([.E446]-[.D446])/[.E446]*100" office:value-type="float" office:value="1.91657271702367" calcext:value-type="float">
            <text:p>1.9165727170236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oft shit</text:p>
          </table:table-cell>
          <table:table-cell/>
        </table:table-row>
        <table:table-row table:style-name="ro1">
          <table:table-cell office:value-type="string" calcext:value-type="string">
            <text:p>INU</text:p>
          </table:table-cell>
          <table:table-cell office:value-type="string" calcext:value-type="string">
            <text:p>LM0218</text:p>
          </table:table-cell>
          <table:table-cell office:value-type="float" office:value="6" calcext:value-type="float">
            <text:p>6</text:p>
          </table:table-cell>
          <table:table-cell office:value-type="float" office:value="20.12" calcext:value-type="float">
            <text:p>20.12</text:p>
          </table:table-cell>
          <table:table-cell office:value-type="float" office:value="20.36" calcext:value-type="float">
            <text:p>20.36</text:p>
          </table:table-cell>
          <table:table-cell table:formula="of:=([.E447]-[.D447])/[.E447]*100" office:value-type="float" office:value="1.1787819253438" calcext:value-type="float">
            <text:p>1.178781925343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</text:p>
          </table:table-cell>
          <table:table-cell office:value-type="string" calcext:value-type="string">
            <text:p>LM0219</text:p>
          </table:table-cell>
          <table:table-cell office:value-type="float" office:value="6" calcext:value-type="float">
            <text:p>6</text:p>
          </table:table-cell>
          <table:table-cell office:value-type="float" office:value="20.11" calcext:value-type="float">
            <text:p>20.11</text:p>
          </table:table-cell>
          <table:table-cell office:value-type="float" office:value="19" calcext:value-type="float">
            <text:p>19</text:p>
          </table:table-cell>
          <table:table-cell table:formula="of:=([.E448]-[.D448])/[.E448]*100" office:value-type="float" office:value="-5.84210526315789" calcext:value-type="float">
            <text:p>-5.84210526315789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R</text:p>
          </table:table-cell>
          <table:table-cell office:value-type="string" calcext:value-type="string">
            <text:p>LM0220</text:p>
          </table:table-cell>
          <table:table-cell office:value-type="float" office:value="6" calcext:value-type="float">
            <text:p>6</text:p>
          </table:table-cell>
          <table:table-cell office:value-type="float" office:value="19.2" calcext:value-type="float">
            <text:p>19.2</text:p>
          </table:table-cell>
          <table:table-cell office:value-type="float" office:value="19.72" calcext:value-type="float">
            <text:p>19.72</text:p>
          </table:table-cell>
          <table:table-cell table:formula="of:=([.E449]-[.D449])/[.E449]*100" office:value-type="float" office:value="2.63691683569979" calcext:value-type="float">
            <text:p>2.63691683569979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bit shaggy</text:p>
          </table:table-cell>
          <table:table-cell/>
        </table:table-row>
        <table:table-row table:style-name="ro1">
          <table:table-cell office:value-type="string" calcext:value-type="string">
            <text:p>HOZ</text:p>
          </table:table-cell>
          <table:table-cell office:value-type="string" calcext:value-type="string">
            <text:p>LM0221</text:p>
          </table:table-cell>
          <table:table-cell office:value-type="float" office:value="6" calcext:value-type="float">
            <text:p>6</text:p>
          </table:table-cell>
          <table:table-cell office:value-type="float" office:value="18.45" calcext:value-type="float">
            <text:p>18.45</text:p>
          </table:table-cell>
          <table:table-cell office:value-type="float" office:value="19.73" calcext:value-type="float">
            <text:p>19.73</text:p>
          </table:table-cell>
          <table:table-cell table:formula="of:=([.E450]-[.D450])/[.E450]*100" office:value-type="float" office:value="6.48758236188546" calcext:value-type="float">
            <text:p>6.487582361885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Q</text:p>
          </table:table-cell>
          <table:table-cell office:value-type="string" calcext:value-type="string">
            <text:p>LM0222</text:p>
          </table:table-cell>
          <table:table-cell office:value-type="float" office:value="6" calcext:value-type="float">
            <text:p>6</text:p>
          </table:table-cell>
          <table:table-cell office:value-type="float" office:value="21.38" calcext:value-type="float">
            <text:p>21.38</text:p>
          </table:table-cell>
          <table:table-cell office:value-type="float" office:value="23.99" calcext:value-type="float">
            <text:p>23.99</text:p>
          </table:table-cell>
          <table:table-cell table:formula="of:=([.E451]-[.D451])/[.E451]*100" office:value-type="float" office:value="10.8795331388078" calcext:value-type="float">
            <text:p>10.879533138807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</text:p>
          </table:table-cell>
          <table:table-cell office:value-type="string" calcext:value-type="string">
            <text:p>LM0223</text:p>
          </table:table-cell>
          <table:table-cell office:value-type="float" office:value="6" calcext:value-type="float">
            <text:p>6</text:p>
          </table:table-cell>
          <table:table-cell office:value-type="float" office:value="21.57" calcext:value-type="float">
            <text:p>21.57</text:p>
          </table:table-cell>
          <table:table-cell office:value-type="float" office:value="20.73" calcext:value-type="float">
            <text:p>20.73</text:p>
          </table:table-cell>
          <table:table-cell table:formula="of:=([.E452]-[.D452])/[.E452]*100" office:value-type="float" office:value="-4.0520984081042" calcext:value-type="float">
            <text:p>-4.052098408104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</text:p>
          </table:table-cell>
          <table:table-cell office:value-type="string" calcext:value-type="string">
            <text:p>LM0224</text:p>
          </table:table-cell>
          <table:table-cell office:value-type="float" office:value="6" calcext:value-type="float">
            <text:p>6</text:p>
          </table:table-cell>
          <table:table-cell office:value-type="float" office:value="18.09" calcext:value-type="float">
            <text:p>18.09</text:p>
          </table:table-cell>
          <table:table-cell office:value-type="float" office:value="19.21" calcext:value-type="float">
            <text:p>19.21</text:p>
          </table:table-cell>
          <table:table-cell table:formula="of:=([.E453]-[.D453])/[.E453]*100" office:value-type="float" office:value="5.8302967204581" calcext:value-type="float">
            <text:p>5.830296720458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LM0225</text:p>
          </table:table-cell>
          <table:table-cell office:value-type="float" office:value="6" calcext:value-type="float">
            <text:p>6</text:p>
          </table:table-cell>
          <table:table-cell office:value-type="float" office:value="27.58" calcext:value-type="float">
            <text:p>27.58</text:p>
          </table:table-cell>
          <table:table-cell office:value-type="float" office:value="28.05" calcext:value-type="float">
            <text:p>28.05</text:p>
          </table:table-cell>
          <table:table-cell table:formula="of:=([.E454]-[.D454])/[.E454]*100" office:value-type="float" office:value="1.67557932263815" calcext:value-type="float">
            <text:p>1.67557932263815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office:value-type="string" calcext:value-type="string">
            <text:p>JNR</text:p>
          </table:table-cell>
          <table:table-cell office:value-type="string" calcext:value-type="string">
            <text:p>LM0226</text:p>
          </table:table-cell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office:value-type="float" office:value="15.16" calcext:value-type="float">
            <text:p>15.16</text:p>
          </table:table-cell>
          <table:table-cell table:formula="of:=([.E455]-[.D455])/[.E455]*100" office:value-type="float" office:value="-4.15567282321899" calcext:value-type="float">
            <text:p>-4.1556728232189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heck if needed to be sacrificed, looks super shaggy/neglected but little weightloss</text:p>
          </table:table-cell>
          <table:table-cell office:value-type="string" calcext:value-type="string">
            <text:p>Tiny bit shaggy,but active</text:p>
          </table:table-cell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LM0204</text:p>
          </table:table-cell>
          <table:table-cell office:value-type="float" office:value="7" calcext:value-type="float">
            <text:p>7</text:p>
          </table:table-cell>
          <table:table-cell office:value-type="float" office:value="20.19" calcext:value-type="float">
            <text:p>20.19</text:p>
          </table:table-cell>
          <table:table-cell office:value-type="float" office:value="19.26" calcext:value-type="float">
            <text:p>19.26</text:p>
          </table:table-cell>
          <table:table-cell table:formula="of:=([.E456]-[.D456])/[.E456]*100" office:value-type="float" office:value="-4.82866043613707" calcext:value-type="float">
            <text:p>-4.82866043613707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</text:p>
          </table:table-cell>
          <table:table-cell office:value-type="string" calcext:value-type="string">
            <text:p>LM0206</text:p>
          </table:table-cell>
          <table:table-cell office:value-type="float" office:value="7" calcext:value-type="float">
            <text:p>7</text:p>
          </table:table-cell>
          <table:table-cell office:value-type="float" office:value="16.89" calcext:value-type="float">
            <text:p>16.89</text:p>
          </table:table-cell>
          <table:table-cell office:value-type="float" office:value="16.97" calcext:value-type="float">
            <text:p>16.97</text:p>
          </table:table-cell>
          <table:table-cell table:formula="of:=([.E457]-[.D457])/[.E457]*100" office:value-type="float" office:value="0.47142015321154" calcext:value-type="float">
            <text:p>0.4714201532115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LM0207</text:p>
          </table:table-cell>
          <table:table-cell office:value-type="float" office:value="7" calcext:value-type="float">
            <text:p>7</text:p>
          </table:table-cell>
          <table:table-cell office:value-type="float" office:value="16.71" calcext:value-type="float">
            <text:p>16.71</text:p>
          </table:table-cell>
          <table:table-cell office:value-type="float" office:value="17.27" calcext:value-type="float">
            <text:p>17.27</text:p>
          </table:table-cell>
          <table:table-cell table:formula="of:=([.E458]-[.D458])/[.E458]*100" office:value-type="float" office:value="3.2426172553561" calcext:value-type="float">
            <text:p>3.2426172553561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</text:p>
          </table:table-cell>
          <table:table-cell office:value-type="string" calcext:value-type="string">
            <text:p>LM0208</text:p>
          </table:table-cell>
          <table:table-cell office:value-type="float" office:value="7" calcext:value-type="float">
            <text:p>7</text:p>
          </table:table-cell>
          <table:table-cell office:value-type="float" office:value="22.66" calcext:value-type="float">
            <text:p>22.66</text:p>
          </table:table-cell>
          <table:table-cell office:value-type="float" office:value="22.82" calcext:value-type="float">
            <text:p>22.82</text:p>
          </table:table-cell>
          <table:table-cell table:formula="of:=([.E459]-[.D459])/[.E459]*100" office:value-type="float" office:value="0.7011393514461" calcext:value-type="float">
            <text:p>0.7011393514461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</text:p>
          </table:table-cell>
          <table:table-cell office:value-type="string" calcext:value-type="string">
            <text:p>LM0209</text:p>
          </table:table-cell>
          <table:table-cell office:value-type="float" office:value="7" calcext:value-type="float">
            <text:p>7</text:p>
          </table:table-cell>
          <table:table-cell office:value-type="float" office:value="22.57" calcext:value-type="float">
            <text:p>22.57</text:p>
          </table:table-cell>
          <table:table-cell office:value-type="float" office:value="22.09" calcext:value-type="float">
            <text:p>22.09</text:p>
          </table:table-cell>
          <table:table-cell table:formula="of:=([.E460]-[.D460])/[.E460]*100" office:value-type="float" office:value="-2.17292892711634" calcext:value-type="float">
            <text:p>-2.17292892711634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</text:p>
          </table:table-cell>
          <table:table-cell office:value-type="string" calcext:value-type="string">
            <text:p>LM0210</text:p>
          </table:table-cell>
          <table:table-cell office:value-type="float" office:value="7" calcext:value-type="float">
            <text:p>7</text:p>
          </table:table-cell>
          <table:table-cell office:value-type="float" office:value="16.85" calcext:value-type="float">
            <text:p>16.85</text:p>
          </table:table-cell>
          <table:table-cell office:value-type="float" office:value="15.65" calcext:value-type="float">
            <text:p>15.65</text:p>
          </table:table-cell>
          <table:table-cell table:formula="of:=([.E461]-[.D461])/[.E461]*100" office:value-type="float" office:value="-7.66773162939298" calcext:value-type="float">
            <text:p>-7.6677316293929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Q</text:p>
          </table:table-cell>
          <table:table-cell office:value-type="string" calcext:value-type="string">
            <text:p>LM0211</text:p>
          </table:table-cell>
          <table:table-cell office:value-type="float" office:value="7" calcext:value-type="float">
            <text:p>7</text:p>
          </table:table-cell>
          <table:table-cell office:value-type="float" office:value="15.05" calcext:value-type="float">
            <text:p>15.05</text:p>
          </table:table-cell>
          <table:table-cell office:value-type="float" office:value="17.42" calcext:value-type="float">
            <text:p>17.42</text:p>
          </table:table-cell>
          <table:table-cell table:formula="of:=([.E462]-[.D462])/[.E462]*100" office:value-type="float" office:value="13.6050516647532" calcext:value-type="float">
            <text:p>13.605051664753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Y</text:p>
          </table:table-cell>
          <table:table-cell office:value-type="string" calcext:value-type="string">
            <text:p>LM0212</text:p>
          </table:table-cell>
          <table:table-cell office:value-type="float" office:value="7" calcext:value-type="float">
            <text:p>7</text:p>
          </table:table-cell>
          <table:table-cell office:value-type="float" office:value="19.67" calcext:value-type="float">
            <text:p>19.67</text:p>
          </table:table-cell>
          <table:table-cell office:value-type="float" office:value="21.58" calcext:value-type="float">
            <text:p>21.58</text:p>
          </table:table-cell>
          <table:table-cell table:formula="of:=([.E463]-[.D463])/[.E463]*100" office:value-type="float" office:value="8.8507877664504" calcext:value-type="float">
            <text:p>8.85078776645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Y</text:p>
          </table:table-cell>
          <table:table-cell office:value-type="string" calcext:value-type="string">
            <text:p>LM0213</text:p>
          </table:table-cell>
          <table:table-cell office:value-type="float" office:value="7" calcext:value-type="float">
            <text:p>7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9" calcext:value-type="float">
            <text:p>15.39</text:p>
          </table:table-cell>
          <table:table-cell table:formula="of:=([.E464]-[.D464])/[.E464]*100" office:value-type="float" office:value="-0.259909031838851" calcext:value-type="float">
            <text:p>-0.25990903183885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</text:p>
          </table:table-cell>
          <table:table-cell office:value-type="string" calcext:value-type="string">
            <text:p>LM0214</text:p>
          </table:table-cell>
          <table:table-cell office:value-type="float" office:value="7" calcext:value-type="float">
            <text:p>7</text:p>
          </table:table-cell>
          <table:table-cell office:value-type="float" office:value="24.93" calcext:value-type="float">
            <text:p>24.93</text:p>
          </table:table-cell>
          <table:table-cell office:value-type="float" office:value="27.43" calcext:value-type="float">
            <text:p>27.43</text:p>
          </table:table-cell>
          <table:table-cell table:formula="of:=([.E465]-[.D465])/[.E465]*100" office:value-type="float" office:value="9.11410864017499" calcext:value-type="float">
            <text:p>9.11410864017499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</text:p>
          </table:table-cell>
          <table:table-cell office:value-type="string" calcext:value-type="string">
            <text:p>LM0215</text:p>
          </table:table-cell>
          <table:table-cell office:value-type="float" office:value="7" calcext:value-type="float">
            <text:p>7</text:p>
          </table:table-cell>
          <table:table-cell office:value-type="float" office:value="25.42" calcext:value-type="float">
            <text:p>25.42</text:p>
          </table:table-cell>
          <table:table-cell office:value-type="float" office:value="23.9" calcext:value-type="float">
            <text:p>23.9</text:p>
          </table:table-cell>
          <table:table-cell table:formula="of:=([.E466]-[.D466])/[.E466]*100" office:value-type="float" office:value="-6.35983263598328" calcext:value-type="float">
            <text:p>-6.35983263598328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</text:p>
          </table:table-cell>
          <table:table-cell office:value-type="string" calcext:value-type="string">
            <text:p>LM0216</text:p>
          </table:table-cell>
          <table:table-cell office:value-type="float" office:value="7" calcext:value-type="float">
            <text:p>7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7" calcext:value-type="float">
            <text:p>18.37</text:p>
          </table:table-cell>
          <table:table-cell table:formula="of:=([.E467]-[.D467])/[.E467]*100" office:value-type="float" office:value="2.66739248775178" calcext:value-type="float">
            <text:p>2.66739248775178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</text:p>
          </table:table-cell>
          <table:table-cell office:value-type="string" calcext:value-type="string">
            <text:p>LM0217</text:p>
          </table:table-cell>
          <table:table-cell office:value-type="float" office:value="7" calcext:value-type="float">
            <text:p>7</text:p>
          </table:table-cell>
          <table:table-cell office:value-type="float" office:value="18.44" calcext:value-type="float">
            <text:p>18.44</text:p>
          </table:table-cell>
          <table:table-cell office:value-type="float" office:value="17.74" calcext:value-type="float">
            <text:p>17.74</text:p>
          </table:table-cell>
          <table:table-cell table:formula="of:=([.E468]-[.D468])/[.E468]*100" office:value-type="float" office:value="-3.94588500563699" calcext:value-type="float">
            <text:p>-3.9458850056369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V</text:p>
          </table:table-cell>
          <table:table-cell office:value-type="string" calcext:value-type="string">
            <text:p>LM0218</text:p>
          </table:table-cell>
          <table:table-cell office:value-type="float" office:value="7" calcext:value-type="float">
            <text:p>7</text:p>
          </table:table-cell>
          <table:table-cell office:value-type="float" office:value="20.83" calcext:value-type="float">
            <text:p>20.83</text:p>
          </table:table-cell>
          <table:table-cell office:value-type="float" office:value="20.36" calcext:value-type="float">
            <text:p>20.36</text:p>
          </table:table-cell>
          <table:table-cell table:formula="of:=([.E469]-[.D469])/[.E469]*100" office:value-type="float" office:value="-2.30844793713162" calcext:value-type="float">
            <text:p>-2.3084479371316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L</text:p>
          </table:table-cell>
          <table:table-cell office:value-type="string" calcext:value-type="string">
            <text:p>LM0219</text:p>
          </table:table-cell>
          <table:table-cell office:value-type="float" office:value="7" calcext:value-type="float">
            <text:p>7</text:p>
          </table:table-cell>
          <table:table-cell office:value-type="float" office:value="20.45" calcext:value-type="float">
            <text:p>20.45</text:p>
          </table:table-cell>
          <table:table-cell office:value-type="float" office:value="19" calcext:value-type="float">
            <text:p>19</text:p>
          </table:table-cell>
          <table:table-cell table:formula="of:=([.E470]-[.D470])/[.E470]*100" office:value-type="float" office:value="-7.63157894736842" calcext:value-type="float">
            <text:p>-7.63157894736842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W</text:p>
          </table:table-cell>
          <table:table-cell office:value-type="string" calcext:value-type="string">
            <text:p>LM0220</text:p>
          </table:table-cell>
          <table:table-cell office:value-type="float" office:value="7" calcext:value-type="float">
            <text:p>7</text:p>
          </table:table-cell>
          <table:table-cell office:value-type="float" office:value="19.1" calcext:value-type="float">
            <text:p>19.1</text:p>
          </table:table-cell>
          <table:table-cell office:value-type="float" office:value="19.72" calcext:value-type="float">
            <text:p>19.72</text:p>
          </table:table-cell>
          <table:table-cell table:formula="of:=([.E471]-[.D471])/[.E471]*100" office:value-type="float" office:value="3.14401622718051" calcext:value-type="float">
            <text:p>3.1440162271805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</text:p>
          </table:table-cell>
          <table:table-cell office:value-type="string" calcext:value-type="string">
            <text:p>LM0221</text:p>
          </table:table-cell>
          <table:table-cell office:value-type="float" office:value="7" calcext:value-type="float">
            <text:p>7</text:p>
          </table:table-cell>
          <table:table-cell office:value-type="float" office:value="18.91" calcext:value-type="float">
            <text:p>18.91</text:p>
          </table:table-cell>
          <table:table-cell office:value-type="float" office:value="19.73" calcext:value-type="float">
            <text:p>19.73</text:p>
          </table:table-cell>
          <table:table-cell table:formula="of:=([.E472]-[.D472])/[.E472]*100" office:value-type="float" office:value="4.15610745058287" calcext:value-type="float">
            <text:p>4.1561074505828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</text:p>
          </table:table-cell>
          <table:table-cell office:value-type="string" calcext:value-type="string">
            <text:p>LM0222</text:p>
          </table:table-cell>
          <table:table-cell office:value-type="float" office:value="7" calcext:value-type="float">
            <text:p>7</text:p>
          </table:table-cell>
          <table:table-cell office:value-type="float" office:value="21.91" calcext:value-type="float">
            <text:p>21.91</text:p>
          </table:table-cell>
          <table:table-cell office:value-type="float" office:value="23.99" calcext:value-type="float">
            <text:p>23.99</text:p>
          </table:table-cell>
          <table:table-cell table:formula="of:=([.E473]-[.D473])/[.E473]*100" office:value-type="float" office:value="8.67027928303459" calcext:value-type="float">
            <text:p>8.67027928303459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W</text:p>
          </table:table-cell>
          <table:table-cell office:value-type="string" calcext:value-type="string">
            <text:p>LM0223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20.73" calcext:value-type="float">
            <text:p>20.73</text:p>
          </table:table-cell>
          <table:table-cell table:formula="of:=([.E474]-[.D474])/[.E474]*100" office:value-type="float" office:value="-5.64399421128798" calcext:value-type="float">
            <text:p>-5.64399421128798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S</text:p>
          </table:table-cell>
          <table:table-cell office:value-type="string" calcext:value-type="string">
            <text:p>LM0224</text:p>
          </table:table-cell>
          <table:table-cell office:value-type="float" office:value="7" calcext:value-type="float">
            <text:p>7</text:p>
          </table:table-cell>
          <table:table-cell office:value-type="float" office:value="19.89" calcext:value-type="float">
            <text:p>19.89</text:p>
          </table:table-cell>
          <table:table-cell office:value-type="float" office:value="19.21" calcext:value-type="float">
            <text:p>19.21</text:p>
          </table:table-cell>
          <table:table-cell table:formula="of:=([.E475]-[.D475])/[.E475]*100" office:value-type="float" office:value="-3.53982300884956" calcext:value-type="float">
            <text:p>-3.5398230088495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</text:p>
          </table:table-cell>
          <table:table-cell office:value-type="string" calcext:value-type="string">
            <text:p>LM0225</text:p>
          </table:table-cell>
          <table:table-cell office:value-type="float" office:value="7" calcext:value-type="float">
            <text:p>7</text:p>
          </table:table-cell>
          <table:table-cell office:value-type="float" office:value="28.57" calcext:value-type="float">
            <text:p>28.57</text:p>
          </table:table-cell>
          <table:table-cell office:value-type="float" office:value="28.05" calcext:value-type="float">
            <text:p>28.05</text:p>
          </table:table-cell>
          <table:table-cell table:formula="of:=([.E476]-[.D476])/[.E476]*100" office:value-type="float" office:value="-1.85383244206773" calcext:value-type="float">
            <text:p>-1.8538324420677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</text:p>
          </table:table-cell>
          <table:table-cell office:value-type="string" calcext:value-type="string">
            <text:p>LM0226</text:p>
          </table:table-cell>
          <table:table-cell office:value-type="float" office:value="7" calcext:value-type="float">
            <text:p>7</text:p>
          </table:table-cell>
          <table:table-cell office:value-type="float" office:value="16.06" calcext:value-type="float">
            <text:p>16.06</text:p>
          </table:table-cell>
          <table:table-cell office:value-type="float" office:value="15.16" calcext:value-type="float">
            <text:p>15.16</text:p>
          </table:table-cell>
          <table:table-cell table:formula="of:=([.E477]-[.D477])/[.E477]*100" office:value-type="float" office:value="-5.93667546174142" calcext:value-type="float">
            <text:p>-5.9366754617414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LM0204</text:p>
          </table:table-cell>
          <table:table-cell office:value-type="float" office:value="8" calcext:value-type="float">
            <text:p>8</text:p>
          </table:table-cell>
          <table:table-cell office:value-type="float" office:value="20.42" calcext:value-type="float">
            <text:p>20.42</text:p>
          </table:table-cell>
          <table:table-cell office:value-type="float" office:value="19.26" calcext:value-type="float">
            <text:p>19.26</text:p>
          </table:table-cell>
          <table:table-cell table:formula="of:=([.E478]-[.D478])/[.E478]*100" office:value-type="float" office:value="-6.02284527518172" calcext:value-type="float">
            <text:p>-6.02284527518172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Z</text:p>
          </table:table-cell>
          <table:table-cell office:value-type="string" calcext:value-type="string">
            <text:p>LM0206</text:p>
          </table:table-cell>
          <table:table-cell office:value-type="float" office:value="8" calcext:value-type="float">
            <text:p>8</text:p>
          </table:table-cell>
          <table:table-cell office:value-type="float" office:value="16.23" calcext:value-type="float">
            <text:p>16.23</text:p>
          </table:table-cell>
          <table:table-cell office:value-type="float" office:value="16.97" calcext:value-type="float">
            <text:p>16.97</text:p>
          </table:table-cell>
          <table:table-cell table:formula="of:=([.E479]-[.D479])/[.E479]*100" office:value-type="float" office:value="4.36063641720683" calcext:value-type="float">
            <text:p>4.3606364172068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W</text:p>
          </table:table-cell>
          <table:table-cell office:value-type="string" calcext:value-type="string">
            <text:p>LM0207</text:p>
          </table:table-cell>
          <table:table-cell office:value-type="float" office:value="8" calcext:value-type="float">
            <text:p>8</text:p>
          </table:table-cell>
          <table:table-cell office:value-type="float" office:value="17.2" calcext:value-type="float">
            <text:p>17.2</text:p>
          </table:table-cell>
          <table:table-cell office:value-type="float" office:value="17.27" calcext:value-type="float">
            <text:p>17.27</text:p>
          </table:table-cell>
          <table:table-cell table:formula="of:=([.E480]-[.D480])/[.E480]*100" office:value-type="float" office:value="0.405327156919515" calcext:value-type="float">
            <text:p>0.40532715691951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</text:p>
          </table:table-cell>
          <table:table-cell office:value-type="string" calcext:value-type="string">
            <text:p>LM0208</text:p>
          </table:table-cell>
          <table:table-cell office:value-type="float" office:value="8" calcext:value-type="float">
            <text:p>8</text:p>
          </table:table-cell>
          <table:table-cell office:value-type="float" office:value="23.44" calcext:value-type="float">
            <text:p>23.44</text:p>
          </table:table-cell>
          <table:table-cell office:value-type="float" office:value="22.82" calcext:value-type="float">
            <text:p>22.82</text:p>
          </table:table-cell>
          <table:table-cell table:formula="of:=([.E481]-[.D481])/[.E481]*100" office:value-type="float" office:value="-2.71691498685364" calcext:value-type="float">
            <text:p>-2.7169149868536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LM0209</text:p>
          </table:table-cell>
          <table:table-cell office:value-type="float" office:value="8" calcext:value-type="float">
            <text:p>8</text:p>
          </table:table-cell>
          <table:table-cell office:value-type="float" office:value="22.94" calcext:value-type="float">
            <text:p>22.94</text:p>
          </table:table-cell>
          <table:table-cell office:value-type="float" office:value="22.09" calcext:value-type="float">
            <text:p>22.09</text:p>
          </table:table-cell>
          <table:table-cell table:formula="of:=([.E482]-[.D482])/[.E482]*100" office:value-type="float" office:value="-3.84789497510186" calcext:value-type="float">
            <text:p>-3.8478949751018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</text:p>
          </table:table-cell>
          <table:table-cell office:value-type="string" calcext:value-type="string">
            <text:p>LM0210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.9</text:p>
          </table:table-cell>
          <table:table-cell office:value-type="float" office:value="15.65" calcext:value-type="float">
            <text:p>15.65</text:p>
          </table:table-cell>
          <table:table-cell table:formula="of:=([.E483]-[.D483])/[.E483]*100" office:value-type="float" office:value="-7.98722044728433" calcext:value-type="float">
            <text:p>-7.9872204472843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LM0211</text:p>
          </table:table-cell>
          <table:table-cell office:value-type="float" office:value="8" calcext:value-type="float">
            <text:p>8</text:p>
          </table:table-cell>
          <table:table-cell office:value-type="float" office:value="17.26" calcext:value-type="float">
            <text:p>17.26</text:p>
          </table:table-cell>
          <table:table-cell office:value-type="float" office:value="17.42" calcext:value-type="float">
            <text:p>17.42</text:p>
          </table:table-cell>
          <table:table-cell table:formula="of:=([.E484]-[.D484])/[.E484]*100" office:value-type="float" office:value="0.918484500574053" calcext:value-type="float">
            <text:p>0.91848450057405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</text:p>
          </table:table-cell>
          <table:table-cell office:value-type="string" calcext:value-type="string">
            <text:p>LM0212</text:p>
          </table:table-cell>
          <table:table-cell office:value-type="float" office:value="8" calcext:value-type="float">
            <text:p>8</text:p>
          </table:table-cell>
          <table:table-cell office:value-type="float" office:value="20.18" calcext:value-type="float">
            <text:p>20.18</text:p>
          </table:table-cell>
          <table:table-cell office:value-type="float" office:value="21.58" calcext:value-type="float">
            <text:p>21.58</text:p>
          </table:table-cell>
          <table:table-cell table:formula="of:=([.E485]-[.D485])/[.E485]*100" office:value-type="float" office:value="6.48748841519925" calcext:value-type="float">
            <text:p>6.48748841519925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LM0213</text:p>
          </table:table-cell>
          <table:table-cell office:value-type="float" office:value="8" calcext:value-type="float">
            <text:p>8</text:p>
          </table:table-cell>
          <table:table-cell office:value-type="float" office:value="16.57" calcext:value-type="float">
            <text:p>16.57</text:p>
          </table:table-cell>
          <table:table-cell office:value-type="float" office:value="15.39" calcext:value-type="float">
            <text:p>15.39</text:p>
          </table:table-cell>
          <table:table-cell table:formula="of:=([.E486]-[.D486])/[.E486]*100" office:value-type="float" office:value="-7.66731643924626" calcext:value-type="float">
            <text:p>-7.6673164392462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Z</text:p>
          </table:table-cell>
          <table:table-cell office:value-type="string" calcext:value-type="string">
            <text:p>LM0214</text:p>
          </table:table-cell>
          <table:table-cell office:value-type="float" office:value="8" calcext:value-type="float">
            <text:p>8</text:p>
          </table:table-cell>
          <table:table-cell office:value-type="float" office:value="26.88" calcext:value-type="float">
            <text:p>26.88</text:p>
          </table:table-cell>
          <table:table-cell office:value-type="float" office:value="27.43" calcext:value-type="float">
            <text:p>27.43</text:p>
          </table:table-cell>
          <table:table-cell table:formula="of:=([.E487]-[.D487])/[.E487]*100" office:value-type="float" office:value="2.0051039008385" calcext:value-type="float">
            <text:p>2.0051039008385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</text:p>
          </table:table-cell>
          <table:table-cell office:value-type="string" calcext:value-type="string">
            <text:p>LM0215</text:p>
          </table:table-cell>
          <table:table-cell office:value-type="float" office:value="8" calcext:value-type="float">
            <text:p>8</text:p>
          </table:table-cell>
          <table:table-cell office:value-type="float" office:value="24.82" calcext:value-type="float">
            <text:p>24.82</text:p>
          </table:table-cell>
          <table:table-cell office:value-type="float" office:value="23.9" calcext:value-type="float">
            <text:p>23.9</text:p>
          </table:table-cell>
          <table:table-cell table:formula="of:=([.E488]-[.D488])/[.E488]*100" office:value-type="float" office:value="-3.84937238493725" calcext:value-type="float">
            <text:p>-3.84937238493725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</text:p>
          </table:table-cell>
          <table:table-cell office:value-type="string" calcext:value-type="string">
            <text:p>LM0216</text:p>
          </table:table-cell>
          <table:table-cell office:value-type="float" office:value="8" calcext:value-type="float">
            <text:p>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37" calcext:value-type="float">
            <text:p>18.37</text:p>
          </table:table-cell>
          <table:table-cell table:formula="of:=([.E489]-[.D489])/[.E489]*100" office:value-type="float" office:value="7.24006532389767" calcext:value-type="float">
            <text:p>7.2400653238976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</text:p>
          </table:table-cell>
          <table:table-cell office:value-type="string" calcext:value-type="string">
            <text:p>LM0217</text:p>
          </table:table-cell>
          <table:table-cell office:value-type="float" office:value="8" calcext:value-type="float">
            <text:p>8</text:p>
          </table:table-cell>
          <table:table-cell office:value-type="float" office:value="18.32" calcext:value-type="float">
            <text:p>18.32</text:p>
          </table:table-cell>
          <table:table-cell office:value-type="float" office:value="17.74" calcext:value-type="float">
            <text:p>17.74</text:p>
          </table:table-cell>
          <table:table-cell table:formula="of:=([.E490]-[.D490])/[.E490]*100" office:value-type="float" office:value="-3.26944757609922" calcext:value-type="float">
            <text:p>-3.2694475760992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L</text:p>
          </table:table-cell>
          <table:table-cell office:value-type="string" calcext:value-type="string">
            <text:p>LM0218</text:p>
          </table:table-cell>
          <table:table-cell office:value-type="float" office:value="8" calcext:value-type="float">
            <text:p>8</text:p>
          </table:table-cell>
          <table:table-cell office:value-type="float" office:value="20.95" calcext:value-type="float">
            <text:p>20.95</text:p>
          </table:table-cell>
          <table:table-cell office:value-type="float" office:value="20.36" calcext:value-type="float">
            <text:p>20.36</text:p>
          </table:table-cell>
          <table:table-cell table:formula="of:=([.E491]-[.D491])/[.E491]*100" office:value-type="float" office:value="-2.89783889980354" calcext:value-type="float">
            <text:p>-2.89783889980354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LM0219</text:p>
          </table:table-cell>
          <table:table-cell office:value-type="float" office:value="8" calcext:value-type="float">
            <text:p>8</text:p>
          </table:table-cell>
          <table:table-cell office:value-type="float" office:value="20.71" calcext:value-type="float">
            <text:p>20.71</text:p>
          </table:table-cell>
          <table:table-cell office:value-type="float" office:value="19" calcext:value-type="float">
            <text:p>19</text:p>
          </table:table-cell>
          <table:table-cell table:formula="of:=([.E492]-[.D492])/[.E492]*100" office:value-type="float" office:value="-9" calcext:value-type="float">
            <text:p>-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</text:p>
          </table:table-cell>
          <table:table-cell office:value-type="string" calcext:value-type="string">
            <text:p>LM0220</text:p>
          </table:table-cell>
          <table:table-cell office:value-type="float" office:value="8" calcext:value-type="float">
            <text:p>8</text:p>
          </table:table-cell>
          <table:table-cell office:value-type="float" office:value="19.69" calcext:value-type="float">
            <text:p>19.69</text:p>
          </table:table-cell>
          <table:table-cell office:value-type="float" office:value="19.72" calcext:value-type="float">
            <text:p>19.72</text:p>
          </table:table-cell>
          <table:table-cell table:formula="of:=([.E493]-[.D493])/[.E493]*100" office:value-type="float" office:value="0.152129817444207" calcext:value-type="float">
            <text:p>0.152129817444207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N</text:p>
          </table:table-cell>
          <table:table-cell office:value-type="string" calcext:value-type="string">
            <text:p>LM0221</text:p>
          </table:table-cell>
          <table:table-cell office:value-type="float" office:value="8" calcext:value-type="float">
            <text:p>8</text:p>
          </table:table-cell>
          <table:table-cell office:value-type="float" office:value="18.63" calcext:value-type="float">
            <text:p>18.63</text:p>
          </table:table-cell>
          <table:table-cell office:value-type="float" office:value="19.73" calcext:value-type="float">
            <text:p>19.73</text:p>
          </table:table-cell>
          <table:table-cell table:formula="of:=([.E494]-[.D494])/[.E494]*100" office:value-type="float" office:value="5.57526609224532" calcext:value-type="float">
            <text:p>5.57526609224532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</text:p>
          </table:table-cell>
          <table:table-cell office:value-type="string" calcext:value-type="string">
            <text:p>LM0222</text:p>
          </table:table-cell>
          <table:table-cell office:value-type="float" office:value="8" calcext:value-type="float">
            <text:p>8</text:p>
          </table:table-cell>
          <table:table-cell office:value-type="float" office:value="23.38" calcext:value-type="float">
            <text:p>23.38</text:p>
          </table:table-cell>
          <table:table-cell office:value-type="float" office:value="23.99" calcext:value-type="float">
            <text:p>23.99</text:p>
          </table:table-cell>
          <table:table-cell table:formula="of:=([.E495]-[.D495])/[.E495]*100" office:value-type="float" office:value="2.54272613588995" calcext:value-type="float">
            <text:p>2.5427261358899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Q</text:p>
          </table:table-cell>
          <table:table-cell office:value-type="string" calcext:value-type="string">
            <text:p>LM0223</text:p>
          </table:table-cell>
          <table:table-cell office:value-type="float" office:value="8" calcext:value-type="float">
            <text:p>8</text:p>
          </table:table-cell>
          <table:table-cell office:value-type="float" office:value="21.24" calcext:value-type="float">
            <text:p>21.24</text:p>
          </table:table-cell>
          <table:table-cell office:value-type="float" office:value="20.73" calcext:value-type="float">
            <text:p>20.73</text:p>
          </table:table-cell>
          <table:table-cell table:formula="of:=([.E496]-[.D496])/[.E496]*100" office:value-type="float" office:value="-2.4602026049204" calcext:value-type="float">
            <text:p>-2.460202604920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LM0224</text:p>
          </table:table-cell>
          <table:table-cell office:value-type="float" office:value="8" calcext:value-type="float">
            <text:p>8</text:p>
          </table:table-cell>
          <table:table-cell office:value-type="float" office:value="20.78" calcext:value-type="float">
            <text:p>20.78</text:p>
          </table:table-cell>
          <table:table-cell office:value-type="float" office:value="19.21" calcext:value-type="float">
            <text:p>19.21</text:p>
          </table:table-cell>
          <table:table-cell table:formula="of:=([.E497]-[.D497])/[.E497]*100" office:value-type="float" office:value="-8.17282665278501" calcext:value-type="float">
            <text:p>-8.17282665278501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H</text:p>
          </table:table-cell>
          <table:table-cell office:value-type="string" calcext:value-type="string">
            <text:p>LM0225</text:p>
          </table:table-cell>
          <table:table-cell office:value-type="float" office:value="8" calcext:value-type="float">
            <text:p>8</text:p>
          </table:table-cell>
          <table:table-cell office:value-type="float" office:value="29.04" calcext:value-type="float">
            <text:p>29.04</text:p>
          </table:table-cell>
          <table:table-cell office:value-type="float" office:value="28.05" calcext:value-type="float">
            <text:p>28.05</text:p>
          </table:table-cell>
          <table:table-cell table:formula="of:=([.E498]-[.D498])/[.E498]*100" office:value-type="float" office:value="-3.52941176470588" calcext:value-type="float">
            <text:p>-3.5294117647058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W</text:p>
          </table:table-cell>
          <table:table-cell office:value-type="string" calcext:value-type="string">
            <text:p>LM0226</text:p>
          </table:table-cell>
          <table:table-cell office:value-type="float" office:value="8" calcext:value-type="float">
            <text:p>8</text:p>
          </table:table-cell>
          <table:table-cell office:value-type="float" office:value="15.96" calcext:value-type="float">
            <text:p>15.96</text:p>
          </table:table-cell>
          <table:table-cell office:value-type="float" office:value="15.16" calcext:value-type="float">
            <text:p>15.16</text:p>
          </table:table-cell>
          <table:table-cell table:formula="of:=([.E499]-[.D499])/[.E499]*100" office:value-type="float" office:value="-5.27704485488127" calcext:value-type="float">
            <text:p>-5.27704485488127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Y</text:p>
          </table:table-cell>
          <table:table-cell office:value-type="string" calcext:value-type="string">
            <text:p>LM0204</text:p>
          </table:table-cell>
          <table:table-cell office:value-type="float" office:value="9" calcext:value-type="float">
            <text:p>9</text:p>
          </table:table-cell>
          <table:table-cell office:value-type="float" office:value="20.55" calcext:value-type="float">
            <text:p>20.55</text:p>
          </table:table-cell>
          <table:table-cell office:value-type="float" office:value="19.26" calcext:value-type="float">
            <text:p>19.26</text:p>
          </table:table-cell>
          <table:table-cell table:formula="of:=([.E500]-[.D500])/[.E500]*100" office:value-type="float" office:value="-6.69781931464174" calcext:value-type="float">
            <text:p>-6.6978193146417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K</text:p>
          </table:table-cell>
          <table:table-cell office:value-type="string" calcext:value-type="string">
            <text:p>LM0206</text:p>
          </table:table-cell>
          <table:table-cell office:value-type="float" office:value="9" calcext:value-type="float">
            <text:p>9</text:p>
          </table:table-cell>
          <table:table-cell office:value-type="float" office:value="16.75" calcext:value-type="float">
            <text:p>16.75</text:p>
          </table:table-cell>
          <table:table-cell office:value-type="float" office:value="16.97" calcext:value-type="float">
            <text:p>16.97</text:p>
          </table:table-cell>
          <table:table-cell table:formula="of:=([.E501]-[.D501])/[.E501]*100" office:value-type="float" office:value="1.29640542133176" calcext:value-type="float">
            <text:p>1.2964054213317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LM0207</text:p>
          </table:table-cell>
          <table:table-cell office:value-type="float" office:value="9" calcext:value-type="float">
            <text:p>9</text:p>
          </table:table-cell>
          <table:table-cell office:value-type="float" office:value="17.39" calcext:value-type="float">
            <text:p>17.39</text:p>
          </table:table-cell>
          <table:table-cell office:value-type="float" office:value="17.27" calcext:value-type="float">
            <text:p>17.27</text:p>
          </table:table-cell>
          <table:table-cell table:formula="of:=([.E502]-[.D502])/[.E502]*100" office:value-type="float" office:value="-0.694846554719172" calcext:value-type="float">
            <text:p>-0.69484655471917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LM0208</text:p>
          </table:table-cell>
          <table:table-cell office:value-type="float" office:value="9" calcext:value-type="float">
            <text:p>9</text:p>
          </table:table-cell>
          <table:table-cell office:value-type="float" office:value="23.24" calcext:value-type="float">
            <text:p>23.24</text:p>
          </table:table-cell>
          <table:table-cell office:value-type="float" office:value="22.82" calcext:value-type="float">
            <text:p>22.82</text:p>
          </table:table-cell>
          <table:table-cell table:formula="of:=([.E503]-[.D503])/[.E503]*100" office:value-type="float" office:value="-1.840490797546" calcext:value-type="float">
            <text:p>-1.8404907975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</text:p>
          </table:table-cell>
          <table:table-cell office:value-type="string" calcext:value-type="string">
            <text:p>LM0209</text:p>
          </table:table-cell>
          <table:table-cell office:value-type="float" office:value="9" calcext:value-type="float">
            <text:p>9</text:p>
          </table:table-cell>
          <table:table-cell office:value-type="float" office:value="23.11" calcext:value-type="float">
            <text:p>23.11</text:p>
          </table:table-cell>
          <table:table-cell office:value-type="float" office:value="22.09" calcext:value-type="float">
            <text:p>22.09</text:p>
          </table:table-cell>
          <table:table-cell table:formula="of:=([.E504]-[.D504])/[.E504]*100" office:value-type="float" office:value="-4.61747397012223" calcext:value-type="float">
            <text:p>-4.61747397012223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LM0210</text:p>
          </table:table-cell>
          <table:table-cell office:value-type="float" office:value="9" calcext:value-type="float">
            <text:p>9</text:p>
          </table:table-cell>
          <table:table-cell office:value-type="float" office:value="17.48" calcext:value-type="float">
            <text:p>17.48</text:p>
          </table:table-cell>
          <table:table-cell office:value-type="float" office:value="15.65" calcext:value-type="float">
            <text:p>15.65</text:p>
          </table:table-cell>
          <table:table-cell table:formula="of:=([.E505]-[.D505])/[.E505]*100" office:value-type="float" office:value="-11.6932907348243" calcext:value-type="float">
            <text:p>-11.6932907348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LM0211</text:p>
          </table:table-cell>
          <table:table-cell office:value-type="float" office:value="9" calcext:value-type="float">
            <text:p>9</text:p>
          </table:table-cell>
          <table:table-cell office:value-type="float" office:value="17.73" calcext:value-type="float">
            <text:p>17.73</text:p>
          </table:table-cell>
          <table:table-cell office:value-type="float" office:value="17.42" calcext:value-type="float">
            <text:p>17.42</text:p>
          </table:table-cell>
          <table:table-cell table:formula="of:=([.E506]-[.D506])/[.E506]*100" office:value-type="float" office:value="-1.77956371986222" calcext:value-type="float">
            <text:p>-1.7795637198622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LM0212</text:p>
          </table:table-cell>
          <table:table-cell office:value-type="float" office:value="9" calcext:value-type="float">
            <text:p>9</text:p>
          </table:table-cell>
          <table:table-cell office:value-type="float" office:value="20.71" calcext:value-type="float">
            <text:p>20.71</text:p>
          </table:table-cell>
          <table:table-cell office:value-type="float" office:value="21.58" calcext:value-type="float">
            <text:p>21.58</text:p>
          </table:table-cell>
          <table:table-cell table:formula="of:=([.E507]-[.D507])/[.E507]*100" office:value-type="float" office:value="4.03151065801667" calcext:value-type="float">
            <text:p>4.03151065801667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</text:p>
          </table:table-cell>
          <table:table-cell office:value-type="string" calcext:value-type="string">
            <text:p>LM0213</text:p>
          </table:table-cell>
          <table:table-cell office:value-type="float" office:value="9" calcext:value-type="float">
            <text:p>9</text:p>
          </table:table-cell>
          <table:table-cell office:value-type="float" office:value="16.67" calcext:value-type="float">
            <text:p>16.67</text:p>
          </table:table-cell>
          <table:table-cell office:value-type="float" office:value="15.39" calcext:value-type="float">
            <text:p>15.39</text:p>
          </table:table-cell>
          <table:table-cell table:formula="of:=([.E508]-[.D508])/[.E508]*100" office:value-type="float" office:value="-8.31708901884341" calcext:value-type="float">
            <text:p>-8.3170890188434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</text:p>
          </table:table-cell>
          <table:table-cell office:value-type="string" calcext:value-type="string">
            <text:p>LM0214</text:p>
          </table:table-cell>
          <table:table-cell office:value-type="float" office:value="9" calcext:value-type="float">
            <text:p>9</text:p>
          </table:table-cell>
          <table:table-cell office:value-type="float" office:value="28.05" calcext:value-type="float">
            <text:p>28.05</text:p>
          </table:table-cell>
          <table:table-cell office:value-type="float" office:value="27.43" calcext:value-type="float">
            <text:p>27.43</text:p>
          </table:table-cell>
          <table:table-cell table:formula="of:=([.E509]-[.D509])/[.E509]*100" office:value-type="float" office:value="-2.2602989427634" calcext:value-type="float">
            <text:p>-2.260298942763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</text:p>
          </table:table-cell>
          <table:table-cell office:value-type="string" calcext:value-type="string">
            <text:p>LM0215</text:p>
          </table:table-cell>
          <table:table-cell office:value-type="float" office:value="9" calcext:value-type="float">
            <text:p>9</text:p>
          </table:table-cell>
          <table:table-cell office:value-type="float" office:value="25.25" calcext:value-type="float">
            <text:p>25.25</text:p>
          </table:table-cell>
          <table:table-cell office:value-type="float" office:value="23.9" calcext:value-type="float">
            <text:p>23.9</text:p>
          </table:table-cell>
          <table:table-cell table:formula="of:=([.E510]-[.D510])/[.E510]*100" office:value-type="float" office:value="-5.64853556485356" calcext:value-type="float">
            <text:p>-5.64853556485356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</text:p>
          </table:table-cell>
          <table:table-cell office:value-type="string" calcext:value-type="string">
            <text:p>LM0216</text:p>
          </table:table-cell>
          <table:table-cell office:value-type="float" office:value="9" calcext:value-type="float">
            <text:p>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37" calcext:value-type="float">
            <text:p>18.37</text:p>
          </table:table-cell>
          <table:table-cell table:formula="of:=([.E511]-[.D511])/[.E511]*100" office:value-type="float" office:value="3.91943385955363" calcext:value-type="float">
            <text:p>3.91943385955363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</text:p>
          </table:table-cell>
          <table:table-cell office:value-type="string" calcext:value-type="string">
            <text:p>LM0217</text:p>
          </table:table-cell>
          <table:table-cell office:value-type="float" office:value="9" calcext:value-type="float">
            <text:p>9</text:p>
          </table:table-cell>
          <table:table-cell office:value-type="float" office:value="18.82" calcext:value-type="float">
            <text:p>18.82</text:p>
          </table:table-cell>
          <table:table-cell office:value-type="float" office:value="17.74" calcext:value-type="float">
            <text:p>17.74</text:p>
          </table:table-cell>
          <table:table-cell table:formula="of:=([.E512]-[.D512])/[.E512]*100" office:value-type="float" office:value="-6.08793686583992" calcext:value-type="float">
            <text:p>-6.0879368658399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</text:p>
          </table:table-cell>
          <table:table-cell office:value-type="string" calcext:value-type="string">
            <text:p>LM0218</text:p>
          </table:table-cell>
          <table:table-cell office:value-type="float" office:value="9" calcext:value-type="float">
            <text:p>9</text:p>
          </table:table-cell>
          <table:table-cell office:value-type="float" office:value="20.4" calcext:value-type="float">
            <text:p>20.4</text:p>
          </table:table-cell>
          <table:table-cell office:value-type="float" office:value="20.36" calcext:value-type="float">
            <text:p>20.36</text:p>
          </table:table-cell>
          <table:table-cell table:formula="of:=([.E513]-[.D513])/[.E513]*100" office:value-type="float" office:value="-0.196463654223964" calcext:value-type="float">
            <text:p>-0.19646365422396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</text:p>
          </table:table-cell>
          <table:table-cell office:value-type="string" calcext:value-type="string">
            <text:p>LM0219</text:p>
          </table:table-cell>
          <table:table-cell office:value-type="float" office:value="9" calcext:value-type="float">
            <text:p>9</text:p>
          </table:table-cell>
          <table:table-cell office:value-type="float" office:value="20.66" calcext:value-type="float">
            <text:p>20.66</text:p>
          </table:table-cell>
          <table:table-cell office:value-type="float" office:value="19" calcext:value-type="float">
            <text:p>19</text:p>
          </table:table-cell>
          <table:table-cell table:formula="of:=([.E514]-[.D514])/[.E514]*100" office:value-type="float" office:value="-8.73684210526316" calcext:value-type="float">
            <text:p>-8.7368421052631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</text:p>
          </table:table-cell>
          <table:table-cell office:value-type="string" calcext:value-type="string">
            <text:p>LM0220</text:p>
          </table:table-cell>
          <table:table-cell office:value-type="float" office:value="9" calcext:value-type="float">
            <text:p>9</text:p>
          </table:table-cell>
          <table:table-cell office:value-type="float" office:value="19.66" calcext:value-type="float">
            <text:p>19.66</text:p>
          </table:table-cell>
          <table:table-cell office:value-type="float" office:value="19.72" calcext:value-type="float">
            <text:p>19.72</text:p>
          </table:table-cell>
          <table:table-cell table:formula="of:=([.E515]-[.D515])/[.E515]*100" office:value-type="float" office:value="0.304259634888432" calcext:value-type="float">
            <text:p>0.30425963488843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V</text:p>
          </table:table-cell>
          <table:table-cell office:value-type="string" calcext:value-type="string">
            <text:p>LM0221</text:p>
          </table:table-cell>
          <table:table-cell office:value-type="float" office:value="9" calcext:value-type="float">
            <text:p>9</text:p>
          </table:table-cell>
          <table:table-cell office:value-type="float" office:value="18.4" calcext:value-type="float">
            <text:p>18.4</text:p>
          </table:table-cell>
          <table:table-cell office:value-type="float" office:value="19.73" calcext:value-type="float">
            <text:p>19.73</text:p>
          </table:table-cell>
          <table:table-cell table:formula="of:=([.E516]-[.D516])/[.E516]*100" office:value-type="float" office:value="6.74100354789661" calcext:value-type="float">
            <text:p>6.7410035478966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LM0222</text:p>
          </table:table-cell>
          <table:table-cell office:value-type="float" office:value="9" calcext:value-type="float">
            <text:p>9</text:p>
          </table:table-cell>
          <table:table-cell office:value-type="float" office:value="23.71" calcext:value-type="float">
            <text:p>23.71</text:p>
          </table:table-cell>
          <table:table-cell office:value-type="float" office:value="23.99" calcext:value-type="float">
            <text:p>23.99</text:p>
          </table:table-cell>
          <table:table-cell table:formula="of:=([.E517]-[.D517])/[.E517]*100" office:value-type="float" office:value="1.16715298040849" calcext:value-type="float">
            <text:p>1.16715298040849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</text:p>
          </table:table-cell>
          <table:table-cell office:value-type="string" calcext:value-type="string">
            <text:p>LM0223</text:p>
          </table:table-cell>
          <table:table-cell office:value-type="float" office:value="9" calcext:value-type="float">
            <text:p>9</text:p>
          </table:table-cell>
          <table:table-cell office:value-type="float" office:value="22.06" calcext:value-type="float">
            <text:p>22.06</text:p>
          </table:table-cell>
          <table:table-cell office:value-type="float" office:value="20.73" calcext:value-type="float">
            <text:p>20.73</text:p>
          </table:table-cell>
          <table:table-cell table:formula="of:=([.E518]-[.D518])/[.E518]*100" office:value-type="float" office:value="-6.4158224794983" calcext:value-type="float">
            <text:p>-6.415822479498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W</text:p>
          </table:table-cell>
          <table:table-cell office:value-type="string" calcext:value-type="string">
            <text:p>LM0224</text:p>
          </table:table-cell>
          <table:table-cell office:value-type="float" office:value="9" calcext:value-type="float">
            <text:p>9</text:p>
          </table:table-cell>
          <table:table-cell office:value-type="float" office:value="19.56" calcext:value-type="float">
            <text:p>19.56</text:p>
          </table:table-cell>
          <table:table-cell office:value-type="float" office:value="19.21" calcext:value-type="float">
            <text:p>19.21</text:p>
          </table:table-cell>
          <table:table-cell table:formula="of:=([.E519]-[.D519])/[.E519]*100" office:value-type="float" office:value="-1.82196772514314" calcext:value-type="float">
            <text:p>-1.82196772514314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Z</text:p>
          </table:table-cell>
          <table:table-cell office:value-type="string" calcext:value-type="string">
            <text:p>LM0225</text:p>
          </table:table-cell>
          <table:table-cell office:value-type="float" office:value="9" calcext:value-type="float">
            <text:p>9</text:p>
          </table:table-cell>
          <table:table-cell office:value-type="float" office:value="28.97" calcext:value-type="float">
            <text:p>28.97</text:p>
          </table:table-cell>
          <table:table-cell office:value-type="float" office:value="28.05" calcext:value-type="float">
            <text:p>28.05</text:p>
          </table:table-cell>
          <table:table-cell table:formula="of:=([.E520]-[.D520])/[.E520]*100" office:value-type="float" office:value="-3.27985739750445" calcext:value-type="float">
            <text:p>-3.2798573975044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J</text:p>
          </table:table-cell>
          <table:table-cell office:value-type="string" calcext:value-type="string">
            <text:p>LM0226</text:p>
          </table:table-cell>
          <table:table-cell office:value-type="float" office:value="9" calcext:value-type="float">
            <text:p>9</text:p>
          </table:table-cell>
          <table:table-cell office:value-type="float" office:value="15.77" calcext:value-type="float">
            <text:p>15.77</text:p>
          </table:table-cell>
          <table:table-cell office:value-type="float" office:value="15.16" calcext:value-type="float">
            <text:p>15.16</text:p>
          </table:table-cell>
          <table:table-cell table:formula="of:=([.E521]-[.D521])/[.E521]*100" office:value-type="float" office:value="-4.02374670184696" calcext:value-type="float">
            <text:p>-4.02374670184696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</text:p>
          </table:table-cell>
          <table:table-cell office:value-type="string" calcext:value-type="string">
            <text:p>LM0204</text:p>
          </table:table-cell>
          <table:table-cell office:value-type="float" office:value="10" calcext:value-type="float">
            <text:p>10</text:p>
          </table:table-cell>
          <table:table-cell office:value-type="float" office:value="20.22" calcext:value-type="float">
            <text:p>20.22</text:p>
          </table:table-cell>
          <table:table-cell office:value-type="float" office:value="19.26" calcext:value-type="float">
            <text:p>19.26</text:p>
          </table:table-cell>
          <table:table-cell table:formula="of:=([.E522]-[.D522])/[.E522]*100" office:value-type="float" office:value="-4.98442367601245" calcext:value-type="float">
            <text:p>-4.98442367601245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L</text:p>
          </table:table-cell>
          <table:table-cell office:value-type="string" calcext:value-type="string">
            <text:p>LM0206</text:p>
          </table:table-cell>
          <table:table-cell office:value-type="float" office:value="10" calcext:value-type="float">
            <text:p>10</text:p>
          </table:table-cell>
          <table:table-cell office:value-type="float" office:value="16.22" calcext:value-type="float">
            <text:p>16.22</text:p>
          </table:table-cell>
          <table:table-cell office:value-type="float" office:value="16.97" calcext:value-type="float">
            <text:p>16.97</text:p>
          </table:table-cell>
          <table:table-cell table:formula="of:=([.E523]-[.D523])/[.E523]*100" office:value-type="float" office:value="4.41956393635828" calcext:value-type="float">
            <text:p>4.4195639363582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M</text:p>
          </table:table-cell>
          <table:table-cell office:value-type="string" calcext:value-type="string">
            <text:p>LM0207</text:p>
          </table:table-cell>
          <table:table-cell office:value-type="float" office:value="10" calcext:value-type="float">
            <text:p>10</text:p>
          </table:table-cell>
          <table:table-cell office:value-type="float" office:value="17.61" calcext:value-type="float">
            <text:p>17.61</text:p>
          </table:table-cell>
          <table:table-cell office:value-type="float" office:value="17.27" calcext:value-type="float">
            <text:p>17.27</text:p>
          </table:table-cell>
          <table:table-cell table:formula="of:=([.E524]-[.D524])/[.E524]*100" office:value-type="float" office:value="-1.96873190503764" calcext:value-type="float">
            <text:p>-1.9687319050376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Z</text:p>
          </table:table-cell>
          <table:table-cell office:value-type="string" calcext:value-type="string">
            <text:p>LM0208</text:p>
          </table:table-cell>
          <table:table-cell office:value-type="float" office:value="10" calcext:value-type="float">
            <text:p>10</text:p>
          </table:table-cell>
          <table:table-cell office:value-type="float" office:value="22.87" calcext:value-type="float">
            <text:p>22.87</text:p>
          </table:table-cell>
          <table:table-cell office:value-type="float" office:value="22.82" calcext:value-type="float">
            <text:p>22.82</text:p>
          </table:table-cell>
          <table:table-cell table:formula="of:=([.E525]-[.D525])/[.E525]*100" office:value-type="float" office:value="-0.219106047326909" calcext:value-type="float">
            <text:p>-0.219106047326909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</text:p>
          </table:table-cell>
          <table:table-cell office:value-type="string" calcext:value-type="string">
            <text:p>LM0209</text:p>
          </table:table-cell>
          <table:table-cell office:value-type="float" office:value="10" calcext:value-type="float">
            <text:p>10</text:p>
          </table:table-cell>
          <table:table-cell office:value-type="float" office:value="22.55" calcext:value-type="float">
            <text:p>22.55</text:p>
          </table:table-cell>
          <table:table-cell office:value-type="float" office:value="22.09" calcext:value-type="float">
            <text:p>22.09</text:p>
          </table:table-cell>
          <table:table-cell table:formula="of:=([.E526]-[.D526])/[.E526]*100" office:value-type="float" office:value="-2.08239022181983" calcext:value-type="float">
            <text:p>-2.08239022181983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Y</text:p>
          </table:table-cell>
          <table:table-cell office:value-type="string" calcext:value-type="string">
            <text:p>LM0210</text:p>
          </table:table-cell>
          <table:table-cell office:value-type="float" office:value="10" calcext:value-type="float">
            <text:p>10</text:p>
          </table:table-cell>
          <table:table-cell office:value-type="float" office:value="17.84" calcext:value-type="float">
            <text:p>17.84</text:p>
          </table:table-cell>
          <table:table-cell office:value-type="float" office:value="15.65" calcext:value-type="float">
            <text:p>15.65</text:p>
          </table:table-cell>
          <table:table-cell table:formula="of:=([.E527]-[.D527])/[.E527]*100" office:value-type="float" office:value="-13.9936102236422" calcext:value-type="float">
            <text:p>-13.9936102236422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M</text:p>
          </table:table-cell>
          <table:table-cell office:value-type="string" calcext:value-type="string">
            <text:p>LM0211</text:p>
          </table:table-cell>
          <table:table-cell office:value-type="float" office:value="10" calcext:value-type="float">
            <text:p>10</text:p>
          </table:table-cell>
          <table:table-cell office:value-type="float" office:value="17.94" calcext:value-type="float">
            <text:p>17.94</text:p>
          </table:table-cell>
          <table:table-cell office:value-type="float" office:value="17.42" calcext:value-type="float">
            <text:p>17.42</text:p>
          </table:table-cell>
          <table:table-cell table:formula="of:=([.E528]-[.D528])/[.E528]*100" office:value-type="float" office:value="-2.98507462686567" calcext:value-type="float">
            <text:p>-2.9850746268656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</text:p>
          </table:table-cell>
          <table:table-cell office:value-type="string" calcext:value-type="string">
            <text:p>LM0212</text:p>
          </table:table-cell>
          <table:table-cell office:value-type="float" office:value="10" calcext:value-type="float">
            <text:p>10</text:p>
          </table:table-cell>
          <table:table-cell office:value-type="float" office:value="20.68" calcext:value-type="float">
            <text:p>20.68</text:p>
          </table:table-cell>
          <table:table-cell office:value-type="float" office:value="21.58" calcext:value-type="float">
            <text:p>21.58</text:p>
          </table:table-cell>
          <table:table-cell table:formula="of:=([.E529]-[.D529])/[.E529]*100" office:value-type="float" office:value="4.1705282669138" calcext:value-type="float">
            <text:p>4.1705282669138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W</text:p>
          </table:table-cell>
          <table:table-cell office:value-type="string" calcext:value-type="string">
            <text:p>LM0213</text:p>
          </table:table-cell>
          <table:table-cell office:value-type="float" office:value="10" calcext:value-type="float">
            <text:p>10</text:p>
          </table:table-cell>
          <table:table-cell office:value-type="float" office:value="15.75" calcext:value-type="float">
            <text:p>15.75</text:p>
          </table:table-cell>
          <table:table-cell office:value-type="float" office:value="15.39" calcext:value-type="float">
            <text:p>15.39</text:p>
          </table:table-cell>
          <table:table-cell table:formula="of:=([.E530]-[.D530])/[.E530]*100" office:value-type="float" office:value="-2.3391812865497" calcext:value-type="float">
            <text:p>-2.339181286549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</text:p>
          </table:table-cell>
          <table:table-cell office:value-type="string" calcext:value-type="string">
            <text:p>LM0214</text:p>
          </table:table-cell>
          <table:table-cell office:value-type="float" office:value="10" calcext:value-type="float">
            <text:p>10</text:p>
          </table:table-cell>
          <table:table-cell office:value-type="float" office:value="28.34" calcext:value-type="float">
            <text:p>28.34</text:p>
          </table:table-cell>
          <table:table-cell office:value-type="float" office:value="27.43" calcext:value-type="float">
            <text:p>27.43</text:p>
          </table:table-cell>
          <table:table-cell table:formula="of:=([.E531]-[.D531])/[.E531]*100" office:value-type="float" office:value="-3.3175355450237" calcext:value-type="float">
            <text:p>-3.317535545023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Y</text:p>
          </table:table-cell>
          <table:table-cell office:value-type="string" calcext:value-type="string">
            <text:p>LM0215</text:p>
          </table:table-cell>
          <table:table-cell office:value-type="float" office:value="10" calcext:value-type="float">
            <text:p>10</text:p>
          </table:table-cell>
          <table:table-cell office:value-type="float" office:value="25.05" calcext:value-type="float">
            <text:p>25.05</text:p>
          </table:table-cell>
          <table:table-cell office:value-type="float" office:value="23.9" calcext:value-type="float">
            <text:p>23.9</text:p>
          </table:table-cell>
          <table:table-cell table:formula="of:=([.E532]-[.D532])/[.E532]*100" office:value-type="float" office:value="-4.81171548117156" calcext:value-type="float">
            <text:p>-4.8117154811715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LM0216</text:p>
          </table:table-cell>
          <table:table-cell office:value-type="float" office:value="10" calcext:value-type="float">
            <text:p>10</text:p>
          </table:table-cell>
          <table:table-cell office:value-type="float" office:value="17.79" calcext:value-type="float">
            <text:p>17.79</text:p>
          </table:table-cell>
          <table:table-cell office:value-type="float" office:value="18.37" calcext:value-type="float">
            <text:p>18.37</text:p>
          </table:table-cell>
          <table:table-cell table:formula="of:=([.E533]-[.D533])/[.E533]*100" office:value-type="float" office:value="3.15732172019598" calcext:value-type="float">
            <text:p>3.157321720195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</text:p>
          </table:table-cell>
          <table:table-cell office:value-type="string" calcext:value-type="string">
            <text:p>LM0217</text:p>
          </table:table-cell>
          <table:table-cell office:value-type="float" office:value="10" calcext:value-type="float">
            <text:p>10</text:p>
          </table:table-cell>
          <table:table-cell office:value-type="float" office:value="19.45" calcext:value-type="float">
            <text:p>19.45</text:p>
          </table:table-cell>
          <table:table-cell office:value-type="float" office:value="17.74" calcext:value-type="float">
            <text:p>17.74</text:p>
          </table:table-cell>
          <table:table-cell table:formula="of:=([.E534]-[.D534])/[.E534]*100" office:value-type="float" office:value="-9.6392333709132" calcext:value-type="float">
            <text:p>-9.639233370913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S</text:p>
          </table:table-cell>
          <table:table-cell office:value-type="string" calcext:value-type="string">
            <text:p>LM0218</text:p>
          </table:table-cell>
          <table:table-cell office:value-type="float" office:value="10" calcext:value-type="float">
            <text:p>10</text:p>
          </table:table-cell>
          <table:table-cell office:value-type="float" office:value="20.92" calcext:value-type="float">
            <text:p>20.92</text:p>
          </table:table-cell>
          <table:table-cell office:value-type="float" office:value="20.36" calcext:value-type="float">
            <text:p>20.36</text:p>
          </table:table-cell>
          <table:table-cell table:formula="of:=([.E535]-[.D535])/[.E535]*100" office:value-type="float" office:value="-2.75049115913557" calcext:value-type="float">
            <text:p>-2.75049115913557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V</text:p>
          </table:table-cell>
          <table:table-cell office:value-type="string" calcext:value-type="string">
            <text:p>LM0219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  <table:table-cell table:formula="of:=([.E536]-[.D536])/[.E536]*100" office:value-type="float" office:value="-2.10526315789473" calcext:value-type="float">
            <text:p>-2.10526315789473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S</text:p>
          </table:table-cell>
          <table:table-cell office:value-type="string" calcext:value-type="string">
            <text:p>LM02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.72" calcext:value-type="float">
            <text:p>19.72</text:p>
          </table:table-cell>
          <table:table-cell table:formula="of:=([.E537]-[.D537])/[.E537]*100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V</text:p>
          </table:table-cell>
          <table:table-cell office:value-type="string" calcext:value-type="string">
            <text:p>LM0221</text:p>
          </table:table-cell>
          <table:table-cell office:value-type="float" office:value="10" calcext:value-type="float">
            <text:p>10</text:p>
          </table:table-cell>
          <table:table-cell office:value-type="float" office:value="18.72" calcext:value-type="float">
            <text:p>18.72</text:p>
          </table:table-cell>
          <table:table-cell office:value-type="float" office:value="19.73" calcext:value-type="float">
            <text:p>19.73</text:p>
          </table:table-cell>
          <table:table-cell table:formula="of:=([.E538]-[.D538])/[.E538]*100" office:value-type="float" office:value="5.11910795742525" calcext:value-type="float">
            <text:p>5.119107957425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</text:p>
          </table:table-cell>
          <table:table-cell office:value-type="string" calcext:value-type="string">
            <text:p>LM0222</text:p>
          </table:table-cell>
          <table:table-cell office:value-type="float" office:value="10" calcext:value-type="float">
            <text:p>10</text:p>
          </table:table-cell>
          <table:table-cell office:value-type="float" office:value="23.87" calcext:value-type="float">
            <text:p>23.87</text:p>
          </table:table-cell>
          <table:table-cell office:value-type="float" office:value="23.99" calcext:value-type="float">
            <text:p>23.99</text:p>
          </table:table-cell>
          <table:table-cell table:formula="of:=([.E539]-[.D539])/[.E539]*100" office:value-type="float" office:value="0.500208420175062" calcext:value-type="float">
            <text:p>0.50020842017506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Y</text:p>
          </table:table-cell>
          <table:table-cell office:value-type="string" calcext:value-type="string">
            <text:p>LM0223</text:p>
          </table:table-cell>
          <table:table-cell office:value-type="float" office:value="10" calcext:value-type="float">
            <text:p>10</text:p>
          </table:table-cell>
          <table:table-cell office:value-type="float" office:value="22.28" calcext:value-type="float">
            <text:p>22.28</text:p>
          </table:table-cell>
          <table:table-cell office:value-type="float" office:value="20.73" calcext:value-type="float">
            <text:p>20.73</text:p>
          </table:table-cell>
          <table:table-cell table:formula="of:=([.E540]-[.D540])/[.E540]*100" office:value-type="float" office:value="-7.47708634828751" calcext:value-type="float">
            <text:p>-7.4770863482875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</text:p>
          </table:table-cell>
          <table:table-cell office:value-type="string" calcext:value-type="string">
            <text:p>LM0224</text:p>
          </table:table-cell>
          <table:table-cell office:value-type="float" office:value="10" calcext:value-type="float">
            <text:p>10</text:p>
          </table:table-cell>
          <table:table-cell office:value-type="float" office:value="19.63" calcext:value-type="float">
            <text:p>19.63</text:p>
          </table:table-cell>
          <table:table-cell office:value-type="float" office:value="19.21" calcext:value-type="float">
            <text:p>19.21</text:p>
          </table:table-cell>
          <table:table-cell table:formula="of:=([.E541]-[.D541])/[.E541]*100" office:value-type="float" office:value="-2.18636127017178" calcext:value-type="float">
            <text:p>-2.186361270171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Y</text:p>
          </table:table-cell>
          <table:table-cell office:value-type="string" calcext:value-type="string">
            <text:p>LM0225</text:p>
          </table:table-cell>
          <table:table-cell office:value-type="float" office:value="10" calcext:value-type="float">
            <text:p>10</text:p>
          </table:table-cell>
          <table:table-cell office:value-type="float" office:value="28.64" calcext:value-type="float">
            <text:p>28.64</text:p>
          </table:table-cell>
          <table:table-cell office:value-type="float" office:value="28.05" calcext:value-type="float">
            <text:p>28.05</text:p>
          </table:table-cell>
          <table:table-cell table:formula="of:=([.E542]-[.D542])/[.E542]*100" office:value-type="float" office:value="-2.10338680926916" calcext:value-type="float">
            <text:p>-2.10338680926916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string" calcext:value-type="string">
            <text:p>LM0226</text:p>
          </table:table-cell>
          <table:table-cell office:value-type="float" office:value="10" calcext:value-type="float">
            <text:p>10</text:p>
          </table:table-cell>
          <table:table-cell office:value-type="float" office:value="15.79" calcext:value-type="float">
            <text:p>15.79</text:p>
          </table:table-cell>
          <table:table-cell office:value-type="float" office:value="15.16" calcext:value-type="float">
            <text:p>15.16</text:p>
          </table:table-cell>
          <table:table-cell table:formula="of:=([.E543]-[.D543])/[.E543]*100" office:value-type="float" office:value="-4.15567282321899" calcext:value-type="float">
            <text:p>-4.15567282321899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Expe005_1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style-name="ce1" office:value-type="string" calcext:value-type="string">
            <text:p>FGW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03" calcext:value-type="float">
            <text:p>20.03</text:p>
          </table:table-cell>
          <table:table-cell table:style-name="ce1" table:formula="of:=([.E566]-[.D566])/[.E566]*100" office:value-type="float" office:value="0" calcext:value-type="float">
            <text:p>0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W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56" calcext:value-type="float">
            <text:p>18.56</text:p>
          </table:table-cell>
          <table:table-cell table:style-name="ce1" table:formula="of:=([.E567]-[.D567])/[.E567]*100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IJQ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82" calcext:value-type="float">
            <text:p>15.82</text:p>
          </table:table-cell>
          <table:table-cell table:style-name="ce1" table:formula="of:=([.E568]-[.D568])/[.E568]*100" office:value-type="float" office:value="0" calcext:value-type="float">
            <text:p>0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ERW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87" calcext:value-type="float">
            <text:p>15.87</text:p>
          </table:table-cell>
          <table:table-cell table:style-name="ce1" table:formula="of:=([.E569]-[.D569])/[.E569]*100" office:value-type="float" office:value="0" calcext:value-type="float">
            <text:p>0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FW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71" calcext:value-type="float">
            <text:p>18.71</text:p>
          </table:table-cell>
          <table:table-cell table:style-name="ce1" table:formula="of:=([.E570]-[.D570])/[.E570]*100" office:value-type="float" office:value="0" calcext:value-type="float">
            <text:p>0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K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14" calcext:value-type="float">
            <text:p>24.14</text:p>
          </table:table-cell>
          <table:table-cell table:style-name="ce1" table:formula="of:=([.E571]-[.D571])/[.E571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W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4.55" calcext:value-type="float">
            <text:p>24.55</text:p>
          </table:table-cell>
          <table:table-cell table:style-name="ce1" table:formula="of:=([.E572]-[.D572])/[.E572]*100" office:value-type="float" office:value="0" calcext:value-type="float">
            <text:p>0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N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8.55" calcext:value-type="float">
            <text:p>28.55</text:p>
          </table:table-cell>
          <table:table-cell table:style-name="ce1" table:formula="of:=([.E573]-[.D573])/[.E573]*100" office:value-type="float" office:value="0" calcext:value-type="float">
            <text:p>0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Y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03" calcext:value-type="float">
            <text:p>17.03</text:p>
          </table:table-cell>
          <table:table-cell table:style-name="ce1" table:formula="of:=([.E574]-[.D574])/[.E574]*100" office:value-type="float" office:value="0" calcext:value-type="float">
            <text:p>0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3.64" calcext:value-type="float">
            <text:p>23.64</text:p>
          </table:table-cell>
          <table:table-cell table:style-name="ce1" table:formula="of:=([.E575]-[.D575])/[.E575]*100" office:value-type="float" office:value="0" calcext:value-type="float">
            <text:p>0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JN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02" calcext:value-type="float">
            <text:p>11.02</text:p>
          </table:table-cell>
          <table:table-cell table:style-name="ce1" table:formula="of:=([.E576]-[.D576])/[.E576]*100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W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31" calcext:value-type="float">
            <text:p>15.31</text:p>
          </table:table-cell>
          <table:table-cell table:style-name="ce1" table:formula="of:=([.E577]-[.D577])/[.E577]*100" office:value-type="float" office:value="0" calcext:value-type="float">
            <text:p>0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84" calcext:value-type="float">
            <text:p>16.84</text:p>
          </table:table-cell>
          <table:table-cell table:style-name="ce1" table:formula="of:=([.E578]-[.D578])/[.E578]*100" office:value-type="float" office:value="0" calcext:value-type="float">
            <text:p>0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19" calcext:value-type="float">
            <text:p>16.19</text:p>
          </table:table-cell>
          <table:table-cell table:style-name="ce1" table:formula="of:=([.E579]-[.D579])/[.E579]*100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tough guy</text:p>
          </table:table-cell>
          <table:table-cell/>
        </table:table-row>
        <table:table-row table:style-name="ro1">
          <table:table-cell table:style-name="ce1" office:value-type="string" calcext:value-type="string">
            <text:p>IVW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.51" calcext:value-type="float">
            <text:p>14.51</text:p>
          </table:table-cell>
          <table:table-cell table:style-name="ce1" table:formula="of:=([.E580]-[.D580])/[.E580]*100" office:value-type="float" office:value="0" calcext:value-type="float">
            <text:p>0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Z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65" calcext:value-type="float">
            <text:p>15.65</text:p>
          </table:table-cell>
          <table:table-cell table:style-name="ce1" table:formula="of:=([.E581]-[.D581])/[.E581]*100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.58" calcext:value-type="float">
            <text:p>18.58</text:p>
          </table:table-cell>
          <table:table-cell table:style-name="ce1" table:formula="of:=([.E582]-[.D582])/[.E582]*100" office:value-type="float" office:value="0" calcext:value-type="float">
            <text:p>0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MQ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.33" calcext:value-type="float">
            <text:p>12.33</text:p>
          </table:table-cell>
          <table:table-cell table:style-name="ce1" table:formula="of:=([.E583]-[.D583])/[.E583]*100" office:value-type="float" office:value="0" calcext:value-type="float">
            <text:p>0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J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.71" calcext:value-type="float">
            <text:p>16.71</text:p>
          </table:table-cell>
          <table:table-cell table:style-name="ce1" table:formula="of:=([.E584]-[.D584])/[.E584]*100" office:value-type="float" office:value="0" calcext:value-type="float">
            <text:p>0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J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95" calcext:value-type="float">
            <text:p>17.95</text:p>
          </table:table-cell>
          <table:table-cell table:style-name="ce1" table:formula="of:=([.E585]-[.D585])/[.E585]*100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5.21" calcext:value-type="float">
            <text:p>25.21</text:p>
          </table:table-cell>
          <table:table-cell table:style-name="ce1" table:formula="of:=([.E586]-[.D586])/[.E586]*100" office:value-type="float" office:value="0" calcext:value-type="float">
            <text:p>0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T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.99" calcext:value-type="float">
            <text:p>17.99</text:p>
          </table:table-cell>
          <table:table-cell table:style-name="ce1" table:formula="of:=([.E587]-[.D587])/[.E587]*100" office:value-type="float" office:value="0" calcext:value-type="float">
            <text:p>0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GZ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2.27" calcext:value-type="float">
            <text:p>22.27</text:p>
          </table:table-cell>
          <table:table-cell table:style-name="ce1" table:formula="of:=([.E588]-[.D588])/[.E588]*100" office:value-type="float" office:value="0" calcext:value-type="float">
            <text:p>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W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59" calcext:value-type="float">
            <text:p>20.59</text:p>
          </table:table-cell>
          <table:table-cell table:style-name="ce1" table:formula="of:=([.E589]-[.D589])/[.E589]*100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K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.67" calcext:value-type="float">
            <text:p>19.67</text:p>
          </table:table-cell>
          <table:table-cell table:style-name="ce1" table:formula="of:=([.E590]-[.D590])/[.E590]*100" office:value-type="float" office:value="0" calcext:value-type="float">
            <text:p>0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W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.01" calcext:value-type="float">
            <text:p>15.01</text:p>
          </table:table-cell>
          <table:table-cell table:style-name="ce1" table:formula="of:=([.E591]-[.D591])/[.E591]*100" office:value-type="float" office:value="0" calcext:value-type="float">
            <text:p>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LMX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08" calcext:value-type="float">
            <text:p>11.08</text:p>
          </table:table-cell>
          <table:table-cell table:style-name="ce1" table:formula="of:=([.E592]-[.D592])/[.E592]*100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ACN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.16" calcext:value-type="float">
            <text:p>20.16</text:p>
          </table:table-cell>
          <table:table-cell table:style-name="ce1" table:formula="of:=([.E593]-[.D593])/[.E593]*100" office:value-type="float" office:value="0" calcext:value-type="float">
            <text:p>0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AKT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.65" calcext:value-type="float">
            <text:p>14.65</text:p>
          </table:table-cell>
          <table:table-cell table:style-name="ce1" table:formula="of:=([.E594]-[.D594])/[.E594]*100" office:value-type="float" office:value="0" calcext:value-type="float">
            <text:p>0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FIM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5.63" calcext:value-type="float">
            <text:p>25.63</text:p>
          </table:table-cell>
          <table:table-cell table:style-name="ce1" table:formula="of:=([.E595]-[.D595])/[.E595]*100" office:value-type="float" office:value="0" calcext:value-type="float">
            <text:p>0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CE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9.57" calcext:value-type="float">
            <text:p>19.57</text:p>
          </table:table-cell>
          <table:table-cell table:style-name="ce1" table:formula="of:=([.E596]-[.D596])/[.E596]*100" office:value-type="float" office:value="0" calcext:value-type="float">
            <text:p>0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office:value-type="string" calcext:value-type="string">
            <text:p>new inoculum</text:p>
          </table:table-cell>
          <table:table-cell/>
        </table:table-row>
        <table:table-row table:style-name="ro1">
          <table:table-cell table:style-name="ce1" office:value-type="string" calcext:value-type="string">
            <text:p>JMP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38" calcext:value-type="float">
            <text:p>21.38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597]-[.D597])/[.E597]*100" office:value-type="float" office:value="-6.73989016475286" calcext:value-type="float">
            <text:p>-6.7398901647528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W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49" calcext:value-type="float">
            <text:p>19.49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598]-[.D598])/[.E598]*100" office:value-type="float" office:value="-5.01077586206896" calcext:value-type="float">
            <text:p>-5.010775862068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T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24" calcext:value-type="float">
            <text:p>16.24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599]-[.D599])/[.E599]*100" office:value-type="float" office:value="-2.65486725663716" calcext:value-type="float">
            <text:p>-2.6548672566371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WX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00]-[.D600])/[.E600]*100" office:value-type="float" office:value="4.66288594833017" calcext:value-type="float">
            <text:p>4.6628859483301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V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2" calcext:value-type="float">
            <text:p>18.82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01]-[.D601])/[.E601]*100" office:value-type="float" office:value="-0.58792089791555" calcext:value-type="float">
            <text:p>-0.587920897915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QX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26" calcext:value-type="float">
            <text:p>24.2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02]-[.D602])/[.E602]*100" office:value-type="float" office:value="-0.497100248550128" calcext:value-type="float">
            <text:p>-0.4971002485501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L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77" calcext:value-type="float">
            <text:p>24.77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03]-[.D603])/[.E603]*100" office:value-type="float" office:value="-0.896130346232174" calcext:value-type="float">
            <text:p>-0.89613034623217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R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.68" calcext:value-type="float">
            <text:p>28.68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04]-[.D604])/[.E604]*100" office:value-type="float" office:value="-0.455341506129594" calcext:value-type="float">
            <text:p>-0.4553415061295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VX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89" calcext:value-type="float">
            <text:p>17.89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05]-[.D605])/[.E605]*100" office:value-type="float" office:value="-5.04991192014092" calcext:value-type="float">
            <text:p>-5.0499119201409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VW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.97" calcext:value-type="float">
            <text:p>23.97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06]-[.D606])/[.E606]*100" office:value-type="float" office:value="-1.39593908629441" calcext:value-type="float">
            <text:p>-1.3959390862944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X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07]-[.D607])/[.E607]*100" office:value-type="float" office:value="-9.98185117967332" calcext:value-type="float">
            <text:p>-9.9818511796733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QV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08]-[.D608])/[.E608]*100" office:value-type="float" office:value="-13.847158719791" calcext:value-type="float">
            <text:p>-13.8471587197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K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38" calcext:value-type="float">
            <text:p>17.38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09]-[.D609])/[.E609]*100" office:value-type="float" office:value="-3.20665083135391" calcext:value-type="float">
            <text:p>-3.206650831353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Q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39" calcext:value-type="float">
            <text:p>18.39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10]-[.D610])/[.E610]*100" office:value-type="float" office:value="-13.5886349598518" calcext:value-type="float">
            <text:p>-13.588634959851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S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77" calcext:value-type="float">
            <text:p>15.7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11]-[.D611])/[.E611]*100" office:value-type="float" office:value="-8.68366643694004" calcext:value-type="float">
            <text:p>-8.683666436940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Y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05" calcext:value-type="float">
            <text:p>18.05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12]-[.D612])/[.E612]*100" office:value-type="float" office:value="-15.3354632587859" calcext:value-type="float">
            <text:p>-15.335463258785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71" calcext:value-type="float">
            <text:p>19.71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13]-[.D613])/[.E613]*100" office:value-type="float" office:value="-6.08180839612488" calcext:value-type="float">
            <text:p>-6.0818083961248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44" calcext:value-type="float">
            <text:p>13.44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14]-[.D614])/[.E614]*100" office:value-type="float" office:value="-9.00243309002433" calcext:value-type="float">
            <text:p>-9.0024330900243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Z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15]-[.D615])/[.E615]*100" office:value-type="float" office:value="-1.31657690005984" calcext:value-type="float">
            <text:p>-1.3165769000598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O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64" calcext:value-type="float">
            <text:p>18.64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16]-[.D616])/[.E616]*100" office:value-type="float" office:value="-3.84401114206129" calcext:value-type="float">
            <text:p>-3.8440111420612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M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17]-[.D617])/[.E617]*100" office:value-type="float" office:value="2.02300674335582" calcext:value-type="float">
            <text:p>2.0230067433558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W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18]-[.D618])/[.E618]*100" office:value-type="float" office:value="-5.83657587548639" calcext:value-type="float">
            <text:p>-5.8365758754863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VY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25" calcext:value-type="float">
            <text:p>22.2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19]-[.D619])/[.E619]*100" office:value-type="float" office:value="0.0898069151324633" calcext:value-type="float">
            <text:p>0.08980691513246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UZ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53" calcext:value-type="float">
            <text:p>20.53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20]-[.D620])/[.E620]*100" office:value-type="float" office:value="0.291403593977653" calcext:value-type="float">
            <text:p>0.29140359397765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K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.47" calcext:value-type="float">
            <text:p>19.47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21]-[.D621])/[.E621]*100" office:value-type="float" office:value="1.01677681748858" calcext:value-type="float">
            <text:p>1.0167768174885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WX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16" calcext:value-type="float">
            <text:p>15.16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22]-[.D622])/[.E622]*100" office:value-type="float" office:value="-0.999333777481681" calcext:value-type="float">
            <text:p>-0.99933377748168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J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95" calcext:value-type="float">
            <text:p>10.9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23]-[.D623])/[.E623]*100" office:value-type="float" office:value="1.17328519855596" calcext:value-type="float">
            <text:p>1.173285198555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W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35" calcext:value-type="float">
            <text:p>21.35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24]-[.D624])/[.E624]*100" office:value-type="float" office:value="-5.90277777777778" calcext:value-type="float">
            <text:p>-5.9027777777777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.69" calcext:value-type="float">
            <text:p>14.69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25]-[.D625])/[.E625]*100" office:value-type="float" office:value="-0.27303754266211" calcext:value-type="float">
            <text:p>-0.2730375426621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26]-[.D626])/[.E626]*100" office:value-type="float" office:value="1.67772142021069" calcext:value-type="float">
            <text:p>1.6777214202106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V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.19" calcext:value-type="float">
            <text:p>20.19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27]-[.D627])/[.E627]*100" office:value-type="float" office:value="-3.16811446090956" calcext:value-type="float">
            <text:p>-3.1681144609095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O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.73" calcext:value-type="float">
            <text:p>21.73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28]-[.D628])/[.E628]*100" office:value-type="float" office:value="-8.48726909635546" calcext:value-type="float">
            <text:p>-8.4872690963554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N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08" calcext:value-type="float">
            <text:p>20.08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29]-[.D629])/[.E629]*100" office:value-type="float" office:value="-8.18965517241379" calcext:value-type="float">
            <text:p>-8.1896551724137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QZ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16" calcext:value-type="float">
            <text:p>16.16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30]-[.D630])/[.E630]*100" office:value-type="float" office:value="-2.14917825537294" calcext:value-type="float">
            <text:p>-2.149178255372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WY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31]-[.D631])/[.E631]*100" office:value-type="float" office:value="-5.22999369880277" calcext:value-type="float">
            <text:p>-5.2299936988027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Z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47" calcext:value-type="float">
            <text:p>19.47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32]-[.D632])/[.E632]*100" office:value-type="float" office:value="-4.0619989310529" calcext:value-type="float">
            <text:p>-4.061998931052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NQ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33]-[.D633])/[.E633]*100" office:value-type="float" office:value="0.248550124275072" calcext:value-type="float">
            <text:p>0.2485501242750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QV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97" calcext:value-type="float">
            <text:p>24.97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34]-[.D634])/[.E634]*100" office:value-type="float" office:value="-1.71079429735233" calcext:value-type="float">
            <text:p>-1.7107942973523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X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35]-[.D635])/[.E635]*100" office:value-type="float" office:value="-3.04728546409808" calcext:value-type="float">
            <text:p>-3.0472854640980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W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73" calcext:value-type="float">
            <text:p>18.73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36]-[.D636])/[.E636]*100" office:value-type="float" office:value="-9.98238402818555" calcext:value-type="float">
            <text:p>-9.982384028185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Y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37]-[.D637])/[.E637]*100" office:value-type="float" office:value="0.84602368866328" calcext:value-type="float">
            <text:p>0.846023688663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SZ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73" calcext:value-type="float">
            <text:p>12.73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38]-[.D638])/[.E638]*100" office:value-type="float" office:value="-15.5172413793104" calcext:value-type="float">
            <text:p>-15.51724137931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XY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17" calcext:value-type="float">
            <text:p>17.17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39]-[.D639])/[.E639]*100" office:value-type="float" office:value="-12.1489222730242" calcext:value-type="float">
            <text:p>-12.148922273024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V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40]-[.D640])/[.E640]*100" office:value-type="float" office:value="-8.66983372921616" calcext:value-type="float">
            <text:p>-8.6698337292161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WY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41]-[.D641])/[.E641]*100" office:value-type="float" office:value="-7.16491661519457" calcext:value-type="float">
            <text:p>-7.1649166151945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P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27" calcext:value-type="float">
            <text:p>16.2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42]-[.D642])/[.E642]*100" office:value-type="float" office:value="-12.1295658166782" calcext:value-type="float">
            <text:p>-12.129565816678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GR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03" calcext:value-type="float">
            <text:p>18.03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43]-[.D643])/[.E643]*100" office:value-type="float" office:value="-15.2076677316294" calcext:value-type="float">
            <text:p>-15.207667731629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23" calcext:value-type="float">
            <text:p>19.23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44]-[.D644])/[.E644]*100" office:value-type="float" office:value="-3.49838536060281" calcext:value-type="float">
            <text:p>-3.4983853606028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33" calcext:value-type="float">
            <text:p>15.3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45]-[.D645])/[.E645]*100" office:value-type="float" office:value="-24.330900243309" calcext:value-type="float">
            <text:p>-24.33090024330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46]-[.D646])/[.E646]*100" office:value-type="float" office:value="-4.12926391382404" calcext:value-type="float">
            <text:p>-4.12926391382404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HL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96" calcext:value-type="float">
            <text:p>18.96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47]-[.D647])/[.E647]*100" office:value-type="float" office:value="-5.62674094707522" calcext:value-type="float">
            <text:p>-5.6267409470752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X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43" calcext:value-type="float">
            <text:p>24.43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48]-[.D648])/[.E648]*100" office:value-type="float" office:value="3.09401031336772" calcext:value-type="float">
            <text:p>3.094010313367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.21" calcext:value-type="float">
            <text:p>18.21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49]-[.D649])/[.E649]*100" office:value-type="float" office:value="-1.22290161200668" calcext:value-type="float">
            <text:p>-1.2229016120066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16" calcext:value-type="float">
            <text:p>22.16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50]-[.D650])/[.E650]*100" office:value-type="float" office:value="0.493938033228556" calcext:value-type="float">
            <text:p>0.49393803322855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Q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45" calcext:value-type="float">
            <text:p>20.4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51]-[.D651])/[.E651]*100" office:value-type="float" office:value="0.679941719281207" calcext:value-type="float">
            <text:p>0.67994171928120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TX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51" calcext:value-type="float">
            <text:p>20.51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52]-[.D652])/[.E652]*100" office:value-type="float" office:value="-4.27046263345196" calcext:value-type="float">
            <text:p>-4.2704626334519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KN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53]-[.D653])/[.E653]*100" office:value-type="float" office:value="-4.13057961359095" calcext:value-type="float">
            <text:p>-4.1305796135909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X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54]-[.D654])/[.E654]*100" office:value-type="float" office:value="-1.53429602888087" calcext:value-type="float">
            <text:p>-1.5342960288808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TZ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55]-[.D655])/[.E655]*100" office:value-type="float" office:value="-2.48015873015873" calcext:value-type="float">
            <text:p>-2.480158730158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M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62" calcext:value-type="float">
            <text:p>15.62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56]-[.D656])/[.E656]*100" office:value-type="float" office:value="-6.62116040955631" calcext:value-type="float">
            <text:p>-6.6211604095563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S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.29" calcext:value-type="float">
            <text:p>25.29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57]-[.D657])/[.E657]*100" office:value-type="float" office:value="1.32657042528287" calcext:value-type="float">
            <text:p>1.3265704252828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Y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58]-[.D658])/[.E658]*100" office:value-type="float" office:value="-3.2192130812468" calcext:value-type="float">
            <text:p>-3.219213081246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U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21" calcext:value-type="float">
            <text:p>22.21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59]-[.D659])/[.E659]*100" office:value-type="float" office:value="-10.8836744882676" calcext:value-type="float">
            <text:p>-10.883674488267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W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87" calcext:value-type="float">
            <text:p>20.87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60]-[.D660])/[.E660]*100" office:value-type="float" office:value="-12.4461206896552" calcext:value-type="float">
            <text:p>-12.446120689655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66" calcext:value-type="float">
            <text:p>15.66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61]-[.D661])/[.E661]*100" office:value-type="float" office:value="1.01137800252845" calcext:value-type="float">
            <text:p>1.0113780025284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YZ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03" calcext:value-type="float">
            <text:p>16.03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62]-[.D662])/[.E662]*100" office:value-type="float" office:value="-1.00819155639573" calcext:value-type="float">
            <text:p>-1.008191556395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QX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63]-[.D663])/[.E663]*100" office:value-type="float" office:value="-5.82576162479957" calcext:value-type="float">
            <text:p>-5.8257616247995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SY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64]-[.D664])/[.E664]*100" office:value-type="float" office:value="0.248550124275072" calcext:value-type="float">
            <text:p>0.2485501242750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Z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.72" calcext:value-type="float">
            <text:p>25.72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65]-[.D665])/[.E665]*100" office:value-type="float" office:value="-4.76578411405295" calcext:value-type="float">
            <text:p>-4.7657841140529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RS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.12" calcext:value-type="float">
            <text:p>28.12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66]-[.D666])/[.E666]*100" office:value-type="float" office:value="1.5061295971979" calcext:value-type="float">
            <text:p>1.506129597197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M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67]-[.D667])/[.E667]*100" office:value-type="float" office:value="-10.4521432765707" calcext:value-type="float">
            <text:p>-10.452143276570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R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68]-[.D668])/[.E668]*100" office:value-type="float" office:value="-1.26903553299493" calcext:value-type="float">
            <text:p>-1.2690355329949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MY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.78" calcext:value-type="float">
            <text:p>12.78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669]-[.D669])/[.E669]*100" office:value-type="float" office:value="-15.9709618874773" calcext:value-type="float">
            <text:p>-15.97096188747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S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12" calcext:value-type="float">
            <text:p>17.12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670]-[.D670])/[.E670]*100" office:value-type="float" office:value="-11.8223383409536" calcext:value-type="float">
            <text:p>-11.8223383409536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72" calcext:value-type="float">
            <text:p>18.72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671]-[.D671])/[.E671]*100" office:value-type="float" office:value="-11.1638954869359" calcext:value-type="float">
            <text:p>-11.163895486935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672]-[.D672])/[.E672]*100" office:value-type="float" office:value="-12.1680049413218" calcext:value-type="float">
            <text:p>-12.168004941321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37" calcext:value-type="float">
            <text:p>15.37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673]-[.D673])/[.E673]*100" office:value-type="float" office:value="-5.92694693314955" calcext:value-type="float">
            <text:p>-5.9269469331495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Y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96" calcext:value-type="float">
            <text:p>17.96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674]-[.D674])/[.E674]*100" office:value-type="float" office:value="-14.7603833865815" calcext:value-type="float">
            <text:p>-14.7603833865815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.79" calcext:value-type="float">
            <text:p>18.79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675]-[.D675])/[.E675]*100" office:value-type="float" office:value="-1.13024757804091" calcext:value-type="float">
            <text:p>-1.1302475780409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I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.31" calcext:value-type="float">
            <text:p>14.31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676]-[.D676])/[.E676]*100" office:value-type="float" office:value="-16.0583941605839" calcext:value-type="float">
            <text:p>-16.058394160583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82" calcext:value-type="float">
            <text:p>16.82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677]-[.D677])/[.E677]*100" office:value-type="float" office:value="-0.658288450029919" calcext:value-type="float">
            <text:p>-0.658288450029919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N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79" calcext:value-type="float">
            <text:p>19.79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678]-[.D678])/[.E678]*100" office:value-type="float" office:value="-10.2506963788301" calcext:value-type="float">
            <text:p>-10.2506963788301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679]-[.D679])/[.E679]*100" office:value-type="float" office:value="2.49900833002778" calcext:value-type="float">
            <text:p>2.4990083300277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Z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.15" calcext:value-type="float">
            <text:p>19.15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680]-[.D680])/[.E680]*100" office:value-type="float" office:value="-6.44802668148972" calcext:value-type="float">
            <text:p>-6.4480266814897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Z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.05" calcext:value-type="float">
            <text:p>22.0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681]-[.D681])/[.E681]*100" office:value-type="float" office:value="0.987876066457112" calcext:value-type="float">
            <text:p>0.987876066457112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VY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84" calcext:value-type="float">
            <text:p>20.84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682]-[.D682])/[.E682]*100" office:value-type="float" office:value="-1.21418164157358" calcext:value-type="float">
            <text:p>-1.2141816415735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683]-[.D683])/[.E683]*100" office:value-type="float" office:value="-6.25317742755463" calcext:value-type="float">
            <text:p>-6.2531774275546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R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32" calcext:value-type="float">
            <text:p>15.32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684]-[.D684])/[.E684]*100" office:value-type="float" office:value="-2.06528980679547" calcext:value-type="float">
            <text:p>-2.0652898067954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.53" calcext:value-type="float">
            <text:p>11.53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685]-[.D685])/[.E685]*100" office:value-type="float" office:value="-4.06137184115523" calcext:value-type="float">
            <text:p>-4.0613718411552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V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52" calcext:value-type="float">
            <text:p>20.52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686]-[.D686])/[.E686]*100" office:value-type="float" office:value="-1.78571428571428" calcext:value-type="float">
            <text:p>-1.78571428571428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W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.78" calcext:value-type="float">
            <text:p>15.78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687]-[.D687])/[.E687]*100" office:value-type="float" office:value="-7.71331058020477" calcext:value-type="float">
            <text:p>-7.71331058020477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TY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21" calcext:value-type="float">
            <text:p>26.21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688]-[.D688])/[.E688]*100" office:value-type="float" office:value="-2.26297307842373" calcext:value-type="float">
            <text:p>-2.2629730784237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.22" calcext:value-type="float">
            <text:p>20.22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689]-[.D689])/[.E689]*100" office:value-type="float" office:value="-3.3214103219213" calcext:value-type="float">
            <text:p>-3.3214103219213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U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.03" calcext:value-type="float">
            <text:p>20.03</text:p>
          </table:table-cell>
          <table:table-cell table:style-name="ce1" table:formula="of:=([.E690]-[.D690])/[.E690]*100" office:value-type="float" office:value="-9.83524712930604" calcext:value-type="float">
            <text:p>-9.83524712930604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X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table:formula="of:=([.E691]-[.D691])/[.E691]*100" office:value-type="float" office:value="-11.6918103448276" calcext:value-type="float">
            <text:p>-11.6918103448276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V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45" calcext:value-type="float">
            <text:p>15.45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([.E692]-[.D692])/[.E692]*100" office:value-type="float" office:value="2.33881163084704" calcext:value-type="float">
            <text:p>2.33881163084704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X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table:formula="of:=([.E693]-[.D693])/[.E693]*100" office:value-type="float" office:value="0.189035916824193" calcext:value-type="float">
            <text:p>0.189035916824193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XZ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08" calcext:value-type="float">
            <text:p>19.08</text:p>
          </table:table-cell>
          <table:table-cell table:style-name="ce1" office:value-type="float" office:value="18.71" calcext:value-type="float">
            <text:p>18.71</text:p>
          </table:table-cell>
          <table:table-cell table:style-name="ce1" table:formula="of:=([.E694]-[.D694])/[.E694]*100" office:value-type="float" office:value="-1.97755211117048" calcext:value-type="float">
            <text:p>-1.97755211117048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W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.86" calcext:value-type="float">
            <text:p>23.86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table:formula="of:=([.E695]-[.D695])/[.E695]*100" office:value-type="float" office:value="1.15990057995029" calcext:value-type="float">
            <text:p>1.1599005799502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V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.11" calcext:value-type="float">
            <text:p>26.11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table:formula="of:=([.E696]-[.D696])/[.E696]*100" office:value-type="float" office:value="-6.35437881873727" calcext:value-type="float">
            <text:p>-6.35437881873727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V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.85" calcext:value-type="float">
            <text:p>29.85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table:formula="of:=([.E697]-[.D697])/[.E697]*100" office:value-type="float" office:value="-4.55341506129597" calcext:value-type="float">
            <text:p>-4.55341506129597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L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table:formula="of:=([.E698]-[.D698])/[.E698]*100" office:value-type="float" office:value="-10.4521432765707" calcext:value-type="float">
            <text:p>-10.4521432765707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X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15" calcext:value-type="float">
            <text:p>24.15</text:p>
          </table:table-cell>
          <table:table-cell table:style-name="ce1" office:value-type="float" office:value="23.64" calcext:value-type="float">
            <text:p>23.64</text:p>
          </table:table-cell>
          <table:table-cell table:style-name="ce1" table:formula="of:=([.E699]-[.D699])/[.E699]*100" office:value-type="float" office:value="-2.15736040609136" calcext:value-type="float">
            <text:p>-2.1573604060913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Z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1.02" calcext:value-type="float">
            <text:p>11.02</text:p>
          </table:table-cell>
          <table:table-cell table:style-name="ce1" table:formula="of:=([.E700]-[.D700])/[.E700]*100" office:value-type="float" office:value="-6.07985480943739" calcext:value-type="float">
            <text:p>-6.0798548094373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TZ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9" calcext:value-type="float">
            <text:p>16.9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table:formula="of:=([.E701]-[.D701])/[.E701]*100" office:value-type="float" office:value="-10.3853690398432" calcext:value-type="float">
            <text:p>-10.3853690398432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Q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table:formula="of:=([.E702]-[.D702])/[.E702]*100" office:value-type="float" office:value="-9.85748218527316" calcext:value-type="float">
            <text:p>-9.85748218527316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WY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17" calcext:value-type="float">
            <text:p>18.17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table:formula="of:=([.E703]-[.D703])/[.E703]*100" office:value-type="float" office:value="-12.2297714638666" calcext:value-type="float">
            <text:p>-12.229771463866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S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26" calcext:value-type="float">
            <text:p>15.26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table:formula="of:=([.E704]-[.D704])/[.E704]*100" office:value-type="float" office:value="-5.16884906960717" calcext:value-type="float">
            <text:p>-5.16884906960717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table:formula="of:=([.E705]-[.D705])/[.E705]*100" office:value-type="float" office:value="-15.0159744408946" calcext:value-type="float">
            <text:p>-15.0159744408946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T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.28" calcext:value-type="float">
            <text:p>18.28</text:p>
          </table:table-cell>
          <table:table-cell table:style-name="ce1" office:value-type="float" office:value="18.58" calcext:value-type="float">
            <text:p>18.58</text:p>
          </table:table-cell>
          <table:table-cell table:style-name="ce1" table:formula="of:=([.E706]-[.D706])/[.E706]*100" office:value-type="float" office:value="1.61463939720128" calcext:value-type="float">
            <text:p>1.61463939720128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W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.23" calcext:value-type="float">
            <text:p>14.2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table:formula="of:=([.E707]-[.D707])/[.E707]*100" office:value-type="float" office:value="-15.4095701540957" calcext:value-type="float">
            <text:p>-15.409570154095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85" calcext:value-type="float">
            <text:p>16.85</text:p>
          </table:table-cell>
          <table:table-cell table:style-name="ce1" office:value-type="float" office:value="16.71" calcext:value-type="float">
            <text:p>16.71</text:p>
          </table:table-cell>
          <table:table-cell table:style-name="ce1" table:formula="of:=([.E708]-[.D708])/[.E708]*100" office:value-type="float" office:value="-0.83782166367445" calcext:value-type="float">
            <text:p>-0.83782166367445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TV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95" calcext:value-type="float">
            <text:p>19.95</text:p>
          </table:table-cell>
          <table:table-cell table:style-name="ce1" office:value-type="float" office:value="17.95" calcext:value-type="float">
            <text:p>17.95</text:p>
          </table:table-cell>
          <table:table-cell table:style-name="ce1" table:formula="of:=([.E709]-[.D709])/[.E709]*100" office:value-type="float" office:value="-11.142061281337" calcext:value-type="float">
            <text:p>-11.142061281337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UX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table:formula="of:=([.E710]-[.D710])/[.E710]*100" office:value-type="float" office:value="2.49900833002778" calcext:value-type="float">
            <text:p>2.49900833002778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M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table:formula="of:=([.E711]-[.D711])/[.E711]*100" office:value-type="float" office:value="-5.83657587548639" calcext:value-type="float">
            <text:p>-5.83657587548639</text:p>
          </table:table-cell>
          <table:table-cell table:style-name="ce1" office:value-type="float" office:value="2.47" calcext:value-type="float">
            <text:p>2.4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32" calcext:value-type="float">
            <text:p>21.32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table:formula="of:=([.E712]-[.D712])/[.E712]*100" office:value-type="float" office:value="4.26582846879209" calcext:value-type="float">
            <text:p>4.2658284687920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65" calcext:value-type="float">
            <text:p>20.6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table:formula="of:=([.E713]-[.D713])/[.E713]*100" office:value-type="float" office:value="-0.291403593977653" calcext:value-type="float">
            <text:p>-0.291403593977653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PR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table:formula="of:=([.E714]-[.D714])/[.E714]*100" office:value-type="float" office:value="-8.79511947127604" calcext:value-type="float">
            <text:p>-8.79511947127604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51" calcext:value-type="float">
            <text:p>15.51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table:formula="of:=([.E715]-[.D715])/[.E715]*100" office:value-type="float" office:value="-3.3311125916056" calcext:value-type="float">
            <text:p>-3.331112591605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Y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47" calcext:value-type="float">
            <text:p>11.47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table:formula="of:=([.E716]-[.D716])/[.E716]*100" office:value-type="float" office:value="-3.51985559566787" calcext:value-type="float">
            <text:p>-3.51985559566787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L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83" calcext:value-type="float">
            <text:p>20.83</text:p>
          </table:table-cell>
          <table:table-cell table:style-name="ce1" office:value-type="float" office:value="20.16" calcext:value-type="float">
            <text:p>20.16</text:p>
          </table:table-cell>
          <table:table-cell table:style-name="ce1" table:formula="of:=([.E717]-[.D717])/[.E717]*100" office:value-type="float" office:value="-3.32341269841269" calcext:value-type="float">
            <text:p>-3.32341269841269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S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36" calcext:value-type="float">
            <text:p>15.36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table:formula="of:=([.E718]-[.D718])/[.E718]*100" office:value-type="float" office:value="-4.84641638225255" calcext:value-type="float">
            <text:p>-4.84641638225255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LZ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float" office:value="25.63" calcext:value-type="float">
            <text:p>25.63</text:p>
          </table:table-cell>
          <table:table-cell table:style-name="ce1" table:formula="of:=([.E719]-[.D719])/[.E719]*100" office:value-type="float" office:value="-1.05345298478346" calcext:value-type="float">
            <text:p>-1.05345298478346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19.57" calcext:value-type="float">
            <text:p>19.57</text:p>
          </table:table-cell>
          <table:table-cell table:style-name="ce1" table:formula="of:=([.E720]-[.D720])/[.E720]*100" office:value-type="float" office:value="-3.57690342360756" calcext:value-type="float">
            <text:p>-3.5769034236075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XY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721]-[.D721])/[.E72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H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722]-[.D722])/[.E72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T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723]-[.D723])/[.E72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N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724]-[.D724])/[.E72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725]-[.D725])/[.E72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O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726]-[.D726])/[.E72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X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727]-[.D727])/[.E72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Y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728]-[.D728])/[.E72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729]-[.D729])/[.E72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T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730]-[.D730])/[.E73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HK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731]-[.D731])/[.E73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R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732]-[.D732])/[.E73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X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733]-[.D733])/[.E73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R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734]-[.D734])/[.E73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X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735]-[.D735])/[.E73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V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736]-[.D736])/[.E73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R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737]-[.D737])/[.E73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XZ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738]-[.D738])/[.E73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K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739]-[.D739])/[.E73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KZ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740]-[.D740])/[.E74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741]-[.D741])/[.E74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U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742]-[.D742])/[.E74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743]-[.D743])/[.E74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M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744]-[.D744])/[.E74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N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745]-[.D745])/[.E74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R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746]-[.D746])/[.E74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747]-[.D747])/[.E74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X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748]-[.D748])/[.E74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X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749]-[.D749])/[.E74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Q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750]-[.D750])/[.E75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Q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751]-[.D751])/[.E75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H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752]-[.D752])/[.E75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753]-[.D753])/[.E75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754]-[.D754])/[.E75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JS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755]-[.D755])/[.E75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T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756]-[.D756])/[.E75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GZ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757]-[.D757])/[.E75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VW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758]-[.D758])/[.E75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Y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759]-[.D759])/[.E75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Z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760]-[.D760])/[.E76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NZ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761]-[.D761])/[.E76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L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762]-[.D762])/[.E76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Y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763]-[.D763])/[.E76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VY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764]-[.D764])/[.E76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Z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765]-[.D765])/[.E76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O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766]-[.D766])/[.E76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T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767]-[.D767])/[.E76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768]-[.D768])/[.E76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WY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769]-[.D769])/[.E76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P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770]-[.D770])/[.E77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U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771]-[.D771])/[.E77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R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772]-[.D772])/[.E77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G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773]-[.D773])/[.E77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W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774]-[.D774])/[.E77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S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775]-[.D775])/[.E77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S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776]-[.D776])/[.E77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777]-[.D777])/[.E77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W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778]-[.D778])/[.E77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Q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779]-[.D779])/[.E77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V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780]-[.D780])/[.E78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PS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781]-[.D781])/[.E78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782]-[.D782])/[.E78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KN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783]-[.D783])/[.E78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784]-[.D784])/[.E78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O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785]-[.D785])/[.E78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V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786]-[.D786])/[.E78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Q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787]-[.D787])/[.E78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KN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788]-[.D788])/[.E78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789]-[.D789])/[.E78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790]-[.D790])/[.E79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U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791]-[.D791])/[.E79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OP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792]-[.D792])/[.E79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V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793]-[.D793])/[.E79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Q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794]-[.D794])/[.E79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Z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795]-[.D795])/[.E79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796]-[.D796])/[.E79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E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797]-[.D797])/[.E79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X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798]-[.D798])/[.E79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W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799]-[.D799])/[.E79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X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00]-[.D800])/[.E80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01]-[.D801])/[.E80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02]-[.D802])/[.E80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K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03]-[.D803])/[.E80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X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04]-[.D804])/[.E80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RS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05]-[.D805])/[.E80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N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06]-[.D806])/[.E80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H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807]-[.D807])/[.E80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Y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808]-[.D808])/[.E80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W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809]-[.D809])/[.E80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Z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810]-[.D810])/[.E81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R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811]-[.D811])/[.E81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812]-[.D812])/[.E81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W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813]-[.D813])/[.E81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Q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814]-[.D814])/[.E81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Y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815]-[.D815])/[.E81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HK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816]-[.D816])/[.E81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V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817]-[.D817])/[.E81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W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818]-[.D818])/[.E81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G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819]-[.D819])/[.E81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SY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820]-[.D820])/[.E82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W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821]-[.D821])/[.E82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Z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822]-[.D822])/[.E82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TW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823]-[.D823])/[.E82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S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824]-[.D824])/[.E82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QW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825]-[.D825])/[.E82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T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826]-[.D826])/[.E82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U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827]-[.D827])/[.E82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UZ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828]-[.D828])/[.E82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S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829]-[.D829])/[.E82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H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830]-[.D830])/[.E83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SU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31]-[.D831])/[.E83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LX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32]-[.D832])/[.E83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MS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33]-[.D833])/[.E83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S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34]-[.D834])/[.E83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35]-[.D835])/[.E83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VX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36]-[.D836])/[.E83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P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37]-[.D837])/[.E83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U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838]-[.D838])/[.E83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O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839]-[.D839])/[.E83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840]-[.D840])/[.E84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T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841]-[.D841])/[.E84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X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842]-[.D842])/[.E84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843]-[.D843])/[.E84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KN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844]-[.D844])/[.E84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845]-[.D845])/[.E84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QU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846]-[.D846])/[.E84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Z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847]-[.D847])/[.E84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MP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848]-[.D848])/[.E84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WY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849]-[.D849])/[.E84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850]-[.D850])/[.E85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PY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851]-[.D851])/[.E85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LX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852]-[.D852])/[.E85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G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853]-[.D853])/[.E85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S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854]-[.D854])/[.E85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855]-[.D855])/[.E85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856]-[.D856])/[.E85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FW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857]-[.D857])/[.E85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T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858]-[.D858])/[.E85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F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859]-[.D859])/[.E85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N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860]-[.D860])/[.E86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Z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861]-[.D861])/[.E86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L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62]-[.D862])/[.E86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V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63]-[.D863])/[.E86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64]-[.D864])/[.E86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W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65]-[.D865])/[.E86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W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66]-[.D866])/[.E86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SX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67]-[.D867])/[.E86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68]-[.D868])/[.E86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QU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869]-[.D869])/[.E86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QW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870]-[.D870])/[.E87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FZ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871]-[.D871])/[.E87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W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872]-[.D872])/[.E87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S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873]-[.D873])/[.E87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FY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874]-[.D874])/[.E87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NW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875]-[.D875])/[.E87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PR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876]-[.D876])/[.E87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877]-[.D877])/[.E87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RU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878]-[.D878])/[.E87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KO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879]-[.D879])/[.E87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R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880]-[.D880])/[.E88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U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881]-[.D881])/[.E88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TX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882]-[.D882])/[.E88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NW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883]-[.D883])/[.E88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JX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884]-[.D884])/[.E88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N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885]-[.D885])/[.E88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T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886]-[.D886])/[.E88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X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887]-[.D887])/[.E88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JT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888]-[.D888])/[.E88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X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889]-[.D889])/[.E88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NU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890]-[.D890])/[.E89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LO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891]-[.D891])/[.E89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QW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892]-[.D892])/[.E89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V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893]-[.D893])/[.E89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O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894]-[.D894])/[.E89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UY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895]-[.D895])/[.E89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QY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896]-[.D896])/[.E89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JO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897]-[.D897])/[.E89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PW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898]-[.D898])/[.E89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V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899]-[.D899])/[.E89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X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900]-[.D900])/[.E90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X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901]-[.D901])/[.E90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W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902]-[.D902])/[.E90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CM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903]-[.D903])/[.E90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GJ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904]-[.D904])/[.E90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U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905]-[.D905])/[.E90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HI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906]-[.D906])/[.E90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MO</text:p>
          </table:table-cell>
          <table:table-cell table:style-name="ce1" office:value-type="string" calcext:value-type="string">
            <text:p>LM022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.03" calcext:value-type="float">
            <text:p>20.03</text:p>
          </table:table-cell>
          <table:table-cell table:style-name="ce1" table:formula="of:=([.E907]-[.D907])/[.E90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N</text:p>
          </table:table-cell>
          <table:table-cell table:style-name="ce1" office:value-type="string" calcext:value-type="string">
            <text:p>LM022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.56" calcext:value-type="float">
            <text:p>18.56</text:p>
          </table:table-cell>
          <table:table-cell table:style-name="ce1" table:formula="of:=([.E908]-[.D908])/[.E90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JK</text:p>
          </table:table-cell>
          <table:table-cell table:style-name="ce1" office:value-type="string" calcext:value-type="string">
            <text:p>LM022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82" calcext:value-type="float">
            <text:p>15.82</text:p>
          </table:table-cell>
          <table:table-cell table:style-name="ce1" table:formula="of:=([.E909]-[.D909])/[.E90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Y</text:p>
          </table:table-cell>
          <table:table-cell table:style-name="ce1" office:value-type="string" calcext:value-type="string">
            <text:p>LM023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87" calcext:value-type="float">
            <text:p>15.87</text:p>
          </table:table-cell>
          <table:table-cell table:style-name="ce1" table:formula="of:=([.E910]-[.D910])/[.E91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LR</text:p>
          </table:table-cell>
          <table:table-cell table:style-name="ce1" office:value-type="string" calcext:value-type="string">
            <text:p>LM023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.71" calcext:value-type="float">
            <text:p>18.71</text:p>
          </table:table-cell>
          <table:table-cell table:style-name="ce1" table:formula="of:=([.E911]-[.D911])/[.E91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DY</text:p>
          </table:table-cell>
          <table:table-cell table:style-name="ce1" office:value-type="string" calcext:value-type="string">
            <text:p>LM023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4.14" calcext:value-type="float">
            <text:p>24.14</text:p>
          </table:table-cell>
          <table:table-cell table:style-name="ce1" table:formula="of:=([.E912]-[.D912])/[.E91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I</text:p>
          </table:table-cell>
          <table:table-cell table:style-name="ce1" office:value-type="string" calcext:value-type="string">
            <text:p>LM023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table:formula="of:=([.E913]-[.D913])/[.E91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NO</text:p>
          </table:table-cell>
          <table:table-cell table:style-name="ce1" office:value-type="string" calcext:value-type="string">
            <text:p>LM023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8.55" calcext:value-type="float">
            <text:p>28.55</text:p>
          </table:table-cell>
          <table:table-cell table:style-name="ce1" table:formula="of:=([.E914]-[.D914])/[.E91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MV</text:p>
          </table:table-cell>
          <table:table-cell table:style-name="ce1" office:value-type="string" calcext:value-type="string">
            <text:p>LM023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7.03" calcext:value-type="float">
            <text:p>17.03</text:p>
          </table:table-cell>
          <table:table-cell table:style-name="ce1" table:formula="of:=([.E915]-[.D915])/[.E91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KL</text:p>
          </table:table-cell>
          <table:table-cell table:style-name="ce1" office:value-type="string" calcext:value-type="string">
            <text:p>LM023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3.64" calcext:value-type="float">
            <text:p>23.64</text:p>
          </table:table-cell>
          <table:table-cell table:style-name="ce1" table:formula="of:=([.E916]-[.D916])/[.E91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KQ</text:p>
          </table:table-cell>
          <table:table-cell table:style-name="ce1" office:value-type="string" calcext:value-type="string">
            <text:p>LM023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1.02" calcext:value-type="float">
            <text:p>11.02</text:p>
          </table:table-cell>
          <table:table-cell table:style-name="ce1" table:formula="of:=([.E917]-[.D917])/[.E91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T</text:p>
          </table:table-cell>
          <table:table-cell table:style-name="ce1" office:value-type="string" calcext:value-type="string">
            <text:p>LM023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31" calcext:value-type="float">
            <text:p>15.31</text:p>
          </table:table-cell>
          <table:table-cell table:style-name="ce1" table:formula="of:=([.E918]-[.D918])/[.E91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S</text:p>
          </table:table-cell>
          <table:table-cell table:style-name="ce1" office:value-type="string" calcext:value-type="string">
            <text:p>LM023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6.84" calcext:value-type="float">
            <text:p>16.84</text:p>
          </table:table-cell>
          <table:table-cell table:style-name="ce1" table:formula="of:=([.E919]-[.D919])/[.E91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L</text:p>
          </table:table-cell>
          <table:table-cell table:style-name="ce1" office:value-type="string" calcext:value-type="string">
            <text:p>LM024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6.19" calcext:value-type="float">
            <text:p>16.19</text:p>
          </table:table-cell>
          <table:table-cell table:style-name="ce1" table:formula="of:=([.E920]-[.D920])/[.E92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HW</text:p>
          </table:table-cell>
          <table:table-cell table:style-name="ce1" office:value-type="string" calcext:value-type="string">
            <text:p>LM024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4.51" calcext:value-type="float">
            <text:p>14.51</text:p>
          </table:table-cell>
          <table:table-cell table:style-name="ce1" table:formula="of:=([.E921]-[.D921])/[.E92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M</text:p>
          </table:table-cell>
          <table:table-cell table:style-name="ce1" office:value-type="string" calcext:value-type="string">
            <text:p>LM024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65" calcext:value-type="float">
            <text:p>15.65</text:p>
          </table:table-cell>
          <table:table-cell table:style-name="ce1" table:formula="of:=([.E922]-[.D922])/[.E92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UY</text:p>
          </table:table-cell>
          <table:table-cell table:style-name="ce1" office:value-type="string" calcext:value-type="string">
            <text:p>LM024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.58" calcext:value-type="float">
            <text:p>18.58</text:p>
          </table:table-cell>
          <table:table-cell table:style-name="ce1" table:formula="of:=([.E923]-[.D923])/[.E92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NO</text:p>
          </table:table-cell>
          <table:table-cell table:style-name="ce1" office:value-type="string" calcext:value-type="string">
            <text:p>LM024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2.33" calcext:value-type="float">
            <text:p>12.33</text:p>
          </table:table-cell>
          <table:table-cell table:style-name="ce1" table:formula="of:=([.E924]-[.D924])/[.E92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T</text:p>
          </table:table-cell>
          <table:table-cell table:style-name="ce1" office:value-type="string" calcext:value-type="string">
            <text:p>LM024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6.71" calcext:value-type="float">
            <text:p>16.71</text:p>
          </table:table-cell>
          <table:table-cell table:style-name="ce1" table:formula="of:=([.E925]-[.D925])/[.E92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GU</text:p>
          </table:table-cell>
          <table:table-cell table:style-name="ce1" office:value-type="string" calcext:value-type="string">
            <text:p>LM024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7.95" calcext:value-type="float">
            <text:p>17.95</text:p>
          </table:table-cell>
          <table:table-cell table:style-name="ce1" table:formula="of:=([.E926]-[.D926])/[.E92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RS</text:p>
          </table:table-cell>
          <table:table-cell table:style-name="ce1" office:value-type="string" calcext:value-type="string">
            <text:p>LM024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5.21" calcext:value-type="float">
            <text:p>25.21</text:p>
          </table:table-cell>
          <table:table-cell table:style-name="ce1" table:formula="of:=([.E927]-[.D927])/[.E92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HV</text:p>
          </table:table-cell>
          <table:table-cell table:style-name="ce1" office:value-type="string" calcext:value-type="string">
            <text:p>LM024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7.99" calcext:value-type="float">
            <text:p>17.99</text:p>
          </table:table-cell>
          <table:table-cell table:style-name="ce1" table:formula="of:=([.E928]-[.D928])/[.E928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P</text:p>
          </table:table-cell>
          <table:table-cell table:style-name="ce1" office:value-type="string" calcext:value-type="string">
            <text:p>LM024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2.27" calcext:value-type="float">
            <text:p>22.27</text:p>
          </table:table-cell>
          <table:table-cell table:style-name="ce1" table:formula="of:=([.E929]-[.D929])/[.E929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OY</text:p>
          </table:table-cell>
          <table:table-cell table:style-name="ce1" office:value-type="string" calcext:value-type="string">
            <text:p>LM025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.59" calcext:value-type="float">
            <text:p>20.59</text:p>
          </table:table-cell>
          <table:table-cell table:style-name="ce1" table:formula="of:=([.E930]-[.D930])/[.E930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MS</text:p>
          </table:table-cell>
          <table:table-cell table:style-name="ce1" office:value-type="string" calcext:value-type="string">
            <text:p>LM025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table:formula="of:=([.E931]-[.D931])/[.E931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DQ</text:p>
          </table:table-cell>
          <table:table-cell table:style-name="ce1" office:value-type="string" calcext:value-type="string">
            <text:p>LM025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.01" calcext:value-type="float">
            <text:p>15.01</text:p>
          </table:table-cell>
          <table:table-cell table:style-name="ce1" table:formula="of:=([.E932]-[.D932])/[.E932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LM025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1.08" calcext:value-type="float">
            <text:p>11.08</text:p>
          </table:table-cell>
          <table:table-cell table:style-name="ce1" table:formula="of:=([.E933]-[.D933])/[.E933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G</text:p>
          </table:table-cell>
          <table:table-cell table:style-name="ce1" office:value-type="string" calcext:value-type="string">
            <text:p>LM025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.16" calcext:value-type="float">
            <text:p>20.16</text:p>
          </table:table-cell>
          <table:table-cell table:style-name="ce1" table:formula="of:=([.E934]-[.D934])/[.E934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XY</text:p>
          </table:table-cell>
          <table:table-cell table:style-name="ce1" office:value-type="string" calcext:value-type="string">
            <text:p>LM025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4.65" calcext:value-type="float">
            <text:p>14.65</text:p>
          </table:table-cell>
          <table:table-cell table:style-name="ce1" table:formula="of:=([.E935]-[.D935])/[.E935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S</text:p>
          </table:table-cell>
          <table:table-cell table:style-name="ce1" office:value-type="string" calcext:value-type="string">
            <text:p>LM025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5.63" calcext:value-type="float">
            <text:p>25.63</text:p>
          </table:table-cell>
          <table:table-cell table:style-name="ce1" table:formula="of:=([.E936]-[.D936])/[.E936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LM025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.57" calcext:value-type="float">
            <text:p>19.57</text:p>
          </table:table-cell>
          <table:table-cell table:style-name="ce1" table:formula="of:=([.E937]-[.D937])/[.E937]*100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Expe005_2a</text:p>
          </table:table-cell>
          <table:table-cell office:value-type="string" calcext:value-type="string">
            <text:p>E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</text:p>
          </table:table-cell>
          <table:table-cell office:value-type="string" calcext:value-type="string">
            <text:p>LM02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53" calcext:value-type="float">
            <text:p>17.53</text:p>
          </table:table-cell>
          <table:table-cell table:formula="of:=([.E938]-[.D938])/[.E938]*100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</text:p>
          </table:table-cell>
          <table:table-cell office:value-type="string" calcext:value-type="string">
            <text:p>LM02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62" calcext:value-type="float">
            <text:p>24.62</text:p>
          </table:table-cell>
          <table:table-cell table:formula="of:=([.E939]-[.D939])/[.E939]*100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spilled inoculum</text:p>
          </table:table-cell>
          <table:table-cell/>
        </table:table-row>
        <table:table-row table:style-name="ro1">
          <table:table-cell office:value-type="string" calcext:value-type="string">
            <text:p>AEY</text:p>
          </table:table-cell>
          <table:table-cell office:value-type="string" calcext:value-type="string">
            <text:p>LM0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11" calcext:value-type="float">
            <text:p>20.11</text:p>
          </table:table-cell>
          <table:table-cell table:formula="of:=([.E940]-[.D940])/[.E940]*100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O</text:p>
          </table:table-cell>
          <table:table-cell office:value-type="string" calcext:value-type="string">
            <text:p>LM0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38" calcext:value-type="float">
            <text:p>15.38</text:p>
          </table:table-cell>
          <table:table-cell table:formula="of:=([.E941]-[.D941])/[.E941]*1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</text:p>
          </table:table-cell>
          <table:table-cell office:value-type="string" calcext:value-type="string">
            <text:p>LM0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24" calcext:value-type="float">
            <text:p>15.24</text:p>
          </table:table-cell>
          <table:table-cell table:formula="of:=([.E942]-[.D942])/[.E942]*100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S</text:p>
          </table:table-cell>
          <table:table-cell office:value-type="string" calcext:value-type="string">
            <text:p>LM0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47" calcext:value-type="float">
            <text:p>18.47</text:p>
          </table:table-cell>
          <table:table-cell table:formula="of:=([.E943]-[.D943])/[.E943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Z</text:p>
          </table:table-cell>
          <table:table-cell office:value-type="string" calcext:value-type="string">
            <text:p>LM0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69" calcext:value-type="float">
            <text:p>17.69</text:p>
          </table:table-cell>
          <table:table-cell table:formula="of:=([.E944]-[.D944])/[.E944]*100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</text:p>
          </table:table-cell>
          <table:table-cell office:value-type="string" calcext:value-type="string">
            <text:p>LM0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29" calcext:value-type="float">
            <text:p>23.29</text:p>
          </table:table-cell>
          <table:table-cell table:formula="of:=([.E945]-[.D945])/[.E945]*100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LM0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04" calcext:value-type="float">
            <text:p>18.04</text:p>
          </table:table-cell>
          <table:table-cell table:formula="of:=([.E946]-[.D946])/[.E946]*100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V</text:p>
          </table:table-cell>
          <table:table-cell office:value-type="string" calcext:value-type="string">
            <text:p>LM02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.73" calcext:value-type="float">
            <text:p>26.73</text:p>
          </table:table-cell>
          <table:table-cell table:formula="of:=([.E947]-[.D947])/[.E947]*100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</text:p>
          </table:table-cell>
          <table:table-cell office:value-type="string" calcext:value-type="string">
            <text:p>LM0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01" calcext:value-type="float">
            <text:p>18.01</text:p>
          </table:table-cell>
          <table:table-cell table:formula="of:=([.E948]-[.D948])/[.E948]*100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M</text:p>
          </table:table-cell>
          <table:table-cell office:value-type="string" calcext:value-type="string">
            <text:p>LM0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09" calcext:value-type="float">
            <text:p>20.09</text:p>
          </table:table-cell>
          <table:table-cell table:formula="of:=([.E949]-[.D949])/[.E949]*100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O</text:p>
          </table:table-cell>
          <table:table-cell office:value-type="string" calcext:value-type="string">
            <text:p>LM0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14" calcext:value-type="float">
            <text:p>19.14</text:p>
          </table:table-cell>
          <table:table-cell table:formula="of:=([.E950]-[.D950])/[.E950]*100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</text:p>
          </table:table-cell>
          <table:table-cell office:value-type="string" calcext:value-type="string">
            <text:p>LM0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28" calcext:value-type="float">
            <text:p>21.28</text:p>
          </table:table-cell>
          <table:table-cell table:formula="of:=([.E951]-[.D951])/[.E951]*100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LM0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13" calcext:value-type="float">
            <text:p>16.13</text:p>
          </table:table-cell>
          <table:table-cell table:formula="of:=([.E952]-[.D952])/[.E952]*10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Y</text:p>
          </table:table-cell>
          <table:table-cell office:value-type="string" calcext:value-type="string">
            <text:p>LM0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66" calcext:value-type="float">
            <text:p>18.66</text:p>
          </table:table-cell>
          <table:table-cell table:formula="of:=([.E953]-[.D953])/[.E953]*100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</text:p>
          </table:table-cell>
          <table:table-cell office:value-type="string" calcext:value-type="string">
            <text:p>LM0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65" calcext:value-type="float">
            <text:p>24.65</text:p>
          </table:table-cell>
          <table:table-cell table:formula="of:=([.E954]-[.D954])/[.E954]*100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LM0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4" calcext:value-type="float">
            <text:p>19.4</text:p>
          </table:table-cell>
          <table:table-cell table:formula="of:=([.E955]-[.D955])/[.E955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Z</text:p>
          </table:table-cell>
          <table:table-cell office:value-type="string" calcext:value-type="string">
            <text:p>LM0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31" calcext:value-type="float">
            <text:p>24.31</text:p>
          </table:table-cell>
          <table:table-cell table:formula="of:=([.E956]-[.D956])/[.E956]*100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X</text:p>
          </table:table-cell>
          <table:table-cell office:value-type="string" calcext:value-type="string">
            <text:p>LM0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36" calcext:value-type="float">
            <text:p>19.36</text:p>
          </table:table-cell>
          <table:table-cell table:formula="of:=([.E957]-[.D957])/[.E957]*100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</text:p>
          </table:table-cell>
          <table:table-cell office:value-type="string" calcext:value-type="string">
            <text:p>LM0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54" calcext:value-type="float">
            <text:p>17.54</text:p>
          </table:table-cell>
          <table:table-cell table:formula="of:=([.E958]-[.D958])/[.E958]*100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Z</text:p>
          </table:table-cell>
          <table:table-cell office:value-type="string" calcext:value-type="string">
            <text:p>LM0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43" calcext:value-type="float">
            <text:p>13.43</text:p>
          </table:table-cell>
          <table:table-cell table:formula="of:=([.E959]-[.D959])/[.E959]*100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R</text:p>
          </table:table-cell>
          <table:table-cell office:value-type="string" calcext:value-type="string">
            <text:p>LM0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32" calcext:value-type="float">
            <text:p>16.32</text:p>
          </table:table-cell>
          <table:table-cell table:formula="of:=([.E960]-[.D960])/[.E960]*100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S</text:p>
          </table:table-cell>
          <table:table-cell office:value-type="string" calcext:value-type="string">
            <text:p>LM0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41" calcext:value-type="float">
            <text:p>14.41</text:p>
          </table:table-cell>
          <table:table-cell table:formula="of:=([.E961]-[.D961])/[.E961]*100"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F</text:p>
          </table:table-cell>
          <table:table-cell office:value-type="string" calcext:value-type="string">
            <text:p>LM0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32" calcext:value-type="float">
            <text:p>24.32</text:p>
          </table:table-cell>
          <table:table-cell table:formula="of:=([.E962]-[.D962])/[.E962]*100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R</text:p>
          </table:table-cell>
          <table:table-cell office:value-type="string" calcext:value-type="string">
            <text:p>LM0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15" calcext:value-type="float">
            <text:p>15.15</text:p>
          </table:table-cell>
          <table:table-cell table:formula="of:=([.E963]-[.D963])/[.E963]*100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H</text:p>
          </table:table-cell>
          <table:table-cell office:value-type="string" calcext:value-type="string">
            <text:p>LM0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53" calcext:value-type="float">
            <text:p>21.53</text:p>
          </table:table-cell>
          <table:table-cell table:formula="of:=([.E964]-[.D964])/[.E964]*100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K</text:p>
          </table:table-cell>
          <table:table-cell office:value-type="string" calcext:value-type="string">
            <text:p>LM0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92" calcext:value-type="float">
            <text:p>15.92</text:p>
          </table:table-cell>
          <table:table-cell table:formula="of:=([.E965]-[.D965])/[.E965]*100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LM0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42" calcext:value-type="float">
            <text:p>15.42</text:p>
          </table:table-cell>
          <table:table-cell table:formula="of:=([.E966]-[.D966])/[.E966]*100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LM0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81" calcext:value-type="float">
            <text:p>19.81</text:p>
          </table:table-cell>
          <table:table-cell table:formula="of:=([.E967]-[.D967])/[.E967]*100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</text:p>
          </table:table-cell>
          <table:table-cell office:value-type="string" calcext:value-type="string">
            <text:p>LM0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29" calcext:value-type="float">
            <text:p>17.29</text:p>
          </table:table-cell>
          <table:table-cell table:formula="of:=([.E968]-[.D968])/[.E968]*100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</text:p>
          </table:table-cell>
          <table:table-cell office:value-type="string" calcext:value-type="string">
            <text:p>LM0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44" calcext:value-type="float">
            <text:p>19.44</text:p>
          </table:table-cell>
          <table:table-cell table:formula="of:=([.E969]-[.D969])/[.E969]*100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</text:p>
          </table:table-cell>
          <table:table-cell office:value-type="string" calcext:value-type="string">
            <text:p>LM0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53" calcext:value-type="float">
            <text:p>16.53</text:p>
          </table:table-cell>
          <table:table-cell table:formula="of:=([.E970]-[.D970])/[.E970]*100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N</text:p>
          </table:table-cell>
          <table:table-cell office:value-type="string" calcext:value-type="string">
            <text:p>LM0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.56" calcext:value-type="float">
            <text:p>20.56</text:p>
          </table:table-cell>
          <table:table-cell table:formula="of:=([.E971]-[.D971])/[.E971]*100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</text:p>
          </table:table-cell>
          <table:table-cell office:value-type="string" calcext:value-type="string">
            <text:p>LM0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94" calcext:value-type="float">
            <text:p>16.94</text:p>
          </table:table-cell>
          <table:table-cell table:formula="of:=([.E972]-[.D972])/[.E972]*100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Z</text:p>
          </table:table-cell>
          <table:table-cell office:value-type="string" calcext:value-type="string">
            <text:p>LM0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66" calcext:value-type="float">
            <text:p>13.66</text:p>
          </table:table-cell>
          <table:table-cell table:formula="of:=([.E973]-[.D973])/[.E973]*100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X</text:p>
          </table:table-cell>
          <table:table-cell office:value-type="string" calcext:value-type="string">
            <text:p>LM0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12" calcext:value-type="float">
            <text:p>17.12</text:p>
          </table:table-cell>
          <table:table-cell table:formula="of:=([.E974]-[.D974])/[.E974]*1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LM0258</text:p>
          </table:table-cell>
          <table:table-cell office:value-type="float" office:value="1" calcext:value-type="float">
            <text:p>1</text:p>
          </table:table-cell>
          <table:table-cell office:value-type="float" office:value="17.24" calcext:value-type="float">
            <text:p>17.24</text:p>
          </table:table-cell>
          <table:table-cell office:value-type="float" office:value="17.53" calcext:value-type="float">
            <text:p>17.53</text:p>
          </table:table-cell>
          <table:table-cell table:formula="of:=([.E975]-[.D975])/[.E975]*100" office:value-type="float" office:value="1.65430690245295" calcext:value-type="float">
            <text:p>1.6543069024529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LM0259</text:p>
          </table:table-cell>
          <table:table-cell office:value-type="float" office:value="1" calcext:value-type="float">
            <text:p>1</text:p>
          </table:table-cell>
          <table:table-cell office:value-type="float" office:value="24.71" calcext:value-type="float">
            <text:p>24.71</text:p>
          </table:table-cell>
          <table:table-cell office:value-type="float" office:value="24.62" calcext:value-type="float">
            <text:p>24.62</text:p>
          </table:table-cell>
          <table:table-cell table:formula="of:=([.E976]-[.D976])/[.E976]*100" office:value-type="float" office:value="-0.365556458164094" calcext:value-type="float">
            <text:p>-0.36555645816409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M0260</text:p>
          </table:table-cell>
          <table:table-cell office:value-type="float" office:value="1" calcext:value-type="float">
            <text:p>1</text:p>
          </table:table-cell>
          <table:table-cell office:value-type="float" office:value="19.93" calcext:value-type="float">
            <text:p>19.93</text:p>
          </table:table-cell>
          <table:table-cell office:value-type="float" office:value="20.11" calcext:value-type="float">
            <text:p>20.11</text:p>
          </table:table-cell>
          <table:table-cell table:formula="of:=([.E977]-[.D977])/[.E977]*100" office:value-type="float" office:value="0.89507707608155" calcext:value-type="float">
            <text:p>0.8950770760815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LM0261</text:p>
          </table:table-cell>
          <table:table-cell office:value-type="float" office:value="1" calcext:value-type="float">
            <text:p>1</text:p>
          </table:table-cell>
          <table:table-cell office:value-type="float" office:value="15.79" calcext:value-type="float">
            <text:p>15.79</text:p>
          </table:table-cell>
          <table:table-cell office:value-type="float" office:value="15.38" calcext:value-type="float">
            <text:p>15.38</text:p>
          </table:table-cell>
          <table:table-cell table:formula="of:=([.E978]-[.D978])/[.E978]*100" office:value-type="float" office:value="-2.66579973992197" calcext:value-type="float">
            <text:p>-2.6657997399219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V</text:p>
          </table:table-cell>
          <table:table-cell office:value-type="string" calcext:value-type="string">
            <text:p>LM0262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office:value-type="float" office:value="15.24" calcext:value-type="float">
            <text:p>15.24</text:p>
          </table:table-cell>
          <table:table-cell table:formula="of:=([.E979]-[.D979])/[.E979]*100" office:value-type="float" office:value="2.29658792650918" calcext:value-type="float">
            <text:p>2.296587926509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</text:p>
          </table:table-cell>
          <table:table-cell office:value-type="string" calcext:value-type="string">
            <text:p>LM0263</text:p>
          </table:table-cell>
          <table:table-cell office:value-type="float" office:value="1" calcext:value-type="float">
            <text:p>1</text:p>
          </table:table-cell>
          <table:table-cell office:value-type="float" office:value="18.96" calcext:value-type="float">
            <text:p>18.96</text:p>
          </table:table-cell>
          <table:table-cell office:value-type="float" office:value="18.47" calcext:value-type="float">
            <text:p>18.47</text:p>
          </table:table-cell>
          <table:table-cell table:formula="of:=([.E980]-[.D980])/[.E980]*100" office:value-type="float" office:value="-2.65295073091501" calcext:value-type="float">
            <text:p>-2.6529507309150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X</text:p>
          </table:table-cell>
          <table:table-cell office:value-type="string" calcext:value-type="string">
            <text:p>LM0264</text:p>
          </table:table-cell>
          <table:table-cell office:value-type="float" office:value="1" calcext:value-type="float">
            <text:p>1</text:p>
          </table:table-cell>
          <table:table-cell office:value-type="float" office:value="14.68" calcext:value-type="float">
            <text:p>14.68</text:p>
          </table:table-cell>
          <table:table-cell office:value-type="float" office:value="17.69" calcext:value-type="float">
            <text:p>17.69</text:p>
          </table:table-cell>
          <table:table-cell table:formula="of:=([.E981]-[.D981])/[.E981]*100" office:value-type="float" office:value="17.0152628603731" calcext:value-type="float">
            <text:p>17.015262860373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calm,but fit</text:p>
          </table:table-cell>
          <table:table-cell/>
        </table:table-row>
        <table:table-row table:style-name="ro1">
          <table:table-cell office:value-type="string" calcext:value-type="string">
            <text:p>GPZ</text:p>
          </table:table-cell>
          <table:table-cell office:value-type="string" calcext:value-type="string">
            <text:p>LM0265</text:p>
          </table:table-cell>
          <table:table-cell office:value-type="float" office:value="1" calcext:value-type="float">
            <text:p>1</text:p>
          </table:table-cell>
          <table:table-cell office:value-type="float" office:value="23.78" calcext:value-type="float">
            <text:p>23.78</text:p>
          </table:table-cell>
          <table:table-cell office:value-type="float" office:value="23.29" calcext:value-type="float">
            <text:p>23.29</text:p>
          </table:table-cell>
          <table:table-cell table:formula="of:=([.E982]-[.D982])/[.E982]*100" office:value-type="float" office:value="-2.1039072563332" calcext:value-type="float">
            <text:p>-2.103907256333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Q</text:p>
          </table:table-cell>
          <table:table-cell office:value-type="string" calcext:value-type="string">
            <text:p>LM0266</text:p>
          </table:table-cell>
          <table:table-cell office:value-type="float" office:value="1" calcext:value-type="float">
            <text:p>1</text:p>
          </table:table-cell>
          <table:table-cell office:value-type="float" office:value="18.7" calcext:value-type="float">
            <text:p>18.7</text:p>
          </table:table-cell>
          <table:table-cell office:value-type="float" office:value="18.04" calcext:value-type="float">
            <text:p>18.04</text:p>
          </table:table-cell>
          <table:table-cell table:formula="of:=([.E983]-[.D983])/[.E983]*100" office:value-type="float" office:value="-3.65853658536585" calcext:value-type="float">
            <text:p>-3.6585365853658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Z</text:p>
          </table:table-cell>
          <table:table-cell office:value-type="string" calcext:value-type="string">
            <text:p>LM0267</text:p>
          </table:table-cell>
          <table:table-cell office:value-type="float" office:value="1" calcext:value-type="float">
            <text:p>1</text:p>
          </table:table-cell>
          <table:table-cell office:value-type="float" office:value="26.72" calcext:value-type="float">
            <text:p>26.72</text:p>
          </table:table-cell>
          <table:table-cell office:value-type="float" office:value="26.73" calcext:value-type="float">
            <text:p>26.73</text:p>
          </table:table-cell>
          <table:table-cell table:formula="of:=([.E984]-[.D984])/[.E984]*100" office:value-type="float" office:value="0.0374111485222655" calcext:value-type="float">
            <text:p>0.0374111485222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</text:p>
          </table:table-cell>
          <table:table-cell office:value-type="string" calcext:value-type="string">
            <text:p>LM0268</text:p>
          </table:table-cell>
          <table:table-cell office:value-type="float" office:value="1" calcext:value-type="float">
            <text:p>1</text:p>
          </table:table-cell>
          <table:table-cell office:value-type="float" office:value="18.15" calcext:value-type="float">
            <text:p>18.15</text:p>
          </table:table-cell>
          <table:table-cell office:value-type="float" office:value="18.01" calcext:value-type="float">
            <text:p>18.01</text:p>
          </table:table-cell>
          <table:table-cell table:formula="of:=([.E985]-[.D985])/[.E985]*100" office:value-type="float" office:value="-0.777345918933909" calcext:value-type="float">
            <text:p>-0.7773459189339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U</text:p>
          </table:table-cell>
          <table:table-cell office:value-type="string" calcext:value-type="string">
            <text:p>LM0269</text:p>
          </table:table-cell>
          <table:table-cell office:value-type="float" office:value="1" calcext:value-type="float">
            <text:p>1</text:p>
          </table:table-cell>
          <table:table-cell office:value-type="float" office:value="20.91" calcext:value-type="float">
            <text:p>20.91</text:p>
          </table:table-cell>
          <table:table-cell office:value-type="float" office:value="20.09" calcext:value-type="float">
            <text:p>20.09</text:p>
          </table:table-cell>
          <table:table-cell table:formula="of:=([.E986]-[.D986])/[.E986]*100" office:value-type="float" office:value="-4.08163265306123" calcext:value-type="float">
            <text:p>-4.0816326530612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</text:p>
          </table:table-cell>
          <table:table-cell office:value-type="string" calcext:value-type="string">
            <text:p>LM0270</text:p>
          </table:table-cell>
          <table:table-cell office:value-type="float" office:value="1" calcext:value-type="float">
            <text:p>1</text:p>
          </table:table-cell>
          <table:table-cell office:value-type="float" office:value="19.88" calcext:value-type="float">
            <text:p>19.88</text:p>
          </table:table-cell>
          <table:table-cell office:value-type="float" office:value="19.14" calcext:value-type="float">
            <text:p>19.14</text:p>
          </table:table-cell>
          <table:table-cell table:formula="of:=([.E987]-[.D987])/[.E987]*100" office:value-type="float" office:value="-3.86624869383489" calcext:value-type="float">
            <text:p>-3.866248693834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</text:p>
          </table:table-cell>
          <table:table-cell office:value-type="string" calcext:value-type="string">
            <text:p>LM0271</text:p>
          </table:table-cell>
          <table:table-cell office:value-type="float" office:value="1" calcext:value-type="float">
            <text:p>1</text:p>
          </table:table-cell>
          <table:table-cell office:value-type="float" office:value="20.92" calcext:value-type="float">
            <text:p>20.92</text:p>
          </table:table-cell>
          <table:table-cell office:value-type="float" office:value="21.28" calcext:value-type="float">
            <text:p>21.28</text:p>
          </table:table-cell>
          <table:table-cell table:formula="of:=([.E988]-[.D988])/[.E988]*100" office:value-type="float" office:value="1.69172932330827" calcext:value-type="float">
            <text:p>1.6917293233082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</text:p>
          </table:table-cell>
          <table:table-cell office:value-type="string" calcext:value-type="string">
            <text:p>LM0272</text:p>
          </table:table-cell>
          <table:table-cell office:value-type="float" office:value="1" calcext:value-type="float">
            <text:p>1</text:p>
          </table:table-cell>
          <table:table-cell office:value-type="float" office:value="16.16" calcext:value-type="float">
            <text:p>16.16</text:p>
          </table:table-cell>
          <table:table-cell office:value-type="float" office:value="16.13" calcext:value-type="float">
            <text:p>16.13</text:p>
          </table:table-cell>
          <table:table-cell table:formula="of:=([.E989]-[.D989])/[.E989]*100" office:value-type="float" office:value="-0.185988840669567" calcext:value-type="float">
            <text:p>-0.18598884066956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U</text:p>
          </table:table-cell>
          <table:table-cell office:value-type="string" calcext:value-type="string">
            <text:p>LM0273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8.66" calcext:value-type="float">
            <text:p>18.66</text:p>
          </table:table-cell>
          <table:table-cell table:formula="of:=([.E990]-[.D990])/[.E990]*100" office:value-type="float" office:value="0.321543408360122" calcext:value-type="float">
            <text:p>0.32154340836012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</text:p>
          </table:table-cell>
          <table:table-cell office:value-type="string" calcext:value-type="string">
            <text:p>LM0274</text:p>
          </table:table-cell>
          <table:table-cell office:value-type="float" office:value="1" calcext:value-type="float">
            <text:p>1</text:p>
          </table:table-cell>
          <table:table-cell office:value-type="float" office:value="22.59" calcext:value-type="float">
            <text:p>22.59</text:p>
          </table:table-cell>
          <table:table-cell office:value-type="float" office:value="24.65" calcext:value-type="float">
            <text:p>24.65</text:p>
          </table:table-cell>
          <table:table-cell table:formula="of:=([.E991]-[.D991])/[.E991]*100" office:value-type="float" office:value="8.35699797160243" calcext:value-type="float">
            <text:p>8.3569979716024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</text:p>
          </table:table-cell>
          <table:table-cell office:value-type="string" calcext:value-type="string">
            <text:p>LM0275</text:p>
          </table:table-cell>
          <table:table-cell office:value-type="float" office:value="1" calcext:value-type="float">
            <text:p>1</text:p>
          </table:table-cell>
          <table:table-cell office:value-type="float" office:value="17.92" calcext:value-type="float">
            <text:p>17.92</text:p>
          </table:table-cell>
          <table:table-cell office:value-type="float" office:value="19.4" calcext:value-type="float">
            <text:p>19.4</text:p>
          </table:table-cell>
          <table:table-cell table:formula="of:=([.E992]-[.D992])/[.E992]*100" office:value-type="float" office:value="7.62886597938143" calcext:value-type="float">
            <text:p>7.6288659793814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Z</text:p>
          </table:table-cell>
          <table:table-cell office:value-type="string" calcext:value-type="string">
            <text:p>LM0276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office:value-type="float" office:value="24.31" calcext:value-type="float">
            <text:p>24.31</text:p>
          </table:table-cell>
          <table:table-cell table:formula="of:=([.E993]-[.D993])/[.E993]*100" office:value-type="float" office:value="0.0411353352529741" calcext:value-type="float">
            <text:p>0.04113533525297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Y</text:p>
          </table:table-cell>
          <table:table-cell office:value-type="string" calcext:value-type="string">
            <text:p>LM0277</text:p>
          </table:table-cell>
          <table:table-cell office:value-type="float" office:value="1" calcext:value-type="float">
            <text:p>1</text:p>
          </table:table-cell>
          <table:table-cell office:value-type="float" office:value="19.45" calcext:value-type="float">
            <text:p>19.45</text:p>
          </table:table-cell>
          <table:table-cell office:value-type="float" office:value="19.36" calcext:value-type="float">
            <text:p>19.36</text:p>
          </table:table-cell>
          <table:table-cell table:formula="of:=([.E994]-[.D994])/[.E994]*100" office:value-type="float" office:value="-0.464876033057851" calcext:value-type="float">
            <text:p>-0.46487603305785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U</text:p>
          </table:table-cell>
          <table:table-cell office:value-type="string" calcext:value-type="string">
            <text:p>LM0278</text:p>
          </table:table-cell>
          <table:table-cell office:value-type="float" office:value="1" calcext:value-type="float">
            <text:p>1</text:p>
          </table:table-cell>
          <table:table-cell office:value-type="float" office:value="17.35" calcext:value-type="float">
            <text:p>17.35</text:p>
          </table:table-cell>
          <table:table-cell office:value-type="float" office:value="17.54" calcext:value-type="float">
            <text:p>17.54</text:p>
          </table:table-cell>
          <table:table-cell table:formula="of:=([.E995]-[.D995])/[.E995]*100" office:value-type="float" office:value="1.08323831242872" calcext:value-type="float">
            <text:p>1.0832383124287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LM0279</text:p>
          </table:table-cell>
          <table:table-cell office:value-type="float" office:value="1" calcext:value-type="float">
            <text:p>1</text:p>
          </table:table-cell>
          <table:table-cell office:value-type="float" office:value="13.13" calcext:value-type="float">
            <text:p>13.13</text:p>
          </table:table-cell>
          <table:table-cell office:value-type="float" office:value="13.43" calcext:value-type="float">
            <text:p>13.43</text:p>
          </table:table-cell>
          <table:table-cell table:formula="of:=([.E996]-[.D996])/[.E996]*100" office:value-type="float" office:value="2.2338049143708" calcext:value-type="float">
            <text:p>2.233804914370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Q</text:p>
          </table:table-cell>
          <table:table-cell office:value-type="string" calcext:value-type="string">
            <text:p>LM0280</text:p>
          </table:table-cell>
          <table:table-cell office:value-type="float" office:value="1" calcext:value-type="float">
            <text:p>1</text:p>
          </table:table-cell>
          <table:table-cell office:value-type="float" office:value="16.23" calcext:value-type="float">
            <text:p>16.23</text:p>
          </table:table-cell>
          <table:table-cell office:value-type="float" office:value="16.32" calcext:value-type="float">
            <text:p>16.32</text:p>
          </table:table-cell>
          <table:table-cell table:formula="of:=([.E997]-[.D997])/[.E997]*100" office:value-type="float" office:value="0.551470588235293" calcext:value-type="float">
            <text:p>0.55147058823529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LM0281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float" office:value="14.41" calcext:value-type="float">
            <text:p>14.41</text:p>
          </table:table-cell>
          <table:table-cell table:formula="of:=([.E998]-[.D998])/[.E998]*100" office:value-type="float" office:value="2.9146426092991" calcext:value-type="float">
            <text:p>2.914642609299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LM0282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24.32" calcext:value-type="float">
            <text:p>24.32</text:p>
          </table:table-cell>
          <table:table-cell table:formula="of:=([.E999]-[.D999])/[.E999]*100" office:value-type="float" office:value="2.13815789473684" calcext:value-type="float">
            <text:p>2.1381578947368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Y</text:p>
          </table:table-cell>
          <table:table-cell office:value-type="string" calcext:value-type="string">
            <text:p>LM0283</text:p>
          </table:table-cell>
          <table:table-cell office:value-type="float" office:value="1" calcext:value-type="float">
            <text:p>1</text:p>
          </table:table-cell>
          <table:table-cell office:value-type="float" office:value="14.56" calcext:value-type="float">
            <text:p>14.56</text:p>
          </table:table-cell>
          <table:table-cell office:value-type="float" office:value="15.15" calcext:value-type="float">
            <text:p>15.15</text:p>
          </table:table-cell>
          <table:table-cell table:formula="of:=([.E1000]-[.D1000])/[.E1000]*100" office:value-type="float" office:value="3.89438943894389" calcext:value-type="float">
            <text:p>3.894389438943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K</text:p>
          </table:table-cell>
          <table:table-cell office:value-type="string" calcext:value-type="string">
            <text:p>LM0284</text:p>
          </table:table-cell>
          <table:table-cell office:value-type="float" office:value="1" calcext:value-type="float">
            <text:p>1</text:p>
          </table:table-cell>
          <table:table-cell office:value-type="float" office:value="21.88" calcext:value-type="float">
            <text:p>21.88</text:p>
          </table:table-cell>
          <table:table-cell office:value-type="float" office:value="21.53" calcext:value-type="float">
            <text:p>21.53</text:p>
          </table:table-cell>
          <table:table-cell table:formula="of:=([.E1001]-[.D1001])/[.E1001]*100" office:value-type="float" office:value="-1.62563864375289" calcext:value-type="float">
            <text:p>-1.6256386437528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</text:p>
          </table:table-cell>
          <table:table-cell office:value-type="string" calcext:value-type="string">
            <text:p>LM0285</text:p>
          </table:table-cell>
          <table:table-cell office:value-type="float" office:value="1" calcext:value-type="float">
            <text:p>1</text:p>
          </table:table-cell>
          <table:table-cell office:value-type="float" office:value="15.28" calcext:value-type="float">
            <text:p>15.28</text:p>
          </table:table-cell>
          <table:table-cell office:value-type="float" office:value="15.92" calcext:value-type="float">
            <text:p>15.92</text:p>
          </table:table-cell>
          <table:table-cell table:formula="of:=([.E1002]-[.D1002])/[.E1002]*100" office:value-type="float" office:value="4.02010050251257" calcext:value-type="float">
            <text:p>4.020100502512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</text:p>
          </table:table-cell>
          <table:table-cell office:value-type="string" calcext:value-type="string">
            <text:p>LM0286</text:p>
          </table:table-cell>
          <table:table-cell office:value-type="float" office:value="1" calcext:value-type="float">
            <text:p>1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2" calcext:value-type="float">
            <text:p>15.42</text:p>
          </table:table-cell>
          <table:table-cell table:formula="of:=([.E1003]-[.D1003])/[.E1003]*100" office:value-type="float" office:value="0.259403372243834" calcext:value-type="float">
            <text:p>0.25940337224383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X</text:p>
          </table:table-cell>
          <table:table-cell office:value-type="string" calcext:value-type="string">
            <text:p>LM0287</text:p>
          </table:table-cell>
          <table:table-cell office:value-type="float" office:value="1" calcext:value-type="float">
            <text:p>1</text:p>
          </table:table-cell>
          <table:table-cell office:value-type="float" office:value="19.16" calcext:value-type="float">
            <text:p>19.16</text:p>
          </table:table-cell>
          <table:table-cell office:value-type="float" office:value="19.81" calcext:value-type="float">
            <text:p>19.81</text:p>
          </table:table-cell>
          <table:table-cell table:formula="of:=([.E1004]-[.D1004])/[.E1004]*100" office:value-type="float" office:value="3.28117112569409" calcext:value-type="float">
            <text:p>3.281171125694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X</text:p>
          </table:table-cell>
          <table:table-cell office:value-type="string" calcext:value-type="string">
            <text:p>LM0288</text:p>
          </table:table-cell>
          <table:table-cell office:value-type="float" office:value="1" calcext:value-type="float">
            <text:p>1</text:p>
          </table:table-cell>
          <table:table-cell office:value-type="float" office:value="16.81" calcext:value-type="float">
            <text:p>16.81</text:p>
          </table:table-cell>
          <table:table-cell office:value-type="float" office:value="17.29" calcext:value-type="float">
            <text:p>17.29</text:p>
          </table:table-cell>
          <table:table-cell table:formula="of:=([.E1005]-[.D1005])/[.E1005]*100" office:value-type="float" office:value="2.77617119722383" calcext:value-type="float">
            <text:p>2.7761711972238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W</text:p>
          </table:table-cell>
          <table:table-cell office:value-type="string" calcext:value-type="string">
            <text:p>LM0289</text:p>
          </table:table-cell>
          <table:table-cell office:value-type="float" office:value="1" calcext:value-type="float">
            <text:p>1</text:p>
          </table:table-cell>
          <table:table-cell office:value-type="float" office:value="18.93" calcext:value-type="float">
            <text:p>18.93</text:p>
          </table:table-cell>
          <table:table-cell office:value-type="float" office:value="19.44" calcext:value-type="float">
            <text:p>19.44</text:p>
          </table:table-cell>
          <table:table-cell table:formula="of:=([.E1006]-[.D1006])/[.E1006]*100" office:value-type="float" office:value="2.62345679012346" calcext:value-type="float">
            <text:p>2.623456790123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</text:p>
          </table:table-cell>
          <table:table-cell office:value-type="string" calcext:value-type="string">
            <text:p>LM0291</text:p>
          </table:table-cell>
          <table:table-cell office:value-type="float" office:value="1" calcext:value-type="float">
            <text:p>1</text:p>
          </table:table-cell>
          <table:table-cell office:value-type="float" office:value="16.39" calcext:value-type="float">
            <text:p>16.39</text:p>
          </table:table-cell>
          <table:table-cell office:value-type="float" office:value="16.53" calcext:value-type="float">
            <text:p>16.53</text:p>
          </table:table-cell>
          <table:table-cell table:formula="of:=([.E1007]-[.D1007])/[.E1007]*100" office:value-type="float" office:value="0.846944948578346" calcext:value-type="float">
            <text:p>0.8469449485783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W</text:p>
          </table:table-cell>
          <table:table-cell office:value-type="string" calcext:value-type="string">
            <text:p>LM0292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office:value-type="float" office:value="20.56" calcext:value-type="float">
            <text:p>20.56</text:p>
          </table:table-cell>
          <table:table-cell table:formula="of:=([.E1008]-[.D1008])/[.E1008]*100" office:value-type="float" office:value="-0.0486381322957275" calcext:value-type="float">
            <text:p>-0.04863813229572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U</text:p>
          </table:table-cell>
          <table:table-cell office:value-type="string" calcext:value-type="string">
            <text:p>LM0293</text:p>
          </table:table-cell>
          <table:table-cell office:value-type="float" office:value="1" calcext:value-type="float">
            <text:p>1</text:p>
          </table:table-cell>
          <table:table-cell office:value-type="float" office:value="16.89" calcext:value-type="float">
            <text:p>16.89</text:p>
          </table:table-cell>
          <table:table-cell office:value-type="float" office:value="16.94" calcext:value-type="float">
            <text:p>16.94</text:p>
          </table:table-cell>
          <table:table-cell table:formula="of:=([.E1009]-[.D1009])/[.E1009]*100" office:value-type="float" office:value="0.295159386068481" calcext:value-type="float">
            <text:p>0.29515938606848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Y</text:p>
          </table:table-cell>
          <table:table-cell office:value-type="string" calcext:value-type="string">
            <text:p>LM0294</text:p>
          </table:table-cell>
          <table:table-cell office:value-type="float" office:value="1" calcext:value-type="float">
            <text:p>1</text:p>
          </table:table-cell>
          <table:table-cell office:value-type="float" office:value="13.63" calcext:value-type="float">
            <text:p>13.63</text:p>
          </table:table-cell>
          <table:table-cell office:value-type="float" office:value="13.66" calcext:value-type="float">
            <text:p>13.66</text:p>
          </table:table-cell>
          <table:table-cell table:formula="of:=([.E1010]-[.D1010])/[.E1010]*100" office:value-type="float" office:value="0.219619326500727" calcext:value-type="float">
            <text:p>0.21961932650072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</text:p>
          </table:table-cell>
          <table:table-cell office:value-type="string" calcext:value-type="string">
            <text:p>LM0295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office:value-type="float" office:value="17.12" calcext:value-type="float">
            <text:p>17.12</text:p>
          </table:table-cell>
          <table:table-cell table:formula="of:=([.E1011]-[.D1011])/[.E1011]*100" office:value-type="float" office:value="-1.63551401869157" calcext:value-type="float">
            <text:p>-1.635514018691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U</text:p>
          </table:table-cell>
          <table:table-cell office:value-type="string" calcext:value-type="string">
            <text:p>LM0258</text:p>
          </table:table-cell>
          <table:table-cell office:value-type="float" office:value="2" calcext:value-type="float">
            <text:p>2</text:p>
          </table:table-cell>
          <table:table-cell office:value-type="float" office:value="17.35" calcext:value-type="float">
            <text:p>17.35</text:p>
          </table:table-cell>
          <table:table-cell office:value-type="float" office:value="17.53" calcext:value-type="float">
            <text:p>17.53</text:p>
          </table:table-cell>
          <table:table-cell table:formula="of:=([.E1012]-[.D1012])/[.E1012]*100" office:value-type="float" office:value="1.02681118083286" calcext:value-type="float">
            <text:p>1.0268111808328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</text:p>
          </table:table-cell>
          <table:table-cell office:value-type="string" calcext:value-type="string">
            <text:p>LM0259</text:p>
          </table:table-cell>
          <table:table-cell office:value-type="float" office:value="2" calcext:value-type="float">
            <text:p>2</text:p>
          </table:table-cell>
          <table:table-cell office:value-type="float" office:value="25.13" calcext:value-type="float">
            <text:p>25.13</text:p>
          </table:table-cell>
          <table:table-cell office:value-type="float" office:value="24.62" calcext:value-type="float">
            <text:p>24.62</text:p>
          </table:table-cell>
          <table:table-cell table:formula="of:=([.E1013]-[.D1013])/[.E1013]*100" office:value-type="float" office:value="-2.07148659626319" calcext:value-type="float">
            <text:p>-2.0714865962631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</text:p>
          </table:table-cell>
          <table:table-cell office:value-type="string" calcext:value-type="string">
            <text:p>LM0260</text:p>
          </table:table-cell>
          <table:table-cell office:value-type="float" office:value="2" calcext:value-type="float">
            <text:p>2</text:p>
          </table:table-cell>
          <table:table-cell office:value-type="float" office:value="19.46" calcext:value-type="float">
            <text:p>19.46</text:p>
          </table:table-cell>
          <table:table-cell office:value-type="float" office:value="20.11" calcext:value-type="float">
            <text:p>20.11</text:p>
          </table:table-cell>
          <table:table-cell table:formula="of:=([.E1014]-[.D1014])/[.E1014]*100" office:value-type="float" office:value="3.23222277473893" calcext:value-type="float">
            <text:p>3.2322227747389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</text:p>
          </table:table-cell>
          <table:table-cell office:value-type="string" calcext:value-type="string">
            <text:p>LM0261</text:p>
          </table:table-cell>
          <table:table-cell office:value-type="float" office:value="2" calcext:value-type="float">
            <text:p>2</text:p>
          </table:table-cell>
          <table:table-cell office:value-type="float" office:value="15.41" calcext:value-type="float">
            <text:p>15.41</text:p>
          </table:table-cell>
          <table:table-cell office:value-type="float" office:value="15.38" calcext:value-type="float">
            <text:p>15.38</text:p>
          </table:table-cell>
          <table:table-cell table:formula="of:=([.E1015]-[.D1015])/[.E1015]*100" office:value-type="float" office:value="-0.195058517555262" calcext:value-type="float">
            <text:p>-0.19505851755526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</text:p>
          </table:table-cell>
          <table:table-cell office:value-type="string" calcext:value-type="string">
            <text:p>LM0262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15.24" calcext:value-type="float">
            <text:p>15.24</text:p>
          </table:table-cell>
          <table:table-cell table:formula="of:=([.E1016]-[.D1016])/[.E1016]*100" office:value-type="float" office:value="-5.64304461942258" calcext:value-type="float">
            <text:p>-5.6430446194225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LM0263</text:p>
          </table:table-cell>
          <table:table-cell office:value-type="float" office:value="2" calcext:value-type="float">
            <text:p>2</text:p>
          </table:table-cell>
          <table:table-cell office:value-type="float" office:value="18.25" calcext:value-type="float">
            <text:p>18.25</text:p>
          </table:table-cell>
          <table:table-cell office:value-type="float" office:value="18.47" calcext:value-type="float">
            <text:p>18.47</text:p>
          </table:table-cell>
          <table:table-cell table:formula="of:=([.E1017]-[.D1017])/[.E1017]*100" office:value-type="float" office:value="1.19112073632918" calcext:value-type="float">
            <text:p>1.191120736329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Y</text:p>
          </table:table-cell>
          <table:table-cell office:value-type="string" calcext:value-type="string">
            <text:p>LM0264</text:p>
          </table:table-cell>
          <table:table-cell office:value-type="float" office:value="2" calcext:value-type="float">
            <text:p>2</text:p>
          </table:table-cell>
          <table:table-cell office:value-type="float" office:value="16.73" calcext:value-type="float">
            <text:p>16.73</text:p>
          </table:table-cell>
          <table:table-cell office:value-type="float" office:value="17.69" calcext:value-type="float">
            <text:p>17.69</text:p>
          </table:table-cell>
          <table:table-cell table:formula="of:=([.E1018]-[.D1018])/[.E1018]*100" office:value-type="float" office:value="5.42679479932166" calcext:value-type="float">
            <text:p>5.426794799321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T</text:p>
          </table:table-cell>
          <table:table-cell office:value-type="string" calcext:value-type="string">
            <text:p>LM0265</text:p>
          </table:table-cell>
          <table:table-cell office:value-type="float" office:value="2" calcext:value-type="float">
            <text:p>2</text:p>
          </table:table-cell>
          <table:table-cell office:value-type="float" office:value="24.85" calcext:value-type="float">
            <text:p>24.85</text:p>
          </table:table-cell>
          <table:table-cell office:value-type="float" office:value="23.29" calcext:value-type="float">
            <text:p>23.29</text:p>
          </table:table-cell>
          <table:table-cell table:formula="of:=([.E1019]-[.D1019])/[.E1019]*100" office:value-type="float" office:value="-6.69815371404037" calcext:value-type="float">
            <text:p>-6.6981537140403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L</text:p>
          </table:table-cell>
          <table:table-cell office:value-type="string" calcext:value-type="string">
            <text:p>LM0266</text:p>
          </table:table-cell>
          <table:table-cell office:value-type="float" office:value="2" calcext:value-type="float">
            <text:p>2</text:p>
          </table:table-cell>
          <table:table-cell office:value-type="float" office:value="18.85" calcext:value-type="float">
            <text:p>18.85</text:p>
          </table:table-cell>
          <table:table-cell office:value-type="float" office:value="18.04" calcext:value-type="float">
            <text:p>18.04</text:p>
          </table:table-cell>
          <table:table-cell table:formula="of:=([.E1020]-[.D1020])/[.E1020]*100" office:value-type="float" office:value="-4.49002217294902" calcext:value-type="float">
            <text:p>-4.4900221729490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Z</text:p>
          </table:table-cell>
          <table:table-cell office:value-type="string" calcext:value-type="string">
            <text:p>LM0267</text:p>
          </table:table-cell>
          <table:table-cell office:value-type="float" office:value="2" calcext:value-type="float">
            <text:p>2</text:p>
          </table:table-cell>
          <table:table-cell office:value-type="float" office:value="27.08" calcext:value-type="float">
            <text:p>27.08</text:p>
          </table:table-cell>
          <table:table-cell office:value-type="float" office:value="26.73" calcext:value-type="float">
            <text:p>26.73</text:p>
          </table:table-cell>
          <table:table-cell table:formula="of:=([.E1021]-[.D1021])/[.E1021]*100" office:value-type="float" office:value="-1.30939019827908" calcext:value-type="float">
            <text:p>-1.3093901982790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X</text:p>
          </table:table-cell>
          <table:table-cell office:value-type="string" calcext:value-type="string">
            <text:p>LM0268</text:p>
          </table:table-cell>
          <table:table-cell office:value-type="float" office:value="2" calcext:value-type="float">
            <text:p>2</text:p>
          </table:table-cell>
          <table:table-cell office:value-type="float" office:value="18.21" calcext:value-type="float">
            <text:p>18.21</text:p>
          </table:table-cell>
          <table:table-cell office:value-type="float" office:value="18.01" calcext:value-type="float">
            <text:p>18.01</text:p>
          </table:table-cell>
          <table:table-cell table:formula="of:=([.E1022]-[.D1022])/[.E1022]*100" office:value-type="float" office:value="-1.1104941699056" calcext:value-type="float">
            <text:p>-1.110494169905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</text:p>
          </table:table-cell>
          <table:table-cell office:value-type="string" calcext:value-type="string">
            <text:p>LM0269</text:p>
          </table:table-cell>
          <table:table-cell office:value-type="float" office:value="2" calcext:value-type="float">
            <text:p>2</text:p>
          </table:table-cell>
          <table:table-cell office:value-type="float" office:value="20.46" calcext:value-type="float">
            <text:p>20.46</text:p>
          </table:table-cell>
          <table:table-cell office:value-type="float" office:value="20.09" calcext:value-type="float">
            <text:p>20.09</text:p>
          </table:table-cell>
          <table:table-cell table:formula="of:=([.E1023]-[.D1023])/[.E1023]*100" office:value-type="float" office:value="-1.84171229467397" calcext:value-type="float">
            <text:p>-1.8417122946739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Q</text:p>
          </table:table-cell>
          <table:table-cell office:value-type="string" calcext:value-type="string">
            <text:p>LM0270</text:p>
          </table:table-cell>
          <table:table-cell office:value-type="float" office:value="2" calcext:value-type="float">
            <text:p>2</text:p>
          </table:table-cell>
          <table:table-cell office:value-type="float" office:value="20.06" calcext:value-type="float">
            <text:p>20.06</text:p>
          </table:table-cell>
          <table:table-cell office:value-type="float" office:value="19.14" calcext:value-type="float">
            <text:p>19.14</text:p>
          </table:table-cell>
          <table:table-cell table:formula="of:=([.E1024]-[.D1024])/[.E1024]*100" office:value-type="float" office:value="-4.80668756530825" calcext:value-type="float">
            <text:p>-4.80668756530825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LM0271</text:p>
          </table:table-cell>
          <table:table-cell office:value-type="float" office:value="2" calcext:value-type="float">
            <text:p>2</text:p>
          </table:table-cell>
          <table:table-cell office:value-type="float" office:value="21.61" calcext:value-type="float">
            <text:p>21.61</text:p>
          </table:table-cell>
          <table:table-cell office:value-type="float" office:value="21.28" calcext:value-type="float">
            <text:p>21.28</text:p>
          </table:table-cell>
          <table:table-cell table:formula="of:=([.E1025]-[.D1025])/[.E1025]*100" office:value-type="float" office:value="-1.55075187969924" calcext:value-type="float">
            <text:p>-1.55075187969924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T</text:p>
          </table:table-cell>
          <table:table-cell office:value-type="string" calcext:value-type="string">
            <text:p>LM0272</text:p>
          </table:table-cell>
          <table:table-cell office:value-type="float" office:value="2" calcext:value-type="float">
            <text:p>2</text:p>
          </table:table-cell>
          <table:table-cell office:value-type="float" office:value="15.92" calcext:value-type="float">
            <text:p>15.92</text:p>
          </table:table-cell>
          <table:table-cell office:value-type="float" office:value="16.13" calcext:value-type="float">
            <text:p>16.13</text:p>
          </table:table-cell>
          <table:table-cell table:formula="of:=([.E1026]-[.D1026])/[.E1026]*100" office:value-type="float" office:value="1.30192188468691" calcext:value-type="float">
            <text:p>1.3019218846869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</text:p>
          </table:table-cell>
          <table:table-cell office:value-type="string" calcext:value-type="string">
            <text:p>LM02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.66" calcext:value-type="float">
            <text:p>18.66</text:p>
          </table:table-cell>
          <table:table-cell table:formula="of:=([.E1027]-[.D1027])/[.E1027]*100" office:value-type="float" office:value="0" calcext:value-type="float">
            <text:p>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Z</text:p>
          </table:table-cell>
          <table:table-cell office:value-type="string" calcext:value-type="string">
            <text:p>LM0274</text:p>
          </table:table-cell>
          <table:table-cell office:value-type="float" office:value="2" calcext:value-type="float">
            <text:p>2</text:p>
          </table:table-cell>
          <table:table-cell office:value-type="float" office:value="21.03" calcext:value-type="float">
            <text:p>21.03</text:p>
          </table:table-cell>
          <table:table-cell office:value-type="float" office:value="24.65" calcext:value-type="float">
            <text:p>24.65</text:p>
          </table:table-cell>
          <table:table-cell table:formula="of:=([.E1028]-[.D1028])/[.E1028]*100" office:value-type="float" office:value="14.6855983772819" calcext:value-type="float">
            <text:p>14.685598377281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Q</text:p>
          </table:table-cell>
          <table:table-cell office:value-type="string" calcext:value-type="string">
            <text:p>LM0275</text:p>
          </table:table-cell>
          <table:table-cell office:value-type="float" office:value="2" calcext:value-type="float">
            <text:p>2</text:p>
          </table:table-cell>
          <table:table-cell office:value-type="float" office:value="19.53" calcext:value-type="float">
            <text:p>19.53</text:p>
          </table:table-cell>
          <table:table-cell office:value-type="float" office:value="19.4" calcext:value-type="float">
            <text:p>19.4</text:p>
          </table:table-cell>
          <table:table-cell table:formula="of:=([.E1029]-[.D1029])/[.E1029]*100" office:value-type="float" office:value="-0.670103092783518" calcext:value-type="float">
            <text:p>-0.670103092783518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</text:p>
          </table:table-cell>
          <table:table-cell office:value-type="string" calcext:value-type="string">
            <text:p>LM0276</text:p>
          </table:table-cell>
          <table:table-cell office:value-type="float" office:value="2" calcext:value-type="float">
            <text:p>2</text:p>
          </table:table-cell>
          <table:table-cell office:value-type="float" office:value="24.61" calcext:value-type="float">
            <text:p>24.61</text:p>
          </table:table-cell>
          <table:table-cell office:value-type="float" office:value="24.31" calcext:value-type="float">
            <text:p>24.31</text:p>
          </table:table-cell>
          <table:table-cell table:formula="of:=([.E1030]-[.D1030])/[.E1030]*100" office:value-type="float" office:value="-1.23406005758947" calcext:value-type="float">
            <text:p>-1.2340600575894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</text:p>
          </table:table-cell>
          <table:table-cell office:value-type="string" calcext:value-type="string">
            <text:p>LM0277</text:p>
          </table:table-cell>
          <table:table-cell office:value-type="float" office:value="2" calcext:value-type="float">
            <text:p>2</text:p>
          </table:table-cell>
          <table:table-cell office:value-type="float" office:value="18.55" calcext:value-type="float">
            <text:p>18.55</text:p>
          </table:table-cell>
          <table:table-cell office:value-type="float" office:value="19.36" calcext:value-type="float">
            <text:p>19.36</text:p>
          </table:table-cell>
          <table:table-cell table:formula="of:=([.E1031]-[.D1031])/[.E1031]*100" office:value-type="float" office:value="4.18388429752066" calcext:value-type="float">
            <text:p>4.1838842975206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K</text:p>
          </table:table-cell>
          <table:table-cell office:value-type="string" calcext:value-type="string">
            <text:p>LM0278</text:p>
          </table:table-cell>
          <table:table-cell office:value-type="float" office:value="2" calcext:value-type="float">
            <text:p>2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table:formula="of:=([.E1032]-[.D1032])/[.E1032]*100" office:value-type="float" office:value="-0.057012542759416" calcext:value-type="float">
            <text:p>-0.05701254275941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R</text:p>
          </table:table-cell>
          <table:table-cell office:value-type="string" calcext:value-type="string">
            <text:p>LM0279</text:p>
          </table:table-cell>
          <table:table-cell office:value-type="float" office:value="2" calcext:value-type="float">
            <text:p>2</text:p>
          </table:table-cell>
          <table:table-cell office:value-type="float" office:value="13.42" calcext:value-type="float">
            <text:p>13.42</text:p>
          </table:table-cell>
          <table:table-cell office:value-type="float" office:value="13.43" calcext:value-type="float">
            <text:p>13.43</text:p>
          </table:table-cell>
          <table:table-cell table:formula="of:=([.E1033]-[.D1033])/[.E1033]*100" office:value-type="float" office:value="0.0744601638123588" calcext:value-type="float">
            <text:p>0.07446016381235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</text:p>
          </table:table-cell>
          <table:table-cell office:value-type="string" calcext:value-type="string">
            <text:p>LM0280</text:p>
          </table:table-cell>
          <table:table-cell office:value-type="float" office:value="2" calcext:value-type="float">
            <text:p>2</text:p>
          </table:table-cell>
          <table:table-cell office:value-type="float" office:value="16.46" calcext:value-type="float">
            <text:p>16.46</text:p>
          </table:table-cell>
          <table:table-cell office:value-type="float" office:value="16.32" calcext:value-type="float">
            <text:p>16.32</text:p>
          </table:table-cell>
          <table:table-cell table:formula="of:=([.E1034]-[.D1034])/[.E1034]*100" office:value-type="float" office:value="-0.857843137254906" calcext:value-type="float">
            <text:p>-0.85784313725490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LM0281</text:p>
          </table:table-cell>
          <table:table-cell office:value-type="float" office:value="2" calcext:value-type="float">
            <text:p>2</text:p>
          </table:table-cell>
          <table:table-cell office:value-type="float" office:value="14.08" calcext:value-type="float">
            <text:p>14.08</text:p>
          </table:table-cell>
          <table:table-cell office:value-type="float" office:value="14.41" calcext:value-type="float">
            <text:p>14.41</text:p>
          </table:table-cell>
          <table:table-cell table:formula="of:=([.E1035]-[.D1035])/[.E1035]*100" office:value-type="float" office:value="2.29007633587786" calcext:value-type="float">
            <text:p>2.2900763358778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</text:p>
          </table:table-cell>
          <table:table-cell office:value-type="string" calcext:value-type="string">
            <text:p>LM0282</text:p>
          </table:table-cell>
          <table:table-cell office:value-type="float" office:value="2" calcext:value-type="float">
            <text:p>2</text:p>
          </table:table-cell>
          <table:table-cell office:value-type="float" office:value="20.36" calcext:value-type="float">
            <text:p>20.36</text:p>
          </table:table-cell>
          <table:table-cell office:value-type="float" office:value="24.32" calcext:value-type="float">
            <text:p>24.32</text:p>
          </table:table-cell>
          <table:table-cell table:formula="of:=([.E1036]-[.D1036])/[.E1036]*100" office:value-type="float" office:value="16.2828947368421" calcext:value-type="float">
            <text:p>16.2828947368421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X</text:p>
          </table:table-cell>
          <table:table-cell office:value-type="string" calcext:value-type="string">
            <text:p>LM0283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  <table:table-cell office:value-type="float" office:value="15.15" calcext:value-type="float">
            <text:p>15.15</text:p>
          </table:table-cell>
          <table:table-cell table:formula="of:=([.E1037]-[.D1037])/[.E1037]*100" office:value-type="float" office:value="4.29042904290429" calcext:value-type="float">
            <text:p>4.2904290429042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LM0284</text:p>
          </table:table-cell>
          <table:table-cell office:value-type="float" office:value="2" calcext:value-type="float">
            <text:p>2</text:p>
          </table:table-cell>
          <table:table-cell office:value-type="float" office:value="20.02" calcext:value-type="float">
            <text:p>20.02</text:p>
          </table:table-cell>
          <table:table-cell office:value-type="float" office:value="21.53" calcext:value-type="float">
            <text:p>21.53</text:p>
          </table:table-cell>
          <table:table-cell table:formula="of:=([.E1038]-[.D1038])/[.E1038]*100" office:value-type="float" office:value="7.01346957733396" calcext:value-type="float">
            <text:p>7.0134695773339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LM0285</text:p>
          </table:table-cell>
          <table:table-cell office:value-type="float" office:value="2" calcext:value-type="float">
            <text:p>2</text:p>
          </table:table-cell>
          <table:table-cell office:value-type="float" office:value="15.28" calcext:value-type="float">
            <text:p>15.28</text:p>
          </table:table-cell>
          <table:table-cell office:value-type="float" office:value="15.92" calcext:value-type="float">
            <text:p>15.92</text:p>
          </table:table-cell>
          <table:table-cell table:formula="of:=([.E1039]-[.D1039])/[.E1039]*100" office:value-type="float" office:value="4.02010050251257" calcext:value-type="float">
            <text:p>4.0201005025125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</text:p>
          </table:table-cell>
          <table:table-cell office:value-type="string" calcext:value-type="string">
            <text:p>LM02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.42" calcext:value-type="float">
            <text:p>15.42</text:p>
          </table:table-cell>
          <table:table-cell table:formula="of:=([.E1040]-[.D1040])/[.E1040]*100" office:value-type="float" office:value="0" calcext:value-type="float">
            <text:p>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R</text:p>
          </table:table-cell>
          <table:table-cell office:value-type="string" calcext:value-type="string">
            <text:p>LM0287</text:p>
          </table:table-cell>
          <table:table-cell office:value-type="float" office:value="2" calcext:value-type="float">
            <text:p>2</text:p>
          </table:table-cell>
          <table:table-cell office:value-type="float" office:value="19.16" calcext:value-type="float">
            <text:p>19.16</text:p>
          </table:table-cell>
          <table:table-cell office:value-type="float" office:value="19.81" calcext:value-type="float">
            <text:p>19.81</text:p>
          </table:table-cell>
          <table:table-cell table:formula="of:=([.E1041]-[.D1041])/[.E1041]*100" office:value-type="float" office:value="3.28117112569409" calcext:value-type="float">
            <text:p>3.2811711256940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</text:p>
          </table:table-cell>
          <table:table-cell office:value-type="string" calcext:value-type="string">
            <text:p>LM0288</text:p>
          </table:table-cell>
          <table:table-cell office:value-type="float" office:value="2" calcext:value-type="float">
            <text:p>2</text:p>
          </table:table-cell>
          <table:table-cell office:value-type="float" office:value="16.88" calcext:value-type="float">
            <text:p>16.88</text:p>
          </table:table-cell>
          <table:table-cell office:value-type="float" office:value="17.29" calcext:value-type="float">
            <text:p>17.29</text:p>
          </table:table-cell>
          <table:table-cell table:formula="of:=([.E1042]-[.D1042])/[.E1042]*100" office:value-type="float" office:value="2.37131289762869" calcext:value-type="float">
            <text:p>2.37131289762869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X</text:p>
          </table:table-cell>
          <table:table-cell office:value-type="string" calcext:value-type="string">
            <text:p>LM0289</text:p>
          </table:table-cell>
          <table:table-cell office:value-type="float" office:value="2" calcext:value-type="float">
            <text:p>2</text:p>
          </table:table-cell>
          <table:table-cell office:value-type="float" office:value="19.13" calcext:value-type="float">
            <text:p>19.13</text:p>
          </table:table-cell>
          <table:table-cell office:value-type="float" office:value="19.44" calcext:value-type="float">
            <text:p>19.44</text:p>
          </table:table-cell>
          <table:table-cell table:formula="of:=([.E1043]-[.D1043])/[.E1043]*100" office:value-type="float" office:value="1.59465020576133" calcext:value-type="float">
            <text:p>1.5946502057613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LM0291</text:p>
          </table:table-cell>
          <table:table-cell office:value-type="float" office:value="2" calcext:value-type="float">
            <text:p>2</text:p>
          </table:table-cell>
          <table:table-cell office:value-type="float" office:value="16.96" calcext:value-type="float">
            <text:p>16.96</text:p>
          </table:table-cell>
          <table:table-cell office:value-type="float" office:value="16.53" calcext:value-type="float">
            <text:p>16.53</text:p>
          </table:table-cell>
          <table:table-cell table:formula="of:=([.E1044]-[.D1044])/[.E1044]*100" office:value-type="float" office:value="-2.60133091349062" calcext:value-type="float">
            <text:p>-2.60133091349062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S</text:p>
          </table:table-cell>
          <table:table-cell office:value-type="string" calcext:value-type="string">
            <text:p>LM0292</text:p>
          </table:table-cell>
          <table:table-cell office:value-type="float" office:value="2" calcext:value-type="float">
            <text:p>2</text:p>
          </table:table-cell>
          <table:table-cell office:value-type="float" office:value="21.11" calcext:value-type="float">
            <text:p>21.11</text:p>
          </table:table-cell>
          <table:table-cell office:value-type="float" office:value="20.56" calcext:value-type="float">
            <text:p>20.56</text:p>
          </table:table-cell>
          <table:table-cell table:formula="of:=([.E1045]-[.D1045])/[.E1045]*100" office:value-type="float" office:value="-2.6750972762646" calcext:value-type="float">
            <text:p>-2.675097276264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</text:p>
          </table:table-cell>
          <table:table-cell office:value-type="string" calcext:value-type="string">
            <text:p>LM0293</text:p>
          </table:table-cell>
          <table:table-cell office:value-type="float" office:value="2" calcext:value-type="float">
            <text:p>2</text:p>
          </table:table-cell>
          <table:table-cell office:value-type="float" office:value="17.66" calcext:value-type="float">
            <text:p>17.66</text:p>
          </table:table-cell>
          <table:table-cell office:value-type="float" office:value="16.94" calcext:value-type="float">
            <text:p>16.94</text:p>
          </table:table-cell>
          <table:table-cell table:formula="of:=([.E1046]-[.D1046])/[.E1046]*100" office:value-type="float" office:value="-4.25029515938606" calcext:value-type="float">
            <text:p>-4.25029515938606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Q</text:p>
          </table:table-cell>
          <table:table-cell office:value-type="string" calcext:value-type="string">
            <text:p>LM0294</text:p>
          </table:table-cell>
          <table:table-cell office:value-type="float" office:value="2" calcext:value-type="float">
            <text:p>2</text:p>
          </table:table-cell>
          <table:table-cell office:value-type="float" office:value="13.22" calcext:value-type="float">
            <text:p>13.22</text:p>
          </table:table-cell>
          <table:table-cell office:value-type="float" office:value="13.66" calcext:value-type="float">
            <text:p>13.66</text:p>
          </table:table-cell>
          <table:table-cell table:formula="of:=([.E1047]-[.D1047])/[.E1047]*100" office:value-type="float" office:value="3.22108345534407" calcext:value-type="float">
            <text:p>3.22108345534407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J</text:p>
          </table:table-cell>
          <table:table-cell office:value-type="string" calcext:value-type="string">
            <text:p>LM0295</text:p>
          </table:table-cell>
          <table:table-cell office:value-type="float" office:value="2" calcext:value-type="float">
            <text:p>2</text:p>
          </table:table-cell>
          <table:table-cell office:value-type="float" office:value="18.01" calcext:value-type="float">
            <text:p>18.01</text:p>
          </table:table-cell>
          <table:table-cell office:value-type="float" office:value="17.12" calcext:value-type="float">
            <text:p>17.12</text:p>
          </table:table-cell>
          <table:table-cell table:formula="of:=([.E1048]-[.D1048])/[.E1048]*100" office:value-type="float" office:value="-5.19859813084113" calcext:value-type="float">
            <text:p>-5.19859813084113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F</text:p>
          </table:table-cell>
          <table:table-cell office:value-type="string" calcext:value-type="string">
            <text:p>LM0258</text:p>
          </table:table-cell>
          <table:table-cell office:value-type="float" office:value="3" calcext:value-type="float">
            <text:p>3</text:p>
          </table:table-cell>
          <table:table-cell office:value-type="float" office:value="15.87" calcext:value-type="float">
            <text:p>15.87</text:p>
          </table:table-cell>
          <table:table-cell office:value-type="float" office:value="17.53" calcext:value-type="float">
            <text:p>17.53</text:p>
          </table:table-cell>
          <table:table-cell table:formula="of:=([.E1049]-[.D1049])/[.E1049]*100" office:value-type="float" office:value="9.46948088990303" calcext:value-type="float">
            <text:p>9.4694808899030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</text:p>
          </table:table-cell>
          <table:table-cell office:value-type="string" calcext:value-type="string">
            <text:p>LM0259</text:p>
          </table:table-cell>
          <table:table-cell office:value-type="float" office:value="3" calcext:value-type="float">
            <text:p>3</text:p>
          </table:table-cell>
          <table:table-cell office:value-type="float" office:value="26.01" calcext:value-type="float">
            <text:p>26.01</text:p>
          </table:table-cell>
          <table:table-cell office:value-type="float" office:value="24.62" calcext:value-type="float">
            <text:p>24.62</text:p>
          </table:table-cell>
          <table:table-cell table:formula="of:=([.E1050]-[.D1050])/[.E1050]*100" office:value-type="float" office:value="-5.64581640942324" calcext:value-type="float">
            <text:p>-5.64581640942324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LM0260</text:p>
          </table:table-cell>
          <table:table-cell office:value-type="float" office:value="3" calcext:value-type="float">
            <text:p>3</text:p>
          </table:table-cell>
          <table:table-cell office:value-type="float" office:value="19.39" calcext:value-type="float">
            <text:p>19.39</text:p>
          </table:table-cell>
          <table:table-cell office:value-type="float" office:value="20.11" calcext:value-type="float">
            <text:p>20.11</text:p>
          </table:table-cell>
          <table:table-cell table:formula="of:=([.E1051]-[.D1051])/[.E1051]*100" office:value-type="float" office:value="3.5803083043262" calcext:value-type="float">
            <text:p>3.5803083043262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</text:p>
          </table:table-cell>
          <table:table-cell office:value-type="string" calcext:value-type="string">
            <text:p>LM0261</text:p>
          </table:table-cell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5.38" calcext:value-type="float">
            <text:p>15.38</text:p>
          </table:table-cell>
          <table:table-cell table:formula="of:=([.E1052]-[.D1052])/[.E1052]*100" office:value-type="float" office:value="-3.38101430429128" calcext:value-type="float">
            <text:p>-3.38101430429128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</text:p>
          </table:table-cell>
          <table:table-cell office:value-type="string" calcext:value-type="string">
            <text:p>LM0262</text:p>
          </table:table-cell>
          <table:table-cell office:value-type="float" office:value="3" calcext:value-type="float">
            <text:p>3</text:p>
          </table:table-cell>
          <table:table-cell office:value-type="float" office:value="16.07" calcext:value-type="float">
            <text:p>16.07</text:p>
          </table:table-cell>
          <table:table-cell office:value-type="float" office:value="15.24" calcext:value-type="float">
            <text:p>15.24</text:p>
          </table:table-cell>
          <table:table-cell table:formula="of:=([.E1053]-[.D1053])/[.E1053]*100" office:value-type="float" office:value="-5.44619422572179" calcext:value-type="float">
            <text:p>-5.44619422572179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</text:p>
          </table:table-cell>
          <table:table-cell office:value-type="string" calcext:value-type="string">
            <text:p>LM0263</text:p>
          </table:table-cell>
          <table:table-cell office:value-type="float" office:value="3" calcext:value-type="float">
            <text:p>3</text:p>
          </table:table-cell>
          <table:table-cell office:value-type="float" office:value="17.88" calcext:value-type="float">
            <text:p>17.88</text:p>
          </table:table-cell>
          <table:table-cell office:value-type="float" office:value="18.47" calcext:value-type="float">
            <text:p>18.47</text:p>
          </table:table-cell>
          <table:table-cell table:formula="of:=([.E1054]-[.D1054])/[.E1054]*100" office:value-type="float" office:value="3.19436924742826" calcext:value-type="float">
            <text:p>3.1943692474282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LM0264</text:p>
          </table:table-cell>
          <table:table-cell office:value-type="float" office:value="3" calcext:value-type="float">
            <text:p>3</text:p>
          </table:table-cell>
          <table:table-cell office:value-type="float" office:value="16.55" calcext:value-type="float">
            <text:p>16.55</text:p>
          </table:table-cell>
          <table:table-cell office:value-type="float" office:value="17.69" calcext:value-type="float">
            <text:p>17.69</text:p>
          </table:table-cell>
          <table:table-cell table:formula="of:=([.E1055]-[.D1055])/[.E1055]*100" office:value-type="float" office:value="6.44431882419446" calcext:value-type="float">
            <text:p>6.44431882419446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</text:p>
          </table:table-cell>
          <table:table-cell office:value-type="string" calcext:value-type="string">
            <text:p>LM0265</text:p>
          </table:table-cell>
          <table:table-cell office:value-type="float" office:value="3" calcext:value-type="float">
            <text:p>3</text:p>
          </table:table-cell>
          <table:table-cell office:value-type="float" office:value="24.75" calcext:value-type="float">
            <text:p>24.75</text:p>
          </table:table-cell>
          <table:table-cell office:value-type="float" office:value="23.29" calcext:value-type="float">
            <text:p>23.29</text:p>
          </table:table-cell>
          <table:table-cell table:formula="of:=([.E1056]-[.D1056])/[.E1056]*100" office:value-type="float" office:value="-6.26878488621726" calcext:value-type="float">
            <text:p>-6.26878488621726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S</text:p>
          </table:table-cell>
          <table:table-cell office:value-type="string" calcext:value-type="string">
            <text:p>LM0266</text:p>
          </table:table-cell>
          <table:table-cell office:value-type="float" office:value="3" calcext:value-type="float">
            <text:p>3</text:p>
          </table:table-cell>
          <table:table-cell office:value-type="float" office:value="19.15" calcext:value-type="float">
            <text:p>19.15</text:p>
          </table:table-cell>
          <table:table-cell office:value-type="float" office:value="18.04" calcext:value-type="float">
            <text:p>18.04</text:p>
          </table:table-cell>
          <table:table-cell table:formula="of:=([.E1057]-[.D1057])/[.E1057]*100" office:value-type="float" office:value="-6.1529933481153" calcext:value-type="float">
            <text:p>-6.1529933481153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Y</text:p>
          </table:table-cell>
          <table:table-cell office:value-type="string" calcext:value-type="string">
            <text:p>LM0267</text:p>
          </table:table-cell>
          <table:table-cell office:value-type="float" office:value="3" calcext:value-type="float">
            <text:p>3</text:p>
          </table:table-cell>
          <table:table-cell office:value-type="float" office:value="28.36" calcext:value-type="float">
            <text:p>28.36</text:p>
          </table:table-cell>
          <table:table-cell office:value-type="float" office:value="26.73" calcext:value-type="float">
            <text:p>26.73</text:p>
          </table:table-cell>
          <table:table-cell table:formula="of:=([.E1058]-[.D1058])/[.E1058]*100" office:value-type="float" office:value="-6.09801720912832" calcext:value-type="float">
            <text:p>-6.0980172091283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</text:p>
          </table:table-cell>
          <table:table-cell office:value-type="string" calcext:value-type="string">
            <text:p>LM0268</text:p>
          </table:table-cell>
          <table:table-cell office:value-type="float" office:value="3" calcext:value-type="float">
            <text:p>3</text:p>
          </table:table-cell>
          <table:table-cell office:value-type="float" office:value="17.78" calcext:value-type="float">
            <text:p>17.78</text:p>
          </table:table-cell>
          <table:table-cell office:value-type="float" office:value="18.01" calcext:value-type="float">
            <text:p>18.01</text:p>
          </table:table-cell>
          <table:table-cell table:formula="of:=([.E1059]-[.D1059])/[.E1059]*100" office:value-type="float" office:value="1.27706829539145" calcext:value-type="float">
            <text:p>1.2770682953914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V</text:p>
          </table:table-cell>
          <table:table-cell office:value-type="string" calcext:value-type="string">
            <text:p>LM0269</text:p>
          </table:table-cell>
          <table:table-cell office:value-type="float" office:value="3" calcext:value-type="float">
            <text:p>3</text:p>
          </table:table-cell>
          <table:table-cell office:value-type="float" office:value="20.73" calcext:value-type="float">
            <text:p>20.73</text:p>
          </table:table-cell>
          <table:table-cell office:value-type="float" office:value="20.09" calcext:value-type="float">
            <text:p>20.09</text:p>
          </table:table-cell>
          <table:table-cell table:formula="of:=([.E1060]-[.D1060])/[.E1060]*100" office:value-type="float" office:value="-3.18566450970632" calcext:value-type="float">
            <text:p>-3.1856645097063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</text:p>
          </table:table-cell>
          <table:table-cell office:value-type="string" calcext:value-type="string">
            <text:p>LM0270</text:p>
          </table:table-cell>
          <table:table-cell office:value-type="float" office:value="3" calcext:value-type="float">
            <text:p>3</text:p>
          </table:table-cell>
          <table:table-cell office:value-type="float" office:value="20.45" calcext:value-type="float">
            <text:p>20.45</text:p>
          </table:table-cell>
          <table:table-cell office:value-type="float" office:value="19.14" calcext:value-type="float">
            <text:p>19.14</text:p>
          </table:table-cell>
          <table:table-cell table:formula="of:=([.E1061]-[.D1061])/[.E1061]*100" office:value-type="float" office:value="-6.84430512016718" calcext:value-type="float">
            <text:p>-6.8443051201671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</text:p>
          </table:table-cell>
          <table:table-cell office:value-type="string" calcext:value-type="string">
            <text:p>LM0271</text:p>
          </table:table-cell>
          <table:table-cell office:value-type="float" office:value="3" calcext:value-type="float">
            <text:p>3</text:p>
          </table:table-cell>
          <table:table-cell office:value-type="float" office:value="21.3" calcext:value-type="float">
            <text:p>21.3</text:p>
          </table:table-cell>
          <table:table-cell office:value-type="float" office:value="21.28" calcext:value-type="float">
            <text:p>21.28</text:p>
          </table:table-cell>
          <table:table-cell table:formula="of:=([.E1062]-[.D1062])/[.E1062]*100" office:value-type="float" office:value="-0.093984962406013" calcext:value-type="float">
            <text:p>-0.093984962406013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Y</text:p>
          </table:table-cell>
          <table:table-cell office:value-type="string" calcext:value-type="string">
            <text:p>LM0272</text:p>
          </table:table-cell>
          <table:table-cell office:value-type="float" office:value="3" calcext:value-type="float">
            <text:p>3</text:p>
          </table:table-cell>
          <table:table-cell office:value-type="float" office:value="16.25" calcext:value-type="float">
            <text:p>16.25</text:p>
          </table:table-cell>
          <table:table-cell office:value-type="float" office:value="16.13" calcext:value-type="float">
            <text:p>16.13</text:p>
          </table:table-cell>
          <table:table-cell table:formula="of:=([.E1063]-[.D1063])/[.E1063]*100" office:value-type="float" office:value="-0.743955362678246" calcext:value-type="float">
            <text:p>-0.743955362678246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Z</text:p>
          </table:table-cell>
          <table:table-cell office:value-type="string" calcext:value-type="string">
            <text:p>LM0273</text:p>
          </table:table-cell>
          <table:table-cell office:value-type="float" office:value="3" calcext:value-type="float">
            <text:p>3</text:p>
          </table:table-cell>
          <table:table-cell office:value-type="float" office:value="18.79" calcext:value-type="float">
            <text:p>18.79</text:p>
          </table:table-cell>
          <table:table-cell office:value-type="float" office:value="18.66" calcext:value-type="float">
            <text:p>18.66</text:p>
          </table:table-cell>
          <table:table-cell table:formula="of:=([.E1064]-[.D1064])/[.E1064]*100" office:value-type="float" office:value="-0.696677384780273" calcext:value-type="float">
            <text:p>-0.69667738478027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</text:p>
          </table:table-cell>
          <table:table-cell office:value-type="string" calcext:value-type="string">
            <text:p>LM0274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  <table:table-cell office:value-type="float" office:value="24.65" calcext:value-type="float">
            <text:p>24.65</text:p>
          </table:table-cell>
          <table:table-cell table:formula="of:=([.E1065]-[.D1065])/[.E1065]*100" office:value-type="float" office:value="-5.88235294117648" calcext:value-type="float">
            <text:p>-5.8823529411764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</text:p>
          </table:table-cell>
          <table:table-cell office:value-type="string" calcext:value-type="string">
            <text:p>LM0275</text:p>
          </table:table-cell>
          <table:table-cell office:value-type="float" office:value="3" calcext:value-type="float">
            <text:p>3</text:p>
          </table:table-cell>
          <table:table-cell office:value-type="float" office:value="18.81" calcext:value-type="float">
            <text:p>18.81</text:p>
          </table:table-cell>
          <table:table-cell office:value-type="float" office:value="19.4" calcext:value-type="float">
            <text:p>19.4</text:p>
          </table:table-cell>
          <table:table-cell table:formula="of:=([.E1066]-[.D1066])/[.E1066]*100" office:value-type="float" office:value="3.04123711340206" calcext:value-type="float">
            <text:p>3.04123711340206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S</text:p>
          </table:table-cell>
          <table:table-cell office:value-type="string" calcext:value-type="string">
            <text:p>LM0276</text:p>
          </table:table-cell>
          <table:table-cell office:value-type="float" office:value="3" calcext:value-type="float">
            <text:p>3</text:p>
          </table:table-cell>
          <table:table-cell office:value-type="float" office:value="25.67" calcext:value-type="float">
            <text:p>25.67</text:p>
          </table:table-cell>
          <table:table-cell office:value-type="float" office:value="24.31" calcext:value-type="float">
            <text:p>24.31</text:p>
          </table:table-cell>
          <table:table-cell table:formula="of:=([.E1067]-[.D1067])/[.E1067]*100" office:value-type="float" office:value="-5.59440559440561" calcext:value-type="float">
            <text:p>-5.5944055944056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Y</text:p>
          </table:table-cell>
          <table:table-cell office:value-type="string" calcext:value-type="string">
            <text:p>LM0277</text:p>
          </table:table-cell>
          <table:table-cell office:value-type="float" office:value="3" calcext:value-type="float">
            <text:p>3</text:p>
          </table:table-cell>
          <table:table-cell office:value-type="float" office:value="18.46" calcext:value-type="float">
            <text:p>18.46</text:p>
          </table:table-cell>
          <table:table-cell office:value-type="float" office:value="19.36" calcext:value-type="float">
            <text:p>19.36</text:p>
          </table:table-cell>
          <table:table-cell table:formula="of:=([.E1068]-[.D1068])/[.E1068]*100" office:value-type="float" office:value="4.64876033057851" calcext:value-type="float">
            <text:p>4.64876033057851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</text:p>
          </table:table-cell>
          <table:table-cell office:value-type="string" calcext:value-type="string">
            <text:p>LM0278</text:p>
          </table:table-cell>
          <table:table-cell office:value-type="float" office:value="3" calcext:value-type="float">
            <text:p>3</text:p>
          </table:table-cell>
          <table:table-cell office:value-type="float" office:value="17.81" calcext:value-type="float">
            <text:p>17.81</text:p>
          </table:table-cell>
          <table:table-cell office:value-type="float" office:value="17.54" calcext:value-type="float">
            <text:p>17.54</text:p>
          </table:table-cell>
          <table:table-cell table:formula="of:=([.E1069]-[.D1069])/[.E1069]*100" office:value-type="float" office:value="-1.53933865450399" calcext:value-type="float">
            <text:p>-1.5393386545039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U</text:p>
          </table:table-cell>
          <table:table-cell office:value-type="string" calcext:value-type="string">
            <text:p>LM0279</text:p>
          </table:table-cell>
          <table:table-cell office:value-type="float" office:value="3" calcext:value-type="float">
            <text:p>3</text:p>
          </table:table-cell>
          <table:table-cell office:value-type="float" office:value="12.8" calcext:value-type="float">
            <text:p>12.8</text:p>
          </table:table-cell>
          <table:table-cell office:value-type="float" office:value="13.43" calcext:value-type="float">
            <text:p>13.43</text:p>
          </table:table-cell>
          <table:table-cell table:formula="of:=([.E1070]-[.D1070])/[.E1070]*100" office:value-type="float" office:value="4.6909903201787" calcext:value-type="float">
            <text:p>4.690990320178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LM0280</text:p>
          </table:table-cell>
          <table:table-cell office:value-type="float" office:value="3" calcext:value-type="float">
            <text:p>3</text:p>
          </table:table-cell>
          <table:table-cell office:value-type="float" office:value="15.45" calcext:value-type="float">
            <text:p>15.45</text:p>
          </table:table-cell>
          <table:table-cell office:value-type="float" office:value="16.32" calcext:value-type="float">
            <text:p>16.32</text:p>
          </table:table-cell>
          <table:table-cell table:formula="of:=([.E1071]-[.D1071])/[.E1071]*100" office:value-type="float" office:value="5.33088235294118" calcext:value-type="float">
            <text:p>5.3308823529411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Y</text:p>
          </table:table-cell>
          <table:table-cell office:value-type="string" calcext:value-type="string">
            <text:p>LM028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  <table:table-cell office:value-type="float" office:value="14.41" calcext:value-type="float">
            <text:p>14.41</text:p>
          </table:table-cell>
          <table:table-cell table:formula="of:=([.E1072]-[.D1072])/[.E1072]*100" office:value-type="float" office:value="1.73490631505899" calcext:value-type="float">
            <text:p>1.73490631505899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</text:p>
          </table:table-cell>
          <table:table-cell office:value-type="string" calcext:value-type="string">
            <text:p>LM0282</text:p>
          </table:table-cell>
          <table:table-cell office:value-type="float" office:value="3" calcext:value-type="float">
            <text:p>3</text:p>
          </table:table-cell>
          <table:table-cell office:value-type="float" office:value="24.47" calcext:value-type="float">
            <text:p>24.47</text:p>
          </table:table-cell>
          <table:table-cell office:value-type="float" office:value="24.32" calcext:value-type="float">
            <text:p>24.32</text:p>
          </table:table-cell>
          <table:table-cell table:formula="of:=([.E1073]-[.D1073])/[.E1073]*100" office:value-type="float" office:value="-0.616776315789468" calcext:value-type="float">
            <text:p>-0.616776315789468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Y</text:p>
          </table:table-cell>
          <table:table-cell office:value-type="string" calcext:value-type="string">
            <text:p>LM0283</text:p>
          </table:table-cell>
          <table:table-cell office:value-type="float" office:value="3" calcext:value-type="float">
            <text:p>3</text:p>
          </table:table-cell>
          <table:table-cell office:value-type="float" office:value="14.78" calcext:value-type="float">
            <text:p>14.78</text:p>
          </table:table-cell>
          <table:table-cell office:value-type="float" office:value="15.15" calcext:value-type="float">
            <text:p>15.15</text:p>
          </table:table-cell>
          <table:table-cell table:formula="of:=([.E1074]-[.D1074])/[.E1074]*100" office:value-type="float" office:value="2.44224422442245" calcext:value-type="float">
            <text:p>2.44224422442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</text:p>
          </table:table-cell>
          <table:table-cell office:value-type="string" calcext:value-type="string">
            <text:p>LM0284</text:p>
          </table:table-cell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.8</text:p>
          </table:table-cell>
          <table:table-cell office:value-type="float" office:value="21.53" calcext:value-type="float">
            <text:p>21.53</text:p>
          </table:table-cell>
          <table:table-cell table:formula="of:=([.E1075]-[.D1075])/[.E1075]*100" office:value-type="float" office:value="3.39061774268463" calcext:value-type="float">
            <text:p>3.39061774268463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V</text:p>
          </table:table-cell>
          <table:table-cell office:value-type="string" calcext:value-type="string">
            <text:p>LM0285</text:p>
          </table:table-cell>
          <table:table-cell office:value-type="float" office:value="3" calcext:value-type="float">
            <text:p>3</text:p>
          </table:table-cell>
          <table:table-cell office:value-type="float" office:value="15.17" calcext:value-type="float">
            <text:p>15.17</text:p>
          </table:table-cell>
          <table:table-cell office:value-type="float" office:value="15.92" calcext:value-type="float">
            <text:p>15.92</text:p>
          </table:table-cell>
          <table:table-cell table:formula="of:=([.E1076]-[.D1076])/[.E1076]*100" office:value-type="float" office:value="4.71105527638191" calcext:value-type="float">
            <text:p>4.7110552763819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R</text:p>
          </table:table-cell>
          <table:table-cell office:value-type="string" calcext:value-type="string">
            <text:p>LM0286</text:p>
          </table:table-cell>
          <table:table-cell office:value-type="float" office:value="3" calcext:value-type="float">
            <text:p>3</text:p>
          </table:table-cell>
          <table:table-cell office:value-type="float" office:value="14.83" calcext:value-type="float">
            <text:p>14.83</text:p>
          </table:table-cell>
          <table:table-cell office:value-type="float" office:value="15.42" calcext:value-type="float">
            <text:p>15.42</text:p>
          </table:table-cell>
          <table:table-cell table:formula="of:=([.E1077]-[.D1077])/[.E1077]*100" office:value-type="float" office:value="3.82619974059663" calcext:value-type="float">
            <text:p>3.82619974059663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L</text:p>
          </table:table-cell>
          <table:table-cell office:value-type="string" calcext:value-type="string">
            <text:p>LM0287</text:p>
          </table:table-cell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19.81" calcext:value-type="float">
            <text:p>19.81</text:p>
          </table:table-cell>
          <table:table-cell table:formula="of:=([.E1078]-[.D1078])/[.E1078]*100" office:value-type="float" office:value="4.59363957597173" calcext:value-type="float">
            <text:p>4.59363957597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</text:p>
          </table:table-cell>
          <table:table-cell office:value-type="string" calcext:value-type="string">
            <text:p>LM0288</text:p>
          </table:table-cell>
          <table:table-cell office:value-type="float" office:value="3" calcext:value-type="float">
            <text:p>3</text:p>
          </table:table-cell>
          <table:table-cell office:value-type="float" office:value="16.1" calcext:value-type="float">
            <text:p>16.1</text:p>
          </table:table-cell>
          <table:table-cell office:value-type="float" office:value="17.29" calcext:value-type="float">
            <text:p>17.29</text:p>
          </table:table-cell>
          <table:table-cell table:formula="of:=([.E1079]-[.D1079])/[.E1079]*100" office:value-type="float" office:value="6.8825910931174" calcext:value-type="float">
            <text:p>6.882591093117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V</text:p>
          </table:table-cell>
          <table:table-cell office:value-type="string" calcext:value-type="string">
            <text:p>LM0289</text:p>
          </table:table-cell>
          <table:table-cell office:value-type="float" office:value="3" calcext:value-type="float">
            <text:p>3</text:p>
          </table:table-cell>
          <table:table-cell office:value-type="float" office:value="18.34" calcext:value-type="float">
            <text:p>18.34</text:p>
          </table:table-cell>
          <table:table-cell office:value-type="float" office:value="19.44" calcext:value-type="float">
            <text:p>19.44</text:p>
          </table:table-cell>
          <table:table-cell table:formula="of:=([.E1080]-[.D1080])/[.E1080]*100" office:value-type="float" office:value="5.65843621399178" calcext:value-type="float">
            <text:p>5.65843621399178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X</text:p>
          </table:table-cell>
          <table:table-cell office:value-type="string" calcext:value-type="string">
            <text:p>LM0291</text:p>
          </table:table-cell>
          <table:table-cell office:value-type="float" office:value="3" calcext:value-type="float">
            <text:p>3</text:p>
          </table:table-cell>
          <table:table-cell office:value-type="float" office:value="16.83" calcext:value-type="float">
            <text:p>16.83</text:p>
          </table:table-cell>
          <table:table-cell office:value-type="float" office:value="16.53" calcext:value-type="float">
            <text:p>16.53</text:p>
          </table:table-cell>
          <table:table-cell table:formula="of:=([.E1081]-[.D1081])/[.E1081]*100" office:value-type="float" office:value="-1.81488203266786" calcext:value-type="float">
            <text:p>-1.8148820326678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</text:p>
          </table:table-cell>
          <table:table-cell office:value-type="string" calcext:value-type="string">
            <text:p>LM0292</text:p>
          </table:table-cell>
          <table:table-cell office:value-type="float" office:value="3" calcext:value-type="float">
            <text:p>3</text:p>
          </table:table-cell>
          <table:table-cell office:value-type="float" office:value="21.27" calcext:value-type="float">
            <text:p>21.27</text:p>
          </table:table-cell>
          <table:table-cell office:value-type="float" office:value="20.56" calcext:value-type="float">
            <text:p>20.56</text:p>
          </table:table-cell>
          <table:table-cell table:formula="of:=([.E1082]-[.D1082])/[.E1082]*100" office:value-type="float" office:value="-3.45330739299611" calcext:value-type="float">
            <text:p>-3.4533073929961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W</text:p>
          </table:table-cell>
          <table:table-cell office:value-type="string" calcext:value-type="string">
            <text:p>LM0293</text:p>
          </table:table-cell>
          <table:table-cell office:value-type="float" office:value="3" calcext:value-type="float">
            <text:p>3</text:p>
          </table:table-cell>
          <table:table-cell office:value-type="float" office:value="16.95" calcext:value-type="float">
            <text:p>16.95</text:p>
          </table:table-cell>
          <table:table-cell office:value-type="float" office:value="16.94" calcext:value-type="float">
            <text:p>16.94</text:p>
          </table:table-cell>
          <table:table-cell table:formula="of:=([.E1083]-[.D1083])/[.E1083]*100" office:value-type="float" office:value="-0.0590318772136837" calcext:value-type="float">
            <text:p>-0.05903187721368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</text:p>
          </table:table-cell>
          <table:table-cell office:value-type="string" calcext:value-type="string">
            <text:p>LM0294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13.66" calcext:value-type="float">
            <text:p>13.66</text:p>
          </table:table-cell>
          <table:table-cell table:formula="of:=([.E1084]-[.D1084])/[.E1084]*100" office:value-type="float" office:value="1.90336749633968" calcext:value-type="float">
            <text:p>1.9033674963396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</text:p>
          </table:table-cell>
          <table:table-cell office:value-type="string" calcext:value-type="string">
            <text:p>LM0295</text:p>
          </table:table-cell>
          <table:table-cell office:value-type="float" office:value="3" calcext:value-type="float">
            <text:p>3</text:p>
          </table:table-cell>
          <table:table-cell office:value-type="float" office:value="17.52" calcext:value-type="float">
            <text:p>17.52</text:p>
          </table:table-cell>
          <table:table-cell office:value-type="float" office:value="17.12" calcext:value-type="float">
            <text:p>17.12</text:p>
          </table:table-cell>
          <table:table-cell table:formula="of:=([.E1085]-[.D1085])/[.E1085]*100" office:value-type="float" office:value="-2.33644859813083" calcext:value-type="float">
            <text:p>-2.33644859813083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V</text:p>
          </table:table-cell>
          <table:table-cell office:value-type="string" calcext:value-type="string">
            <text:p>LM02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086]-[.D1086])/[.E108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U</text:p>
          </table:table-cell>
          <table:table-cell office:value-type="string" calcext:value-type="string">
            <text:p>LM0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087]-[.D1087])/[.E108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</text:p>
          </table:table-cell>
          <table:table-cell office:value-type="string" calcext:value-type="string">
            <text:p>LM02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088]-[.D1088])/[.E108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</text:p>
          </table:table-cell>
          <table:table-cell office:value-type="string" calcext:value-type="string">
            <text:p>LM02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089]-[.D1089])/[.E108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</text:p>
          </table:table-cell>
          <table:table-cell office:value-type="string" calcext:value-type="string">
            <text:p>LM02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090]-[.D1090])/[.E109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S</text:p>
          </table:table-cell>
          <table:table-cell office:value-type="string" calcext:value-type="string">
            <text:p>LM02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091]-[.D1091])/[.E109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W</text:p>
          </table:table-cell>
          <table:table-cell office:value-type="string" calcext:value-type="string">
            <text:p>LM02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092]-[.D1092])/[.E109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Z</text:p>
          </table:table-cell>
          <table:table-cell office:value-type="string" calcext:value-type="string">
            <text:p>LM02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093]-[.D1093])/[.E109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</text:p>
          </table:table-cell>
          <table:table-cell office:value-type="string" calcext:value-type="string">
            <text:p>LM026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094]-[.D1094])/[.E109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</text:p>
          </table:table-cell>
          <table:table-cell office:value-type="string" calcext:value-type="string">
            <text:p>LM02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095]-[.D1095])/[.E109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</text:p>
          </table:table-cell>
          <table:table-cell office:value-type="string" calcext:value-type="string">
            <text:p>LM02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096]-[.D1096])/[.E109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</text:p>
          </table:table-cell>
          <table:table-cell office:value-type="string" calcext:value-type="string">
            <text:p>LM02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097]-[.D1097])/[.E109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U</text:p>
          </table:table-cell>
          <table:table-cell office:value-type="string" calcext:value-type="string">
            <text:p>LM02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098]-[.D1098])/[.E109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V</text:p>
          </table:table-cell>
          <table:table-cell office:value-type="string" calcext:value-type="string">
            <text:p>LM02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099]-[.D1099])/[.E109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Y</text:p>
          </table:table-cell>
          <table:table-cell office:value-type="string" calcext:value-type="string">
            <text:p>LM02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100]-[.D1100])/[.E110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Z</text:p>
          </table:table-cell>
          <table:table-cell office:value-type="string" calcext:value-type="string">
            <text:p>LM02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101]-[.D1101])/[.E110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Z</text:p>
          </table:table-cell>
          <table:table-cell office:value-type="string" calcext:value-type="string">
            <text:p>LM02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102]-[.D1102])/[.E110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LM02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103]-[.D1103])/[.E110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X</text:p>
          </table:table-cell>
          <table:table-cell office:value-type="string" calcext:value-type="string">
            <text:p>LM02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104]-[.D1104])/[.E110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V</text:p>
          </table:table-cell>
          <table:table-cell office:value-type="string" calcext:value-type="string">
            <text:p>LM027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105]-[.D1105])/[.E110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</text:p>
          </table:table-cell>
          <table:table-cell office:value-type="string" calcext:value-type="string">
            <text:p>LM02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106]-[.D1106])/[.E110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Z</text:p>
          </table:table-cell>
          <table:table-cell office:value-type="string" calcext:value-type="string">
            <text:p>LM0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107]-[.D1107])/[.E110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T</text:p>
          </table:table-cell>
          <table:table-cell office:value-type="string" calcext:value-type="string">
            <text:p>LM028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108]-[.D1108])/[.E110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Z</text:p>
          </table:table-cell>
          <table:table-cell office:value-type="string" calcext:value-type="string">
            <text:p>LM02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109]-[.D1109])/[.E110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</text:p>
          </table:table-cell>
          <table:table-cell office:value-type="string" calcext:value-type="string">
            <text:p>LM02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110]-[.D1110])/[.E111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</text:p>
          </table:table-cell>
          <table:table-cell office:value-type="string" calcext:value-type="string">
            <text:p>LM028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111]-[.D1111])/[.E111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N</text:p>
          </table:table-cell>
          <table:table-cell office:value-type="string" calcext:value-type="string">
            <text:p>LM02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112]-[.D1112])/[.E111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S</text:p>
          </table:table-cell>
          <table:table-cell office:value-type="string" calcext:value-type="string">
            <text:p>LM02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113]-[.D1113])/[.E111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Z</text:p>
          </table:table-cell>
          <table:table-cell office:value-type="string" calcext:value-type="string">
            <text:p>LM02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114]-[.D1114])/[.E111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</text:p>
          </table:table-cell>
          <table:table-cell office:value-type="string" calcext:value-type="string">
            <text:p>LM02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115]-[.D1115])/[.E111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</text:p>
          </table:table-cell>
          <table:table-cell office:value-type="string" calcext:value-type="string">
            <text:p>LM02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116]-[.D1116])/[.E111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U</text:p>
          </table:table-cell>
          <table:table-cell office:value-type="string" calcext:value-type="string">
            <text:p>LM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117]-[.D1117])/[.E111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Y</text:p>
          </table:table-cell>
          <table:table-cell office:value-type="string" calcext:value-type="string">
            <text:p>LM0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118]-[.D1118])/[.E111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</text:p>
          </table:table-cell>
          <table:table-cell office:value-type="string" calcext:value-type="string">
            <text:p>LM02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119]-[.D1119])/[.E111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</text:p>
          </table:table-cell>
          <table:table-cell office:value-type="string" calcext:value-type="string">
            <text:p>LM02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120]-[.D1120])/[.E112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X</text:p>
          </table:table-cell>
          <table:table-cell office:value-type="string" calcext:value-type="string">
            <text:p>LM02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121]-[.D1121])/[.E112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LM02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122]-[.D1122])/[.E112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</text:p>
          </table:table-cell>
          <table:table-cell office:value-type="string" calcext:value-type="string">
            <text:p>LM02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123]-[.D1123])/[.E112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</text:p>
          </table:table-cell>
          <table:table-cell office:value-type="string" calcext:value-type="string">
            <text:p>LM02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124]-[.D1124])/[.E112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</text:p>
          </table:table-cell>
          <table:table-cell office:value-type="string" calcext:value-type="string">
            <text:p>LM0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125]-[.D1125])/[.E112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</text:p>
          </table:table-cell>
          <table:table-cell office:value-type="string" calcext:value-type="string">
            <text:p>LM02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126]-[.D1126])/[.E112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W</text:p>
          </table:table-cell>
          <table:table-cell office:value-type="string" calcext:value-type="string">
            <text:p>LM02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127]-[.D1127])/[.E112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LM02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128]-[.D1128])/[.E112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</text:p>
          </table:table-cell>
          <table:table-cell office:value-type="string" calcext:value-type="string">
            <text:p>LM02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129]-[.D1129])/[.E112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</text:p>
          </table:table-cell>
          <table:table-cell office:value-type="string" calcext:value-type="string">
            <text:p>LM02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130]-[.D1130])/[.E113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</text:p>
          </table:table-cell>
          <table:table-cell office:value-type="string" calcext:value-type="string">
            <text:p>LM02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131]-[.D1131])/[.E113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LM02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132]-[.D1132])/[.E113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S</text:p>
          </table:table-cell>
          <table:table-cell office:value-type="string" calcext:value-type="string">
            <text:p>LM02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133]-[.D1133])/[.E113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R</text:p>
          </table:table-cell>
          <table:table-cell office:value-type="string" calcext:value-type="string">
            <text:p>LM02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134]-[.D1134])/[.E113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W</text:p>
          </table:table-cell>
          <table:table-cell office:value-type="string" calcext:value-type="string">
            <text:p>LM027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135]-[.D1135])/[.E113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X</text:p>
          </table:table-cell>
          <table:table-cell office:value-type="string" calcext:value-type="string">
            <text:p>LM02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136]-[.D1136])/[.E113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LM02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137]-[.D1137])/[.E113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LM02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138]-[.D1138])/[.E113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LM0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139]-[.D1139])/[.E113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V</text:p>
          </table:table-cell>
          <table:table-cell office:value-type="string" calcext:value-type="string">
            <text:p>LM02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140]-[.D1140])/[.E114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LM02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141]-[.D1141])/[.E114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Z</text:p>
          </table:table-cell>
          <table:table-cell office:value-type="string" calcext:value-type="string">
            <text:p>LM02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142]-[.D1142])/[.E114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</text:p>
          </table:table-cell>
          <table:table-cell office:value-type="string" calcext:value-type="string">
            <text:p>LM02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143]-[.D1143])/[.E114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V</text:p>
          </table:table-cell>
          <table:table-cell office:value-type="string" calcext:value-type="string">
            <text:p>LM0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144]-[.D1144])/[.E114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R</text:p>
          </table:table-cell>
          <table:table-cell office:value-type="string" calcext:value-type="string">
            <text:p>LM02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145]-[.D1145])/[.E114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</text:p>
          </table:table-cell>
          <table:table-cell office:value-type="string" calcext:value-type="string">
            <text:p>LM02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146]-[.D1146])/[.E114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LM02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147]-[.D1147])/[.E114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</text:p>
          </table:table-cell>
          <table:table-cell office:value-type="string" calcext:value-type="string">
            <text:p>LM02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148]-[.D1148])/[.E114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LM02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149]-[.D1149])/[.E11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</text:p>
          </table:table-cell>
          <table:table-cell office:value-type="string" calcext:value-type="string">
            <text:p>LM02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150]-[.D1150])/[.E11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M</text:p>
          </table:table-cell>
          <table:table-cell office:value-type="string" calcext:value-type="string">
            <text:p>LM0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151]-[.D1151])/[.E11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LM02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152]-[.D1152])/[.E11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W</text:p>
          </table:table-cell>
          <table:table-cell office:value-type="string" calcext:value-type="string">
            <text:p>LM0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153]-[.D1153])/[.E11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X</text:p>
          </table:table-cell>
          <table:table-cell office:value-type="string" calcext:value-type="string">
            <text:p>LM02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154]-[.D1154])/[.E11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LM02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155]-[.D1155])/[.E11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</text:p>
          </table:table-cell>
          <table:table-cell office:value-type="string" calcext:value-type="string">
            <text:p>LM02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156]-[.D1156])/[.E11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</text:p>
          </table:table-cell>
          <table:table-cell office:value-type="string" calcext:value-type="string">
            <text:p>LM02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157]-[.D1157])/[.E11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R</text:p>
          </table:table-cell>
          <table:table-cell office:value-type="string" calcext:value-type="string">
            <text:p>LM02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158]-[.D1158])/[.E11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V</text:p>
          </table:table-cell>
          <table:table-cell office:value-type="string" calcext:value-type="string">
            <text:p>LM02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159]-[.D1159])/[.E11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P</text:p>
          </table:table-cell>
          <table:table-cell office:value-type="string" calcext:value-type="string">
            <text:p>LM02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160]-[.D1160])/[.E116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</text:p>
          </table:table-cell>
          <table:table-cell office:value-type="string" calcext:value-type="string">
            <text:p>LM02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161]-[.D1161])/[.E116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</text:p>
          </table:table-cell>
          <table:table-cell office:value-type="string" calcext:value-type="string">
            <text:p>LM02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162]-[.D1162])/[.E116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</text:p>
          </table:table-cell>
          <table:table-cell office:value-type="string" calcext:value-type="string">
            <text:p>LM02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163]-[.D1163])/[.E116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LM02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164]-[.D1164])/[.E116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Q</text:p>
          </table:table-cell>
          <table:table-cell office:value-type="string" calcext:value-type="string">
            <text:p>LM0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165]-[.D1165])/[.E116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P</text:p>
          </table:table-cell>
          <table:table-cell office:value-type="string" calcext:value-type="string">
            <text:p>LM02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166]-[.D1166])/[.E116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W</text:p>
          </table:table-cell>
          <table:table-cell office:value-type="string" calcext:value-type="string">
            <text:p>LM0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167]-[.D1167])/[.E116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</text:p>
          </table:table-cell>
          <table:table-cell office:value-type="string" calcext:value-type="string">
            <text:p>LM02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168]-[.D1168])/[.E116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</text:p>
          </table:table-cell>
          <table:table-cell office:value-type="string" calcext:value-type="string">
            <text:p>LM02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169]-[.D1169])/[.E116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</text:p>
          </table:table-cell>
          <table:table-cell office:value-type="string" calcext:value-type="string">
            <text:p>LM02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170]-[.D1170])/[.E117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</text:p>
          </table:table-cell>
          <table:table-cell office:value-type="string" calcext:value-type="string">
            <text:p>LM026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171]-[.D1171])/[.E117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</text:p>
          </table:table-cell>
          <table:table-cell office:value-type="string" calcext:value-type="string">
            <text:p>LM0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172]-[.D1172])/[.E117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LM02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173]-[.D1173])/[.E117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</text:p>
          </table:table-cell>
          <table:table-cell office:value-type="string" calcext:value-type="string">
            <text:p>LM02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174]-[.D1174])/[.E117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</text:p>
          </table:table-cell>
          <table:table-cell office:value-type="string" calcext:value-type="string">
            <text:p>LM02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175]-[.D1175])/[.E117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LM027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176]-[.D1176])/[.E117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W</text:p>
          </table:table-cell>
          <table:table-cell office:value-type="string" calcext:value-type="string">
            <text:p>LM02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177]-[.D1177])/[.E117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K</text:p>
          </table:table-cell>
          <table:table-cell office:value-type="string" calcext:value-type="string">
            <text:p>LM0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178]-[.D1178])/[.E117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W</text:p>
          </table:table-cell>
          <table:table-cell office:value-type="string" calcext:value-type="string">
            <text:p>LM027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179]-[.D1179])/[.E117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U</text:p>
          </table:table-cell>
          <table:table-cell office:value-type="string" calcext:value-type="string">
            <text:p>LM0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180]-[.D1180])/[.E118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LM02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181]-[.D1181])/[.E118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</text:p>
          </table:table-cell>
          <table:table-cell office:value-type="string" calcext:value-type="string">
            <text:p>LM028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182]-[.D1182])/[.E118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X</text:p>
          </table:table-cell>
          <table:table-cell office:value-type="string" calcext:value-type="string">
            <text:p>LM028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183]-[.D1183])/[.E118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</text:p>
          </table:table-cell>
          <table:table-cell office:value-type="string" calcext:value-type="string">
            <text:p>LM02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184]-[.D1184])/[.E118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LM02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185]-[.D1185])/[.E118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LM02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186]-[.D1186])/[.E118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</text:p>
          </table:table-cell>
          <table:table-cell office:value-type="string" calcext:value-type="string">
            <text:p>LM02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187]-[.D1187])/[.E118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</text:p>
          </table:table-cell>
          <table:table-cell office:value-type="string" calcext:value-type="string">
            <text:p>LM02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188]-[.D1188])/[.E118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</text:p>
          </table:table-cell>
          <table:table-cell office:value-type="string" calcext:value-type="string">
            <text:p>LM02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189]-[.D1189])/[.E118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Q</text:p>
          </table:table-cell>
          <table:table-cell office:value-type="string" calcext:value-type="string">
            <text:p>LM02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190]-[.D1190])/[.E119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Z</text:p>
          </table:table-cell>
          <table:table-cell office:value-type="string" calcext:value-type="string">
            <text:p>LM0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191]-[.D1191])/[.E119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T</text:p>
          </table:table-cell>
          <table:table-cell office:value-type="string" calcext:value-type="string">
            <text:p>LM02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192]-[.D1192])/[.E119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</text:p>
          </table:table-cell>
          <table:table-cell office:value-type="string" calcext:value-type="string">
            <text:p>LM02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193]-[.D1193])/[.E119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</text:p>
          </table:table-cell>
          <table:table-cell office:value-type="string" calcext:value-type="string">
            <text:p>LM02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194]-[.D1194])/[.E119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S</text:p>
          </table:table-cell>
          <table:table-cell office:value-type="string" calcext:value-type="string">
            <text:p>LM02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195]-[.D1195])/[.E119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</text:p>
          </table:table-cell>
          <table:table-cell office:value-type="string" calcext:value-type="string">
            <text:p>LM02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196]-[.D1196])/[.E119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F</text:p>
          </table:table-cell>
          <table:table-cell office:value-type="string" calcext:value-type="string">
            <text:p>LM02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197]-[.D1197])/[.E119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W</text:p>
          </table:table-cell>
          <table:table-cell office:value-type="string" calcext:value-type="string">
            <text:p>LM0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198]-[.D1198])/[.E119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X</text:p>
          </table:table-cell>
          <table:table-cell office:value-type="string" calcext:value-type="string">
            <text:p>LM02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199]-[.D1199])/[.E119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M</text:p>
          </table:table-cell>
          <table:table-cell office:value-type="string" calcext:value-type="string">
            <text:p>LM02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00]-[.D1200])/[.E120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Y</text:p>
          </table:table-cell>
          <table:table-cell office:value-type="string" calcext:value-type="string">
            <text:p>LM02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01]-[.D1201])/[.E120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</text:p>
          </table:table-cell>
          <table:table-cell office:value-type="string" calcext:value-type="string">
            <text:p>LM02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02]-[.D1202])/[.E120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J</text:p>
          </table:table-cell>
          <table:table-cell office:value-type="string" calcext:value-type="string">
            <text:p>LM02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03]-[.D1203])/[.E120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LM026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04]-[.D1204])/[.E120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V</text:p>
          </table:table-cell>
          <table:table-cell office:value-type="string" calcext:value-type="string">
            <text:p>LM02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05]-[.D1205])/[.E120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LM02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06]-[.D1206])/[.E120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</text:p>
          </table:table-cell>
          <table:table-cell office:value-type="string" calcext:value-type="string">
            <text:p>LM02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07]-[.D1207])/[.E120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Y</text:p>
          </table:table-cell>
          <table:table-cell office:value-type="string" calcext:value-type="string">
            <text:p>LM026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08]-[.D1208])/[.E120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Q</text:p>
          </table:table-cell>
          <table:table-cell office:value-type="string" calcext:value-type="string">
            <text:p>LM02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09]-[.D1209])/[.E120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</text:p>
          </table:table-cell>
          <table:table-cell office:value-type="string" calcext:value-type="string">
            <text:p>LM0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10]-[.D1210])/[.E121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V</text:p>
          </table:table-cell>
          <table:table-cell office:value-type="string" calcext:value-type="string">
            <text:p>LM0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211]-[.D1211])/[.E121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N</text:p>
          </table:table-cell>
          <table:table-cell office:value-type="string" calcext:value-type="string">
            <text:p>LM02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212]-[.D1212])/[.E121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</text:p>
          </table:table-cell>
          <table:table-cell office:value-type="string" calcext:value-type="string">
            <text:p>LM027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213]-[.D1213])/[.E121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</text:p>
          </table:table-cell>
          <table:table-cell office:value-type="string" calcext:value-type="string">
            <text:p>LM02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214]-[.D1214])/[.E121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</text:p>
          </table:table-cell>
          <table:table-cell office:value-type="string" calcext:value-type="string">
            <text:p>LM02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215]-[.D1215])/[.E121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W</text:p>
          </table:table-cell>
          <table:table-cell office:value-type="string" calcext:value-type="string">
            <text:p>LM027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216]-[.D1216])/[.E121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LM02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217]-[.D1217])/[.E121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LM02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218]-[.D1218])/[.E121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LM028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219]-[.D1219])/[.E121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</text:p>
          </table:table-cell>
          <table:table-cell office:value-type="string" calcext:value-type="string">
            <text:p>LM028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220]-[.D1220])/[.E122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W</text:p>
          </table:table-cell>
          <table:table-cell office:value-type="string" calcext:value-type="string">
            <text:p>LM02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221]-[.D1221])/[.E122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X</text:p>
          </table:table-cell>
          <table:table-cell office:value-type="string" calcext:value-type="string">
            <text:p>LM02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222]-[.D1222])/[.E122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V</text:p>
          </table:table-cell>
          <table:table-cell office:value-type="string" calcext:value-type="string">
            <text:p>LM0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223]-[.D1223])/[.E122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P</text:p>
          </table:table-cell>
          <table:table-cell office:value-type="string" calcext:value-type="string">
            <text:p>LM02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224]-[.D1224])/[.E122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</text:p>
          </table:table-cell>
          <table:table-cell office:value-type="string" calcext:value-type="string">
            <text:p>LM02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225]-[.D1225])/[.E122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Y</text:p>
          </table:table-cell>
          <table:table-cell office:value-type="string" calcext:value-type="string">
            <text:p>LM028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226]-[.D1226])/[.E122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X</text:p>
          </table:table-cell>
          <table:table-cell office:value-type="string" calcext:value-type="string">
            <text:p>LM028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227]-[.D1227])/[.E122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H</text:p>
          </table:table-cell>
          <table:table-cell office:value-type="string" calcext:value-type="string">
            <text:p>LM028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228]-[.D1228])/[.E122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M</text:p>
          </table:table-cell>
          <table:table-cell office:value-type="string" calcext:value-type="string">
            <text:p>LM02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229]-[.D1229])/[.E122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P</text:p>
          </table:table-cell>
          <table:table-cell office:value-type="string" calcext:value-type="string">
            <text:p>LM02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230]-[.D1230])/[.E123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Z</text:p>
          </table:table-cell>
          <table:table-cell office:value-type="string" calcext:value-type="string">
            <text:p>LM0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231]-[.D1231])/[.E123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P</text:p>
          </table:table-cell>
          <table:table-cell office:value-type="string" calcext:value-type="string">
            <text:p>LM029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232]-[.D1232])/[.E123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Y</text:p>
          </table:table-cell>
          <table:table-cell office:value-type="string" calcext:value-type="string">
            <text:p>LM0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233]-[.D1233])/[.E123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LM02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234]-[.D1234])/[.E123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</text:p>
          </table:table-cell>
          <table:table-cell office:value-type="string" calcext:value-type="string">
            <text:p>LM02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235]-[.D1235])/[.E123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</text:p>
          </table:table-cell>
          <table:table-cell office:value-type="string" calcext:value-type="string">
            <text:p>LM02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236]-[.D1236])/[.E123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</text:p>
          </table:table-cell>
          <table:table-cell office:value-type="string" calcext:value-type="string">
            <text:p>LM026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37]-[.D1237])/[.E123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LM02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38]-[.D1238])/[.E123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</text:p>
          </table:table-cell>
          <table:table-cell office:value-type="string" calcext:value-type="string">
            <text:p>LM02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39]-[.D1239])/[.E123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T</text:p>
          </table:table-cell>
          <table:table-cell office:value-type="string" calcext:value-type="string">
            <text:p>LM02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40]-[.D1240])/[.E124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I</text:p>
          </table:table-cell>
          <table:table-cell office:value-type="string" calcext:value-type="string">
            <text:p>LM02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41]-[.D1241])/[.E124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V</text:p>
          </table:table-cell>
          <table:table-cell office:value-type="string" calcext:value-type="string">
            <text:p>LM02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42]-[.D1242])/[.E124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LM02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43]-[.D1243])/[.E124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V</text:p>
          </table:table-cell>
          <table:table-cell office:value-type="string" calcext:value-type="string">
            <text:p>LM026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44]-[.D1244])/[.E124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</text:p>
          </table:table-cell>
          <table:table-cell office:value-type="string" calcext:value-type="string">
            <text:p>LM02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45]-[.D1245])/[.E124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Z</text:p>
          </table:table-cell>
          <table:table-cell office:value-type="string" calcext:value-type="string">
            <text:p>LM027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46]-[.D1246])/[.E124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</text:p>
          </table:table-cell>
          <table:table-cell office:value-type="string" calcext:value-type="string">
            <text:p>LM027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47]-[.D1247])/[.E124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W</text:p>
          </table:table-cell>
          <table:table-cell office:value-type="string" calcext:value-type="string">
            <text:p>LM02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248]-[.D1248])/[.E124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</text:p>
          </table:table-cell>
          <table:table-cell office:value-type="string" calcext:value-type="string">
            <text:p>LM027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249]-[.D1249])/[.E12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Z</text:p>
          </table:table-cell>
          <table:table-cell office:value-type="string" calcext:value-type="string">
            <text:p>LM027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250]-[.D1250])/[.E12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</text:p>
          </table:table-cell>
          <table:table-cell office:value-type="string" calcext:value-type="string">
            <text:p>LM02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251]-[.D1251])/[.E12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Z</text:p>
          </table:table-cell>
          <table:table-cell office:value-type="string" calcext:value-type="string">
            <text:p>LM027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252]-[.D1252])/[.E12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</text:p>
          </table:table-cell>
          <table:table-cell office:value-type="string" calcext:value-type="string">
            <text:p>LM027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253]-[.D1253])/[.E12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</text:p>
          </table:table-cell>
          <table:table-cell office:value-type="string" calcext:value-type="string">
            <text:p>LM027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254]-[.D1254])/[.E12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N</text:p>
          </table:table-cell>
          <table:table-cell office:value-type="string" calcext:value-type="string">
            <text:p>LM02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255]-[.D1255])/[.E12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</text:p>
          </table:table-cell>
          <table:table-cell office:value-type="string" calcext:value-type="string">
            <text:p>LM028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256]-[.D1256])/[.E12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P</text:p>
          </table:table-cell>
          <table:table-cell office:value-type="string" calcext:value-type="string">
            <text:p>LM02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257]-[.D1257])/[.E12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Z</text:p>
          </table:table-cell>
          <table:table-cell office:value-type="string" calcext:value-type="string">
            <text:p>LM02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258]-[.D1258])/[.E12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Q</text:p>
          </table:table-cell>
          <table:table-cell office:value-type="string" calcext:value-type="string">
            <text:p>LM02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259]-[.D1259])/[.E12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</text:p>
          </table:table-cell>
          <table:table-cell office:value-type="string" calcext:value-type="string">
            <text:p>LM028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260]-[.D1260])/[.E126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</text:p>
          </table:table-cell>
          <table:table-cell office:value-type="string" calcext:value-type="string">
            <text:p>LM028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261]-[.D1261])/[.E126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W</text:p>
          </table:table-cell>
          <table:table-cell office:value-type="string" calcext:value-type="string">
            <text:p>LM02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262]-[.D1262])/[.E126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</text:p>
          </table:table-cell>
          <table:table-cell office:value-type="string" calcext:value-type="string">
            <text:p>LM02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263]-[.D1263])/[.E126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</text:p>
          </table:table-cell>
          <table:table-cell office:value-type="string" calcext:value-type="string">
            <text:p>LM0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264]-[.D1264])/[.E126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</text:p>
          </table:table-cell>
          <table:table-cell office:value-type="string" calcext:value-type="string">
            <text:p>LM02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265]-[.D1265])/[.E126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</text:p>
          </table:table-cell>
          <table:table-cell office:value-type="string" calcext:value-type="string">
            <text:p>LM02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266]-[.D1266])/[.E126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V</text:p>
          </table:table-cell>
          <table:table-cell office:value-type="string" calcext:value-type="string">
            <text:p>LM02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267]-[.D1267])/[.E126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V</text:p>
          </table:table-cell>
          <table:table-cell office:value-type="string" calcext:value-type="string">
            <text:p>LM02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268]-[.D1268])/[.E126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</text:p>
          </table:table-cell>
          <table:table-cell office:value-type="string" calcext:value-type="string">
            <text:p>LM0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269]-[.D1269])/[.E126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R</text:p>
          </table:table-cell>
          <table:table-cell office:value-type="string" calcext:value-type="string">
            <text:p>LM02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270]-[.D1270])/[.E127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O</text:p>
          </table:table-cell>
          <table:table-cell office:value-type="string" calcext:value-type="string">
            <text:p>LM02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271]-[.D1271])/[.E127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W</text:p>
          </table:table-cell>
          <table:table-cell office:value-type="string" calcext:value-type="string">
            <text:p>LM02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272]-[.D1272])/[.E127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Z</text:p>
          </table:table-cell>
          <table:table-cell office:value-type="string" calcext:value-type="string">
            <text:p>LM02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273]-[.D1273])/[.E127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LM02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274]-[.D1274])/[.E127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W</text:p>
          </table:table-cell>
          <table:table-cell office:value-type="string" calcext:value-type="string">
            <text:p>LM02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275]-[.D1275])/[.E127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</text:p>
          </table:table-cell>
          <table:table-cell office:value-type="string" calcext:value-type="string">
            <text:p>LM02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276]-[.D1276])/[.E127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Z</text:p>
          </table:table-cell>
          <table:table-cell office:value-type="string" calcext:value-type="string">
            <text:p>LM02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277]-[.D1277])/[.E127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M026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278]-[.D1278])/[.E127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</text:p>
          </table:table-cell>
          <table:table-cell office:value-type="string" calcext:value-type="string">
            <text:p>LM02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279]-[.D1279])/[.E127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T</text:p>
          </table:table-cell>
          <table:table-cell office:value-type="string" calcext:value-type="string">
            <text:p>LM02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280]-[.D1280])/[.E128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LM02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281]-[.D1281])/[.E128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L</text:p>
          </table:table-cell>
          <table:table-cell office:value-type="string" calcext:value-type="string">
            <text:p>LM02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282]-[.D1282])/[.E128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R</text:p>
          </table:table-cell>
          <table:table-cell office:value-type="string" calcext:value-type="string">
            <text:p>LM02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283]-[.D1283])/[.E128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LM02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284]-[.D1284])/[.E128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N</text:p>
          </table:table-cell>
          <table:table-cell office:value-type="string" calcext:value-type="string">
            <text:p>LM02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285]-[.D1285])/[.E128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X</text:p>
          </table:table-cell>
          <table:table-cell office:value-type="string" calcext:value-type="string">
            <text:p>LM02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286]-[.D1286])/[.E128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Y</text:p>
          </table:table-cell>
          <table:table-cell office:value-type="string" calcext:value-type="string">
            <text:p>LM02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287]-[.D1287])/[.E128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</text:p>
          </table:table-cell>
          <table:table-cell office:value-type="string" calcext:value-type="string">
            <text:p>LM02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288]-[.D1288])/[.E128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X</text:p>
          </table:table-cell>
          <table:table-cell office:value-type="string" calcext:value-type="string">
            <text:p>LM02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289]-[.D1289])/[.E128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</text:p>
          </table:table-cell>
          <table:table-cell office:value-type="string" calcext:value-type="string">
            <text:p>LM02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290]-[.D1290])/[.E129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Y</text:p>
          </table:table-cell>
          <table:table-cell office:value-type="string" calcext:value-type="string">
            <text:p>LM02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291]-[.D1291])/[.E129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Y</text:p>
          </table:table-cell>
          <table:table-cell office:value-type="string" calcext:value-type="string">
            <text:p>LM02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292]-[.D1292])/[.E129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O</text:p>
          </table:table-cell>
          <table:table-cell office:value-type="string" calcext:value-type="string">
            <text:p>LM02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293]-[.D1293])/[.E129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F</text:p>
          </table:table-cell>
          <table:table-cell office:value-type="string" calcext:value-type="string">
            <text:p>LM02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294]-[.D1294])/[.E129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T</text:p>
          </table:table-cell>
          <table:table-cell office:value-type="string" calcext:value-type="string">
            <text:p>LM028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295]-[.D1295])/[.E129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LM02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296]-[.D1296])/[.E129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</text:p>
          </table:table-cell>
          <table:table-cell office:value-type="string" calcext:value-type="string">
            <text:p>LM02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297]-[.D1297])/[.E129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</text:p>
          </table:table-cell>
          <table:table-cell office:value-type="string" calcext:value-type="string">
            <text:p>LM028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298]-[.D1298])/[.E129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</text:p>
          </table:table-cell>
          <table:table-cell office:value-type="string" calcext:value-type="string">
            <text:p>LM02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299]-[.D1299])/[.E129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O</text:p>
          </table:table-cell>
          <table:table-cell office:value-type="string" calcext:value-type="string">
            <text:p>LM02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00]-[.D1300])/[.E130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</text:p>
          </table:table-cell>
          <table:table-cell office:value-type="string" calcext:value-type="string">
            <text:p>LM02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01]-[.D1301])/[.E130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</text:p>
          </table:table-cell>
          <table:table-cell office:value-type="string" calcext:value-type="string">
            <text:p>LM028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02]-[.D1302])/[.E130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</text:p>
          </table:table-cell>
          <table:table-cell office:value-type="string" calcext:value-type="string">
            <text:p>LM029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03]-[.D1303])/[.E130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</text:p>
          </table:table-cell>
          <table:table-cell office:value-type="string" calcext:value-type="string">
            <text:p>LM029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04]-[.D1304])/[.E130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</text:p>
          </table:table-cell>
          <table:table-cell office:value-type="string" calcext:value-type="string">
            <text:p>LM029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05]-[.D1305])/[.E130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</text:p>
          </table:table-cell>
          <table:table-cell office:value-type="string" calcext:value-type="string">
            <text:p>LM02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06]-[.D1306])/[.E130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W</text:p>
          </table:table-cell>
          <table:table-cell office:value-type="string" calcext:value-type="string">
            <text:p>LM02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07]-[.D1307])/[.E130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LM02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308]-[.D1308])/[.E130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Z</text:p>
          </table:table-cell>
          <table:table-cell office:value-type="string" calcext:value-type="string">
            <text:p>LM02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309]-[.D1309])/[.E130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P</text:p>
          </table:table-cell>
          <table:table-cell office:value-type="string" calcext:value-type="string">
            <text:p>LM02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310]-[.D1310])/[.E131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LM02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311]-[.D1311])/[.E131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LM02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312]-[.D1312])/[.E131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Z</text:p>
          </table:table-cell>
          <table:table-cell office:value-type="string" calcext:value-type="string">
            <text:p>LM02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313]-[.D1313])/[.E131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</text:p>
          </table:table-cell>
          <table:table-cell office:value-type="string" calcext:value-type="string">
            <text:p>LM02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314]-[.D1314])/[.E131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</text:p>
          </table:table-cell>
          <table:table-cell office:value-type="string" calcext:value-type="string">
            <text:p>LM02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315]-[.D1315])/[.E131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Z</text:p>
          </table:table-cell>
          <table:table-cell office:value-type="string" calcext:value-type="string">
            <text:p>LM02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316]-[.D1316])/[.E131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</text:p>
          </table:table-cell>
          <table:table-cell office:value-type="string" calcext:value-type="string">
            <text:p>LM02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317]-[.D1317])/[.E131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</text:p>
          </table:table-cell>
          <table:table-cell office:value-type="string" calcext:value-type="string">
            <text:p>LM02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318]-[.D1318])/[.E131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W</text:p>
          </table:table-cell>
          <table:table-cell office:value-type="string" calcext:value-type="string">
            <text:p>LM02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319]-[.D1319])/[.E131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</text:p>
          </table:table-cell>
          <table:table-cell office:value-type="string" calcext:value-type="string">
            <text:p>LM02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320]-[.D1320])/[.E132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LM0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321]-[.D1321])/[.E132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V</text:p>
          </table:table-cell>
          <table:table-cell office:value-type="string" calcext:value-type="string">
            <text:p>LM02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322]-[.D1322])/[.E132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</text:p>
          </table:table-cell>
          <table:table-cell office:value-type="string" calcext:value-type="string">
            <text:p>LM02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323]-[.D1323])/[.E132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X</text:p>
          </table:table-cell>
          <table:table-cell office:value-type="string" calcext:value-type="string">
            <text:p>LM02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324]-[.D1324])/[.E132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</text:p>
          </table:table-cell>
          <table:table-cell office:value-type="string" calcext:value-type="string">
            <text:p>LM02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325]-[.D1325])/[.E132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</text:p>
          </table:table-cell>
          <table:table-cell office:value-type="string" calcext:value-type="string">
            <text:p>LM02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326]-[.D1326])/[.E132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W</text:p>
          </table:table-cell>
          <table:table-cell office:value-type="string" calcext:value-type="string">
            <text:p>LM02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327]-[.D1327])/[.E132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</text:p>
          </table:table-cell>
          <table:table-cell office:value-type="string" calcext:value-type="string">
            <text:p>LM02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328]-[.D1328])/[.E132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</text:p>
          </table:table-cell>
          <table:table-cell office:value-type="string" calcext:value-type="string">
            <text:p>LM02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329]-[.D1329])/[.E132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Z</text:p>
          </table:table-cell>
          <table:table-cell office:value-type="string" calcext:value-type="string">
            <text:p>LM02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330]-[.D1330])/[.E133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LM02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331]-[.D1331])/[.E133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X</text:p>
          </table:table-cell>
          <table:table-cell office:value-type="string" calcext:value-type="string">
            <text:p>LM02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332]-[.D1332])/[.E133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LM02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333]-[.D1333])/[.E133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V</text:p>
          </table:table-cell>
          <table:table-cell office:value-type="string" calcext:value-type="string">
            <text:p>LM02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334]-[.D1334])/[.E133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</text:p>
          </table:table-cell>
          <table:table-cell office:value-type="string" calcext:value-type="string">
            <text:p>LM02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335]-[.D1335])/[.E133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Y</text:p>
          </table:table-cell>
          <table:table-cell office:value-type="string" calcext:value-type="string">
            <text:p>LM02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336]-[.D1336])/[.E133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U</text:p>
          </table:table-cell>
          <table:table-cell office:value-type="string" calcext:value-type="string">
            <text:p>LM02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37]-[.D1337])/[.E133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X</text:p>
          </table:table-cell>
          <table:table-cell office:value-type="string" calcext:value-type="string">
            <text:p>LM02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38]-[.D1338])/[.E133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T</text:p>
          </table:table-cell>
          <table:table-cell office:value-type="string" calcext:value-type="string">
            <text:p>LM02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39]-[.D1339])/[.E133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</text:p>
          </table:table-cell>
          <table:table-cell office:value-type="string" calcext:value-type="string">
            <text:p>LM02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40]-[.D1340])/[.E134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</text:p>
          </table:table-cell>
          <table:table-cell office:value-type="string" calcext:value-type="string">
            <text:p>LM02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41]-[.D1341])/[.E134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LM02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42]-[.D1342])/[.E134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</text:p>
          </table:table-cell>
          <table:table-cell office:value-type="string" calcext:value-type="string">
            <text:p>LM02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43]-[.D1343])/[.E134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</text:p>
          </table:table-cell>
          <table:table-cell office:value-type="string" calcext:value-type="string">
            <text:p>LM02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44]-[.D1344])/[.E134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</text:p>
          </table:table-cell>
          <table:table-cell office:value-type="string" calcext:value-type="string">
            <text:p>LM02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53" calcext:value-type="float">
            <text:p>17.53</text:p>
          </table:table-cell>
          <table:table-cell table:formula="of:=([.E1345]-[.D1345])/[.E134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I</text:p>
          </table:table-cell>
          <table:table-cell office:value-type="string" calcext:value-type="string">
            <text:p>LM0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62" calcext:value-type="float">
            <text:p>24.62</text:p>
          </table:table-cell>
          <table:table-cell table:formula="of:=([.E1346]-[.D1346])/[.E134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W</text:p>
          </table:table-cell>
          <table:table-cell office:value-type="string" calcext:value-type="string">
            <text:p>LM02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11" calcext:value-type="float">
            <text:p>20.11</text:p>
          </table:table-cell>
          <table:table-cell table:formula="of:=([.E1347]-[.D1347])/[.E134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</text:p>
          </table:table-cell>
          <table:table-cell office:value-type="string" calcext:value-type="string">
            <text:p>LM02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38" calcext:value-type="float">
            <text:p>15.38</text:p>
          </table:table-cell>
          <table:table-cell table:formula="of:=([.E1348]-[.D1348])/[.E134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</text:p>
          </table:table-cell>
          <table:table-cell office:value-type="string" calcext:value-type="string">
            <text:p>LM026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E1349]-[.D1349])/[.E134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Z</text:p>
          </table:table-cell>
          <table:table-cell office:value-type="string" calcext:value-type="string">
            <text:p>LM0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47" calcext:value-type="float">
            <text:p>18.47</text:p>
          </table:table-cell>
          <table:table-cell table:formula="of:=([.E1350]-[.D1350])/[.E135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</text:p>
          </table:table-cell>
          <table:table-cell office:value-type="string" calcext:value-type="string">
            <text:p>LM02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E1351]-[.D1351])/[.E135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S</text:p>
          </table:table-cell>
          <table:table-cell office:value-type="string" calcext:value-type="string">
            <text:p>LM02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.29" calcext:value-type="float">
            <text:p>23.29</text:p>
          </table:table-cell>
          <table:table-cell table:formula="of:=([.E1352]-[.D1352])/[.E135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V</text:p>
          </table:table-cell>
          <table:table-cell office:value-type="string" calcext:value-type="string">
            <text:p>LM026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([.E1353]-[.D1353])/[.E135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W</text:p>
          </table:table-cell>
          <table:table-cell office:value-type="string" calcext:value-type="string">
            <text:p>LM026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.73" calcext:value-type="float">
            <text:p>26.73</text:p>
          </table:table-cell>
          <table:table-cell table:formula="of:=([.E1354]-[.D1354])/[.E135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</text:p>
          </table:table-cell>
          <table:table-cell office:value-type="string" calcext:value-type="string">
            <text:p>LM026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E1355]-[.D1355])/[.E135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M</text:p>
          </table:table-cell>
          <table:table-cell office:value-type="string" calcext:value-type="string">
            <text:p>LM0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09" calcext:value-type="float">
            <text:p>20.09</text:p>
          </table:table-cell>
          <table:table-cell table:formula="of:=([.E1356]-[.D1356])/[.E135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</text:p>
          </table:table-cell>
          <table:table-cell office:value-type="string" calcext:value-type="string">
            <text:p>LM0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14" calcext:value-type="float">
            <text:p>19.14</text:p>
          </table:table-cell>
          <table:table-cell table:formula="of:=([.E1357]-[.D1357])/[.E135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</text:p>
          </table:table-cell>
          <table:table-cell office:value-type="string" calcext:value-type="string">
            <text:p>LM02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28" calcext:value-type="float">
            <text:p>21.28</text:p>
          </table:table-cell>
          <table:table-cell table:formula="of:=([.E1358]-[.D1358])/[.E135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Y</text:p>
          </table:table-cell>
          <table:table-cell office:value-type="string" calcext:value-type="string">
            <text:p>LM02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13" calcext:value-type="float">
            <text:p>16.13</text:p>
          </table:table-cell>
          <table:table-cell table:formula="of:=([.E1359]-[.D1359])/[.E135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Y</text:p>
          </table:table-cell>
          <table:table-cell office:value-type="string" calcext:value-type="string">
            <text:p>LM02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([.E1360]-[.D1360])/[.E136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</text:p>
          </table:table-cell>
          <table:table-cell office:value-type="string" calcext:value-type="string">
            <text:p>LM02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65" calcext:value-type="float">
            <text:p>24.65</text:p>
          </table:table-cell>
          <table:table-cell table:formula="of:=([.E1361]-[.D1361])/[.E136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LM02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([.E1362]-[.D1362])/[.E136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U</text:p>
          </table:table-cell>
          <table:table-cell office:value-type="string" calcext:value-type="string">
            <text:p>LM02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31" calcext:value-type="float">
            <text:p>24.31</text:p>
          </table:table-cell>
          <table:table-cell table:formula="of:=([.E1363]-[.D1363])/[.E136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</text:p>
          </table:table-cell>
          <table:table-cell office:value-type="string" calcext:value-type="string">
            <text:p>LM02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([.E1364]-[.D1364])/[.E136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W</text:p>
          </table:table-cell>
          <table:table-cell office:value-type="string" calcext:value-type="string">
            <text:p>LM027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54" calcext:value-type="float">
            <text:p>17.54</text:p>
          </table:table-cell>
          <table:table-cell table:formula="of:=([.E1365]-[.D1365])/[.E136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</text:p>
          </table:table-cell>
          <table:table-cell office:value-type="string" calcext:value-type="string">
            <text:p>LM027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.43" calcext:value-type="float">
            <text:p>13.43</text:p>
          </table:table-cell>
          <table:table-cell table:formula="of:=([.E1366]-[.D1366])/[.E136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LM0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32" calcext:value-type="float">
            <text:p>16.32</text:p>
          </table:table-cell>
          <table:table-cell table:formula="of:=([.E1367]-[.D1367])/[.E136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LM028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.41" calcext:value-type="float">
            <text:p>14.41</text:p>
          </table:table-cell>
          <table:table-cell table:formula="of:=([.E1368]-[.D1368])/[.E136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N</text:p>
          </table:table-cell>
          <table:table-cell office:value-type="string" calcext:value-type="string">
            <text:p>LM02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.32" calcext:value-type="float">
            <text:p>24.32</text:p>
          </table:table-cell>
          <table:table-cell table:formula="of:=([.E1369]-[.D1369])/[.E136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</text:p>
          </table:table-cell>
          <table:table-cell office:value-type="string" calcext:value-type="string">
            <text:p>LM028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E1370]-[.D1370])/[.E137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LM02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.53" calcext:value-type="float">
            <text:p>21.53</text:p>
          </table:table-cell>
          <table:table-cell table:formula="of:=([.E1371]-[.D1371])/[.E137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O</text:p>
          </table:table-cell>
          <table:table-cell office:value-type="string" calcext:value-type="string">
            <text:p>LM02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92" calcext:value-type="float">
            <text:p>15.92</text:p>
          </table:table-cell>
          <table:table-cell table:formula="of:=([.E1372]-[.D1372])/[.E1372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</text:p>
          </table:table-cell>
          <table:table-cell office:value-type="string" calcext:value-type="string">
            <text:p>LM02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.42" calcext:value-type="float">
            <text:p>15.42</text:p>
          </table:table-cell>
          <table:table-cell table:formula="of:=([.E1373]-[.D1373])/[.E1373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K</text:p>
          </table:table-cell>
          <table:table-cell office:value-type="string" calcext:value-type="string">
            <text:p>LM028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E1374]-[.D1374])/[.E1374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I</text:p>
          </table:table-cell>
          <table:table-cell office:value-type="string" calcext:value-type="string">
            <text:p>LM028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([.E1375]-[.D1375])/[.E1375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V</text:p>
          </table:table-cell>
          <table:table-cell office:value-type="string" calcext:value-type="string">
            <text:p>LM02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.44" calcext:value-type="float">
            <text:p>19.44</text:p>
          </table:table-cell>
          <table:table-cell table:formula="of:=([.E1376]-[.D1376])/[.E1376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T</text:p>
          </table:table-cell>
          <table:table-cell office:value-type="string" calcext:value-type="string">
            <text:p>LM029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E1377]-[.D1377])/[.E1377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LM029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E1378]-[.D1378])/[.E1378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</text:p>
          </table:table-cell>
          <table:table-cell office:value-type="string" calcext:value-type="string">
            <text:p>LM029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.94" calcext:value-type="float">
            <text:p>16.94</text:p>
          </table:table-cell>
          <table:table-cell table:formula="of:=([.E1379]-[.D1379])/[.E1379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</text:p>
          </table:table-cell>
          <table:table-cell office:value-type="string" calcext:value-type="string">
            <text:p>LM029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E1380]-[.D1380])/[.E1380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LM02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.12" calcext:value-type="float">
            <text:p>17.12</text:p>
          </table:table-cell>
          <table:table-cell table:formula="of:=([.E1381]-[.D1381])/[.E1381]*100" office:value-type="float" office:value="100" calcext:value-type="float">
            <text:p>100</text:p>
          </table:table-cell>
          <table:table-cell/>
          <table:table-cell office:value-type="string" calcext:value-type="string">
            <text:p>Expe005_2b</text:p>
          </table:table-cell>
          <table:table-cell office:value-type="string" calcext:value-type="string">
            <text:p>E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9:23:10.233648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6:32:13.910247909</dc:date>
    <meta:editing-duration>PT9H9M10S</meta:editing-duration>
    <meta:editing-cycles>98</meta:editing-cycles>
    <meta:generator>LibreOffice/5.2.7.2$Linux_X86_64 LibreOffice_project/20m0$Build-2</meta:generator>
    <meta:document-statistic meta:table-count="1" meta:cell-count="10959" meta:object-count="0"/>
  </office:meta>
</office:document-meta>
</file>